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automatic-styles>
    <style:style style:name="P1" style:family="paragraph" style:parent-style-name="Horizontal_20_Line">
      <style:paragraph-properties fo:margin-left="0in" fo:margin-right="0in" fo:margin-top="0in" fo:margin-bottom="0in" style:contextual-spacing="false" fo:line-height="150%"/>
      <style:text-properties fo:color="#000000" loext:opacity="100%" fo:background-color="transparent"/>
    </style:style>
    <style:style style:name="P2" style:family="paragraph" style:parent-style-name="Horizontal_20_Line">
      <style:paragraph-properties fo:margin-left="0in" fo:margin-right="0in" fo:margin-top="0in" fo:margin-bottom="0in" style:contextual-spacing="false" fo:line-height="150%" fo:text-indent="0in" style:auto-text-indent="false"/>
      <style:text-properties fo:color="#000000" loext:opacity="100%" fo:background-color="transparent"/>
    </style:style>
    <style:style style:name="P3" style:family="paragraph" style:parent-style-name="Heading_20_1">
      <style:paragraph-properties fo:margin-left="0in" fo:margin-right="0in" fo:margin-top="0in" fo:margin-bottom="0.0835in" style:contextual-spacing="false" fo:line-height="133%" fo:text-indent="0in" style:auto-text-indent="false" fo:padding="0.0193in" fo:border="0.06pt solid #ffffff"/>
      <style:text-properties fo:font-variant="normal" fo:text-transform="none" fo:color="#000000" loext:opacity="100%" style:font-name="ui-sans-serif" fo:font-size="18pt" fo:letter-spacing="normal" fo:font-style="normal" fo:font-weight="bold" fo:background-color="transparent" loext:padding="0.0193in" loext:border="0.06pt solid #ffffff"/>
    </style:style>
    <style:style style:name="P4" style:family="paragraph" style:parent-style-name="Heading_20_2">
      <style:paragraph-properties fo:margin-left="0in" fo:margin-right="0in" fo:margin-top="0.1665in" fo:margin-bottom="0.0417in" style:contextual-spacing="false" fo:line-height="14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5" style:family="paragraph" style:parent-style-name="Heading_20_2">
      <style:paragraph-properties fo:margin-left="0in" fo:margin-right="0in" fo:margin-top="0.1665in" fo:margin-bottom="0.0417in" style:contextual-spacing="false" fo:line-height="14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 style:family="paragraph" style:parent-style-name="Heading_20_2">
      <style:paragraph-properties fo:margin-left="0in" fo:margin-right="0in" fo:margin-top="0.1665in" fo:margin-bottom="0.0417in" style:contextual-spacing="false" fo:line-height="140%" fo:text-indent="0in" style:auto-text-indent="false" fo:padding="0.0193in" fo:border="0.06pt solid #ffffff"/>
      <style:text-properties fo:font-variant="normal" fo:text-transform="none" fo:color="#000000" loext:opacity="100%" style:font-name="ui-sans-serif" fo:font-size="15pt" fo:letter-spacing="normal" fo:font-style="normal" fo:font-weight="bold" fo:background-color="transparent" loext:padding="0.0193in" loext:border="0.06pt solid #ffffff"/>
    </style:style>
    <style:style style:name="P7" style:family="paragraph" style:parent-style-name="Heading_20_2">
      <style:paragraph-properties fo:margin-left="0in" fo:margin-right="0in" fo:margin-top="0in" fo:margin-bottom="0.0417in" style:contextual-spacing="false" fo:line-height="140%" fo:text-indent="0in" style:auto-text-indent="false" fo:padding="0.0193in" fo:border="0.06pt solid #ffffff"/>
      <style:text-properties fo:font-variant="normal" fo:text-transform="none" fo:color="#000000" loext:opacity="100%" style:font-name="ui-sans-serif" fo:font-size="15pt" fo:letter-spacing="normal" fo:font-style="normal" fo:font-weight="bold" fo:background-color="transparent" loext:padding="0.0193in" loext:border="0.06pt solid #ffffff"/>
    </style:style>
    <style:style style:name="P8" style:family="paragraph" style:parent-style-name="Heading_20_2">
      <style:paragraph-properties fo:margin-left="0in" fo:margin-right="0in" fo:margin-top="0in" fo:margin-bottom="0.0417in" style:contextual-spacing="false" fo:line-height="140%" fo:text-indent="0in" style:auto-text-indent="false" fo:padding="0.0193in" fo:border="0.06pt solid #ffffff"/>
      <style:text-properties fo:font-variant="normal" fo:text-transform="none" fo:color="#000000" loext:opacity="100%" style:font-name="ui-sans-serif" fo:font-size="15pt" fo:letter-spacing="normal" fo:font-style="normal" fo:font-weight="bold" officeooo:paragraph-rsid="002bb696" fo:background-color="transparent" loext:padding="0.0193in" loext:border="0.06pt solid #ffffff"/>
    </style:style>
    <style:style style:name="P9" style:family="paragraph" style:parent-style-name="Heading_20_2">
      <style:paragraph-properties fo:margin-left="0in" fo:margin-right="0in" fo:margin-top="0in" fo:margin-bottom="0in" style:contextual-spacing="false" fo:line-height="140%" fo:text-indent="0in" style:auto-text-indent="false" fo:padding="0.0193in" fo:border="0.06pt solid #ffffff"/>
    </style:style>
    <style:style style:name="P10" style:family="paragraph" style:parent-style-name="Heading_20_2">
      <style:paragraph-properties fo:margin-left="0in" fo:margin-right="0in" fo:margin-top="0.1665in" fo:margin-bottom="0.0417in" style:contextual-spacing="false" fo:line-height="140%" fo:text-indent="0in" style:auto-text-indent="false" fo:padding="0.0193in" fo:border="0.06pt solid #ffffff"/>
    </style:style>
    <style:style style:name="P11" style:family="paragraph" style:parent-style-name="Heading_20_2">
      <style:paragraph-properties fo:margin-left="0in" fo:margin-right="0in" fo:margin-top="0in" fo:margin-bottom="0.0417in" style:contextual-spacing="false" fo:line-height="140%" fo:text-indent="0in" style:auto-text-indent="false" fo:padding="0.0193in" fo:border="0.06pt solid #ffffff"/>
    </style:style>
    <style:style style:name="P12" style:family="paragraph" style:parent-style-name="Heading_20_3">
      <style:paragraph-properties fo:margin-left="0in" fo:margin-right="0in" fo:margin-top="0.1665in" fo:margin-bottom="0.0417in" style:contextual-spacing="false" fo:line-height="155%" fo:text-indent="0in" style:auto-text-indent="false" fo:padding="0.0193in" fo:border="0.06pt solid #ffffff"/>
      <style:text-properties fo:font-variant="normal" fo:text-transform="none" fo:color="#000000" loext:opacity="100%" style:font-name="ui-sans-serif" fo:font-size="13.5pt" fo:letter-spacing="normal" fo:font-style="normal" fo:font-weight="bold" fo:background-color="transparent" loext:padding="0.0193in" loext:border="0.06pt solid #ffffff"/>
    </style:style>
    <style:style style:name="P13" style:family="paragraph" style:parent-style-name="Heading_20_3">
      <style:paragraph-properties fo:margin-left="0in" fo:margin-right="0in" fo:margin-top="0.1665in" fo:margin-bottom="0.0417in" style:contextual-spacing="false" fo:line-height="155%"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14" style:family="paragraph" style:parent-style-name="Heading_20_3">
      <style:paragraph-properties fo:margin-left="0in" fo:margin-right="0in" fo:margin-top="0in" fo:margin-bottom="0in" style:contextual-spacing="false" fo:line-height="155%" fo:text-indent="0in" style:auto-text-indent="false" fo:padding="0.0193in" fo:border="0.06pt solid #ffffff"/>
    </style:style>
    <style:style style:name="P15" style:family="paragraph" style:parent-style-name="Heading_20_4">
      <style:paragraph-properties fo:margin-left="0in" fo:margin-right="0in" fo:margin-top="0.1665in" fo:margin-bottom="0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bold" fo:background-color="transparent" loext:padding="0.0193in" loext:border="0.06pt solid #ffffff"/>
    </style:style>
    <style:style style:name="P16"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fo:letter-spacing="normal" fo:background-color="transparent" loext:padding-left="0.2083in" loext:padding-right="0.2083in" loext:padding-top="0.0193in" loext:padding-bottom="0.1252in" loext:border="0.06pt solid #ffffff"/>
    </style:style>
    <style:style style:name="P17"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fo:letter-spacing="normal" fo:background-color="transparent" loext:padding="0.0193in" loext:border="0.06pt solid #ffffff"/>
    </style:style>
    <style:style style:name="P18"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style:font-name="ui-monospace" fo:font-size="12pt" fo:letter-spacing="normal" fo:font-style="normal" fo:font-weight="normal" fo:background-color="transparent" loext:padding-left="0.2083in" loext:padding-right="0.2083in" loext:padding-top="0.0193in" loext:padding-bottom="0.1252in" loext:border="0.06pt solid #ffffff"/>
    </style:style>
    <style:style style:name="P19"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style:font-name="ui-monospace" fo:font-size="12pt" fo:letter-spacing="normal" fo:font-style="normal" fo:font-weight="normal" fo:background-color="transparent" loext:padding="0.0193in" loext:border="0.06pt solid #ffffff"/>
    </style:style>
    <style:style style:name="P20"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style:font-name="ui-monospace" fo:font-size="12pt" fo:letter-spacing="normal" fo:font-style="normal" fo:font-weight="normal" officeooo:paragraph-rsid="0024dfc1" fo:background-color="transparent" loext:padding="0.0193in" loext:border="0.06pt solid #ffffff"/>
    </style:style>
    <style:style style:name="P21" style:family="paragraph" style:parent-style-name="Preformatted_20_Text">
      <style:paragraph-properties fo:margin-left="0in" fo:margin-right="0in" fo:margin-top="0in" fo:margin-bottom="0in" style:contextual-spacing="false" style:line-height-at-least="0.2083in" fo:text-indent="0in" style:auto-text-indent="false"/>
      <style:text-properties fo:font-variant="normal" fo:text-transform="none" fo:color="#000000" loext:opacity="100%" style:font-name="ui-monospace" fo:font-size="12pt" fo:letter-spacing="normal" fo:font-style="normal" fo:font-weight="normal" fo:background-color="transparent" style:font-name-asian="ui-monospace" style:font-size-asian="12pt" style:font-style-asian="normal" style:font-weight-asian="normal" style:font-name-complex="ui-monospace" style:font-size-complex="12pt" style:font-style-complex="normal" style:font-weight-complex="normal" loext:padding="0.0193in" loext:border="0.06pt solid #ffffff"/>
    </style:style>
    <style:style style:name="P22" style:family="paragraph" style:parent-style-name="Preformatted_20_Text">
      <style:paragraph-properties fo:margin-left="0in" fo:margin-right="0in" fo:margin-top="0in" fo:margin-bottom="0in" style:contextual-spacing="false" style:line-height-at-least="0.2083in" fo:text-indent="0in" style:auto-text-indent="false"/>
      <style:text-properties fo:color="#000000" loext:opacity="100%" style:font-name="ui-monospace" fo:background-color="transparent" loext:padding-left="0.2083in" loext:padding-right="0.2083in" loext:padding-top="0.0193in" loext:padding-bottom="0.1252in" loext:border="0.06pt solid #ffffff"/>
    </style:style>
    <style:style style:name="P23" style:family="paragraph" style:parent-style-name="Preformatted_20_Text">
      <style:paragraph-properties fo:margin-left="0in" fo:margin-right="0in" fo:margin-top="0in" fo:margin-bottom="0in" style:contextual-spacing="false" style:line-height-at-least="0.2083in" fo:text-indent="0in" style:auto-text-indent="false"/>
      <style:text-properties fo:color="#000000" loext:opacity="100%" style:font-name="ui-monospace" fo:background-color="transparent" loext:padding="0.0193in" loext:border="0.06pt solid #ffffff"/>
    </style:style>
    <style:style style:name="P24" style:family="paragraph" style:parent-style-name="Preformatted_20_Text">
      <style:paragraph-properties fo:margin-left="0in" fo:margin-right="0in" fo:margin-top="0in" fo:margin-bottom="0in" style:contextual-spacing="false" style:line-height-at-least="0.2083in" fo:text-indent="0in" style:auto-text-indent="false"/>
      <style:text-properties fo:color="#000000" loext:opacity="100%" style:font-name="ui-monospace" officeooo:paragraph-rsid="0024dfc1" fo:background-color="transparent" loext:padding="0.0193in" loext:border="0.06pt solid #ffffff"/>
    </style:style>
    <style:style style:name="P25" style:family="paragraph" style:parent-style-name="Quotations">
      <style:paragraph-properties fo:margin-left="0in" fo:margin-right="0in" fo:margin-top="0in" fo:margin-bottom="0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bold" fo:background-color="transparent" loext:padding="0.0193in" loext:border="0.06pt solid #ffffff"/>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 style:family="paragraph" style:parent-style-name="Text_20_body">
      <style:paragraph-properties fo:margin-left="0in" fo:margin-right="0in" fo:margin-top="0in" fo:margin-bottom="0.1665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 style:family="paragraph" style:parent-style-name="Text_20_body">
      <style:paragraph-properties fo:margin-left="0in" fo:margin-right="0in" fo:margin-top="0in" fo:margin-bottom="0in" style:contextual-spacing="false" fo:line-height="150%" fo:text-indent="0in" style:auto-text-indent="false"/>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0" style:family="paragraph" style:parent-style-name="Text_20_body">
      <style:paragraph-properties fo:margin-left="0.0417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1" style:family="paragraph" style:parent-style-name="Text_20_body">
      <style:paragraph-properties fo:margin-left="0.0417in" fo:margin-right="0in" fo:margin-top="0in" fo:margin-bottom="0.1665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2" style:family="paragraph" style:parent-style-name="Text_20_body" style:list-style-name="L10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3" style:family="paragraph" style:parent-style-name="Text_20_body" style:list-style-name="L11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4" style:family="paragraph" style:parent-style-name="Text_20_body" style:list-style-name="L12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5" style:family="paragraph" style:parent-style-name="Text_20_body" style:list-style-name="L12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6" style:family="paragraph" style:parent-style-name="Text_20_body" style:list-style-name="L12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7" style:family="paragraph" style:parent-style-name="Text_20_body" style:list-style-name="L12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8" style:family="paragraph" style:parent-style-name="Text_20_body" style:list-style-name="L12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39" style:family="paragraph" style:parent-style-name="Text_20_body" style:list-style-name="L12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0" style:family="paragraph" style:parent-style-name="Text_20_body" style:list-style-name="L13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1" style:family="paragraph" style:parent-style-name="Text_20_body" style:list-style-name="L13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2" style:family="paragraph" style:parent-style-name="Text_20_body" style:list-style-name="L13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3" style:family="paragraph" style:parent-style-name="Text_20_body" style:list-style-name="L13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4" style:family="paragraph" style:parent-style-name="Text_20_body" style:list-style-name="L13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5" style:family="paragraph" style:parent-style-name="Text_20_body" style:list-style-name="L13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6" style:family="paragraph" style:parent-style-name="Text_20_body" style:list-style-name="L13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7" style:family="paragraph" style:parent-style-name="Text_20_body" style:list-style-name="L13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bb696" fo:background-color="transparent" loext:padding="0.0193in" loext:border="0.06pt solid #ffffff"/>
    </style:style>
    <style:style style:name="P48" style:family="paragraph" style:parent-style-name="Text_20_body" style:list-style-name="L14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49" style:family="paragraph" style:parent-style-name="Text_20_body" style:list-style-name="L14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0" style:family="paragraph" style:parent-style-name="Text_20_body" style:list-style-name="L14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1" style:family="paragraph" style:parent-style-name="Text_20_body" style:list-style-name="L14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2" style:family="paragraph" style:parent-style-name="Text_20_body" style:list-style-name="L14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3" style:family="paragraph" style:parent-style-name="Text_20_body" style:list-style-name="L14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4" style:family="paragraph" style:parent-style-name="Text_20_body" style:list-style-name="L15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5" style:family="paragraph" style:parent-style-name="Text_20_body" style:list-style-name="L15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6" style:family="paragraph" style:parent-style-name="Text_20_body" style:list-style-name="L15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7" style:family="paragraph" style:parent-style-name="Text_20_body" style:list-style-name="L16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8" style:family="paragraph" style:parent-style-name="Text_20_body" style:list-style-name="L16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59" style:family="paragraph" style:parent-style-name="Text_20_body" style:list-style-name="L16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0" style:family="paragraph" style:parent-style-name="Text_20_body" style:list-style-name="L16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1" style:family="paragraph" style:parent-style-name="Text_20_body" style:list-style-name="L17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2" style:family="paragraph" style:parent-style-name="Text_20_body" style:list-style-name="L17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3" style:family="paragraph" style:parent-style-name="Text_20_body" style:list-style-name="L17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4" style:family="paragraph" style:parent-style-name="Text_20_body" style:list-style-name="L17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5" style:family="paragraph" style:parent-style-name="Text_20_body" style:list-style-name="L17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6" style:family="paragraph" style:parent-style-name="Text_20_body" style:list-style-name="L17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7" style:family="paragraph" style:parent-style-name="Text_20_body" style:list-style-name="L18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8" style:family="paragraph" style:parent-style-name="Text_20_body" style:list-style-name="L18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69" style:family="paragraph" style:parent-style-name="Text_20_body" style:list-style-name="L18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0" style:family="paragraph" style:parent-style-name="Text_20_body" style:list-style-name="L18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1" style:family="paragraph" style:parent-style-name="Text_20_body" style:list-style-name="L18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2" style:family="paragraph" style:parent-style-name="Text_20_body" style:list-style-name="L19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3" style:family="paragraph" style:parent-style-name="Text_20_body" style:list-style-name="L19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4" style:family="paragraph" style:parent-style-name="Text_20_body" style:list-style-name="L19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5" style:family="paragraph" style:parent-style-name="Text_20_body" style:list-style-name="L19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6" style:family="paragraph" style:parent-style-name="Text_20_body" style:list-style-name="L19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7" style:family="paragraph" style:parent-style-name="Text_20_body" style:list-style-name="L19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8" style:family="paragraph" style:parent-style-name="Text_20_body" style:list-style-name="L19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79" style:family="paragraph" style:parent-style-name="Text_20_body" style:list-style-name="L19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0" style:family="paragraph" style:parent-style-name="Text_20_body" style:list-style-name="L20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1" style:family="paragraph" style:parent-style-name="Text_20_body" style:list-style-name="L20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2" style:family="paragraph" style:parent-style-name="Text_20_body" style:list-style-name="L20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3" style:family="paragraph" style:parent-style-name="Text_20_body" style:list-style-name="L20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4" style:family="paragraph" style:parent-style-name="Text_20_body" style:list-style-name="L20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5" style:family="paragraph" style:parent-style-name="Text_20_body" style:list-style-name="L21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6" style:family="paragraph" style:parent-style-name="Text_20_body" style:list-style-name="L21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7" style:family="paragraph" style:parent-style-name="Text_20_body" style:list-style-name="L21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8" style:family="paragraph" style:parent-style-name="Text_20_body" style:list-style-name="L22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89" style:family="paragraph" style:parent-style-name="Text_20_body" style:list-style-name="L22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0" style:family="paragraph" style:parent-style-name="Text_20_body" style:list-style-name="L22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1" style:family="paragraph" style:parent-style-name="Text_20_body" style:list-style-name="L23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2" style:family="paragraph" style:parent-style-name="Text_20_body" style:list-style-name="L24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3" style:family="paragraph" style:parent-style-name="Text_20_body" style:list-style-name="L24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4" style:family="paragraph" style:parent-style-name="Text_20_body" style:list-style-name="L24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5" style:family="paragraph" style:parent-style-name="Text_20_body" style:list-style-name="L24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6" style:family="paragraph" style:parent-style-name="Text_20_body" style:list-style-name="L25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7" style:family="paragraph" style:parent-style-name="Text_20_body" style:list-style-name="L25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8" style:family="paragraph" style:parent-style-name="Text_20_body" style:list-style-name="L25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99" style:family="paragraph" style:parent-style-name="Text_20_body" style:list-style-name="L25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0" style:family="paragraph" style:parent-style-name="Text_20_body" style:list-style-name="L25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1" style:family="paragraph" style:parent-style-name="Text_20_body" style:list-style-name="L25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2" style:family="paragraph" style:parent-style-name="Text_20_body" style:list-style-name="L26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3" style:family="paragraph" style:parent-style-name="Text_20_body" style:list-style-name="L26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4" style:family="paragraph" style:parent-style-name="Text_20_body" style:list-style-name="L26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5" style:family="paragraph" style:parent-style-name="Text_20_body" style:list-style-name="L26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6" style:family="paragraph" style:parent-style-name="Text_20_body" style:list-style-name="L26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7" style:family="paragraph" style:parent-style-name="Text_20_body" style:list-style-name="L27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8" style:family="paragraph" style:parent-style-name="Text_20_body" style:list-style-name="L27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09" style:family="paragraph" style:parent-style-name="Text_20_body" style:list-style-name="L27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0" style:family="paragraph" style:parent-style-name="Text_20_body" style:list-style-name="L27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1" style:family="paragraph" style:parent-style-name="Text_20_body" style:list-style-name="L27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2" style:family="paragraph" style:parent-style-name="Text_20_body" style:list-style-name="L27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3" style:family="paragraph" style:parent-style-name="Text_20_body" style:list-style-name="L27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4" style:family="paragraph" style:parent-style-name="Text_20_body" style:list-style-name="L28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5" style:family="paragraph" style:parent-style-name="Text_20_body" style:list-style-name="L28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6" style:family="paragraph" style:parent-style-name="Text_20_body" style:list-style-name="L28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7" style:family="paragraph" style:parent-style-name="Text_20_body" style:list-style-name="L28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8" style:family="paragraph" style:parent-style-name="Text_20_body" style:list-style-name="L28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19" style:family="paragraph" style:parent-style-name="Text_20_body" style:list-style-name="L28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0" style:family="paragraph" style:parent-style-name="Text_20_body" style:list-style-name="L28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1" style:family="paragraph" style:parent-style-name="Text_20_body" style:list-style-name="L28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2" style:family="paragraph" style:parent-style-name="Text_20_body" style:list-style-name="L29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3" style:family="paragraph" style:parent-style-name="Text_20_body" style:list-style-name="L29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4" style:family="paragraph" style:parent-style-name="Text_20_body" style:list-style-name="L29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5" style:family="paragraph" style:parent-style-name="Text_20_body" style:list-style-name="L29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6" style:family="paragraph" style:parent-style-name="Text_20_body" style:list-style-name="L30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7" style:family="paragraph" style:parent-style-name="Text_20_body" style:list-style-name="L30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8" style:family="paragraph" style:parent-style-name="Text_20_body" style:list-style-name="L30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29" style:family="paragraph" style:parent-style-name="Text_20_body" style:list-style-name="L30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0" style:family="paragraph" style:parent-style-name="Text_20_body" style:list-style-name="L30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1" style:family="paragraph" style:parent-style-name="Text_20_body" style:list-style-name="L30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2" style:family="paragraph" style:parent-style-name="Text_20_body" style:list-style-name="L30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3" style:family="paragraph" style:parent-style-name="Text_20_body" style:list-style-name="L30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4" style:family="paragraph" style:parent-style-name="Text_20_body" style:list-style-name="L31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5" style:family="paragraph" style:parent-style-name="Text_20_body" style:list-style-name="L31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6" style:family="paragraph" style:parent-style-name="Text_20_body" style:list-style-name="L31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7" style:family="paragraph" style:parent-style-name="Text_20_body" style:list-style-name="L31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8" style:family="paragraph" style:parent-style-name="Text_20_body" style:list-style-name="L31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39" style:family="paragraph" style:parent-style-name="Text_20_body" style:list-style-name="L32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0" style:family="paragraph" style:parent-style-name="Text_20_body" style:list-style-name="L32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1" style:family="paragraph" style:parent-style-name="Text_20_body" style:list-style-name="L32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2" style:family="paragraph" style:parent-style-name="Text_20_body" style:list-style-name="L32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3" style:family="paragraph" style:parent-style-name="Text_20_body" style:list-style-name="L32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4" style:family="paragraph" style:parent-style-name="Text_20_body" style:list-style-name="L32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5" style:family="paragraph" style:parent-style-name="Text_20_body" style:list-style-name="L33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6" style:family="paragraph" style:parent-style-name="Text_20_body" style:list-style-name="L33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7" style:family="paragraph" style:parent-style-name="Text_20_body" style:list-style-name="L33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8" style:family="paragraph" style:parent-style-name="Text_20_body" style:list-style-name="L33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49" style:family="paragraph" style:parent-style-name="Text_20_body" style:list-style-name="L33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0" style:family="paragraph" style:parent-style-name="Text_20_body" style:list-style-name="L33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1" style:family="paragraph" style:parent-style-name="Text_20_body" style:list-style-name="L33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2" style:family="paragraph" style:parent-style-name="Text_20_body" style:list-style-name="L33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3" style:family="paragraph" style:parent-style-name="Text_20_body" style:list-style-name="L34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4" style:family="paragraph" style:parent-style-name="Text_20_body" style:list-style-name="L34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5" style:family="paragraph" style:parent-style-name="Text_20_body" style:list-style-name="L34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6" style:family="paragraph" style:parent-style-name="Text_20_body" style:list-style-name="L34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7" style:family="paragraph" style:parent-style-name="Text_20_body" style:list-style-name="L35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8" style:family="paragraph" style:parent-style-name="Text_20_body" style:list-style-name="L35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59" style:family="paragraph" style:parent-style-name="Text_20_body" style:list-style-name="L35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0" style:family="paragraph" style:parent-style-name="Text_20_body" style:list-style-name="L35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1" style:family="paragraph" style:parent-style-name="Text_20_body" style:list-style-name="L35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2" style:family="paragraph" style:parent-style-name="Text_20_body" style:list-style-name="L36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3" style:family="paragraph" style:parent-style-name="Text_20_body" style:list-style-name="L36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4" style:family="paragraph" style:parent-style-name="Text_20_body" style:list-style-name="L36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5" style:family="paragraph" style:parent-style-name="Text_20_body" style:list-style-name="L36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6" style:family="paragraph" style:parent-style-name="Text_20_body" style:list-style-name="L36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7" style:family="paragraph" style:parent-style-name="Text_20_body" style:list-style-name="L37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8" style:family="paragraph" style:parent-style-name="Text_20_body" style:list-style-name="L37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69" style:family="paragraph" style:parent-style-name="Text_20_body" style:list-style-name="L37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0" style:family="paragraph" style:parent-style-name="Text_20_body" style:list-style-name="L38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1" style:family="paragraph" style:parent-style-name="Text_20_body" style:list-style-name="L38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2" style:family="paragraph" style:parent-style-name="Text_20_body" style:list-style-name="L38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3" style:family="paragraph" style:parent-style-name="Text_20_body" style:list-style-name="L38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4" style:family="paragraph" style:parent-style-name="Text_20_body" style:list-style-name="L38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5" style:family="paragraph" style:parent-style-name="Text_20_body" style:list-style-name="L38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6" style:family="paragraph" style:parent-style-name="Text_20_body" style:list-style-name="L38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7" style:family="paragraph" style:parent-style-name="Text_20_body" style:list-style-name="L38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8" style:family="paragraph" style:parent-style-name="Text_20_body" style:list-style-name="L39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79" style:family="paragraph" style:parent-style-name="Text_20_body" style:list-style-name="L39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0" style:family="paragraph" style:parent-style-name="Text_20_body" style:list-style-name="L39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1" style:family="paragraph" style:parent-style-name="Text_20_body" style:list-style-name="L39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2" style:family="paragraph" style:parent-style-name="Text_20_body" style:list-style-name="L40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3" style:family="paragraph" style:parent-style-name="Text_20_body" style:list-style-name="L40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4" style:family="paragraph" style:parent-style-name="Text_20_body" style:list-style-name="L40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5" style:family="paragraph" style:parent-style-name="Text_20_body" style:list-style-name="L40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6" style:family="paragraph" style:parent-style-name="Text_20_body" style:list-style-name="L40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7" style:family="paragraph" style:parent-style-name="Text_20_body" style:list-style-name="L40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8" style:family="paragraph" style:parent-style-name="Text_20_body" style:list-style-name="L41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89" style:family="paragraph" style:parent-style-name="Text_20_body" style:list-style-name="L41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0" style:family="paragraph" style:parent-style-name="Text_20_body" style:list-style-name="L41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1" style:family="paragraph" style:parent-style-name="Text_20_body" style:list-style-name="L41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2" style:family="paragraph" style:parent-style-name="Text_20_body" style:list-style-name="L41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3" style:family="paragraph" style:parent-style-name="Text_20_body" style:list-style-name="L42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4" style:family="paragraph" style:parent-style-name="Text_20_body" style:list-style-name="L42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5" style:family="paragraph" style:parent-style-name="Text_20_body" style:list-style-name="L42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6" style:family="paragraph" style:parent-style-name="Text_20_body" style:list-style-name="L42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7" style:family="paragraph" style:parent-style-name="Text_20_body" style:list-style-name="L42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8" style:family="paragraph" style:parent-style-name="Text_20_body" style:list-style-name="L42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199" style:family="paragraph" style:parent-style-name="Text_20_body" style:list-style-name="L42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0" style:family="paragraph" style:parent-style-name="Text_20_body" style:list-style-name="L43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1" style:family="paragraph" style:parent-style-name="Text_20_body" style:list-style-name="L43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2" style:family="paragraph" style:parent-style-name="Text_20_body" style:list-style-name="L43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3" style:family="paragraph" style:parent-style-name="Text_20_body" style:list-style-name="L43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4" style:family="paragraph" style:parent-style-name="Text_20_body" style:list-style-name="L43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5" style:family="paragraph" style:parent-style-name="Text_20_body" style:list-style-name="L43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6" style:family="paragraph" style:parent-style-name="Text_20_body" style:list-style-name="L43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7" style:family="paragraph" style:parent-style-name="Text_20_body" style:list-style-name="L43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8" style:family="paragraph" style:parent-style-name="Text_20_body" style:list-style-name="L44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09" style:family="paragraph" style:parent-style-name="Text_20_body" style:list-style-name="L44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0" style:family="paragraph" style:parent-style-name="Text_20_body" style:list-style-name="L44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1" style:family="paragraph" style:parent-style-name="Text_20_body" style:list-style-name="L44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2" style:family="paragraph" style:parent-style-name="Text_20_body" style:list-style-name="L44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3" style:family="paragraph" style:parent-style-name="Text_20_body" style:list-style-name="L44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4" style:family="paragraph" style:parent-style-name="Text_20_body" style:list-style-name="L44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5" style:family="paragraph" style:parent-style-name="Text_20_body" style:list-style-name="L44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6" style:family="paragraph" style:parent-style-name="Text_20_body" style:list-style-name="L45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7" style:family="paragraph" style:parent-style-name="Text_20_body" style:list-style-name="L45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8" style:family="paragraph" style:parent-style-name="Text_20_body" style:list-style-name="L45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19" style:family="paragraph" style:parent-style-name="Text_20_body" style:list-style-name="L45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0" style:family="paragraph" style:parent-style-name="Text_20_body" style:list-style-name="L45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1" style:family="paragraph" style:parent-style-name="Text_20_body" style:list-style-name="L46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2" style:family="paragraph" style:parent-style-name="Text_20_body" style:list-style-name="L46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3" style:family="paragraph" style:parent-style-name="Text_20_body" style:list-style-name="L46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4" style:family="paragraph" style:parent-style-name="Text_20_body" style:list-style-name="L46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5" style:family="paragraph" style:parent-style-name="Text_20_body" style:list-style-name="L47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6" style:family="paragraph" style:parent-style-name="Text_20_body" style:list-style-name="L47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7" style:family="paragraph" style:parent-style-name="Text_20_body" style:list-style-name="L47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8" style:family="paragraph" style:parent-style-name="Text_20_body" style:list-style-name="L48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29" style:family="paragraph" style:parent-style-name="Text_20_body" style:list-style-name="L48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0" style:family="paragraph" style:parent-style-name="Text_20_body" style:list-style-name="L48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1" style:family="paragraph" style:parent-style-name="Text_20_body" style:list-style-name="L48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2" style:family="paragraph" style:parent-style-name="Text_20_body" style:list-style-name="L48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3" style:family="paragraph" style:parent-style-name="Text_20_body" style:list-style-name="L48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4" style:family="paragraph" style:parent-style-name="Text_20_body" style:list-style-name="L49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5" style:family="paragraph" style:parent-style-name="Text_20_body" style:list-style-name="L49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6" style:family="paragraph" style:parent-style-name="Text_20_body" style:list-style-name="L49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7" style:family="paragraph" style:parent-style-name="Text_20_body" style:list-style-name="L49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8" style:family="paragraph" style:parent-style-name="Text_20_body" style:list-style-name="L49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39" style:family="paragraph" style:parent-style-name="Text_20_body" style:list-style-name="L49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0" style:family="paragraph" style:parent-style-name="Text_20_body" style:list-style-name="L49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1" style:family="paragraph" style:parent-style-name="Text_20_body" style:list-style-name="L50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2" style:family="paragraph" style:parent-style-name="Text_20_body" style:list-style-name="L50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3" style:family="paragraph" style:parent-style-name="Text_20_body" style:list-style-name="L50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4" style:family="paragraph" style:parent-style-name="Text_20_body" style:list-style-name="L50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5" style:family="paragraph" style:parent-style-name="Text_20_body" style:list-style-name="L50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6" style:family="paragraph" style:parent-style-name="Text_20_body" style:list-style-name="L50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7" style:family="paragraph" style:parent-style-name="Text_20_body" style:list-style-name="L50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8" style:family="paragraph" style:parent-style-name="Text_20_body" style:list-style-name="L50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49" style:family="paragraph" style:parent-style-name="Text_20_body" style:list-style-name="L51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0" style:family="paragraph" style:parent-style-name="Text_20_body" style:list-style-name="L51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1" style:family="paragraph" style:parent-style-name="Text_20_body" style:list-style-name="L51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2" style:family="paragraph" style:parent-style-name="Text_20_body" style:list-style-name="L51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3" style:family="paragraph" style:parent-style-name="Text_20_body" style:list-style-name="L51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4" style:family="paragraph" style:parent-style-name="Text_20_body" style:list-style-name="L51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5" style:family="paragraph" style:parent-style-name="Text_20_body" style:list-style-name="L51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6" style:family="paragraph" style:parent-style-name="Text_20_body" style:list-style-name="L51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7" style:family="paragraph" style:parent-style-name="Text_20_body" style:list-style-name="L51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8" style:family="paragraph" style:parent-style-name="Text_20_body" style:list-style-name="L52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59" style:family="paragraph" style:parent-style-name="Text_20_body" style:list-style-name="L52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0" style:family="paragraph" style:parent-style-name="Text_20_body" style:list-style-name="L52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1" style:family="paragraph" style:parent-style-name="Text_20_body" style:list-style-name="L52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2" style:family="paragraph" style:parent-style-name="Text_20_body" style:list-style-name="L52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3" style:family="paragraph" style:parent-style-name="Text_20_body" style:list-style-name="L52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4" style:family="paragraph" style:parent-style-name="Text_20_body" style:list-style-name="L53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5" style:family="paragraph" style:parent-style-name="Text_20_body" style:list-style-name="L53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6" style:family="paragraph" style:parent-style-name="Text_20_body" style:list-style-name="L53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7" style:family="paragraph" style:parent-style-name="Text_20_body" style:list-style-name="L53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8" style:family="paragraph" style:parent-style-name="Text_20_body" style:list-style-name="L53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69" style:family="paragraph" style:parent-style-name="Text_20_body" style:list-style-name="L53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0" style:family="paragraph" style:parent-style-name="Text_20_body" style:list-style-name="L53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1" style:family="paragraph" style:parent-style-name="Text_20_body" style:list-style-name="L54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2" style:family="paragraph" style:parent-style-name="Text_20_body" style:list-style-name="L54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3" style:family="paragraph" style:parent-style-name="Text_20_body" style:list-style-name="L54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4" style:family="paragraph" style:parent-style-name="Text_20_body" style:list-style-name="L54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5" style:family="paragraph" style:parent-style-name="Text_20_body" style:list-style-name="L54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6" style:family="paragraph" style:parent-style-name="Text_20_body" style:list-style-name="L54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7" style:family="paragraph" style:parent-style-name="Text_20_body" style:list-style-name="L54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8" style:family="paragraph" style:parent-style-name="Text_20_body" style:list-style-name="L54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79" style:family="paragraph" style:parent-style-name="Text_20_body" style:list-style-name="L54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0" style:family="paragraph" style:parent-style-name="Text_20_body" style:list-style-name="L54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1" style:family="paragraph" style:parent-style-name="Text_20_body" style:list-style-name="L55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2" style:family="paragraph" style:parent-style-name="Text_20_body" style:list-style-name="L55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3" style:family="paragraph" style:parent-style-name="Text_20_body" style:list-style-name="L55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4" style:family="paragraph" style:parent-style-name="Text_20_body" style:list-style-name="L55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5" style:family="paragraph" style:parent-style-name="Text_20_body" style:list-style-name="L55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6" style:family="paragraph" style:parent-style-name="Text_20_body" style:list-style-name="L55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7" style:family="paragraph" style:parent-style-name="Text_20_body" style:list-style-name="L55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8" style:family="paragraph" style:parent-style-name="Text_20_body" style:list-style-name="L55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89" style:family="paragraph" style:parent-style-name="Text_20_body" style:list-style-name="L56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0" style:family="paragraph" style:parent-style-name="Text_20_body" style:list-style-name="L56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1" style:family="paragraph" style:parent-style-name="Text_20_body" style:list-style-name="L56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2" style:family="paragraph" style:parent-style-name="Text_20_body" style:list-style-name="L56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3" style:family="paragraph" style:parent-style-name="Text_20_body" style:list-style-name="L56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4" style:family="paragraph" style:parent-style-name="Text_20_body" style:list-style-name="L56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5" style:family="paragraph" style:parent-style-name="Text_20_body" style:list-style-name="L57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6" style:family="paragraph" style:parent-style-name="Text_20_body" style:list-style-name="L57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7" style:family="paragraph" style:parent-style-name="Text_20_body" style:list-style-name="L57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8" style:family="paragraph" style:parent-style-name="Text_20_body" style:list-style-name="L57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loext:padding="0.0193in" loext:border="0.06pt solid #ffffff"/>
    </style:style>
    <style:style style:name="P299" style:family="paragraph" style:parent-style-name="Text_20_body" style:list-style-name="L11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9b811" fo:background-color="transparent" loext:padding="0.0193in" loext:border="0.06pt solid #ffffff"/>
    </style:style>
    <style:style style:name="P300" style:family="paragraph" style:parent-style-name="Text_20_body" style:list-style-name="L57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bb696" fo:background-color="transparent" loext:padding="0.0193in" loext:border="0.06pt solid #ffffff"/>
    </style:style>
    <style:style style:name="P301" style:family="paragraph" style:parent-style-name="Text_20_body" style:list-style-name="L58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bb696" fo:background-color="transparent" loext:padding="0.0193in" loext:border="0.06pt solid #ffffff"/>
    </style:style>
    <style:style style:name="P302" style:family="paragraph" style:parent-style-name="Text_20_body">
      <style:paragraph-properties fo:margin-left="0in" fo:margin-right="0in" fo:margin-top="0in" fo:margin-bottom="0.1665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bb696" fo:background-color="transparent" loext:padding="0.0193in" loext:border="0.06pt solid #ffffff"/>
    </style:style>
    <style:style style:name="P303" style:family="paragraph" style:parent-style-name="Text_20_body">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bb696" fo:background-color="transparent" loext:padding="0.0193in" loext:border="0.06pt solid #ffffff"/>
    </style:style>
    <style:style style:name="P304" style:family="paragraph" style:parent-style-name="Text_20_body">
      <style:paragraph-properties fo:margin-left="0in" fo:margin-right="0in" fo:margin-top="0in" fo:margin-bottom="0.0083in" style:contextual-spacing="false" fo:line-height="115%" fo:text-indent="0in" style:auto-text-indent="false" fo:padding="0.0193in" fo:border="0.06pt solid #ffffff"/>
      <style:text-properties fo:font-variant="normal" fo:text-transform="none" fo:color="#000000" loext:opacity="100%" style:font-name="ui-sans-serif" fo:font-size="12pt" fo:letter-spacing="normal" fo:font-style="normal" fo:font-weight="normal" officeooo:paragraph-rsid="0024dfc1" fo:background-color="transparent" loext:padding="0.0193in" loext:border="0.06pt solid #ffffff"/>
    </style:style>
    <style:style style:name="P305" style:family="paragraph" style:parent-style-name="Text_20_body">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06" style:family="paragraph" style:parent-style-name="Text_20_body">
      <style:paragraph-properties fo:margin-left="0.0417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07" style:family="paragraph" style:parent-style-name="Text_20_body" style:list-style-name="L568">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08" style:family="paragraph" style:parent-style-name="Text_20_body" style:list-style-name="L569">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09" style:family="paragraph" style:parent-style-name="Text_20_body" style:list-style-name="L570">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10" style:family="paragraph" style:parent-style-name="Text_20_body" style:list-style-name="L57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style:font-name="ui-sans-serif" fo:font-size="12pt" fo:letter-spacing="normal" fo:font-style="normal" fo:font-weight="normal" fo:background-color="transparent"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P311" style:family="paragraph" style:parent-style-name="Text_20_body">
      <style:paragraph-properties fo:margin-left="0in" fo:margin-right="0in" fo:margin-top="0in" fo:margin-bottom="0in" style:contextual-spacing="false" fo:line-height="150%" fo:text-indent="0in" style:auto-text-indent="false"/>
      <style:text-properties fo:font-variant="normal" fo:text-transform="none" fo:color="#000000" loext:opacity="100%" style:font-name="ui-sans-serif" fo:font-size="10.5pt" fo:letter-spacing="normal" fo:font-style="normal" fo:font-weight="normal" fo:background-color="transparent" style:font-name-asian="ui-sans-serif" style:font-size-asian="10.5pt" style:font-style-asian="normal" style:font-weight-asian="normal" style:font-name-complex="ui-sans-serif" style:font-size-complex="10.5pt" style:font-style-complex="normal" style:font-weight-complex="normal" loext:padding="0.0193in" loext:border="0.06pt solid #ffffff"/>
    </style:style>
    <style:style style:name="P312" style:family="paragraph" style:parent-style-name="Text_20_body" style:list-style-name="L12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3" style:family="paragraph" style:parent-style-name="Text_20_body" style:list-style-name="L186">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4" style:family="paragraph" style:parent-style-name="Text_20_body" style:list-style-name="L27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5" style:family="paragraph" style:parent-style-name="Text_20_body" style:list-style-name="L333">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6" style:family="paragraph" style:parent-style-name="Text_20_body" style:list-style-name="L34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7" style:family="paragraph" style:parent-style-name="Text_20_body" style:list-style-name="L365">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8" style:family="paragraph" style:parent-style-name="Text_20_body" style:list-style-name="L36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19" style:family="paragraph" style:parent-style-name="Text_20_body" style:list-style-name="L41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0" style:family="paragraph" style:parent-style-name="Text_20_body" style:list-style-name="L42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1" style:family="paragraph" style:parent-style-name="Text_20_body" style:list-style-name="L434">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2" style:family="paragraph" style:parent-style-name="Text_20_body" style:list-style-name="L451">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3" style:family="paragraph" style:parent-style-name="Text_20_body" style:list-style-name="L452">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4" style:family="paragraph" style:parent-style-name="Text_20_body" style:list-style-name="L487">
      <style:paragraph-properties fo:margin-left="0in" fo:margin-right="0in" fo:margin-top="0in" fo:margin-bottom="0.0417in" style:contextual-spacing="false" fo:line-height="150%" fo:text-indent="0in" style:auto-text-indent="false" fo:padding="0.0193in" fo:border="0.06pt solid #ffffff"/>
      <style:text-properties fo:font-variant="normal" fo:text-transform="none" fo:color="#000000" loext:opacity="100%" fo:letter-spacing="normal" fo:background-color="transparent" loext:padding="0.0193in" loext:border="0.06pt solid #ffffff"/>
    </style:style>
    <style:style style:name="P325" style:family="paragraph" style:parent-style-name="Text_20_body">
      <style:paragraph-properties fo:margin-left="0in" fo:margin-right="0in" fo:margin-top="0in" fo:margin-bottom="0in" style:contextual-spacing="false" fo:line-height="142%" fo:text-indent="0in" style:auto-text-indent="false"/>
    </style:style>
    <style:style style:name="P326" style:family="paragraph" style:parent-style-name="Text_20_body" style:list-style-name="L102">
      <style:paragraph-properties fo:margin-left="0in" fo:margin-right="0in" fo:margin-top="0in" fo:margin-bottom="0in" style:contextual-spacing="false" fo:line-height="150%" fo:text-indent="0in" style:auto-text-indent="false" fo:padding="0.0193in" fo:border="0.06pt solid #ffffff"/>
    </style:style>
    <style:style style:name="P327" style:family="paragraph" style:parent-style-name="Text_20_body" style:list-style-name="L112">
      <style:paragraph-properties fo:margin-left="0in" fo:margin-right="0in" fo:margin-top="0in" fo:margin-bottom="0in" style:contextual-spacing="false" fo:line-height="150%" fo:text-indent="0in" style:auto-text-indent="false" fo:padding="0.0193in" fo:border="0.06pt solid #ffffff"/>
      <style:text-properties officeooo:paragraph-rsid="001e4fbf"/>
    </style:style>
    <style:style style:name="P328" style:family="paragraph" style:parent-style-name="Text_20_body" style:list-style-name="L114">
      <style:paragraph-properties fo:margin-left="0in" fo:margin-right="0in" fo:margin-top="0in" fo:margin-bottom="0in" style:contextual-spacing="false" fo:line-height="150%" fo:text-indent="0in" style:auto-text-indent="false" fo:padding="0.0193in" fo:border="0.06pt solid #ffffff"/>
    </style:style>
    <style:style style:name="P329" style:family="paragraph" style:parent-style-name="Text_20_body" style:list-style-name="L114">
      <style:paragraph-properties fo:margin-left="0in" fo:margin-right="0in" fo:margin-top="0in" fo:margin-bottom="0in" style:contextual-spacing="false" fo:line-height="150%" fo:text-indent="0in" style:auto-text-indent="false" fo:padding="0.0193in" fo:border="0.06pt solid #ffffff"/>
      <style:text-properties officeooo:paragraph-rsid="0027cc09"/>
    </style:style>
    <style:style style:name="P330" style:family="paragraph" style:parent-style-name="Text_20_body" style:list-style-name="L114">
      <style:paragraph-properties fo:margin-left="0in" fo:margin-right="0in" fo:margin-top="0in" fo:margin-bottom="0in" style:contextual-spacing="false" fo:line-height="150%" fo:text-indent="0in" style:auto-text-indent="false" fo:padding="0.0193in" fo:border="0.06pt solid #ffffff"/>
      <style:text-properties officeooo:paragraph-rsid="0029b811"/>
    </style:style>
    <style:style style:name="P331" style:family="paragraph" style:parent-style-name="Text_20_body" style:list-style-name="L118">
      <style:paragraph-properties fo:margin-left="0in" fo:margin-right="0in" fo:margin-top="0in" fo:margin-bottom="0in" style:contextual-spacing="false" fo:line-height="150%" fo:text-indent="0in" style:auto-text-indent="false" fo:padding="0.0193in" fo:border="0.06pt solid #ffffff"/>
    </style:style>
    <style:style style:name="P332" style:family="paragraph" style:parent-style-name="Text_20_body" style:list-style-name="L119">
      <style:paragraph-properties fo:margin-left="0in" fo:margin-right="0in" fo:margin-top="0in" fo:margin-bottom="0in" style:contextual-spacing="false" fo:line-height="150%" fo:text-indent="0in" style:auto-text-indent="false" fo:padding="0.0193in" fo:border="0.06pt solid #ffffff"/>
    </style:style>
    <style:style style:name="P333" style:family="paragraph" style:parent-style-name="Text_20_body" style:list-style-name="L121">
      <style:paragraph-properties fo:margin-left="0in" fo:margin-right="0in" fo:margin-top="0in" fo:margin-bottom="0in" style:contextual-spacing="false" fo:line-height="150%" fo:text-indent="0in" style:auto-text-indent="false" fo:padding="0.0193in" fo:border="0.06pt solid #ffffff"/>
    </style:style>
    <style:style style:name="P334" style:family="paragraph" style:parent-style-name="Text_20_body" style:list-style-name="L122">
      <style:paragraph-properties fo:margin-left="0in" fo:margin-right="0in" fo:margin-top="0in" fo:margin-bottom="0in" style:contextual-spacing="false" fo:line-height="150%" fo:text-indent="0in" style:auto-text-indent="false" fo:padding="0.0193in" fo:border="0.06pt solid #ffffff"/>
    </style:style>
    <style:style style:name="P335" style:family="paragraph" style:parent-style-name="Text_20_body" style:list-style-name="L123">
      <style:paragraph-properties fo:margin-left="0in" fo:margin-right="0in" fo:margin-top="0in" fo:margin-bottom="0in" style:contextual-spacing="false" fo:line-height="150%" fo:text-indent="0in" style:auto-text-indent="false" fo:padding="0.0193in" fo:border="0.06pt solid #ffffff"/>
    </style:style>
    <style:style style:name="P336" style:family="paragraph" style:parent-style-name="Text_20_body" style:list-style-name="L124">
      <style:paragraph-properties fo:margin-left="0in" fo:margin-right="0in" fo:margin-top="0in" fo:margin-bottom="0in" style:contextual-spacing="false" fo:line-height="150%" fo:text-indent="0in" style:auto-text-indent="false" fo:padding="0.0193in" fo:border="0.06pt solid #ffffff"/>
    </style:style>
    <style:style style:name="P337" style:family="paragraph" style:parent-style-name="Text_20_body" style:list-style-name="L125">
      <style:paragraph-properties fo:margin-left="0in" fo:margin-right="0in" fo:margin-top="0in" fo:margin-bottom="0in" style:contextual-spacing="false" fo:line-height="150%" fo:text-indent="0in" style:auto-text-indent="false" fo:padding="0.0193in" fo:border="0.06pt solid #ffffff"/>
    </style:style>
    <style:style style:name="P338" style:family="paragraph" style:parent-style-name="Text_20_body" style:list-style-name="L126">
      <style:paragraph-properties fo:margin-left="0in" fo:margin-right="0in" fo:margin-top="0in" fo:margin-bottom="0in" style:contextual-spacing="false" fo:line-height="150%" fo:text-indent="0in" style:auto-text-indent="false" fo:padding="0.0193in" fo:border="0.06pt solid #ffffff"/>
    </style:style>
    <style:style style:name="P339" style:family="paragraph" style:parent-style-name="Text_20_body" style:list-style-name="L127">
      <style:paragraph-properties fo:margin-left="0in" fo:margin-right="0in" fo:margin-top="0in" fo:margin-bottom="0in" style:contextual-spacing="false" fo:line-height="150%" fo:text-indent="0in" style:auto-text-indent="false" fo:padding="0.0193in" fo:border="0.06pt solid #ffffff"/>
    </style:style>
    <style:style style:name="P340" style:family="paragraph" style:parent-style-name="Text_20_body" style:list-style-name="L130">
      <style:paragraph-properties fo:margin-left="0in" fo:margin-right="0in" fo:margin-top="0in" fo:margin-bottom="0in" style:contextual-spacing="false" fo:line-height="150%" fo:text-indent="0in" style:auto-text-indent="false" fo:padding="0.0193in" fo:border="0.06pt solid #ffffff"/>
    </style:style>
    <style:style style:name="P341" style:family="paragraph" style:parent-style-name="Text_20_body" style:list-style-name="L131">
      <style:paragraph-properties fo:margin-left="0in" fo:margin-right="0in" fo:margin-top="0in" fo:margin-bottom="0in" style:contextual-spacing="false" fo:line-height="150%" fo:text-indent="0in" style:auto-text-indent="false" fo:padding="0.0193in" fo:border="0.06pt solid #ffffff"/>
    </style:style>
    <style:style style:name="P342" style:family="paragraph" style:parent-style-name="Text_20_body" style:list-style-name="L132">
      <style:paragraph-properties fo:margin-left="0in" fo:margin-right="0in" fo:margin-top="0in" fo:margin-bottom="0in" style:contextual-spacing="false" fo:line-height="150%" fo:text-indent="0in" style:auto-text-indent="false" fo:padding="0.0193in" fo:border="0.06pt solid #ffffff"/>
    </style:style>
    <style:style style:name="P343" style:family="paragraph" style:parent-style-name="Text_20_body" style:list-style-name="L133">
      <style:paragraph-properties fo:margin-left="0in" fo:margin-right="0in" fo:margin-top="0in" fo:margin-bottom="0in" style:contextual-spacing="false" fo:line-height="150%" fo:text-indent="0in" style:auto-text-indent="false" fo:padding="0.0193in" fo:border="0.06pt solid #ffffff"/>
    </style:style>
    <style:style style:name="P344" style:family="paragraph" style:parent-style-name="Text_20_body" style:list-style-name="L134">
      <style:paragraph-properties fo:margin-left="0in" fo:margin-right="0in" fo:margin-top="0in" fo:margin-bottom="0in" style:contextual-spacing="false" fo:line-height="150%" fo:text-indent="0in" style:auto-text-indent="false" fo:padding="0.0193in" fo:border="0.06pt solid #ffffff"/>
    </style:style>
    <style:style style:name="P345" style:family="paragraph" style:parent-style-name="Text_20_body" style:list-style-name="L137">
      <style:paragraph-properties fo:margin-left="0in" fo:margin-right="0in" fo:margin-top="0in" fo:margin-bottom="0in" style:contextual-spacing="false" fo:line-height="150%" fo:text-indent="0in" style:auto-text-indent="false" fo:padding="0.0193in" fo:border="0.06pt solid #ffffff"/>
    </style:style>
    <style:style style:name="P346" style:family="paragraph" style:parent-style-name="Text_20_body" style:list-style-name="L139">
      <style:paragraph-properties fo:margin-left="0in" fo:margin-right="0in" fo:margin-top="0in" fo:margin-bottom="0in" style:contextual-spacing="false" fo:line-height="150%" fo:text-indent="0in" style:auto-text-indent="false" fo:padding="0.0193in" fo:border="0.06pt solid #ffffff"/>
    </style:style>
    <style:style style:name="P347" style:family="paragraph" style:parent-style-name="Text_20_body" style:list-style-name="L141">
      <style:paragraph-properties fo:margin-left="0in" fo:margin-right="0in" fo:margin-top="0in" fo:margin-bottom="0in" style:contextual-spacing="false" fo:line-height="150%" fo:text-indent="0in" style:auto-text-indent="false" fo:padding="0.0193in" fo:border="0.06pt solid #ffffff"/>
    </style:style>
    <style:style style:name="P348" style:family="paragraph" style:parent-style-name="Text_20_body" style:list-style-name="L142">
      <style:paragraph-properties fo:margin-left="0in" fo:margin-right="0in" fo:margin-top="0in" fo:margin-bottom="0in" style:contextual-spacing="false" fo:line-height="150%" fo:text-indent="0in" style:auto-text-indent="false" fo:padding="0.0193in" fo:border="0.06pt solid #ffffff"/>
    </style:style>
    <style:style style:name="P349" style:family="paragraph" style:parent-style-name="Text_20_body" style:list-style-name="L143">
      <style:paragraph-properties fo:margin-left="0in" fo:margin-right="0in" fo:margin-top="0in" fo:margin-bottom="0in" style:contextual-spacing="false" fo:line-height="150%" fo:text-indent="0in" style:auto-text-indent="false" fo:padding="0.0193in" fo:border="0.06pt solid #ffffff"/>
    </style:style>
    <style:style style:name="P350" style:family="paragraph" style:parent-style-name="Text_20_body" style:list-style-name="L144">
      <style:paragraph-properties fo:margin-left="0in" fo:margin-right="0in" fo:margin-top="0in" fo:margin-bottom="0in" style:contextual-spacing="false" fo:line-height="150%" fo:text-indent="0in" style:auto-text-indent="false" fo:padding="0.0193in" fo:border="0.06pt solid #ffffff"/>
    </style:style>
    <style:style style:name="P351" style:family="paragraph" style:parent-style-name="Text_20_body" style:list-style-name="L145">
      <style:paragraph-properties fo:margin-left="0in" fo:margin-right="0in" fo:margin-top="0in" fo:margin-bottom="0in" style:contextual-spacing="false" fo:line-height="150%" fo:text-indent="0in" style:auto-text-indent="false" fo:padding="0.0193in" fo:border="0.06pt solid #ffffff"/>
    </style:style>
    <style:style style:name="P352" style:family="paragraph" style:parent-style-name="Text_20_body" style:list-style-name="L146">
      <style:paragraph-properties fo:margin-left="0in" fo:margin-right="0in" fo:margin-top="0in" fo:margin-bottom="0in" style:contextual-spacing="false" fo:line-height="150%" fo:text-indent="0in" style:auto-text-indent="false" fo:padding="0.0193in" fo:border="0.06pt solid #ffffff"/>
    </style:style>
    <style:style style:name="P353" style:family="paragraph" style:parent-style-name="Text_20_body" style:list-style-name="L147">
      <style:paragraph-properties fo:margin-left="0in" fo:margin-right="0in" fo:margin-top="0in" fo:margin-bottom="0in" style:contextual-spacing="false" fo:line-height="150%" fo:text-indent="0in" style:auto-text-indent="false" fo:padding="0.0193in" fo:border="0.06pt solid #ffffff"/>
    </style:style>
    <style:style style:name="P354" style:family="paragraph" style:parent-style-name="Text_20_body" style:list-style-name="L148">
      <style:paragraph-properties fo:margin-left="0in" fo:margin-right="0in" fo:margin-top="0in" fo:margin-bottom="0in" style:contextual-spacing="false" fo:line-height="150%" fo:text-indent="0in" style:auto-text-indent="false" fo:padding="0.0193in" fo:border="0.06pt solid #ffffff"/>
    </style:style>
    <style:style style:name="P355" style:family="paragraph" style:parent-style-name="Text_20_body" style:list-style-name="L149">
      <style:paragraph-properties fo:margin-left="0in" fo:margin-right="0in" fo:margin-top="0in" fo:margin-bottom="0in" style:contextual-spacing="false" fo:line-height="150%" fo:text-indent="0in" style:auto-text-indent="false" fo:padding="0.0193in" fo:border="0.06pt solid #ffffff"/>
    </style:style>
    <style:style style:name="P356" style:family="paragraph" style:parent-style-name="Text_20_body" style:list-style-name="L150">
      <style:paragraph-properties fo:margin-left="0in" fo:margin-right="0in" fo:margin-top="0in" fo:margin-bottom="0in" style:contextual-spacing="false" fo:line-height="150%" fo:text-indent="0in" style:auto-text-indent="false" fo:padding="0.0193in" fo:border="0.06pt solid #ffffff"/>
    </style:style>
    <style:style style:name="P357" style:family="paragraph" style:parent-style-name="Text_20_body" style:list-style-name="L151">
      <style:paragraph-properties fo:margin-left="0in" fo:margin-right="0in" fo:margin-top="0in" fo:margin-bottom="0in" style:contextual-spacing="false" fo:line-height="150%" fo:text-indent="0in" style:auto-text-indent="false" fo:padding="0.0193in" fo:border="0.06pt solid #ffffff"/>
    </style:style>
    <style:style style:name="P358" style:family="paragraph" style:parent-style-name="Text_20_body" style:list-style-name="L152">
      <style:paragraph-properties fo:margin-left="0in" fo:margin-right="0in" fo:margin-top="0in" fo:margin-bottom="0in" style:contextual-spacing="false" fo:line-height="150%" fo:text-indent="0in" style:auto-text-indent="false" fo:padding="0.0193in" fo:border="0.06pt solid #ffffff"/>
    </style:style>
    <style:style style:name="P359" style:family="paragraph" style:parent-style-name="Text_20_body" style:list-style-name="L153">
      <style:paragraph-properties fo:margin-left="0in" fo:margin-right="0in" fo:margin-top="0in" fo:margin-bottom="0in" style:contextual-spacing="false" fo:line-height="150%" fo:text-indent="0in" style:auto-text-indent="false" fo:padding="0.0193in" fo:border="0.06pt solid #ffffff"/>
    </style:style>
    <style:style style:name="P360" style:family="paragraph" style:parent-style-name="Text_20_body" style:list-style-name="L154">
      <style:paragraph-properties fo:margin-left="0in" fo:margin-right="0in" fo:margin-top="0in" fo:margin-bottom="0in" style:contextual-spacing="false" fo:line-height="150%" fo:text-indent="0in" style:auto-text-indent="false" fo:padding="0.0193in" fo:border="0.06pt solid #ffffff"/>
    </style:style>
    <style:style style:name="P361" style:family="paragraph" style:parent-style-name="Text_20_body" style:list-style-name="L155">
      <style:paragraph-properties fo:margin-left="0in" fo:margin-right="0in" fo:margin-top="0in" fo:margin-bottom="0in" style:contextual-spacing="false" fo:line-height="150%" fo:text-indent="0in" style:auto-text-indent="false" fo:padding="0.0193in" fo:border="0.06pt solid #ffffff"/>
    </style:style>
    <style:style style:name="P362" style:family="paragraph" style:parent-style-name="Text_20_body" style:list-style-name="L156">
      <style:paragraph-properties fo:margin-left="0in" fo:margin-right="0in" fo:margin-top="0in" fo:margin-bottom="0in" style:contextual-spacing="false" fo:line-height="150%" fo:text-indent="0in" style:auto-text-indent="false" fo:padding="0.0193in" fo:border="0.06pt solid #ffffff"/>
    </style:style>
    <style:style style:name="P363" style:family="paragraph" style:parent-style-name="Text_20_body" style:list-style-name="L157">
      <style:paragraph-properties fo:margin-left="0in" fo:margin-right="0in" fo:margin-top="0in" fo:margin-bottom="0in" style:contextual-spacing="false" fo:line-height="150%" fo:text-indent="0in" style:auto-text-indent="false" fo:padding="0.0193in" fo:border="0.06pt solid #ffffff"/>
    </style:style>
    <style:style style:name="P364" style:family="paragraph" style:parent-style-name="Text_20_body" style:list-style-name="L159">
      <style:paragraph-properties fo:margin-left="0in" fo:margin-right="0in" fo:margin-top="0in" fo:margin-bottom="0in" style:contextual-spacing="false" fo:line-height="150%" fo:text-indent="0in" style:auto-text-indent="false" fo:padding="0.0193in" fo:border="0.06pt solid #ffffff"/>
    </style:style>
    <style:style style:name="P365" style:family="paragraph" style:parent-style-name="Text_20_body" style:list-style-name="L160">
      <style:paragraph-properties fo:margin-left="0in" fo:margin-right="0in" fo:margin-top="0in" fo:margin-bottom="0in" style:contextual-spacing="false" fo:line-height="150%" fo:text-indent="0in" style:auto-text-indent="false" fo:padding="0.0193in" fo:border="0.06pt solid #ffffff"/>
    </style:style>
    <style:style style:name="P366" style:family="paragraph" style:parent-style-name="Text_20_body" style:list-style-name="L161">
      <style:paragraph-properties fo:margin-left="0in" fo:margin-right="0in" fo:margin-top="0in" fo:margin-bottom="0in" style:contextual-spacing="false" fo:line-height="150%" fo:text-indent="0in" style:auto-text-indent="false" fo:padding="0.0193in" fo:border="0.06pt solid #ffffff"/>
    </style:style>
    <style:style style:name="P367" style:family="paragraph" style:parent-style-name="Text_20_body" style:list-style-name="L162">
      <style:paragraph-properties fo:margin-left="0in" fo:margin-right="0in" fo:margin-top="0in" fo:margin-bottom="0in" style:contextual-spacing="false" fo:line-height="150%" fo:text-indent="0in" style:auto-text-indent="false" fo:padding="0.0193in" fo:border="0.06pt solid #ffffff"/>
    </style:style>
    <style:style style:name="P368" style:family="paragraph" style:parent-style-name="Text_20_body" style:list-style-name="L164">
      <style:paragraph-properties fo:margin-left="0in" fo:margin-right="0in" fo:margin-top="0in" fo:margin-bottom="0in" style:contextual-spacing="false" fo:line-height="150%" fo:text-indent="0in" style:auto-text-indent="false" fo:padding="0.0193in" fo:border="0.06pt solid #ffffff"/>
    </style:style>
    <style:style style:name="P369" style:family="paragraph" style:parent-style-name="Text_20_body" style:list-style-name="L166">
      <style:paragraph-properties fo:margin-left="0in" fo:margin-right="0in" fo:margin-top="0in" fo:margin-bottom="0in" style:contextual-spacing="false" fo:line-height="150%" fo:text-indent="0in" style:auto-text-indent="false" fo:padding="0.0193in" fo:border="0.06pt solid #ffffff"/>
    </style:style>
    <style:style style:name="P370" style:family="paragraph" style:parent-style-name="Text_20_body" style:list-style-name="L167">
      <style:paragraph-properties fo:margin-left="0in" fo:margin-right="0in" fo:margin-top="0in" fo:margin-bottom="0in" style:contextual-spacing="false" fo:line-height="150%" fo:text-indent="0in" style:auto-text-indent="false" fo:padding="0.0193in" fo:border="0.06pt solid #ffffff"/>
    </style:style>
    <style:style style:name="P371" style:family="paragraph" style:parent-style-name="Text_20_body" style:list-style-name="L168">
      <style:paragraph-properties fo:margin-left="0in" fo:margin-right="0in" fo:margin-top="0in" fo:margin-bottom="0in" style:contextual-spacing="false" fo:line-height="150%" fo:text-indent="0in" style:auto-text-indent="false" fo:padding="0.0193in" fo:border="0.06pt solid #ffffff"/>
    </style:style>
    <style:style style:name="P372" style:family="paragraph" style:parent-style-name="Text_20_body" style:list-style-name="L169">
      <style:paragraph-properties fo:margin-left="0in" fo:margin-right="0in" fo:margin-top="0in" fo:margin-bottom="0in" style:contextual-spacing="false" fo:line-height="150%" fo:text-indent="0in" style:auto-text-indent="false" fo:padding="0.0193in" fo:border="0.06pt solid #ffffff"/>
    </style:style>
    <style:style style:name="P373" style:family="paragraph" style:parent-style-name="Text_20_body" style:list-style-name="L170">
      <style:paragraph-properties fo:margin-left="0in" fo:margin-right="0in" fo:margin-top="0in" fo:margin-bottom="0in" style:contextual-spacing="false" fo:line-height="150%" fo:text-indent="0in" style:auto-text-indent="false" fo:padding="0.0193in" fo:border="0.06pt solid #ffffff"/>
    </style:style>
    <style:style style:name="P374" style:family="paragraph" style:parent-style-name="Text_20_body" style:list-style-name="L171">
      <style:paragraph-properties fo:margin-left="0in" fo:margin-right="0in" fo:margin-top="0in" fo:margin-bottom="0in" style:contextual-spacing="false" fo:line-height="150%" fo:text-indent="0in" style:auto-text-indent="false" fo:padding="0.0193in" fo:border="0.06pt solid #ffffff"/>
    </style:style>
    <style:style style:name="P375" style:family="paragraph" style:parent-style-name="Text_20_body" style:list-style-name="L172">
      <style:paragraph-properties fo:margin-left="0in" fo:margin-right="0in" fo:margin-top="0in" fo:margin-bottom="0in" style:contextual-spacing="false" fo:line-height="150%" fo:text-indent="0in" style:auto-text-indent="false" fo:padding="0.0193in" fo:border="0.06pt solid #ffffff"/>
    </style:style>
    <style:style style:name="P376" style:family="paragraph" style:parent-style-name="Text_20_body" style:list-style-name="L173">
      <style:paragraph-properties fo:margin-left="0in" fo:margin-right="0in" fo:margin-top="0in" fo:margin-bottom="0in" style:contextual-spacing="false" fo:line-height="150%" fo:text-indent="0in" style:auto-text-indent="false" fo:padding="0.0193in" fo:border="0.06pt solid #ffffff"/>
    </style:style>
    <style:style style:name="P377" style:family="paragraph" style:parent-style-name="Text_20_body" style:list-style-name="L175">
      <style:paragraph-properties fo:margin-left="0in" fo:margin-right="0in" fo:margin-top="0in" fo:margin-bottom="0in" style:contextual-spacing="false" fo:line-height="150%" fo:text-indent="0in" style:auto-text-indent="false" fo:padding="0.0193in" fo:border="0.06pt solid #ffffff"/>
    </style:style>
    <style:style style:name="P378" style:family="paragraph" style:parent-style-name="Text_20_body" style:list-style-name="L178">
      <style:paragraph-properties fo:margin-left="0in" fo:margin-right="0in" fo:margin-top="0in" fo:margin-bottom="0in" style:contextual-spacing="false" fo:line-height="150%" fo:text-indent="0in" style:auto-text-indent="false" fo:padding="0.0193in" fo:border="0.06pt solid #ffffff"/>
    </style:style>
    <style:style style:name="P379" style:family="paragraph" style:parent-style-name="Text_20_body" style:list-style-name="L181">
      <style:paragraph-properties fo:margin-left="0in" fo:margin-right="0in" fo:margin-top="0in" fo:margin-bottom="0in" style:contextual-spacing="false" fo:line-height="150%" fo:text-indent="0in" style:auto-text-indent="false" fo:padding="0.0193in" fo:border="0.06pt solid #ffffff"/>
    </style:style>
    <style:style style:name="P380" style:family="paragraph" style:parent-style-name="Text_20_body" style:list-style-name="L182">
      <style:paragraph-properties fo:margin-left="0in" fo:margin-right="0in" fo:margin-top="0in" fo:margin-bottom="0in" style:contextual-spacing="false" fo:line-height="150%" fo:text-indent="0in" style:auto-text-indent="false" fo:padding="0.0193in" fo:border="0.06pt solid #ffffff"/>
    </style:style>
    <style:style style:name="P381" style:family="paragraph" style:parent-style-name="Text_20_body" style:list-style-name="L184">
      <style:paragraph-properties fo:margin-left="0in" fo:margin-right="0in" fo:margin-top="0in" fo:margin-bottom="0in" style:contextual-spacing="false" fo:line-height="150%" fo:text-indent="0in" style:auto-text-indent="false" fo:padding="0.0193in" fo:border="0.06pt solid #ffffff"/>
    </style:style>
    <style:style style:name="P382" style:family="paragraph" style:parent-style-name="Text_20_body" style:list-style-name="L185">
      <style:paragraph-properties fo:margin-left="0in" fo:margin-right="0in" fo:margin-top="0in" fo:margin-bottom="0in" style:contextual-spacing="false" fo:line-height="150%" fo:text-indent="0in" style:auto-text-indent="false" fo:padding="0.0193in" fo:border="0.06pt solid #ffffff"/>
    </style:style>
    <style:style style:name="P383" style:family="paragraph" style:parent-style-name="Text_20_body" style:list-style-name="L187">
      <style:paragraph-properties fo:margin-left="0in" fo:margin-right="0in" fo:margin-top="0in" fo:margin-bottom="0in" style:contextual-spacing="false" fo:line-height="150%" fo:text-indent="0in" style:auto-text-indent="false" fo:padding="0.0193in" fo:border="0.06pt solid #ffffff"/>
    </style:style>
    <style:style style:name="P384" style:family="paragraph" style:parent-style-name="Text_20_body" style:list-style-name="L188">
      <style:paragraph-properties fo:margin-left="0in" fo:margin-right="0in" fo:margin-top="0in" fo:margin-bottom="0in" style:contextual-spacing="false" fo:line-height="150%" fo:text-indent="0in" style:auto-text-indent="false" fo:padding="0.0193in" fo:border="0.06pt solid #ffffff"/>
    </style:style>
    <style:style style:name="P385" style:family="paragraph" style:parent-style-name="Text_20_body" style:list-style-name="L189">
      <style:paragraph-properties fo:margin-left="0in" fo:margin-right="0in" fo:margin-top="0in" fo:margin-bottom="0in" style:contextual-spacing="false" fo:line-height="150%" fo:text-indent="0in" style:auto-text-indent="false" fo:padding="0.0193in" fo:border="0.06pt solid #ffffff"/>
    </style:style>
    <style:style style:name="P386" style:family="paragraph" style:parent-style-name="Text_20_body" style:list-style-name="L190">
      <style:paragraph-properties fo:margin-left="0in" fo:margin-right="0in" fo:margin-top="0in" fo:margin-bottom="0in" style:contextual-spacing="false" fo:line-height="150%" fo:text-indent="0in" style:auto-text-indent="false" fo:padding="0.0193in" fo:border="0.06pt solid #ffffff"/>
    </style:style>
    <style:style style:name="P387" style:family="paragraph" style:parent-style-name="Text_20_body" style:list-style-name="L191">
      <style:paragraph-properties fo:margin-left="0in" fo:margin-right="0in" fo:margin-top="0in" fo:margin-bottom="0in" style:contextual-spacing="false" fo:line-height="150%" fo:text-indent="0in" style:auto-text-indent="false" fo:padding="0.0193in" fo:border="0.06pt solid #ffffff"/>
    </style:style>
    <style:style style:name="P388" style:family="paragraph" style:parent-style-name="Text_20_body" style:list-style-name="L192">
      <style:paragraph-properties fo:margin-left="0in" fo:margin-right="0in" fo:margin-top="0in" fo:margin-bottom="0in" style:contextual-spacing="false" fo:line-height="150%" fo:text-indent="0in" style:auto-text-indent="false" fo:padding="0.0193in" fo:border="0.06pt solid #ffffff"/>
    </style:style>
    <style:style style:name="P389" style:family="paragraph" style:parent-style-name="Text_20_body" style:list-style-name="L193">
      <style:paragraph-properties fo:margin-left="0in" fo:margin-right="0in" fo:margin-top="0in" fo:margin-bottom="0in" style:contextual-spacing="false" fo:line-height="150%" fo:text-indent="0in" style:auto-text-indent="false" fo:padding="0.0193in" fo:border="0.06pt solid #ffffff"/>
    </style:style>
    <style:style style:name="P390" style:family="paragraph" style:parent-style-name="Text_20_body" style:list-style-name="L195">
      <style:paragraph-properties fo:margin-left="0in" fo:margin-right="0in" fo:margin-top="0in" fo:margin-bottom="0in" style:contextual-spacing="false" fo:line-height="150%" fo:text-indent="0in" style:auto-text-indent="false" fo:padding="0.0193in" fo:border="0.06pt solid #ffffff"/>
    </style:style>
    <style:style style:name="P391" style:family="paragraph" style:parent-style-name="Text_20_body" style:list-style-name="L199">
      <style:paragraph-properties fo:margin-left="0in" fo:margin-right="0in" fo:margin-top="0in" fo:margin-bottom="0in" style:contextual-spacing="false" fo:line-height="150%" fo:text-indent="0in" style:auto-text-indent="false" fo:padding="0.0193in" fo:border="0.06pt solid #ffffff"/>
    </style:style>
    <style:style style:name="P392" style:family="paragraph" style:parent-style-name="Text_20_body" style:list-style-name="L200">
      <style:paragraph-properties fo:margin-left="0in" fo:margin-right="0in" fo:margin-top="0in" fo:margin-bottom="0in" style:contextual-spacing="false" fo:line-height="150%" fo:text-indent="0in" style:auto-text-indent="false" fo:padding="0.0193in" fo:border="0.06pt solid #ffffff"/>
    </style:style>
    <style:style style:name="P393" style:family="paragraph" style:parent-style-name="Text_20_body" style:list-style-name="L201">
      <style:paragraph-properties fo:margin-left="0in" fo:margin-right="0in" fo:margin-top="0in" fo:margin-bottom="0in" style:contextual-spacing="false" fo:line-height="150%" fo:text-indent="0in" style:auto-text-indent="false" fo:padding="0.0193in" fo:border="0.06pt solid #ffffff"/>
    </style:style>
    <style:style style:name="P394" style:family="paragraph" style:parent-style-name="Text_20_body" style:list-style-name="L203">
      <style:paragraph-properties fo:margin-left="0in" fo:margin-right="0in" fo:margin-top="0in" fo:margin-bottom="0in" style:contextual-spacing="false" fo:line-height="150%" fo:text-indent="0in" style:auto-text-indent="false" fo:padding="0.0193in" fo:border="0.06pt solid #ffffff"/>
    </style:style>
    <style:style style:name="P395" style:family="paragraph" style:parent-style-name="Text_20_body" style:list-style-name="L205">
      <style:paragraph-properties fo:margin-left="0in" fo:margin-right="0in" fo:margin-top="0in" fo:margin-bottom="0in" style:contextual-spacing="false" fo:line-height="150%" fo:text-indent="0in" style:auto-text-indent="false" fo:padding="0.0193in" fo:border="0.06pt solid #ffffff"/>
    </style:style>
    <style:style style:name="P396" style:family="paragraph" style:parent-style-name="Text_20_body" style:list-style-name="L206">
      <style:paragraph-properties fo:margin-left="0in" fo:margin-right="0in" fo:margin-top="0in" fo:margin-bottom="0in" style:contextual-spacing="false" fo:line-height="150%" fo:text-indent="0in" style:auto-text-indent="false" fo:padding="0.0193in" fo:border="0.06pt solid #ffffff"/>
    </style:style>
    <style:style style:name="P397" style:family="paragraph" style:parent-style-name="Text_20_body" style:list-style-name="L207">
      <style:paragraph-properties fo:margin-left="0in" fo:margin-right="0in" fo:margin-top="0in" fo:margin-bottom="0in" style:contextual-spacing="false" fo:line-height="150%" fo:text-indent="0in" style:auto-text-indent="false" fo:padding="0.0193in" fo:border="0.06pt solid #ffffff"/>
    </style:style>
    <style:style style:name="P398" style:family="paragraph" style:parent-style-name="Text_20_body" style:list-style-name="L209">
      <style:paragraph-properties fo:margin-left="0in" fo:margin-right="0in" fo:margin-top="0in" fo:margin-bottom="0in" style:contextual-spacing="false" fo:line-height="150%" fo:text-indent="0in" style:auto-text-indent="false" fo:padding="0.0193in" fo:border="0.06pt solid #ffffff"/>
    </style:style>
    <style:style style:name="P399" style:family="paragraph" style:parent-style-name="Text_20_body" style:list-style-name="L210">
      <style:paragraph-properties fo:margin-left="0in" fo:margin-right="0in" fo:margin-top="0in" fo:margin-bottom="0in" style:contextual-spacing="false" fo:line-height="150%" fo:text-indent="0in" style:auto-text-indent="false" fo:padding="0.0193in" fo:border="0.06pt solid #ffffff"/>
    </style:style>
    <style:style style:name="P400" style:family="paragraph" style:parent-style-name="Text_20_body" style:list-style-name="L211">
      <style:paragraph-properties fo:margin-left="0in" fo:margin-right="0in" fo:margin-top="0in" fo:margin-bottom="0in" style:contextual-spacing="false" fo:line-height="150%" fo:text-indent="0in" style:auto-text-indent="false" fo:padding="0.0193in" fo:border="0.06pt solid #ffffff"/>
    </style:style>
    <style:style style:name="P401" style:family="paragraph" style:parent-style-name="Text_20_body" style:list-style-name="L212">
      <style:paragraph-properties fo:margin-left="0in" fo:margin-right="0in" fo:margin-top="0in" fo:margin-bottom="0in" style:contextual-spacing="false" fo:line-height="150%" fo:text-indent="0in" style:auto-text-indent="false" fo:padding="0.0193in" fo:border="0.06pt solid #ffffff"/>
    </style:style>
    <style:style style:name="P402" style:family="paragraph" style:parent-style-name="Text_20_body" style:list-style-name="L213">
      <style:paragraph-properties fo:margin-left="0in" fo:margin-right="0in" fo:margin-top="0in" fo:margin-bottom="0in" style:contextual-spacing="false" fo:line-height="150%" fo:text-indent="0in" style:auto-text-indent="false" fo:padding="0.0193in" fo:border="0.06pt solid #ffffff"/>
    </style:style>
    <style:style style:name="P403" style:family="paragraph" style:parent-style-name="Text_20_body" style:list-style-name="L214">
      <style:paragraph-properties fo:margin-left="0in" fo:margin-right="0in" fo:margin-top="0in" fo:margin-bottom="0in" style:contextual-spacing="false" fo:line-height="150%" fo:text-indent="0in" style:auto-text-indent="false" fo:padding="0.0193in" fo:border="0.06pt solid #ffffff"/>
    </style:style>
    <style:style style:name="P404" style:family="paragraph" style:parent-style-name="Text_20_body" style:list-style-name="L215">
      <style:paragraph-properties fo:margin-left="0in" fo:margin-right="0in" fo:margin-top="0in" fo:margin-bottom="0in" style:contextual-spacing="false" fo:line-height="150%" fo:text-indent="0in" style:auto-text-indent="false" fo:padding="0.0193in" fo:border="0.06pt solid #ffffff"/>
    </style:style>
    <style:style style:name="P405" style:family="paragraph" style:parent-style-name="Text_20_body" style:list-style-name="L216">
      <style:paragraph-properties fo:margin-left="0in" fo:margin-right="0in" fo:margin-top="0in" fo:margin-bottom="0in" style:contextual-spacing="false" fo:line-height="150%" fo:text-indent="0in" style:auto-text-indent="false" fo:padding="0.0193in" fo:border="0.06pt solid #ffffff"/>
    </style:style>
    <style:style style:name="P406" style:family="paragraph" style:parent-style-name="Text_20_body" style:list-style-name="L217">
      <style:paragraph-properties fo:margin-left="0in" fo:margin-right="0in" fo:margin-top="0in" fo:margin-bottom="0in" style:contextual-spacing="false" fo:line-height="150%" fo:text-indent="0in" style:auto-text-indent="false" fo:padding="0.0193in" fo:border="0.06pt solid #ffffff"/>
    </style:style>
    <style:style style:name="P407" style:family="paragraph" style:parent-style-name="Text_20_body" style:list-style-name="L218">
      <style:paragraph-properties fo:margin-left="0in" fo:margin-right="0in" fo:margin-top="0in" fo:margin-bottom="0in" style:contextual-spacing="false" fo:line-height="150%" fo:text-indent="0in" style:auto-text-indent="false" fo:padding="0.0193in" fo:border="0.06pt solid #ffffff"/>
    </style:style>
    <style:style style:name="P408" style:family="paragraph" style:parent-style-name="Text_20_body" style:list-style-name="L219">
      <style:paragraph-properties fo:margin-left="0in" fo:margin-right="0in" fo:margin-top="0in" fo:margin-bottom="0in" style:contextual-spacing="false" fo:line-height="150%" fo:text-indent="0in" style:auto-text-indent="false" fo:padding="0.0193in" fo:border="0.06pt solid #ffffff"/>
    </style:style>
    <style:style style:name="P409" style:family="paragraph" style:parent-style-name="Text_20_body" style:list-style-name="L220">
      <style:paragraph-properties fo:margin-left="0in" fo:margin-right="0in" fo:margin-top="0in" fo:margin-bottom="0in" style:contextual-spacing="false" fo:line-height="150%" fo:text-indent="0in" style:auto-text-indent="false" fo:padding="0.0193in" fo:border="0.06pt solid #ffffff"/>
    </style:style>
    <style:style style:name="P410" style:family="paragraph" style:parent-style-name="Text_20_body" style:list-style-name="L221">
      <style:paragraph-properties fo:margin-left="0in" fo:margin-right="0in" fo:margin-top="0in" fo:margin-bottom="0in" style:contextual-spacing="false" fo:line-height="150%" fo:text-indent="0in" style:auto-text-indent="false" fo:padding="0.0193in" fo:border="0.06pt solid #ffffff"/>
    </style:style>
    <style:style style:name="P411" style:family="paragraph" style:parent-style-name="Text_20_body" style:list-style-name="L223">
      <style:paragraph-properties fo:margin-left="0in" fo:margin-right="0in" fo:margin-top="0in" fo:margin-bottom="0in" style:contextual-spacing="false" fo:line-height="150%" fo:text-indent="0in" style:auto-text-indent="false" fo:padding="0.0193in" fo:border="0.06pt solid #ffffff"/>
    </style:style>
    <style:style style:name="P412" style:family="paragraph" style:parent-style-name="Text_20_body" style:list-style-name="L224">
      <style:paragraph-properties fo:margin-left="0in" fo:margin-right="0in" fo:margin-top="0in" fo:margin-bottom="0in" style:contextual-spacing="false" fo:line-height="150%" fo:text-indent="0in" style:auto-text-indent="false" fo:padding="0.0193in" fo:border="0.06pt solid #ffffff"/>
    </style:style>
    <style:style style:name="P413" style:family="paragraph" style:parent-style-name="Text_20_body" style:list-style-name="L225">
      <style:paragraph-properties fo:margin-left="0in" fo:margin-right="0in" fo:margin-top="0in" fo:margin-bottom="0in" style:contextual-spacing="false" fo:line-height="150%" fo:text-indent="0in" style:auto-text-indent="false" fo:padding="0.0193in" fo:border="0.06pt solid #ffffff"/>
    </style:style>
    <style:style style:name="P414" style:family="paragraph" style:parent-style-name="Text_20_body" style:list-style-name="L226">
      <style:paragraph-properties fo:margin-left="0in" fo:margin-right="0in" fo:margin-top="0in" fo:margin-bottom="0in" style:contextual-spacing="false" fo:line-height="150%" fo:text-indent="0in" style:auto-text-indent="false" fo:padding="0.0193in" fo:border="0.06pt solid #ffffff"/>
    </style:style>
    <style:style style:name="P415" style:family="paragraph" style:parent-style-name="Text_20_body" style:list-style-name="L227">
      <style:paragraph-properties fo:margin-left="0in" fo:margin-right="0in" fo:margin-top="0in" fo:margin-bottom="0in" style:contextual-spacing="false" fo:line-height="150%" fo:text-indent="0in" style:auto-text-indent="false" fo:padding="0.0193in" fo:border="0.06pt solid #ffffff"/>
    </style:style>
    <style:style style:name="P416" style:family="paragraph" style:parent-style-name="Text_20_body" style:list-style-name="L228">
      <style:paragraph-properties fo:margin-left="0in" fo:margin-right="0in" fo:margin-top="0in" fo:margin-bottom="0in" style:contextual-spacing="false" fo:line-height="150%" fo:text-indent="0in" style:auto-text-indent="false" fo:padding="0.0193in" fo:border="0.06pt solid #ffffff"/>
    </style:style>
    <style:style style:name="P417" style:family="paragraph" style:parent-style-name="Text_20_body" style:list-style-name="L229">
      <style:paragraph-properties fo:margin-left="0in" fo:margin-right="0in" fo:margin-top="0in" fo:margin-bottom="0in" style:contextual-spacing="false" fo:line-height="150%" fo:text-indent="0in" style:auto-text-indent="false" fo:padding="0.0193in" fo:border="0.06pt solid #ffffff"/>
    </style:style>
    <style:style style:name="P418" style:family="paragraph" style:parent-style-name="Text_20_body" style:list-style-name="L230">
      <style:paragraph-properties fo:margin-left="0in" fo:margin-right="0in" fo:margin-top="0in" fo:margin-bottom="0in" style:contextual-spacing="false" fo:line-height="150%" fo:text-indent="0in" style:auto-text-indent="false" fo:padding="0.0193in" fo:border="0.06pt solid #ffffff"/>
    </style:style>
    <style:style style:name="P419" style:family="paragraph" style:parent-style-name="Text_20_body" style:list-style-name="L231">
      <style:paragraph-properties fo:margin-left="0in" fo:margin-right="0in" fo:margin-top="0in" fo:margin-bottom="0in" style:contextual-spacing="false" fo:line-height="150%" fo:text-indent="0in" style:auto-text-indent="false" fo:padding="0.0193in" fo:border="0.06pt solid #ffffff"/>
    </style:style>
    <style:style style:name="P420" style:family="paragraph" style:parent-style-name="Text_20_body" style:list-style-name="L232">
      <style:paragraph-properties fo:margin-left="0in" fo:margin-right="0in" fo:margin-top="0in" fo:margin-bottom="0in" style:contextual-spacing="false" fo:line-height="150%" fo:text-indent="0in" style:auto-text-indent="false" fo:padding="0.0193in" fo:border="0.06pt solid #ffffff"/>
    </style:style>
    <style:style style:name="P421" style:family="paragraph" style:parent-style-name="Text_20_body" style:list-style-name="L233">
      <style:paragraph-properties fo:margin-left="0in" fo:margin-right="0in" fo:margin-top="0in" fo:margin-bottom="0in" style:contextual-spacing="false" fo:line-height="150%" fo:text-indent="0in" style:auto-text-indent="false" fo:padding="0.0193in" fo:border="0.06pt solid #ffffff"/>
    </style:style>
    <style:style style:name="P422" style:family="paragraph" style:parent-style-name="Text_20_body" style:list-style-name="L234">
      <style:paragraph-properties fo:margin-left="0in" fo:margin-right="0in" fo:margin-top="0in" fo:margin-bottom="0in" style:contextual-spacing="false" fo:line-height="150%" fo:text-indent="0in" style:auto-text-indent="false" fo:padding="0.0193in" fo:border="0.06pt solid #ffffff"/>
    </style:style>
    <style:style style:name="P423" style:family="paragraph" style:parent-style-name="Text_20_body" style:list-style-name="L235">
      <style:paragraph-properties fo:margin-left="0in" fo:margin-right="0in" fo:margin-top="0in" fo:margin-bottom="0in" style:contextual-spacing="false" fo:line-height="150%" fo:text-indent="0in" style:auto-text-indent="false" fo:padding="0.0193in" fo:border="0.06pt solid #ffffff"/>
    </style:style>
    <style:style style:name="P424" style:family="paragraph" style:parent-style-name="Text_20_body" style:list-style-name="L236">
      <style:paragraph-properties fo:margin-left="0in" fo:margin-right="0in" fo:margin-top="0in" fo:margin-bottom="0in" style:contextual-spacing="false" fo:line-height="150%" fo:text-indent="0in" style:auto-text-indent="false" fo:padding="0.0193in" fo:border="0.06pt solid #ffffff"/>
    </style:style>
    <style:style style:name="P425" style:family="paragraph" style:parent-style-name="Text_20_body" style:list-style-name="L237">
      <style:paragraph-properties fo:margin-left="0in" fo:margin-right="0in" fo:margin-top="0in" fo:margin-bottom="0in" style:contextual-spacing="false" fo:line-height="150%" fo:text-indent="0in" style:auto-text-indent="false" fo:padding="0.0193in" fo:border="0.06pt solid #ffffff"/>
    </style:style>
    <style:style style:name="P426" style:family="paragraph" style:parent-style-name="Text_20_body" style:list-style-name="L238">
      <style:paragraph-properties fo:margin-left="0in" fo:margin-right="0in" fo:margin-top="0in" fo:margin-bottom="0in" style:contextual-spacing="false" fo:line-height="150%" fo:text-indent="0in" style:auto-text-indent="false" fo:padding="0.0193in" fo:border="0.06pt solid #ffffff"/>
    </style:style>
    <style:style style:name="P427" style:family="paragraph" style:parent-style-name="Text_20_body" style:list-style-name="L239">
      <style:paragraph-properties fo:margin-left="0in" fo:margin-right="0in" fo:margin-top="0in" fo:margin-bottom="0in" style:contextual-spacing="false" fo:line-height="150%" fo:text-indent="0in" style:auto-text-indent="false" fo:padding="0.0193in" fo:border="0.06pt solid #ffffff"/>
    </style:style>
    <style:style style:name="P428" style:family="paragraph" style:parent-style-name="Text_20_body" style:list-style-name="L240">
      <style:paragraph-properties fo:margin-left="0in" fo:margin-right="0in" fo:margin-top="0in" fo:margin-bottom="0in" style:contextual-spacing="false" fo:line-height="150%" fo:text-indent="0in" style:auto-text-indent="false" fo:padding="0.0193in" fo:border="0.06pt solid #ffffff"/>
    </style:style>
    <style:style style:name="P429" style:family="paragraph" style:parent-style-name="Text_20_body" style:list-style-name="L241">
      <style:paragraph-properties fo:margin-left="0in" fo:margin-right="0in" fo:margin-top="0in" fo:margin-bottom="0in" style:contextual-spacing="false" fo:line-height="150%" fo:text-indent="0in" style:auto-text-indent="false" fo:padding="0.0193in" fo:border="0.06pt solid #ffffff"/>
    </style:style>
    <style:style style:name="P430" style:family="paragraph" style:parent-style-name="Text_20_body" style:list-style-name="L243">
      <style:paragraph-properties fo:margin-left="0in" fo:margin-right="0in" fo:margin-top="0in" fo:margin-bottom="0in" style:contextual-spacing="false" fo:line-height="150%" fo:text-indent="0in" style:auto-text-indent="false" fo:padding="0.0193in" fo:border="0.06pt solid #ffffff"/>
    </style:style>
    <style:style style:name="P431" style:family="paragraph" style:parent-style-name="Text_20_body" style:list-style-name="L244">
      <style:paragraph-properties fo:margin-left="0in" fo:margin-right="0in" fo:margin-top="0in" fo:margin-bottom="0in" style:contextual-spacing="false" fo:line-height="150%" fo:text-indent="0in" style:auto-text-indent="false" fo:padding="0.0193in" fo:border="0.06pt solid #ffffff"/>
    </style:style>
    <style:style style:name="P432" style:family="paragraph" style:parent-style-name="Text_20_body" style:list-style-name="L245">
      <style:paragraph-properties fo:margin-left="0in" fo:margin-right="0in" fo:margin-top="0in" fo:margin-bottom="0in" style:contextual-spacing="false" fo:line-height="150%" fo:text-indent="0in" style:auto-text-indent="false" fo:padding="0.0193in" fo:border="0.06pt solid #ffffff"/>
    </style:style>
    <style:style style:name="P433" style:family="paragraph" style:parent-style-name="Text_20_body" style:list-style-name="L246">
      <style:paragraph-properties fo:margin-left="0in" fo:margin-right="0in" fo:margin-top="0in" fo:margin-bottom="0in" style:contextual-spacing="false" fo:line-height="150%" fo:text-indent="0in" style:auto-text-indent="false" fo:padding="0.0193in" fo:border="0.06pt solid #ffffff"/>
    </style:style>
    <style:style style:name="P434" style:family="paragraph" style:parent-style-name="Text_20_body" style:list-style-name="L247">
      <style:paragraph-properties fo:margin-left="0in" fo:margin-right="0in" fo:margin-top="0in" fo:margin-bottom="0in" style:contextual-spacing="false" fo:line-height="150%" fo:text-indent="0in" style:auto-text-indent="false" fo:padding="0.0193in" fo:border="0.06pt solid #ffffff"/>
    </style:style>
    <style:style style:name="P435" style:family="paragraph" style:parent-style-name="Text_20_body" style:list-style-name="L248">
      <style:paragraph-properties fo:margin-left="0in" fo:margin-right="0in" fo:margin-top="0in" fo:margin-bottom="0in" style:contextual-spacing="false" fo:line-height="150%" fo:text-indent="0in" style:auto-text-indent="false" fo:padding="0.0193in" fo:border="0.06pt solid #ffffff"/>
    </style:style>
    <style:style style:name="P436" style:family="paragraph" style:parent-style-name="Text_20_body" style:list-style-name="L249">
      <style:paragraph-properties fo:margin-left="0in" fo:margin-right="0in" fo:margin-top="0in" fo:margin-bottom="0in" style:contextual-spacing="false" fo:line-height="150%" fo:text-indent="0in" style:auto-text-indent="false" fo:padding="0.0193in" fo:border="0.06pt solid #ffffff"/>
    </style:style>
    <style:style style:name="P437" style:family="paragraph" style:parent-style-name="Text_20_body" style:list-style-name="L250">
      <style:paragraph-properties fo:margin-left="0in" fo:margin-right="0in" fo:margin-top="0in" fo:margin-bottom="0in" style:contextual-spacing="false" fo:line-height="150%" fo:text-indent="0in" style:auto-text-indent="false" fo:padding="0.0193in" fo:border="0.06pt solid #ffffff"/>
    </style:style>
    <style:style style:name="P438" style:family="paragraph" style:parent-style-name="Text_20_body" style:list-style-name="L251">
      <style:paragraph-properties fo:margin-left="0in" fo:margin-right="0in" fo:margin-top="0in" fo:margin-bottom="0in" style:contextual-spacing="false" fo:line-height="150%" fo:text-indent="0in" style:auto-text-indent="false" fo:padding="0.0193in" fo:border="0.06pt solid #ffffff"/>
    </style:style>
    <style:style style:name="P439" style:family="paragraph" style:parent-style-name="Text_20_body" style:list-style-name="L252">
      <style:paragraph-properties fo:margin-left="0in" fo:margin-right="0in" fo:margin-top="0in" fo:margin-bottom="0in" style:contextual-spacing="false" fo:line-height="150%" fo:text-indent="0in" style:auto-text-indent="false" fo:padding="0.0193in" fo:border="0.06pt solid #ffffff"/>
    </style:style>
    <style:style style:name="P440" style:family="paragraph" style:parent-style-name="Text_20_body" style:list-style-name="L253">
      <style:paragraph-properties fo:margin-left="0in" fo:margin-right="0in" fo:margin-top="0in" fo:margin-bottom="0in" style:contextual-spacing="false" fo:line-height="150%" fo:text-indent="0in" style:auto-text-indent="false" fo:padding="0.0193in" fo:border="0.06pt solid #ffffff"/>
    </style:style>
    <style:style style:name="P441" style:family="paragraph" style:parent-style-name="Text_20_body" style:list-style-name="L255">
      <style:paragraph-properties fo:margin-left="0in" fo:margin-right="0in" fo:margin-top="0in" fo:margin-bottom="0in" style:contextual-spacing="false" fo:line-height="150%" fo:text-indent="0in" style:auto-text-indent="false" fo:padding="0.0193in" fo:border="0.06pt solid #ffffff"/>
    </style:style>
    <style:style style:name="P442" style:family="paragraph" style:parent-style-name="Text_20_body" style:list-style-name="L256">
      <style:paragraph-properties fo:margin-left="0in" fo:margin-right="0in" fo:margin-top="0in" fo:margin-bottom="0in" style:contextual-spacing="false" fo:line-height="150%" fo:text-indent="0in" style:auto-text-indent="false" fo:padding="0.0193in" fo:border="0.06pt solid #ffffff"/>
    </style:style>
    <style:style style:name="P443" style:family="paragraph" style:parent-style-name="Text_20_body" style:list-style-name="L257">
      <style:paragraph-properties fo:margin-left="0in" fo:margin-right="0in" fo:margin-top="0in" fo:margin-bottom="0in" style:contextual-spacing="false" fo:line-height="150%" fo:text-indent="0in" style:auto-text-indent="false" fo:padding="0.0193in" fo:border="0.06pt solid #ffffff"/>
    </style:style>
    <style:style style:name="P444" style:family="paragraph" style:parent-style-name="Text_20_body" style:list-style-name="L258">
      <style:paragraph-properties fo:margin-left="0in" fo:margin-right="0in" fo:margin-top="0in" fo:margin-bottom="0in" style:contextual-spacing="false" fo:line-height="150%" fo:text-indent="0in" style:auto-text-indent="false" fo:padding="0.0193in" fo:border="0.06pt solid #ffffff"/>
    </style:style>
    <style:style style:name="P445" style:family="paragraph" style:parent-style-name="Text_20_body" style:list-style-name="L259">
      <style:paragraph-properties fo:margin-left="0in" fo:margin-right="0in" fo:margin-top="0in" fo:margin-bottom="0in" style:contextual-spacing="false" fo:line-height="150%" fo:text-indent="0in" style:auto-text-indent="false" fo:padding="0.0193in" fo:border="0.06pt solid #ffffff"/>
    </style:style>
    <style:style style:name="P446" style:family="paragraph" style:parent-style-name="Text_20_body" style:list-style-name="L260">
      <style:paragraph-properties fo:margin-left="0in" fo:margin-right="0in" fo:margin-top="0in" fo:margin-bottom="0in" style:contextual-spacing="false" fo:line-height="150%" fo:text-indent="0in" style:auto-text-indent="false" fo:padding="0.0193in" fo:border="0.06pt solid #ffffff"/>
    </style:style>
    <style:style style:name="P447" style:family="paragraph" style:parent-style-name="Text_20_body" style:list-style-name="L261">
      <style:paragraph-properties fo:margin-left="0in" fo:margin-right="0in" fo:margin-top="0in" fo:margin-bottom="0in" style:contextual-spacing="false" fo:line-height="150%" fo:text-indent="0in" style:auto-text-indent="false" fo:padding="0.0193in" fo:border="0.06pt solid #ffffff"/>
    </style:style>
    <style:style style:name="P448" style:family="paragraph" style:parent-style-name="Text_20_body" style:list-style-name="L262">
      <style:paragraph-properties fo:margin-left="0in" fo:margin-right="0in" fo:margin-top="0in" fo:margin-bottom="0in" style:contextual-spacing="false" fo:line-height="150%" fo:text-indent="0in" style:auto-text-indent="false" fo:padding="0.0193in" fo:border="0.06pt solid #ffffff"/>
    </style:style>
    <style:style style:name="P449" style:family="paragraph" style:parent-style-name="Text_20_body" style:list-style-name="L263">
      <style:paragraph-properties fo:margin-left="0in" fo:margin-right="0in" fo:margin-top="0in" fo:margin-bottom="0in" style:contextual-spacing="false" fo:line-height="150%" fo:text-indent="0in" style:auto-text-indent="false" fo:padding="0.0193in" fo:border="0.06pt solid #ffffff"/>
    </style:style>
    <style:style style:name="P450" style:family="paragraph" style:parent-style-name="Text_20_body" style:list-style-name="L264">
      <style:paragraph-properties fo:margin-left="0in" fo:margin-right="0in" fo:margin-top="0in" fo:margin-bottom="0in" style:contextual-spacing="false" fo:line-height="150%" fo:text-indent="0in" style:auto-text-indent="false" fo:padding="0.0193in" fo:border="0.06pt solid #ffffff"/>
    </style:style>
    <style:style style:name="P451" style:family="paragraph" style:parent-style-name="Text_20_body" style:list-style-name="L266">
      <style:paragraph-properties fo:margin-left="0in" fo:margin-right="0in" fo:margin-top="0in" fo:margin-bottom="0in" style:contextual-spacing="false" fo:line-height="150%" fo:text-indent="0in" style:auto-text-indent="false" fo:padding="0.0193in" fo:border="0.06pt solid #ffffff"/>
    </style:style>
    <style:style style:name="P452" style:family="paragraph" style:parent-style-name="Text_20_body" style:list-style-name="L267">
      <style:paragraph-properties fo:margin-left="0in" fo:margin-right="0in" fo:margin-top="0in" fo:margin-bottom="0in" style:contextual-spacing="false" fo:line-height="150%" fo:text-indent="0in" style:auto-text-indent="false" fo:padding="0.0193in" fo:border="0.06pt solid #ffffff"/>
    </style:style>
    <style:style style:name="P453" style:family="paragraph" style:parent-style-name="Text_20_body" style:list-style-name="L269">
      <style:paragraph-properties fo:margin-left="0in" fo:margin-right="0in" fo:margin-top="0in" fo:margin-bottom="0in" style:contextual-spacing="false" fo:line-height="150%" fo:text-indent="0in" style:auto-text-indent="false" fo:padding="0.0193in" fo:border="0.06pt solid #ffffff"/>
    </style:style>
    <style:style style:name="P454" style:family="paragraph" style:parent-style-name="Text_20_body" style:list-style-name="L274">
      <style:paragraph-properties fo:margin-left="0in" fo:margin-right="0in" fo:margin-top="0in" fo:margin-bottom="0in" style:contextual-spacing="false" fo:line-height="150%" fo:text-indent="0in" style:auto-text-indent="false" fo:padding="0.0193in" fo:border="0.06pt solid #ffffff"/>
    </style:style>
    <style:style style:name="P455" style:family="paragraph" style:parent-style-name="Text_20_body" style:list-style-name="L275">
      <style:paragraph-properties fo:margin-left="0in" fo:margin-right="0in" fo:margin-top="0in" fo:margin-bottom="0in" style:contextual-spacing="false" fo:line-height="150%" fo:text-indent="0in" style:auto-text-indent="false" fo:padding="0.0193in" fo:border="0.06pt solid #ffffff"/>
    </style:style>
    <style:style style:name="P456" style:family="paragraph" style:parent-style-name="Text_20_body" style:list-style-name="L276">
      <style:paragraph-properties fo:margin-left="0in" fo:margin-right="0in" fo:margin-top="0in" fo:margin-bottom="0in" style:contextual-spacing="false" fo:line-height="150%" fo:text-indent="0in" style:auto-text-indent="false" fo:padding="0.0193in" fo:border="0.06pt solid #ffffff"/>
    </style:style>
    <style:style style:name="P457" style:family="paragraph" style:parent-style-name="Text_20_body" style:list-style-name="L277">
      <style:paragraph-properties fo:margin-left="0in" fo:margin-right="0in" fo:margin-top="0in" fo:margin-bottom="0in" style:contextual-spacing="false" fo:line-height="150%" fo:text-indent="0in" style:auto-text-indent="false" fo:padding="0.0193in" fo:border="0.06pt solid #ffffff"/>
    </style:style>
    <style:style style:name="P458" style:family="paragraph" style:parent-style-name="Text_20_body" style:list-style-name="L278">
      <style:paragraph-properties fo:margin-left="0in" fo:margin-right="0in" fo:margin-top="0in" fo:margin-bottom="0in" style:contextual-spacing="false" fo:line-height="150%" fo:text-indent="0in" style:auto-text-indent="false" fo:padding="0.0193in" fo:border="0.06pt solid #ffffff"/>
    </style:style>
    <style:style style:name="P459" style:family="paragraph" style:parent-style-name="Text_20_body" style:list-style-name="L282">
      <style:paragraph-properties fo:margin-left="0in" fo:margin-right="0in" fo:margin-top="0in" fo:margin-bottom="0in" style:contextual-spacing="false" fo:line-height="150%" fo:text-indent="0in" style:auto-text-indent="false" fo:padding="0.0193in" fo:border="0.06pt solid #ffffff"/>
    </style:style>
    <style:style style:name="P460" style:family="paragraph" style:parent-style-name="Text_20_body" style:list-style-name="L283">
      <style:paragraph-properties fo:margin-left="0in" fo:margin-right="0in" fo:margin-top="0in" fo:margin-bottom="0in" style:contextual-spacing="false" fo:line-height="150%" fo:text-indent="0in" style:auto-text-indent="false" fo:padding="0.0193in" fo:border="0.06pt solid #ffffff"/>
    </style:style>
    <style:style style:name="P461" style:family="paragraph" style:parent-style-name="Text_20_body" style:list-style-name="L285">
      <style:paragraph-properties fo:margin-left="0in" fo:margin-right="0in" fo:margin-top="0in" fo:margin-bottom="0in" style:contextual-spacing="false" fo:line-height="150%" fo:text-indent="0in" style:auto-text-indent="false" fo:padding="0.0193in" fo:border="0.06pt solid #ffffff"/>
    </style:style>
    <style:style style:name="P462" style:family="paragraph" style:parent-style-name="Text_20_body" style:list-style-name="L286">
      <style:paragraph-properties fo:margin-left="0in" fo:margin-right="0in" fo:margin-top="0in" fo:margin-bottom="0in" style:contextual-spacing="false" fo:line-height="150%" fo:text-indent="0in" style:auto-text-indent="false" fo:padding="0.0193in" fo:border="0.06pt solid #ffffff"/>
    </style:style>
    <style:style style:name="P463" style:family="paragraph" style:parent-style-name="Text_20_body" style:list-style-name="L287">
      <style:paragraph-properties fo:margin-left="0in" fo:margin-right="0in" fo:margin-top="0in" fo:margin-bottom="0in" style:contextual-spacing="false" fo:line-height="150%" fo:text-indent="0in" style:auto-text-indent="false" fo:padding="0.0193in" fo:border="0.06pt solid #ffffff"/>
    </style:style>
    <style:style style:name="P464" style:family="paragraph" style:parent-style-name="Text_20_body" style:list-style-name="L288">
      <style:paragraph-properties fo:margin-left="0in" fo:margin-right="0in" fo:margin-top="0in" fo:margin-bottom="0in" style:contextual-spacing="false" fo:line-height="150%" fo:text-indent="0in" style:auto-text-indent="false" fo:padding="0.0193in" fo:border="0.06pt solid #ffffff"/>
    </style:style>
    <style:style style:name="P465" style:family="paragraph" style:parent-style-name="Text_20_body" style:list-style-name="L289">
      <style:paragraph-properties fo:margin-left="0in" fo:margin-right="0in" fo:margin-top="0in" fo:margin-bottom="0in" style:contextual-spacing="false" fo:line-height="150%" fo:text-indent="0in" style:auto-text-indent="false" fo:padding="0.0193in" fo:border="0.06pt solid #ffffff"/>
    </style:style>
    <style:style style:name="P466" style:family="paragraph" style:parent-style-name="Text_20_body" style:list-style-name="L290">
      <style:paragraph-properties fo:margin-left="0in" fo:margin-right="0in" fo:margin-top="0in" fo:margin-bottom="0in" style:contextual-spacing="false" fo:line-height="150%" fo:text-indent="0in" style:auto-text-indent="false" fo:padding="0.0193in" fo:border="0.06pt solid #ffffff"/>
    </style:style>
    <style:style style:name="P467" style:family="paragraph" style:parent-style-name="Text_20_body" style:list-style-name="L292">
      <style:paragraph-properties fo:margin-left="0in" fo:margin-right="0in" fo:margin-top="0in" fo:margin-bottom="0in" style:contextual-spacing="false" fo:line-height="150%" fo:text-indent="0in" style:auto-text-indent="false" fo:padding="0.0193in" fo:border="0.06pt solid #ffffff"/>
    </style:style>
    <style:style style:name="P468" style:family="paragraph" style:parent-style-name="Text_20_body" style:list-style-name="L293">
      <style:paragraph-properties fo:margin-left="0in" fo:margin-right="0in" fo:margin-top="0in" fo:margin-bottom="0in" style:contextual-spacing="false" fo:line-height="150%" fo:text-indent="0in" style:auto-text-indent="false" fo:padding="0.0193in" fo:border="0.06pt solid #ffffff"/>
    </style:style>
    <style:style style:name="P469" style:family="paragraph" style:parent-style-name="Text_20_body" style:list-style-name="L296">
      <style:paragraph-properties fo:margin-left="0in" fo:margin-right="0in" fo:margin-top="0in" fo:margin-bottom="0in" style:contextual-spacing="false" fo:line-height="150%" fo:text-indent="0in" style:auto-text-indent="false" fo:padding="0.0193in" fo:border="0.06pt solid #ffffff"/>
    </style:style>
    <style:style style:name="P470" style:family="paragraph" style:parent-style-name="Text_20_body" style:list-style-name="L297">
      <style:paragraph-properties fo:margin-left="0in" fo:margin-right="0in" fo:margin-top="0in" fo:margin-bottom="0in" style:contextual-spacing="false" fo:line-height="150%" fo:text-indent="0in" style:auto-text-indent="false" fo:padding="0.0193in" fo:border="0.06pt solid #ffffff"/>
    </style:style>
    <style:style style:name="P471" style:family="paragraph" style:parent-style-name="Text_20_body" style:list-style-name="L299">
      <style:paragraph-properties fo:margin-left="0in" fo:margin-right="0in" fo:margin-top="0in" fo:margin-bottom="0in" style:contextual-spacing="false" fo:line-height="150%" fo:text-indent="0in" style:auto-text-indent="false" fo:padding="0.0193in" fo:border="0.06pt solid #ffffff"/>
    </style:style>
    <style:style style:name="P472" style:family="paragraph" style:parent-style-name="Text_20_body" style:list-style-name="L300">
      <style:paragraph-properties fo:margin-left="0in" fo:margin-right="0in" fo:margin-top="0in" fo:margin-bottom="0in" style:contextual-spacing="false" fo:line-height="150%" fo:text-indent="0in" style:auto-text-indent="false" fo:padding="0.0193in" fo:border="0.06pt solid #ffffff"/>
    </style:style>
    <style:style style:name="P473" style:family="paragraph" style:parent-style-name="Text_20_body" style:list-style-name="L304">
      <style:paragraph-properties fo:margin-left="0in" fo:margin-right="0in" fo:margin-top="0in" fo:margin-bottom="0in" style:contextual-spacing="false" fo:line-height="150%" fo:text-indent="0in" style:auto-text-indent="false" fo:padding="0.0193in" fo:border="0.06pt solid #ffffff"/>
    </style:style>
    <style:style style:name="P474" style:family="paragraph" style:parent-style-name="Text_20_body" style:list-style-name="L305">
      <style:paragraph-properties fo:margin-left="0in" fo:margin-right="0in" fo:margin-top="0in" fo:margin-bottom="0in" style:contextual-spacing="false" fo:line-height="150%" fo:text-indent="0in" style:auto-text-indent="false" fo:padding="0.0193in" fo:border="0.06pt solid #ffffff"/>
    </style:style>
    <style:style style:name="P475" style:family="paragraph" style:parent-style-name="Text_20_body" style:list-style-name="L306">
      <style:paragraph-properties fo:margin-left="0in" fo:margin-right="0in" fo:margin-top="0in" fo:margin-bottom="0in" style:contextual-spacing="false" fo:line-height="150%" fo:text-indent="0in" style:auto-text-indent="false" fo:padding="0.0193in" fo:border="0.06pt solid #ffffff"/>
    </style:style>
    <style:style style:name="P476" style:family="paragraph" style:parent-style-name="Text_20_body" style:list-style-name="L309">
      <style:paragraph-properties fo:margin-left="0in" fo:margin-right="0in" fo:margin-top="0in" fo:margin-bottom="0in" style:contextual-spacing="false" fo:line-height="150%" fo:text-indent="0in" style:auto-text-indent="false" fo:padding="0.0193in" fo:border="0.06pt solid #ffffff"/>
    </style:style>
    <style:style style:name="P477" style:family="paragraph" style:parent-style-name="Text_20_body" style:list-style-name="L311">
      <style:paragraph-properties fo:margin-left="0in" fo:margin-right="0in" fo:margin-top="0in" fo:margin-bottom="0in" style:contextual-spacing="false" fo:line-height="150%" fo:text-indent="0in" style:auto-text-indent="false" fo:padding="0.0193in" fo:border="0.06pt solid #ffffff"/>
    </style:style>
    <style:style style:name="P478" style:family="paragraph" style:parent-style-name="Text_20_body" style:list-style-name="L313">
      <style:paragraph-properties fo:margin-left="0in" fo:margin-right="0in" fo:margin-top="0in" fo:margin-bottom="0in" style:contextual-spacing="false" fo:line-height="150%" fo:text-indent="0in" style:auto-text-indent="false" fo:padding="0.0193in" fo:border="0.06pt solid #ffffff"/>
    </style:style>
    <style:style style:name="P479" style:family="paragraph" style:parent-style-name="Text_20_body" style:list-style-name="L315">
      <style:paragraph-properties fo:margin-left="0in" fo:margin-right="0in" fo:margin-top="0in" fo:margin-bottom="0in" style:contextual-spacing="false" fo:line-height="150%" fo:text-indent="0in" style:auto-text-indent="false" fo:padding="0.0193in" fo:border="0.06pt solid #ffffff"/>
    </style:style>
    <style:style style:name="P480" style:family="paragraph" style:parent-style-name="Text_20_body" style:list-style-name="L316">
      <style:paragraph-properties fo:margin-left="0in" fo:margin-right="0in" fo:margin-top="0in" fo:margin-bottom="0in" style:contextual-spacing="false" fo:line-height="150%" fo:text-indent="0in" style:auto-text-indent="false" fo:padding="0.0193in" fo:border="0.06pt solid #ffffff"/>
    </style:style>
    <style:style style:name="P481" style:family="paragraph" style:parent-style-name="Text_20_body" style:list-style-name="L317">
      <style:paragraph-properties fo:margin-left="0in" fo:margin-right="0in" fo:margin-top="0in" fo:margin-bottom="0in" style:contextual-spacing="false" fo:line-height="150%" fo:text-indent="0in" style:auto-text-indent="false" fo:padding="0.0193in" fo:border="0.06pt solid #ffffff"/>
    </style:style>
    <style:style style:name="P482" style:family="paragraph" style:parent-style-name="Text_20_body" style:list-style-name="L319">
      <style:paragraph-properties fo:margin-left="0in" fo:margin-right="0in" fo:margin-top="0in" fo:margin-bottom="0in" style:contextual-spacing="false" fo:line-height="150%" fo:text-indent="0in" style:auto-text-indent="false" fo:padding="0.0193in" fo:border="0.06pt solid #ffffff"/>
    </style:style>
    <style:style style:name="P483" style:family="paragraph" style:parent-style-name="Text_20_body" style:list-style-name="L320">
      <style:paragraph-properties fo:margin-left="0in" fo:margin-right="0in" fo:margin-top="0in" fo:margin-bottom="0in" style:contextual-spacing="false" fo:line-height="150%" fo:text-indent="0in" style:auto-text-indent="false" fo:padding="0.0193in" fo:border="0.06pt solid #ffffff"/>
    </style:style>
    <style:style style:name="P484" style:family="paragraph" style:parent-style-name="Text_20_body" style:list-style-name="L322">
      <style:paragraph-properties fo:margin-left="0in" fo:margin-right="0in" fo:margin-top="0in" fo:margin-bottom="0in" style:contextual-spacing="false" fo:line-height="150%" fo:text-indent="0in" style:auto-text-indent="false" fo:padding="0.0193in" fo:border="0.06pt solid #ffffff"/>
    </style:style>
    <style:style style:name="P485" style:family="paragraph" style:parent-style-name="Text_20_body" style:list-style-name="L323">
      <style:paragraph-properties fo:margin-left="0in" fo:margin-right="0in" fo:margin-top="0in" fo:margin-bottom="0in" style:contextual-spacing="false" fo:line-height="150%" fo:text-indent="0in" style:auto-text-indent="false" fo:padding="0.0193in" fo:border="0.06pt solid #ffffff"/>
    </style:style>
    <style:style style:name="P486" style:family="paragraph" style:parent-style-name="Text_20_body" style:list-style-name="L325">
      <style:paragraph-properties fo:margin-left="0in" fo:margin-right="0in" fo:margin-top="0in" fo:margin-bottom="0in" style:contextual-spacing="false" fo:line-height="150%" fo:text-indent="0in" style:auto-text-indent="false" fo:padding="0.0193in" fo:border="0.06pt solid #ffffff"/>
    </style:style>
    <style:style style:name="P487" style:family="paragraph" style:parent-style-name="Text_20_body" style:list-style-name="L328">
      <style:paragraph-properties fo:margin-left="0in" fo:margin-right="0in" fo:margin-top="0in" fo:margin-bottom="0in" style:contextual-spacing="false" fo:line-height="150%" fo:text-indent="0in" style:auto-text-indent="false" fo:padding="0.0193in" fo:border="0.06pt solid #ffffff"/>
    </style:style>
    <style:style style:name="P488" style:family="paragraph" style:parent-style-name="Text_20_body" style:list-style-name="L329">
      <style:paragraph-properties fo:margin-left="0in" fo:margin-right="0in" fo:margin-top="0in" fo:margin-bottom="0in" style:contextual-spacing="false" fo:line-height="150%" fo:text-indent="0in" style:auto-text-indent="false" fo:padding="0.0193in" fo:border="0.06pt solid #ffffff"/>
    </style:style>
    <style:style style:name="P489" style:family="paragraph" style:parent-style-name="Text_20_body" style:list-style-name="L330">
      <style:paragraph-properties fo:margin-left="0in" fo:margin-right="0in" fo:margin-top="0in" fo:margin-bottom="0in" style:contextual-spacing="false" fo:line-height="150%" fo:text-indent="0in" style:auto-text-indent="false" fo:padding="0.0193in" fo:border="0.06pt solid #ffffff"/>
    </style:style>
    <style:style style:name="P490" style:family="paragraph" style:parent-style-name="Text_20_body" style:list-style-name="L333">
      <style:paragraph-properties fo:margin-left="0in" fo:margin-right="0in" fo:margin-top="0in" fo:margin-bottom="0in" style:contextual-spacing="false" fo:line-height="150%" fo:text-indent="0in" style:auto-text-indent="false" fo:padding="0.0193in" fo:border="0.06pt solid #ffffff"/>
    </style:style>
    <style:style style:name="P491" style:family="paragraph" style:parent-style-name="Text_20_body" style:list-style-name="L339">
      <style:paragraph-properties fo:margin-left="0in" fo:margin-right="0in" fo:margin-top="0in" fo:margin-bottom="0in" style:contextual-spacing="false" fo:line-height="150%" fo:text-indent="0in" style:auto-text-indent="false" fo:padding="0.0193in" fo:border="0.06pt solid #ffffff"/>
    </style:style>
    <style:style style:name="P492" style:family="paragraph" style:parent-style-name="Text_20_body" style:list-style-name="L340">
      <style:paragraph-properties fo:margin-left="0in" fo:margin-right="0in" fo:margin-top="0in" fo:margin-bottom="0in" style:contextual-spacing="false" fo:line-height="150%" fo:text-indent="0in" style:auto-text-indent="false" fo:padding="0.0193in" fo:border="0.06pt solid #ffffff"/>
    </style:style>
    <style:style style:name="P493" style:family="paragraph" style:parent-style-name="Text_20_body" style:list-style-name="L341">
      <style:paragraph-properties fo:margin-left="0in" fo:margin-right="0in" fo:margin-top="0in" fo:margin-bottom="0in" style:contextual-spacing="false" fo:line-height="150%" fo:text-indent="0in" style:auto-text-indent="false" fo:padding="0.0193in" fo:border="0.06pt solid #ffffff"/>
    </style:style>
    <style:style style:name="P494" style:family="paragraph" style:parent-style-name="Text_20_body" style:list-style-name="L343">
      <style:paragraph-properties fo:margin-left="0in" fo:margin-right="0in" fo:margin-top="0in" fo:margin-bottom="0in" style:contextual-spacing="false" fo:line-height="150%" fo:text-indent="0in" style:auto-text-indent="false" fo:padding="0.0193in" fo:border="0.06pt solid #ffffff"/>
    </style:style>
    <style:style style:name="P495" style:family="paragraph" style:parent-style-name="Text_20_body" style:list-style-name="L346">
      <style:paragraph-properties fo:margin-left="0in" fo:margin-right="0in" fo:margin-top="0in" fo:margin-bottom="0in" style:contextual-spacing="false" fo:line-height="150%" fo:text-indent="0in" style:auto-text-indent="false" fo:padding="0.0193in" fo:border="0.06pt solid #ffffff"/>
    </style:style>
    <style:style style:name="P496" style:family="paragraph" style:parent-style-name="Text_20_body" style:list-style-name="L348">
      <style:paragraph-properties fo:margin-left="0in" fo:margin-right="0in" fo:margin-top="0in" fo:margin-bottom="0in" style:contextual-spacing="false" fo:line-height="150%" fo:text-indent="0in" style:auto-text-indent="false" fo:padding="0.0193in" fo:border="0.06pt solid #ffffff"/>
    </style:style>
    <style:style style:name="P497" style:family="paragraph" style:parent-style-name="Text_20_body" style:list-style-name="L349">
      <style:paragraph-properties fo:margin-left="0in" fo:margin-right="0in" fo:margin-top="0in" fo:margin-bottom="0in" style:contextual-spacing="false" fo:line-height="150%" fo:text-indent="0in" style:auto-text-indent="false" fo:padding="0.0193in" fo:border="0.06pt solid #ffffff"/>
    </style:style>
    <style:style style:name="P498" style:family="paragraph" style:parent-style-name="Text_20_body" style:list-style-name="L350">
      <style:paragraph-properties fo:margin-left="0in" fo:margin-right="0in" fo:margin-top="0in" fo:margin-bottom="0in" style:contextual-spacing="false" fo:line-height="150%" fo:text-indent="0in" style:auto-text-indent="false" fo:padding="0.0193in" fo:border="0.06pt solid #ffffff"/>
    </style:style>
    <style:style style:name="P499" style:family="paragraph" style:parent-style-name="Text_20_body" style:list-style-name="L353">
      <style:paragraph-properties fo:margin-left="0in" fo:margin-right="0in" fo:margin-top="0in" fo:margin-bottom="0in" style:contextual-spacing="false" fo:line-height="150%" fo:text-indent="0in" style:auto-text-indent="false" fo:padding="0.0193in" fo:border="0.06pt solid #ffffff"/>
    </style:style>
    <style:style style:name="P500" style:family="paragraph" style:parent-style-name="Text_20_body" style:list-style-name="L354">
      <style:paragraph-properties fo:margin-left="0in" fo:margin-right="0in" fo:margin-top="0in" fo:margin-bottom="0in" style:contextual-spacing="false" fo:line-height="150%" fo:text-indent="0in" style:auto-text-indent="false" fo:padding="0.0193in" fo:border="0.06pt solid #ffffff"/>
    </style:style>
    <style:style style:name="P501" style:family="paragraph" style:parent-style-name="Text_20_body" style:list-style-name="L357">
      <style:paragraph-properties fo:margin-left="0in" fo:margin-right="0in" fo:margin-top="0in" fo:margin-bottom="0in" style:contextual-spacing="false" fo:line-height="150%" fo:text-indent="0in" style:auto-text-indent="false" fo:padding="0.0193in" fo:border="0.06pt solid #ffffff"/>
    </style:style>
    <style:style style:name="P502" style:family="paragraph" style:parent-style-name="Text_20_body" style:list-style-name="L358">
      <style:paragraph-properties fo:margin-left="0in" fo:margin-right="0in" fo:margin-top="0in" fo:margin-bottom="0in" style:contextual-spacing="false" fo:line-height="150%" fo:text-indent="0in" style:auto-text-indent="false" fo:padding="0.0193in" fo:border="0.06pt solid #ffffff"/>
    </style:style>
    <style:style style:name="P503" style:family="paragraph" style:parent-style-name="Text_20_body" style:list-style-name="L359">
      <style:paragraph-properties fo:margin-left="0in" fo:margin-right="0in" fo:margin-top="0in" fo:margin-bottom="0in" style:contextual-spacing="false" fo:line-height="150%" fo:text-indent="0in" style:auto-text-indent="false" fo:padding="0.0193in" fo:border="0.06pt solid #ffffff"/>
    </style:style>
    <style:style style:name="P504" style:family="paragraph" style:parent-style-name="Text_20_body" style:list-style-name="L361">
      <style:paragraph-properties fo:margin-left="0in" fo:margin-right="0in" fo:margin-top="0in" fo:margin-bottom="0in" style:contextual-spacing="false" fo:line-height="150%" fo:text-indent="0in" style:auto-text-indent="false" fo:padding="0.0193in" fo:border="0.06pt solid #ffffff"/>
    </style:style>
    <style:style style:name="P505" style:family="paragraph" style:parent-style-name="Text_20_body" style:list-style-name="L364">
      <style:paragraph-properties fo:margin-left="0in" fo:margin-right="0in" fo:margin-top="0in" fo:margin-bottom="0in" style:contextual-spacing="false" fo:line-height="150%" fo:text-indent="0in" style:auto-text-indent="false" fo:padding="0.0193in" fo:border="0.06pt solid #ffffff"/>
    </style:style>
    <style:style style:name="P506" style:family="paragraph" style:parent-style-name="Text_20_body" style:list-style-name="L368">
      <style:paragraph-properties fo:margin-left="0in" fo:margin-right="0in" fo:margin-top="0in" fo:margin-bottom="0in" style:contextual-spacing="false" fo:line-height="150%" fo:text-indent="0in" style:auto-text-indent="false" fo:padding="0.0193in" fo:border="0.06pt solid #ffffff"/>
    </style:style>
    <style:style style:name="P507" style:family="paragraph" style:parent-style-name="Text_20_body" style:list-style-name="L369">
      <style:paragraph-properties fo:margin-left="0in" fo:margin-right="0in" fo:margin-top="0in" fo:margin-bottom="0in" style:contextual-spacing="false" fo:line-height="150%" fo:text-indent="0in" style:auto-text-indent="false" fo:padding="0.0193in" fo:border="0.06pt solid #ffffff"/>
    </style:style>
    <style:style style:name="P508" style:family="paragraph" style:parent-style-name="Text_20_body" style:list-style-name="L370">
      <style:paragraph-properties fo:margin-left="0in" fo:margin-right="0in" fo:margin-top="0in" fo:margin-bottom="0in" style:contextual-spacing="false" fo:line-height="150%" fo:text-indent="0in" style:auto-text-indent="false" fo:padding="0.0193in" fo:border="0.06pt solid #ffffff"/>
    </style:style>
    <style:style style:name="P509" style:family="paragraph" style:parent-style-name="Text_20_body" style:list-style-name="L371">
      <style:paragraph-properties fo:margin-left="0in" fo:margin-right="0in" fo:margin-top="0in" fo:margin-bottom="0in" style:contextual-spacing="false" fo:line-height="150%" fo:text-indent="0in" style:auto-text-indent="false" fo:padding="0.0193in" fo:border="0.06pt solid #ffffff"/>
    </style:style>
    <style:style style:name="P510" style:family="paragraph" style:parent-style-name="Text_20_body" style:list-style-name="L372">
      <style:paragraph-properties fo:margin-left="0in" fo:margin-right="0in" fo:margin-top="0in" fo:margin-bottom="0in" style:contextual-spacing="false" fo:line-height="150%" fo:text-indent="0in" style:auto-text-indent="false" fo:padding="0.0193in" fo:border="0.06pt solid #ffffff"/>
    </style:style>
    <style:style style:name="P511" style:family="paragraph" style:parent-style-name="Text_20_body" style:list-style-name="L373">
      <style:paragraph-properties fo:margin-left="0in" fo:margin-right="0in" fo:margin-top="0in" fo:margin-bottom="0in" style:contextual-spacing="false" fo:line-height="150%" fo:text-indent="0in" style:auto-text-indent="false" fo:padding="0.0193in" fo:border="0.06pt solid #ffffff"/>
    </style:style>
    <style:style style:name="P512" style:family="paragraph" style:parent-style-name="Text_20_body" style:list-style-name="L374">
      <style:paragraph-properties fo:margin-left="0in" fo:margin-right="0in" fo:margin-top="0in" fo:margin-bottom="0in" style:contextual-spacing="false" fo:line-height="150%" fo:text-indent="0in" style:auto-text-indent="false" fo:padding="0.0193in" fo:border="0.06pt solid #ffffff"/>
    </style:style>
    <style:style style:name="P513" style:family="paragraph" style:parent-style-name="Text_20_body" style:list-style-name="L376">
      <style:paragraph-properties fo:margin-left="0in" fo:margin-right="0in" fo:margin-top="0in" fo:margin-bottom="0in" style:contextual-spacing="false" fo:line-height="150%" fo:text-indent="0in" style:auto-text-indent="false" fo:padding="0.0193in" fo:border="0.06pt solid #ffffff"/>
    </style:style>
    <style:style style:name="P514" style:family="paragraph" style:parent-style-name="Text_20_body" style:list-style-name="L377">
      <style:paragraph-properties fo:margin-left="0in" fo:margin-right="0in" fo:margin-top="0in" fo:margin-bottom="0in" style:contextual-spacing="false" fo:line-height="150%" fo:text-indent="0in" style:auto-text-indent="false" fo:padding="0.0193in" fo:border="0.06pt solid #ffffff"/>
    </style:style>
    <style:style style:name="P515" style:family="paragraph" style:parent-style-name="Text_20_body" style:list-style-name="L378">
      <style:paragraph-properties fo:margin-left="0in" fo:margin-right="0in" fo:margin-top="0in" fo:margin-bottom="0in" style:contextual-spacing="false" fo:line-height="150%" fo:text-indent="0in" style:auto-text-indent="false" fo:padding="0.0193in" fo:border="0.06pt solid #ffffff"/>
    </style:style>
    <style:style style:name="P516" style:family="paragraph" style:parent-style-name="Text_20_body" style:list-style-name="L379">
      <style:paragraph-properties fo:margin-left="0in" fo:margin-right="0in" fo:margin-top="0in" fo:margin-bottom="0in" style:contextual-spacing="false" fo:line-height="150%" fo:text-indent="0in" style:auto-text-indent="false" fo:padding="0.0193in" fo:border="0.06pt solid #ffffff"/>
    </style:style>
    <style:style style:name="P517" style:family="paragraph" style:parent-style-name="Text_20_body" style:list-style-name="L380">
      <style:paragraph-properties fo:margin-left="0in" fo:margin-right="0in" fo:margin-top="0in" fo:margin-bottom="0in" style:contextual-spacing="false" fo:line-height="150%" fo:text-indent="0in" style:auto-text-indent="false" fo:padding="0.0193in" fo:border="0.06pt solid #ffffff"/>
    </style:style>
    <style:style style:name="P518" style:family="paragraph" style:parent-style-name="Text_20_body" style:list-style-name="L383">
      <style:paragraph-properties fo:margin-left="0in" fo:margin-right="0in" fo:margin-top="0in" fo:margin-bottom="0in" style:contextual-spacing="false" fo:line-height="150%" fo:text-indent="0in" style:auto-text-indent="false" fo:padding="0.0193in" fo:border="0.06pt solid #ffffff"/>
    </style:style>
    <style:style style:name="P519" style:family="paragraph" style:parent-style-name="Text_20_body" style:list-style-name="L384">
      <style:paragraph-properties fo:margin-left="0in" fo:margin-right="0in" fo:margin-top="0in" fo:margin-bottom="0in" style:contextual-spacing="false" fo:line-height="150%" fo:text-indent="0in" style:auto-text-indent="false" fo:padding="0.0193in" fo:border="0.06pt solid #ffffff"/>
    </style:style>
    <style:style style:name="P520" style:family="paragraph" style:parent-style-name="Text_20_body" style:list-style-name="L388">
      <style:paragraph-properties fo:margin-left="0in" fo:margin-right="0in" fo:margin-top="0in" fo:margin-bottom="0in" style:contextual-spacing="false" fo:line-height="150%" fo:text-indent="0in" style:auto-text-indent="false" fo:padding="0.0193in" fo:border="0.06pt solid #ffffff"/>
    </style:style>
    <style:style style:name="P521" style:family="paragraph" style:parent-style-name="Text_20_body" style:list-style-name="L389">
      <style:paragraph-properties fo:margin-left="0in" fo:margin-right="0in" fo:margin-top="0in" fo:margin-bottom="0in" style:contextual-spacing="false" fo:line-height="150%" fo:text-indent="0in" style:auto-text-indent="false" fo:padding="0.0193in" fo:border="0.06pt solid #ffffff"/>
    </style:style>
    <style:style style:name="P522" style:family="paragraph" style:parent-style-name="Text_20_body" style:list-style-name="L393">
      <style:paragraph-properties fo:margin-left="0in" fo:margin-right="0in" fo:margin-top="0in" fo:margin-bottom="0in" style:contextual-spacing="false" fo:line-height="150%" fo:text-indent="0in" style:auto-text-indent="false" fo:padding="0.0193in" fo:border="0.06pt solid #ffffff"/>
    </style:style>
    <style:style style:name="P523" style:family="paragraph" style:parent-style-name="Text_20_body" style:list-style-name="L394">
      <style:paragraph-properties fo:margin-left="0in" fo:margin-right="0in" fo:margin-top="0in" fo:margin-bottom="0in" style:contextual-spacing="false" fo:line-height="150%" fo:text-indent="0in" style:auto-text-indent="false" fo:padding="0.0193in" fo:border="0.06pt solid #ffffff"/>
    </style:style>
    <style:style style:name="P524" style:family="paragraph" style:parent-style-name="Text_20_body" style:list-style-name="L395">
      <style:paragraph-properties fo:margin-left="0in" fo:margin-right="0in" fo:margin-top="0in" fo:margin-bottom="0in" style:contextual-spacing="false" fo:line-height="150%" fo:text-indent="0in" style:auto-text-indent="false" fo:padding="0.0193in" fo:border="0.06pt solid #ffffff"/>
    </style:style>
    <style:style style:name="P525" style:family="paragraph" style:parent-style-name="Text_20_body" style:list-style-name="L396">
      <style:paragraph-properties fo:margin-left="0in" fo:margin-right="0in" fo:margin-top="0in" fo:margin-bottom="0in" style:contextual-spacing="false" fo:line-height="150%" fo:text-indent="0in" style:auto-text-indent="false" fo:padding="0.0193in" fo:border="0.06pt solid #ffffff"/>
    </style:style>
    <style:style style:name="P526" style:family="paragraph" style:parent-style-name="Text_20_body" style:list-style-name="L398">
      <style:paragraph-properties fo:margin-left="0in" fo:margin-right="0in" fo:margin-top="0in" fo:margin-bottom="0in" style:contextual-spacing="false" fo:line-height="150%" fo:text-indent="0in" style:auto-text-indent="false" fo:padding="0.0193in" fo:border="0.06pt solid #ffffff"/>
    </style:style>
    <style:style style:name="P527" style:family="paragraph" style:parent-style-name="Text_20_body" style:list-style-name="L399">
      <style:paragraph-properties fo:margin-left="0in" fo:margin-right="0in" fo:margin-top="0in" fo:margin-bottom="0in" style:contextual-spacing="false" fo:line-height="150%" fo:text-indent="0in" style:auto-text-indent="false" fo:padding="0.0193in" fo:border="0.06pt solid #ffffff"/>
    </style:style>
    <style:style style:name="P528" style:family="paragraph" style:parent-style-name="Text_20_body" style:list-style-name="L400">
      <style:paragraph-properties fo:margin-left="0in" fo:margin-right="0in" fo:margin-top="0in" fo:margin-bottom="0in" style:contextual-spacing="false" fo:line-height="150%" fo:text-indent="0in" style:auto-text-indent="false" fo:padding="0.0193in" fo:border="0.06pt solid #ffffff"/>
    </style:style>
    <style:style style:name="P529" style:family="paragraph" style:parent-style-name="Text_20_body" style:list-style-name="L403">
      <style:paragraph-properties fo:margin-left="0in" fo:margin-right="0in" fo:margin-top="0in" fo:margin-bottom="0in" style:contextual-spacing="false" fo:line-height="150%" fo:text-indent="0in" style:auto-text-indent="false" fo:padding="0.0193in" fo:border="0.06pt solid #ffffff"/>
    </style:style>
    <style:style style:name="P530" style:family="paragraph" style:parent-style-name="Text_20_body" style:list-style-name="L406">
      <style:paragraph-properties fo:margin-left="0in" fo:margin-right="0in" fo:margin-top="0in" fo:margin-bottom="0in" style:contextual-spacing="false" fo:line-height="150%" fo:text-indent="0in" style:auto-text-indent="false" fo:padding="0.0193in" fo:border="0.06pt solid #ffffff"/>
    </style:style>
    <style:style style:name="P531" style:family="paragraph" style:parent-style-name="Text_20_body" style:list-style-name="L407">
      <style:paragraph-properties fo:margin-left="0in" fo:margin-right="0in" fo:margin-top="0in" fo:margin-bottom="0in" style:contextual-spacing="false" fo:line-height="150%" fo:text-indent="0in" style:auto-text-indent="false" fo:padding="0.0193in" fo:border="0.06pt solid #ffffff"/>
    </style:style>
    <style:style style:name="P532" style:family="paragraph" style:parent-style-name="Text_20_body" style:list-style-name="L408">
      <style:paragraph-properties fo:margin-left="0in" fo:margin-right="0in" fo:margin-top="0in" fo:margin-bottom="0in" style:contextual-spacing="false" fo:line-height="150%" fo:text-indent="0in" style:auto-text-indent="false" fo:padding="0.0193in" fo:border="0.06pt solid #ffffff"/>
    </style:style>
    <style:style style:name="P533" style:family="paragraph" style:parent-style-name="Text_20_body" style:list-style-name="L413">
      <style:paragraph-properties fo:margin-left="0in" fo:margin-right="0in" fo:margin-top="0in" fo:margin-bottom="0in" style:contextual-spacing="false" fo:line-height="150%" fo:text-indent="0in" style:auto-text-indent="false" fo:padding="0.0193in" fo:border="0.06pt solid #ffffff"/>
    </style:style>
    <style:style style:name="P534" style:family="paragraph" style:parent-style-name="Text_20_body" style:list-style-name="L416">
      <style:paragraph-properties fo:margin-left="0in" fo:margin-right="0in" fo:margin-top="0in" fo:margin-bottom="0in" style:contextual-spacing="false" fo:line-height="150%" fo:text-indent="0in" style:auto-text-indent="false" fo:padding="0.0193in" fo:border="0.06pt solid #ffffff"/>
    </style:style>
    <style:style style:name="P535" style:family="paragraph" style:parent-style-name="Text_20_body" style:list-style-name="L417">
      <style:paragraph-properties fo:margin-left="0in" fo:margin-right="0in" fo:margin-top="0in" fo:margin-bottom="0in" style:contextual-spacing="false" fo:line-height="150%" fo:text-indent="0in" style:auto-text-indent="false" fo:padding="0.0193in" fo:border="0.06pt solid #ffffff"/>
    </style:style>
    <style:style style:name="P536" style:family="paragraph" style:parent-style-name="Text_20_body" style:list-style-name="L418">
      <style:paragraph-properties fo:margin-left="0in" fo:margin-right="0in" fo:margin-top="0in" fo:margin-bottom="0in" style:contextual-spacing="false" fo:line-height="150%" fo:text-indent="0in" style:auto-text-indent="false" fo:padding="0.0193in" fo:border="0.06pt solid #ffffff"/>
    </style:style>
    <style:style style:name="P537" style:family="paragraph" style:parent-style-name="Text_20_body" style:list-style-name="L419">
      <style:paragraph-properties fo:margin-left="0in" fo:margin-right="0in" fo:margin-top="0in" fo:margin-bottom="0in" style:contextual-spacing="false" fo:line-height="150%" fo:text-indent="0in" style:auto-text-indent="false" fo:padding="0.0193in" fo:border="0.06pt solid #ffffff"/>
    </style:style>
    <style:style style:name="P538" style:family="paragraph" style:parent-style-name="Text_20_body" style:list-style-name="L420">
      <style:paragraph-properties fo:margin-left="0in" fo:margin-right="0in" fo:margin-top="0in" fo:margin-bottom="0in" style:contextual-spacing="false" fo:line-height="150%" fo:text-indent="0in" style:auto-text-indent="false" fo:padding="0.0193in" fo:border="0.06pt solid #ffffff"/>
    </style:style>
    <style:style style:name="P539" style:family="paragraph" style:parent-style-name="Text_20_body" style:list-style-name="L426">
      <style:paragraph-properties fo:margin-left="0in" fo:margin-right="0in" fo:margin-top="0in" fo:margin-bottom="0in" style:contextual-spacing="false" fo:line-height="150%" fo:text-indent="0in" style:auto-text-indent="false" fo:padding="0.0193in" fo:border="0.06pt solid #ffffff"/>
    </style:style>
    <style:style style:name="P540" style:family="paragraph" style:parent-style-name="Text_20_body" style:list-style-name="L428">
      <style:paragraph-properties fo:margin-left="0in" fo:margin-right="0in" fo:margin-top="0in" fo:margin-bottom="0in" style:contextual-spacing="false" fo:line-height="150%" fo:text-indent="0in" style:auto-text-indent="false" fo:padding="0.0193in" fo:border="0.06pt solid #ffffff"/>
    </style:style>
    <style:style style:name="P541" style:family="paragraph" style:parent-style-name="Text_20_body" style:list-style-name="L435">
      <style:paragraph-properties fo:margin-left="0in" fo:margin-right="0in" fo:margin-top="0in" fo:margin-bottom="0in" style:contextual-spacing="false" fo:line-height="150%" fo:text-indent="0in" style:auto-text-indent="false" fo:padding="0.0193in" fo:border="0.06pt solid #ffffff"/>
    </style:style>
    <style:style style:name="P542" style:family="paragraph" style:parent-style-name="Text_20_body" style:list-style-name="L441">
      <style:paragraph-properties fo:margin-left="0in" fo:margin-right="0in" fo:margin-top="0in" fo:margin-bottom="0in" style:contextual-spacing="false" fo:line-height="150%" fo:text-indent="0in" style:auto-text-indent="false" fo:padding="0.0193in" fo:border="0.06pt solid #ffffff"/>
    </style:style>
    <style:style style:name="P543" style:family="paragraph" style:parent-style-name="Text_20_body" style:list-style-name="L442">
      <style:paragraph-properties fo:margin-left="0in" fo:margin-right="0in" fo:margin-top="0in" fo:margin-bottom="0in" style:contextual-spacing="false" fo:line-height="150%" fo:text-indent="0in" style:auto-text-indent="false" fo:padding="0.0193in" fo:border="0.06pt solid #ffffff"/>
    </style:style>
    <style:style style:name="P544" style:family="paragraph" style:parent-style-name="Text_20_body" style:list-style-name="L443">
      <style:paragraph-properties fo:margin-left="0in" fo:margin-right="0in" fo:margin-top="0in" fo:margin-bottom="0in" style:contextual-spacing="false" fo:line-height="150%" fo:text-indent="0in" style:auto-text-indent="false" fo:padding="0.0193in" fo:border="0.06pt solid #ffffff"/>
    </style:style>
    <style:style style:name="P545" style:family="paragraph" style:parent-style-name="Text_20_body" style:list-style-name="L444">
      <style:paragraph-properties fo:margin-left="0in" fo:margin-right="0in" fo:margin-top="0in" fo:margin-bottom="0in" style:contextual-spacing="false" fo:line-height="150%" fo:text-indent="0in" style:auto-text-indent="false" fo:padding="0.0193in" fo:border="0.06pt solid #ffffff"/>
    </style:style>
    <style:style style:name="P546" style:family="paragraph" style:parent-style-name="Text_20_body" style:list-style-name="L445">
      <style:paragraph-properties fo:margin-left="0in" fo:margin-right="0in" fo:margin-top="0in" fo:margin-bottom="0in" style:contextual-spacing="false" fo:line-height="150%" fo:text-indent="0in" style:auto-text-indent="false" fo:padding="0.0193in" fo:border="0.06pt solid #ffffff"/>
    </style:style>
    <style:style style:name="P547" style:family="paragraph" style:parent-style-name="Text_20_body" style:list-style-name="L447">
      <style:paragraph-properties fo:margin-left="0in" fo:margin-right="0in" fo:margin-top="0in" fo:margin-bottom="0in" style:contextual-spacing="false" fo:line-height="150%" fo:text-indent="0in" style:auto-text-indent="false" fo:padding="0.0193in" fo:border="0.06pt solid #ffffff"/>
    </style:style>
    <style:style style:name="P548" style:family="paragraph" style:parent-style-name="Text_20_body" style:list-style-name="L450">
      <style:paragraph-properties fo:margin-left="0in" fo:margin-right="0in" fo:margin-top="0in" fo:margin-bottom="0in" style:contextual-spacing="false" fo:line-height="150%" fo:text-indent="0in" style:auto-text-indent="false" fo:padding="0.0193in" fo:border="0.06pt solid #ffffff"/>
    </style:style>
    <style:style style:name="P549" style:family="paragraph" style:parent-style-name="Text_20_body" style:list-style-name="L455">
      <style:paragraph-properties fo:margin-left="0in" fo:margin-right="0in" fo:margin-top="0in" fo:margin-bottom="0in" style:contextual-spacing="false" fo:line-height="150%" fo:text-indent="0in" style:auto-text-indent="false" fo:padding="0.0193in" fo:border="0.06pt solid #ffffff"/>
    </style:style>
    <style:style style:name="P550" style:family="paragraph" style:parent-style-name="Text_20_body" style:list-style-name="L457">
      <style:paragraph-properties fo:margin-left="0in" fo:margin-right="0in" fo:margin-top="0in" fo:margin-bottom="0in" style:contextual-spacing="false" fo:line-height="150%" fo:text-indent="0in" style:auto-text-indent="false" fo:padding="0.0193in" fo:border="0.06pt solid #ffffff"/>
    </style:style>
    <style:style style:name="P551" style:family="paragraph" style:parent-style-name="Text_20_body" style:list-style-name="L458">
      <style:paragraph-properties fo:margin-left="0in" fo:margin-right="0in" fo:margin-top="0in" fo:margin-bottom="0in" style:contextual-spacing="false" fo:line-height="150%" fo:text-indent="0in" style:auto-text-indent="false" fo:padding="0.0193in" fo:border="0.06pt solid #ffffff"/>
    </style:style>
    <style:style style:name="P552" style:family="paragraph" style:parent-style-name="Text_20_body" style:list-style-name="L460">
      <style:paragraph-properties fo:margin-left="0in" fo:margin-right="0in" fo:margin-top="0in" fo:margin-bottom="0in" style:contextual-spacing="false" fo:line-height="150%" fo:text-indent="0in" style:auto-text-indent="false" fo:padding="0.0193in" fo:border="0.06pt solid #ffffff"/>
    </style:style>
    <style:style style:name="P553" style:family="paragraph" style:parent-style-name="Text_20_body" style:list-style-name="L462">
      <style:paragraph-properties fo:margin-left="0in" fo:margin-right="0in" fo:margin-top="0in" fo:margin-bottom="0in" style:contextual-spacing="false" fo:line-height="150%" fo:text-indent="0in" style:auto-text-indent="false" fo:padding="0.0193in" fo:border="0.06pt solid #ffffff"/>
    </style:style>
    <style:style style:name="P554" style:family="paragraph" style:parent-style-name="Text_20_body" style:list-style-name="L463">
      <style:paragraph-properties fo:margin-left="0in" fo:margin-right="0in" fo:margin-top="0in" fo:margin-bottom="0in" style:contextual-spacing="false" fo:line-height="150%" fo:text-indent="0in" style:auto-text-indent="false" fo:padding="0.0193in" fo:border="0.06pt solid #ffffff"/>
    </style:style>
    <style:style style:name="P555" style:family="paragraph" style:parent-style-name="Text_20_body" style:list-style-name="L465">
      <style:paragraph-properties fo:margin-left="0in" fo:margin-right="0in" fo:margin-top="0in" fo:margin-bottom="0in" style:contextual-spacing="false" fo:line-height="150%" fo:text-indent="0in" style:auto-text-indent="false" fo:padding="0.0193in" fo:border="0.06pt solid #ffffff"/>
    </style:style>
    <style:style style:name="P556" style:family="paragraph" style:parent-style-name="Text_20_body" style:list-style-name="L466">
      <style:paragraph-properties fo:margin-left="0in" fo:margin-right="0in" fo:margin-top="0in" fo:margin-bottom="0in" style:contextual-spacing="false" fo:line-height="150%" fo:text-indent="0in" style:auto-text-indent="false" fo:padding="0.0193in" fo:border="0.06pt solid #ffffff"/>
    </style:style>
    <style:style style:name="P557" style:family="paragraph" style:parent-style-name="Text_20_body" style:list-style-name="L467">
      <style:paragraph-properties fo:margin-left="0in" fo:margin-right="0in" fo:margin-top="0in" fo:margin-bottom="0in" style:contextual-spacing="false" fo:line-height="150%" fo:text-indent="0in" style:auto-text-indent="false" fo:padding="0.0193in" fo:border="0.06pt solid #ffffff"/>
    </style:style>
    <style:style style:name="P558" style:family="paragraph" style:parent-style-name="Text_20_body" style:list-style-name="L470">
      <style:paragraph-properties fo:margin-left="0in" fo:margin-right="0in" fo:margin-top="0in" fo:margin-bottom="0in" style:contextual-spacing="false" fo:line-height="150%" fo:text-indent="0in" style:auto-text-indent="false" fo:padding="0.0193in" fo:border="0.06pt solid #ffffff"/>
    </style:style>
    <style:style style:name="P559" style:family="paragraph" style:parent-style-name="Text_20_body" style:list-style-name="L471">
      <style:paragraph-properties fo:margin-left="0in" fo:margin-right="0in" fo:margin-top="0in" fo:margin-bottom="0in" style:contextual-spacing="false" fo:line-height="150%" fo:text-indent="0in" style:auto-text-indent="false" fo:padding="0.0193in" fo:border="0.06pt solid #ffffff"/>
    </style:style>
    <style:style style:name="P560" style:family="paragraph" style:parent-style-name="Text_20_body" style:list-style-name="L473">
      <style:paragraph-properties fo:margin-left="0in" fo:margin-right="0in" fo:margin-top="0in" fo:margin-bottom="0in" style:contextual-spacing="false" fo:line-height="150%" fo:text-indent="0in" style:auto-text-indent="false" fo:padding="0.0193in" fo:border="0.06pt solid #ffffff"/>
    </style:style>
    <style:style style:name="P561" style:family="paragraph" style:parent-style-name="Text_20_body" style:list-style-name="L474">
      <style:paragraph-properties fo:margin-left="0in" fo:margin-right="0in" fo:margin-top="0in" fo:margin-bottom="0in" style:contextual-spacing="false" fo:line-height="150%" fo:text-indent="0in" style:auto-text-indent="false" fo:padding="0.0193in" fo:border="0.06pt solid #ffffff"/>
    </style:style>
    <style:style style:name="P562" style:family="paragraph" style:parent-style-name="Text_20_body" style:list-style-name="L475">
      <style:paragraph-properties fo:margin-left="0in" fo:margin-right="0in" fo:margin-top="0in" fo:margin-bottom="0in" style:contextual-spacing="false" fo:line-height="150%" fo:text-indent="0in" style:auto-text-indent="false" fo:padding="0.0193in" fo:border="0.06pt solid #ffffff"/>
    </style:style>
    <style:style style:name="P563" style:family="paragraph" style:parent-style-name="Text_20_body" style:list-style-name="L476">
      <style:paragraph-properties fo:margin-left="0in" fo:margin-right="0in" fo:margin-top="0in" fo:margin-bottom="0in" style:contextual-spacing="false" fo:line-height="150%" fo:text-indent="0in" style:auto-text-indent="false" fo:padding="0.0193in" fo:border="0.06pt solid #ffffff"/>
    </style:style>
    <style:style style:name="P564" style:family="paragraph" style:parent-style-name="Text_20_body" style:list-style-name="L478">
      <style:paragraph-properties fo:margin-left="0in" fo:margin-right="0in" fo:margin-top="0in" fo:margin-bottom="0in" style:contextual-spacing="false" fo:line-height="150%" fo:text-indent="0in" style:auto-text-indent="false" fo:padding="0.0193in" fo:border="0.06pt solid #ffffff"/>
    </style:style>
    <style:style style:name="P565" style:family="paragraph" style:parent-style-name="Text_20_body" style:list-style-name="L479">
      <style:paragraph-properties fo:margin-left="0in" fo:margin-right="0in" fo:margin-top="0in" fo:margin-bottom="0in" style:contextual-spacing="false" fo:line-height="150%" fo:text-indent="0in" style:auto-text-indent="false" fo:padding="0.0193in" fo:border="0.06pt solid #ffffff"/>
    </style:style>
    <style:style style:name="P566" style:family="paragraph" style:parent-style-name="Text_20_body" style:list-style-name="L480">
      <style:paragraph-properties fo:margin-left="0in" fo:margin-right="0in" fo:margin-top="0in" fo:margin-bottom="0in" style:contextual-spacing="false" fo:line-height="150%" fo:text-indent="0in" style:auto-text-indent="false" fo:padding="0.0193in" fo:border="0.06pt solid #ffffff"/>
    </style:style>
    <style:style style:name="P567" style:family="paragraph" style:parent-style-name="Text_20_body" style:list-style-name="L481">
      <style:paragraph-properties fo:margin-left="0in" fo:margin-right="0in" fo:margin-top="0in" fo:margin-bottom="0in" style:contextual-spacing="false" fo:line-height="150%" fo:text-indent="0in" style:auto-text-indent="false" fo:padding="0.0193in" fo:border="0.06pt solid #ffffff"/>
    </style:style>
    <style:style style:name="P568" style:family="paragraph" style:parent-style-name="Text_20_body" style:list-style-name="L483">
      <style:paragraph-properties fo:margin-left="0in" fo:margin-right="0in" fo:margin-top="0in" fo:margin-bottom="0in" style:contextual-spacing="false" fo:line-height="150%" fo:text-indent="0in" style:auto-text-indent="false" fo:padding="0.0193in" fo:border="0.06pt solid #ffffff"/>
    </style:style>
    <style:style style:name="P569" style:family="paragraph" style:parent-style-name="Text_20_body" style:list-style-name="L484">
      <style:paragraph-properties fo:margin-left="0in" fo:margin-right="0in" fo:margin-top="0in" fo:margin-bottom="0in" style:contextual-spacing="false" fo:line-height="150%" fo:text-indent="0in" style:auto-text-indent="false" fo:padding="0.0193in" fo:border="0.06pt solid #ffffff"/>
    </style:style>
    <style:style style:name="P570" style:family="paragraph" style:parent-style-name="Text_20_body" style:list-style-name="L486">
      <style:paragraph-properties fo:margin-left="0in" fo:margin-right="0in" fo:margin-top="0in" fo:margin-bottom="0in" style:contextual-spacing="false" fo:line-height="150%" fo:text-indent="0in" style:auto-text-indent="false" fo:padding="0.0193in" fo:border="0.06pt solid #ffffff"/>
    </style:style>
    <style:style style:name="P571" style:family="paragraph" style:parent-style-name="Text_20_body" style:list-style-name="L487">
      <style:paragraph-properties fo:margin-left="0in" fo:margin-right="0in" fo:margin-top="0in" fo:margin-bottom="0in" style:contextual-spacing="false" fo:line-height="150%" fo:text-indent="0in" style:auto-text-indent="false" fo:padding="0.0193in" fo:border="0.06pt solid #ffffff"/>
    </style:style>
    <style:style style:name="P572" style:family="paragraph" style:parent-style-name="Text_20_body" style:list-style-name="L489">
      <style:paragraph-properties fo:margin-left="0in" fo:margin-right="0in" fo:margin-top="0in" fo:margin-bottom="0in" style:contextual-spacing="false" fo:line-height="150%" fo:text-indent="0in" style:auto-text-indent="false" fo:padding="0.0193in" fo:border="0.06pt solid #ffffff"/>
    </style:style>
    <style:style style:name="P573" style:family="paragraph" style:parent-style-name="Text_20_body" style:list-style-name="L490">
      <style:paragraph-properties fo:margin-left="0in" fo:margin-right="0in" fo:margin-top="0in" fo:margin-bottom="0in" style:contextual-spacing="false" fo:line-height="150%" fo:text-indent="0in" style:auto-text-indent="false" fo:padding="0.0193in" fo:border="0.06pt solid #ffffff"/>
    </style:style>
    <style:style style:name="P574" style:family="paragraph" style:parent-style-name="Text_20_body" style:list-style-name="L496">
      <style:paragraph-properties fo:margin-left="0in" fo:margin-right="0in" fo:margin-top="0in" fo:margin-bottom="0in" style:contextual-spacing="false" fo:line-height="150%" fo:text-indent="0in" style:auto-text-indent="false" fo:padding="0.0193in" fo:border="0.06pt solid #ffffff"/>
    </style:style>
    <style:style style:name="P575" style:family="paragraph" style:parent-style-name="Text_20_body" style:list-style-name="L497">
      <style:paragraph-properties fo:margin-left="0in" fo:margin-right="0in" fo:margin-top="0in" fo:margin-bottom="0in" style:contextual-spacing="false" fo:line-height="150%" fo:text-indent="0in" style:auto-text-indent="false" fo:padding="0.0193in" fo:border="0.06pt solid #ffffff"/>
    </style:style>
    <style:style style:name="P576" style:family="paragraph" style:parent-style-name="Text_20_body" style:list-style-name="L498">
      <style:paragraph-properties fo:margin-left="0in" fo:margin-right="0in" fo:margin-top="0in" fo:margin-bottom="0in" style:contextual-spacing="false" fo:line-height="150%" fo:text-indent="0in" style:auto-text-indent="false" fo:padding="0.0193in" fo:border="0.06pt solid #ffffff"/>
    </style:style>
    <style:style style:name="P577" style:family="paragraph" style:parent-style-name="Text_20_body" style:list-style-name="L499">
      <style:paragraph-properties fo:margin-left="0in" fo:margin-right="0in" fo:margin-top="0in" fo:margin-bottom="0in" style:contextual-spacing="false" fo:line-height="150%" fo:text-indent="0in" style:auto-text-indent="false" fo:padding="0.0193in" fo:border="0.06pt solid #ffffff"/>
    </style:style>
    <style:style style:name="P578" style:family="paragraph" style:parent-style-name="Text_20_body" style:list-style-name="L500">
      <style:paragraph-properties fo:margin-left="0in" fo:margin-right="0in" fo:margin-top="0in" fo:margin-bottom="0in" style:contextual-spacing="false" fo:line-height="150%" fo:text-indent="0in" style:auto-text-indent="false" fo:padding="0.0193in" fo:border="0.06pt solid #ffffff"/>
    </style:style>
    <style:style style:name="P579" style:family="paragraph" style:parent-style-name="Text_20_body" style:list-style-name="L501">
      <style:paragraph-properties fo:margin-left="0in" fo:margin-right="0in" fo:margin-top="0in" fo:margin-bottom="0in" style:contextual-spacing="false" fo:line-height="150%" fo:text-indent="0in" style:auto-text-indent="false" fo:padding="0.0193in" fo:border="0.06pt solid #ffffff"/>
    </style:style>
    <style:style style:name="P580" style:family="paragraph" style:parent-style-name="Text_20_body" style:list-style-name="L502">
      <style:paragraph-properties fo:margin-left="0in" fo:margin-right="0in" fo:margin-top="0in" fo:margin-bottom="0in" style:contextual-spacing="false" fo:line-height="150%" fo:text-indent="0in" style:auto-text-indent="false" fo:padding="0.0193in" fo:border="0.06pt solid #ffffff"/>
    </style:style>
    <style:style style:name="P581" style:family="paragraph" style:parent-style-name="Text_20_body" style:list-style-name="L504">
      <style:paragraph-properties fo:margin-left="0in" fo:margin-right="0in" fo:margin-top="0in" fo:margin-bottom="0in" style:contextual-spacing="false" fo:line-height="150%" fo:text-indent="0in" style:auto-text-indent="false" fo:padding="0.0193in" fo:border="0.06pt solid #ffffff"/>
    </style:style>
    <style:style style:name="P582" style:family="paragraph" style:parent-style-name="Text_20_body" style:list-style-name="L505">
      <style:paragraph-properties fo:margin-left="0in" fo:margin-right="0in" fo:margin-top="0in" fo:margin-bottom="0in" style:contextual-spacing="false" fo:line-height="150%" fo:text-indent="0in" style:auto-text-indent="false" fo:padding="0.0193in" fo:border="0.06pt solid #ffffff"/>
    </style:style>
    <style:style style:name="P583" style:family="paragraph" style:parent-style-name="Text_20_body" style:list-style-name="L506">
      <style:paragraph-properties fo:margin-left="0in" fo:margin-right="0in" fo:margin-top="0in" fo:margin-bottom="0in" style:contextual-spacing="false" fo:line-height="150%" fo:text-indent="0in" style:auto-text-indent="false" fo:padding="0.0193in" fo:border="0.06pt solid #ffffff"/>
    </style:style>
    <style:style style:name="P584" style:family="paragraph" style:parent-style-name="Text_20_body" style:list-style-name="L509">
      <style:paragraph-properties fo:margin-left="0in" fo:margin-right="0in" fo:margin-top="0in" fo:margin-bottom="0in" style:contextual-spacing="false" fo:line-height="150%" fo:text-indent="0in" style:auto-text-indent="false" fo:padding="0.0193in" fo:border="0.06pt solid #ffffff"/>
    </style:style>
    <style:style style:name="P585" style:family="paragraph" style:parent-style-name="Text_20_body" style:list-style-name="L512">
      <style:paragraph-properties fo:margin-left="0in" fo:margin-right="0in" fo:margin-top="0in" fo:margin-bottom="0in" style:contextual-spacing="false" fo:line-height="150%" fo:text-indent="0in" style:auto-text-indent="false" fo:padding="0.0193in" fo:border="0.06pt solid #ffffff"/>
    </style:style>
    <style:style style:name="P586" style:family="paragraph" style:parent-style-name="Text_20_body" style:list-style-name="L513">
      <style:paragraph-properties fo:margin-left="0in" fo:margin-right="0in" fo:margin-top="0in" fo:margin-bottom="0in" style:contextual-spacing="false" fo:line-height="150%" fo:text-indent="0in" style:auto-text-indent="false" fo:padding="0.0193in" fo:border="0.06pt solid #ffffff"/>
    </style:style>
    <style:style style:name="P587" style:family="paragraph" style:parent-style-name="Text_20_body" style:list-style-name="L514">
      <style:paragraph-properties fo:margin-left="0in" fo:margin-right="0in" fo:margin-top="0in" fo:margin-bottom="0in" style:contextual-spacing="false" fo:line-height="150%" fo:text-indent="0in" style:auto-text-indent="false" fo:padding="0.0193in" fo:border="0.06pt solid #ffffff"/>
    </style:style>
    <style:style style:name="P588" style:family="paragraph" style:parent-style-name="Text_20_body" style:list-style-name="L516">
      <style:paragraph-properties fo:margin-left="0in" fo:margin-right="0in" fo:margin-top="0in" fo:margin-bottom="0in" style:contextual-spacing="false" fo:line-height="150%" fo:text-indent="0in" style:auto-text-indent="false" fo:padding="0.0193in" fo:border="0.06pt solid #ffffff"/>
    </style:style>
    <style:style style:name="P589" style:family="paragraph" style:parent-style-name="Text_20_body" style:list-style-name="L521">
      <style:paragraph-properties fo:margin-left="0in" fo:margin-right="0in" fo:margin-top="0in" fo:margin-bottom="0in" style:contextual-spacing="false" fo:line-height="150%" fo:text-indent="0in" style:auto-text-indent="false" fo:padding="0.0193in" fo:border="0.06pt solid #ffffff"/>
    </style:style>
    <style:style style:name="P590" style:family="paragraph" style:parent-style-name="Text_20_body" style:list-style-name="L522">
      <style:paragraph-properties fo:margin-left="0in" fo:margin-right="0in" fo:margin-top="0in" fo:margin-bottom="0in" style:contextual-spacing="false" fo:line-height="150%" fo:text-indent="0in" style:auto-text-indent="false" fo:padding="0.0193in" fo:border="0.06pt solid #ffffff"/>
    </style:style>
    <style:style style:name="P591" style:family="paragraph" style:parent-style-name="Text_20_body" style:list-style-name="L523">
      <style:paragraph-properties fo:margin-left="0in" fo:margin-right="0in" fo:margin-top="0in" fo:margin-bottom="0in" style:contextual-spacing="false" fo:line-height="150%" fo:text-indent="0in" style:auto-text-indent="false" fo:padding="0.0193in" fo:border="0.06pt solid #ffffff"/>
    </style:style>
    <style:style style:name="P592" style:family="paragraph" style:parent-style-name="Text_20_body" style:list-style-name="L525">
      <style:paragraph-properties fo:margin-left="0in" fo:margin-right="0in" fo:margin-top="0in" fo:margin-bottom="0in" style:contextual-spacing="false" fo:line-height="150%" fo:text-indent="0in" style:auto-text-indent="false" fo:padding="0.0193in" fo:border="0.06pt solid #ffffff"/>
    </style:style>
    <style:style style:name="P593" style:family="paragraph" style:parent-style-name="Text_20_body" style:list-style-name="L528">
      <style:paragraph-properties fo:margin-left="0in" fo:margin-right="0in" fo:margin-top="0in" fo:margin-bottom="0in" style:contextual-spacing="false" fo:line-height="150%" fo:text-indent="0in" style:auto-text-indent="false" fo:padding="0.0193in" fo:border="0.06pt solid #ffffff"/>
    </style:style>
    <style:style style:name="P594" style:family="paragraph" style:parent-style-name="Text_20_body" style:list-style-name="L529">
      <style:paragraph-properties fo:margin-left="0in" fo:margin-right="0in" fo:margin-top="0in" fo:margin-bottom="0in" style:contextual-spacing="false" fo:line-height="150%" fo:text-indent="0in" style:auto-text-indent="false" fo:padding="0.0193in" fo:border="0.06pt solid #ffffff"/>
    </style:style>
    <style:style style:name="P595" style:family="paragraph" style:parent-style-name="Text_20_body" style:list-style-name="L532">
      <style:paragraph-properties fo:margin-left="0in" fo:margin-right="0in" fo:margin-top="0in" fo:margin-bottom="0in" style:contextual-spacing="false" fo:line-height="150%" fo:text-indent="0in" style:auto-text-indent="false" fo:padding="0.0193in" fo:border="0.06pt solid #ffffff"/>
    </style:style>
    <style:style style:name="P596" style:family="paragraph" style:parent-style-name="Text_20_body" style:list-style-name="L533">
      <style:paragraph-properties fo:margin-left="0in" fo:margin-right="0in" fo:margin-top="0in" fo:margin-bottom="0in" style:contextual-spacing="false" fo:line-height="150%" fo:text-indent="0in" style:auto-text-indent="false" fo:padding="0.0193in" fo:border="0.06pt solid #ffffff"/>
    </style:style>
    <style:style style:name="P597" style:family="paragraph" style:parent-style-name="Text_20_body" style:list-style-name="L534">
      <style:paragraph-properties fo:margin-left="0in" fo:margin-right="0in" fo:margin-top="0in" fo:margin-bottom="0in" style:contextual-spacing="false" fo:line-height="150%" fo:text-indent="0in" style:auto-text-indent="false" fo:padding="0.0193in" fo:border="0.06pt solid #ffffff"/>
    </style:style>
    <style:style style:name="P598" style:family="paragraph" style:parent-style-name="Text_20_body" style:list-style-name="L536">
      <style:paragraph-properties fo:margin-left="0in" fo:margin-right="0in" fo:margin-top="0in" fo:margin-bottom="0in" style:contextual-spacing="false" fo:line-height="150%" fo:text-indent="0in" style:auto-text-indent="false" fo:padding="0.0193in" fo:border="0.06pt solid #ffffff"/>
    </style:style>
    <style:style style:name="P599" style:family="paragraph" style:parent-style-name="Text_20_body" style:list-style-name="L537">
      <style:paragraph-properties fo:margin-left="0in" fo:margin-right="0in" fo:margin-top="0in" fo:margin-bottom="0in" style:contextual-spacing="false" fo:line-height="150%" fo:text-indent="0in" style:auto-text-indent="false" fo:padding="0.0193in" fo:border="0.06pt solid #ffffff"/>
    </style:style>
    <style:style style:name="P600" style:family="paragraph" style:parent-style-name="Text_20_body" style:list-style-name="L539">
      <style:paragraph-properties fo:margin-left="0in" fo:margin-right="0in" fo:margin-top="0in" fo:margin-bottom="0in" style:contextual-spacing="false" fo:line-height="150%" fo:text-indent="0in" style:auto-text-indent="false" fo:padding="0.0193in" fo:border="0.06pt solid #ffffff"/>
    </style:style>
    <style:style style:name="P601" style:family="paragraph" style:parent-style-name="Text_20_body" style:list-style-name="L542">
      <style:paragraph-properties fo:margin-left="0in" fo:margin-right="0in" fo:margin-top="0in" fo:margin-bottom="0in" style:contextual-spacing="false" fo:line-height="150%" fo:text-indent="0in" style:auto-text-indent="false" fo:padding="0.0193in" fo:border="0.06pt solid #ffffff"/>
    </style:style>
    <style:style style:name="P602" style:family="paragraph" style:parent-style-name="Text_20_body" style:list-style-name="L549">
      <style:paragraph-properties fo:margin-left="0in" fo:margin-right="0in" fo:margin-top="0in" fo:margin-bottom="0in" style:contextual-spacing="false" fo:line-height="150%" fo:text-indent="0in" style:auto-text-indent="false" fo:padding="0.0193in" fo:border="0.06pt solid #ffffff"/>
    </style:style>
    <style:style style:name="P603" style:family="paragraph" style:parent-style-name="Text_20_body" style:list-style-name="L555">
      <style:paragraph-properties fo:margin-left="0in" fo:margin-right="0in" fo:margin-top="0in" fo:margin-bottom="0in" style:contextual-spacing="false" fo:line-height="150%" fo:text-indent="0in" style:auto-text-indent="false" fo:padding="0.0193in" fo:border="0.06pt solid #ffffff"/>
    </style:style>
    <style:style style:name="P604" style:family="paragraph" style:parent-style-name="Text_20_body" style:list-style-name="L556">
      <style:paragraph-properties fo:margin-left="0in" fo:margin-right="0in" fo:margin-top="0in" fo:margin-bottom="0in" style:contextual-spacing="false" fo:line-height="150%" fo:text-indent="0in" style:auto-text-indent="false" fo:padding="0.0193in" fo:border="0.06pt solid #ffffff"/>
    </style:style>
    <style:style style:name="P605" style:family="paragraph" style:parent-style-name="Text_20_body" style:list-style-name="L558">
      <style:paragraph-properties fo:margin-left="0in" fo:margin-right="0in" fo:margin-top="0in" fo:margin-bottom="0in" style:contextual-spacing="false" fo:line-height="150%" fo:text-indent="0in" style:auto-text-indent="false" fo:padding="0.0193in" fo:border="0.06pt solid #ffffff"/>
    </style:style>
    <style:style style:name="P606" style:family="paragraph" style:parent-style-name="Text_20_body" style:list-style-name="L559">
      <style:paragraph-properties fo:margin-left="0in" fo:margin-right="0in" fo:margin-top="0in" fo:margin-bottom="0in" style:contextual-spacing="false" fo:line-height="150%" fo:text-indent="0in" style:auto-text-indent="false" fo:padding="0.0193in" fo:border="0.06pt solid #ffffff"/>
    </style:style>
    <style:style style:name="P607" style:family="paragraph" style:parent-style-name="Text_20_body" style:list-style-name="L561">
      <style:paragraph-properties fo:margin-left="0in" fo:margin-right="0in" fo:margin-top="0in" fo:margin-bottom="0in" style:contextual-spacing="false" fo:line-height="150%" fo:text-indent="0in" style:auto-text-indent="false" fo:padding="0.0193in" fo:border="0.06pt solid #ffffff"/>
    </style:style>
    <style:style style:name="P608" style:family="paragraph" style:parent-style-name="Text_20_body" style:list-style-name="L562">
      <style:paragraph-properties fo:margin-left="0in" fo:margin-right="0in" fo:margin-top="0in" fo:margin-bottom="0in" style:contextual-spacing="false" fo:line-height="150%" fo:text-indent="0in" style:auto-text-indent="false" fo:padding="0.0193in" fo:border="0.06pt solid #ffffff"/>
    </style:style>
    <style:style style:name="P609" style:family="paragraph" style:parent-style-name="Text_20_body" style:list-style-name="L564">
      <style:paragraph-properties fo:margin-left="0in" fo:margin-right="0in" fo:margin-top="0in" fo:margin-bottom="0in" style:contextual-spacing="false" fo:line-height="150%" fo:text-indent="0in" style:auto-text-indent="false" fo:padding="0.0193in" fo:border="0.06pt solid #ffffff"/>
    </style:style>
    <style:style style:name="P610" style:family="paragraph" style:parent-style-name="Text_20_body" style:list-style-name="L565">
      <style:paragraph-properties fo:margin-left="0in" fo:margin-right="0in" fo:margin-top="0in" fo:margin-bottom="0in" style:contextual-spacing="false" fo:line-height="150%" fo:text-indent="0in" style:auto-text-indent="false" fo:padding="0.0193in" fo:border="0.06pt solid #ffffff"/>
    </style:style>
    <style:style style:name="P611" style:family="paragraph" style:parent-style-name="Text_20_body" style:list-style-name="L566">
      <style:paragraph-properties fo:margin-left="0in" fo:margin-right="0in" fo:margin-top="0in" fo:margin-bottom="0in" style:contextual-spacing="false" fo:line-height="150%" fo:text-indent="0in" style:auto-text-indent="false" fo:padding="0.0193in" fo:border="0.06pt solid #ffffff"/>
    </style:style>
    <style:style style:name="P612" style:family="paragraph" style:parent-style-name="Text_20_body" style:list-style-name="L572">
      <style:paragraph-properties fo:margin-left="0in" fo:margin-right="0in" fo:margin-top="0in" fo:margin-bottom="0in" style:contextual-spacing="false" fo:line-height="150%" fo:text-indent="0in" style:auto-text-indent="false" fo:padding="0.0193in" fo:border="0.06pt solid #ffffff"/>
    </style:style>
    <style:style style:name="P613" style:family="paragraph" style:parent-style-name="Text_20_body" style:list-style-name="L573">
      <style:paragraph-properties fo:margin-left="0in" fo:margin-right="0in" fo:margin-top="0in" fo:margin-bottom="0in" style:contextual-spacing="false" fo:line-height="150%" fo:text-indent="0in" style:auto-text-indent="false" fo:padding="0.0193in" fo:border="0.06pt solid #ffffff"/>
    </style:style>
    <style:style style:name="P614" style:family="paragraph" style:parent-style-name="Text_20_body" style:list-style-name="L574">
      <style:paragraph-properties fo:margin-left="0in" fo:margin-right="0in" fo:margin-top="0in" fo:margin-bottom="0in" style:contextual-spacing="false" fo:line-height="150%" fo:text-indent="0in" style:auto-text-indent="false" fo:padding="0.0193in" fo:border="0.06pt solid #ffffff"/>
    </style:style>
    <style:style style:name="P615" style:family="paragraph" style:parent-style-name="Text_20_body" style:list-style-name="L575">
      <style:paragraph-properties fo:margin-left="0in" fo:margin-right="0in" fo:margin-top="0in" fo:margin-bottom="0in" style:contextual-spacing="false" fo:line-height="150%" fo:text-indent="0in" style:auto-text-indent="false" fo:padding="0.0193in" fo:border="0.06pt solid #ffffff"/>
    </style:style>
    <style:style style:name="P616" style:family="paragraph" style:parent-style-name="Text_20_body" style:list-style-name="L576">
      <style:paragraph-properties fo:margin-left="0in" fo:margin-right="0in" fo:margin-top="0in" fo:margin-bottom="0in" style:contextual-spacing="false" fo:line-height="150%" fo:text-indent="0in" style:auto-text-indent="false" fo:padding="0.0193in" fo:border="0.06pt solid #ffffff"/>
    </style:style>
    <style:style style:name="P617" style:family="paragraph" style:parent-style-name="Text_20_body">
      <style:paragraph-properties fo:margin-left="0in" fo:margin-right="0in" fo:margin-top="0in" fo:margin-bottom="0in" style:contextual-spacing="false" fo:line-height="150%" fo:text-indent="0in" style:auto-text-indent="false" fo:padding="0.0193in" fo:border="0.06pt solid #ffffff"/>
    </style:style>
    <style:style style:name="P618" style:family="paragraph" style:parent-style-name="Text_20_body">
      <style:paragraph-properties fo:margin-left="0in" fo:margin-right="0in" fo:margin-top="0in" fo:margin-bottom="0in" style:contextual-spacing="false" fo:line-height="150%" fo:text-indent="0in" style:auto-text-indent="false"/>
    </style:style>
    <style:style style:name="P619" style:family="paragraph" style:parent-style-name="Text_20_body">
      <style:paragraph-properties fo:margin-left="0.0417in" fo:margin-right="0in" fo:margin-top="0in" fo:margin-bottom="0in" style:contextual-spacing="false" fo:line-height="150%" fo:text-indent="0in" style:auto-text-indent="false" fo:padding="0.0193in" fo:border="0.06pt solid #ffffff"/>
    </style:style>
    <style:style style:name="P620" style:family="paragraph" style:parent-style-name="Text_20_body">
      <style:paragraph-properties fo:margin-left="0in" fo:margin-right="0in" fo:margin-top="0in" fo:margin-bottom="0in" style:contextual-spacing="false" fo:line-height="150%" fo:text-indent="0in" style:auto-text-indent="false" fo:padding="0.0193in" fo:border="0.06pt solid #ffffff"/>
      <style:text-properties officeooo:paragraph-rsid="001d673f"/>
    </style:style>
    <style:style style:name="P621" style:family="paragraph" style:parent-style-name="Text_20_body" style:list-style-name="L577">
      <style:paragraph-properties fo:margin-top="0in" fo:margin-bottom="0in" style:contextual-spacing="false" fo:line-height="150%" fo:padding="0.0193in" fo:border="0.06pt solid #ffffff"/>
      <style:text-properties officeooo:paragraph-rsid="0020a0ed"/>
    </style:style>
    <style:style style:name="P622" style:family="paragraph" style:parent-style-name="Text_20_body" style:list-style-name="L577">
      <style:paragraph-properties fo:margin-top="0in" fo:margin-bottom="0in" style:contextual-spacing="false" fo:line-height="150%" fo:padding="0.0193in" fo:border="0.06pt solid #ffffff"/>
      <style:text-properties officeooo:paragraph-rsid="0021b503"/>
    </style:style>
    <style:style style:name="P623" style:family="paragraph" style:parent-style-name="Text_20_body" style:list-style-name="L577">
      <style:paragraph-properties fo:margin-top="0in" fo:margin-bottom="0in" style:contextual-spacing="false" fo:line-height="150%" fo:padding="0.0193in" fo:border="0.06pt solid #ffffff"/>
      <style:text-properties officeooo:paragraph-rsid="002c7ce8"/>
    </style:style>
    <style:style style:name="P624" style:family="paragraph" style:parent-style-name="Text_20_body" style:list-style-name="L578">
      <style:paragraph-properties fo:margin-left="0in" fo:margin-right="0in" fo:margin-top="0in" fo:margin-bottom="0in" style:contextual-spacing="false" fo:line-height="150%" fo:text-indent="0in" style:auto-text-indent="false" fo:padding="0.0193in" fo:border="0.06pt solid #ffffff"/>
      <style:text-properties officeooo:paragraph-rsid="002bb696"/>
    </style:style>
    <style:style style:name="P625" style:family="paragraph" style:parent-style-name="Text_20_body" style:list-style-name="L580">
      <style:paragraph-properties fo:margin-left="0in" fo:margin-right="0in" fo:margin-top="0in" fo:margin-bottom="0in" style:contextual-spacing="false" fo:line-height="150%" fo:text-indent="0in" style:auto-text-indent="false" fo:padding="0.0193in" fo:border="0.06pt solid #ffffff"/>
      <style:text-properties officeooo:paragraph-rsid="002bb696"/>
    </style:style>
    <style:style style:name="P626" style:family="paragraph" style:parent-style-name="Text_20_body">
      <style:paragraph-properties fo:margin-left="0in" fo:margin-right="0in" fo:margin-top="0in" fo:margin-bottom="0in" style:contextual-spacing="false" fo:line-height="150%" fo:text-indent="0in" style:auto-text-indent="false" fo:padding="0.0193in" fo:border="0.06pt solid #ffffff"/>
      <style:text-properties officeooo:paragraph-rsid="002bb696"/>
    </style:style>
    <style:style style:name="P627" style:family="paragraph" style:parent-style-name="Text_20_body">
      <style:paragraph-properties fo:margin-left="0in" fo:margin-right="0in" fo:margin-top="0in" fo:margin-bottom="0in" style:contextual-spacing="false" fo:line-height="150%" fo:text-indent="0in" style:auto-text-indent="false" fo:padding="0.0193in" fo:border="0.06pt solid #ffffff"/>
      <style:text-properties officeooo:paragraph-rsid="002c7ce8"/>
    </style:style>
    <style:style style:name="P628" style:family="paragraph" style:parent-style-name="Text_20_body">
      <style:paragraph-properties fo:margin-left="0in" fo:margin-right="0in" fo:margin-top="0in" fo:margin-bottom="0in" style:contextual-spacing="false" fo:line-height="150%" fo:text-indent="0in" style:auto-text-indent="false"/>
      <style:text-properties fo:color="#000000" loext:opacity="100%" fo:background-color="transparent"/>
    </style:style>
    <style:style style:name="T1" style:family="text">
      <style:text-properties loext:padding="0.0193in" loext:border="0.06pt solid #ffffff"/>
    </style:style>
    <style:style style:name="T2" style:family="text">
      <style:text-properties fo:font-weight="normal" style:font-weight-asian="normal" style:font-weight-complex="normal"/>
    </style:style>
    <style:style style:name="T3" style:family="text">
      <style:text-properties fo:font-weight="normal" officeooo:rsid="0021b503" style:font-weight-asian="normal" style:font-weight-complex="normal"/>
    </style:style>
    <style:style style:name="T4" style:family="text">
      <style:text-properties fo:font-weight="bold"/>
    </style:style>
    <style:style style:name="T5" style:family="text">
      <style:text-properties fo:font-weight="bold" officeooo:rsid="0021b503"/>
    </style:style>
    <style:style style:name="T6" style:family="text">
      <style:text-properties fo:font-weight="bold" style:font-weight-asian="bold" style:font-weight-complex="bold"/>
    </style:style>
    <style:style style:name="T7" style:family="text">
      <style:text-properties fo:font-weight="bold" officeooo:rsid="0021b503" style:font-weight-asian="bold" style:font-weight-complex="bold"/>
    </style:style>
    <style:style style:name="T8" style:family="text">
      <style:text-properties fo:font-weight="bold" officeooo:rsid="002de21f" style:font-weight-asian="bold" style:font-weight-complex="bold"/>
    </style:style>
    <style:style style:name="T9" style:family="text">
      <style:text-properties style:font-name="ui-sans-serif" fo:font-size="12pt" fo:font-style="normal" fo:font-weight="normal"/>
    </style:style>
    <style:style style:name="T10" style:family="text">
      <style:text-properties style:font-name="ui-monospace" fo:font-size="12pt" fo:font-style="normal" fo:font-weight="normal"/>
    </style:style>
    <style:style style:name="T11" style:family="text">
      <style:text-properties style:font-name="ui-monospace" fo:font-size="12pt" fo:font-style="normal" fo:font-weight="normal" loext:padding="0.0193in" loext:border="0.06pt solid #ffffff"/>
    </style:style>
    <style:style style:name="T12" style:family="text">
      <style:text-properties style:font-name="ui-monospace" fo:font-size="12pt" fo:font-weight="normal" style:font-name-asian="ui-monospace" style:font-size-asian="12pt" style:font-weight-asian="normal" style:font-name-complex="ui-monospace" style:font-size-complex="12pt" style:font-weight-complex="normal" loext:padding="0.0193in" loext:border="0.06pt solid #ffffff"/>
    </style:style>
    <style:style style:name="T13" style:family="text">
      <style:text-properties style:font-name="ui-monospace" fo:font-weight="normal" style:font-name-asian="ui-monospace" style:font-weight-asian="normal" style:font-name-complex="ui-monospace" style:font-weight-complex="normal" loext:padding="0.0193in" loext:border="0.06pt solid #ffffff"/>
    </style:style>
    <style:style style:name="T14" style:family="text">
      <style:text-properties fo:font-variant="normal" fo:text-transform="none" fo:color="#000000" loext:opacity="100%" style:font-name="ui-sans-serif" fo:font-size="12pt" fo:letter-spacing="normal" fo:font-style="normal" fo:font-weight="normal" fo:background-color="transparent" loext:char-shading-value="0" loext:padding="0.0193in" loext:border="0.06pt solid #ffffff"/>
    </style:style>
    <style:style style:name="T15" style:family="text">
      <style:text-properties fo:font-variant="normal" fo:text-transform="none" fo:color="#000000" loext:opacity="100%" style:font-name="ui-sans-serif" fo:font-size="12pt" fo:letter-spacing="normal" fo:font-style="normal" fo:font-weight="normal" fo:background-color="transparent" loext:char-shading-value="0"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T16" style:family="text">
      <style:text-properties fo:font-variant="normal" fo:text-transform="none" fo:color="#000000" loext:opacity="100%" style:font-name="ui-sans-serif" fo:font-size="12pt" fo:letter-spacing="normal" fo:font-style="normal" fo:font-weight="normal" fo:background-color="transparent" loext:char-shading-value="0" style:font-weight-asian="normal" style:font-weight-complex="normal" loext:padding="0.0193in" loext:border="0.06pt solid #ffffff"/>
    </style:style>
    <style:style style:name="T17" style:family="text">
      <style:text-properties fo:font-variant="normal" fo:text-transform="none" fo:color="#000000" loext:opacity="100%" style:font-name="ui-sans-serif" fo:font-size="12pt" fo:letter-spacing="normal" fo:font-style="normal" fo:font-weight="normal" officeooo:rsid="0021b503" fo:background-color="transparent" loext:char-shading-value="0" style:font-weight-asian="normal" style:font-weight-complex="normal" loext:padding="0.0193in" loext:border="0.06pt solid #ffffff"/>
    </style:style>
    <style:style style:name="T18" style:family="text">
      <style:text-properties fo:font-variant="normal" fo:text-transform="none" fo:color="#000000" loext:opacity="100%" style:font-name="ui-sans-serif" fo:font-size="12pt" fo:letter-spacing="normal" fo:font-style="normal" fo:font-weight="bold" fo:background-color="transparent" loext:char-shading-value="0" loext:padding="0.0193in" loext:border="0.06pt solid #ffffff"/>
    </style:style>
    <style:style style:name="T19" style:family="text">
      <style:text-properties fo:font-variant="normal" fo:text-transform="none" fo:color="#000000" loext:opacity="100%" style:font-name="ui-sans-serif" fo:font-size="12pt" fo:letter-spacing="normal" fo:font-style="normal" fo:font-weight="bold" fo:background-color="transparent" loext:char-shading-value="0" style:font-name-asian="ui-sans-serif" style:font-size-asian="12pt" style:font-style-asian="normal" style:font-weight-asian="normal" style:font-name-complex="ui-sans-serif" style:font-size-complex="12pt" style:font-style-complex="normal" style:font-weight-complex="normal" loext:padding="0.0193in" loext:border="0.06pt solid #ffffff"/>
    </style:style>
    <style:style style:name="T20" style:family="text">
      <style:text-properties fo:font-variant="normal" fo:text-transform="none" fo:color="#000000" loext:opacity="100%" style:font-name="ui-sans-serif" fo:font-size="12pt" fo:letter-spacing="normal" fo:font-style="normal" fo:font-weight="bold" fo:background-color="transparent" loext:char-shading-value="0" style:font-weight-asian="bold" style:font-weight-complex="bold" loext:padding="0.0193in" loext:border="0.06pt solid #ffffff"/>
    </style:style>
    <style:style style:name="T21" style:family="text">
      <style:text-properties fo:font-variant="normal" fo:text-transform="none" fo:color="#000000" loext:opacity="100%" style:font-name="ui-sans-serif" fo:font-size="12pt" fo:letter-spacing="normal" fo:font-style="normal" fo:background-color="transparent" loext:char-shading-value="0" loext:padding="0.0193in" loext:border="0.06pt solid #ffffff"/>
    </style:style>
    <style:style style:name="T22" style:family="text">
      <style:text-properties fo:font-variant="normal" fo:text-transform="none" fo:color="#000000" loext:opacity="100%" style:font-name="ui-sans-serif" fo:font-size="15pt" fo:letter-spacing="normal" fo:font-style="normal" fo:font-weight="bold" fo:background-color="transparent" loext:char-shading-value="0" loext:padding="0.0193in" loext:border="0.06pt solid #ffffff"/>
    </style:style>
    <style:style style:name="T23" style:family="text">
      <style:text-properties fo:font-variant="normal" fo:text-transform="none" fo:color="#000000" loext:opacity="100%" style:font-name="ui-sans-serif" fo:font-size="13.5pt" fo:letter-spacing="normal" fo:font-style="normal" fo:font-weight="bold" fo:background-color="transparent" loext:char-shading-value="0" loext:padding="0.0193in" loext:border="0.06pt solid #ffffff"/>
    </style:style>
    <style:style style:name="T24" style:family="text">
      <style:text-properties fo:font-variant="normal" fo:text-transform="none" fo:color="#000000" loext:opacity="100%" style:font-name="ui-sans-serif" fo:font-size="13.5pt" fo:letter-spacing="normal" fo:font-style="normal" fo:font-weight="bold" officeooo:rsid="00235689" fo:background-color="transparent" loext:char-shading-value="0" loext:padding="0.0193in" loext:border="0.06pt solid #ffffff"/>
    </style:style>
    <style:style style:name="T25" style:family="text">
      <style:text-properties fo:font-variant="normal" fo:text-transform="none" fo:color="#000000" loext:opacity="100%" style:font-name="ui-monospace" fo:font-size="12pt" fo:letter-spacing="normal" fo:font-style="normal" fo:font-weight="bold" fo:background-color="transparent" loext:char-shading-value="0" loext:padding-left="0.0193in" loext:padding-right="0in" loext:padding-top="0.0193in" loext:padding-bottom="0.0193in" loext:border-left="0.06pt solid #ffffff" loext:border-right="none" loext:border-top="0.06pt solid #ffffff" loext:border-bottom="0.06pt solid #ffffff"/>
    </style:style>
    <style:style style:name="T26" style:family="text">
      <style:text-properties fo:font-variant="normal" fo:text-transform="none" fo:color="#000000" loext:opacity="100%" style:font-name="ui-monospace" fo:font-size="12pt" fo:letter-spacing="normal" fo:font-style="normal" fo:font-weight="bold" fo:background-color="transparent" loext:char-shading-value="0" style:font-name-asian="ui-sans-serif" style:font-size-asian="12pt" style:font-style-asian="normal" style:font-weight-asian="normal" style:font-name-complex="ui-sans-serif" style:font-size-complex="12pt" style:font-style-complex="normal" style:font-weight-complex="normal" loext:padding-left="0.0193in" loext:padding-right="0in" loext:padding-top="0.0193in" loext:padding-bottom="0.0193in" loext:border-left="0.06pt solid #ffffff" loext:border-right="none" loext:border-top="0.06pt solid #ffffff" loext:border-bottom="0.06pt solid #ffffff"/>
    </style:style>
    <style:style style:name="T27" style:family="text">
      <style:text-properties fo:font-variant="normal" fo:text-transform="none" fo:color="#000000" loext:opacity="100%" style:font-name="ui-monospace" fo:font-size="15pt" fo:letter-spacing="normal" fo:font-style="normal" fo:font-weight="bold" fo:background-color="transparent" loext:char-shading-value="0" loext:padding-left="0.0193in" loext:padding-right="0in" loext:padding-top="0.0193in" loext:padding-bottom="0.0193in" loext:border-left="0.06pt solid #ffffff" loext:border-right="none" loext:border-top="0.06pt solid #ffffff" loext:border-bottom="0.06pt solid #ffffff"/>
    </style:style>
    <style:style style:name="T28" style:family="text">
      <style:text-properties fo:font-variant="normal" fo:text-transform="none" fo:color="#000000" loext:opacity="100%" style:font-name="ui-monospace" fo:font-size="13.5pt" fo:letter-spacing="normal" fo:font-style="normal" fo:font-weight="bold" fo:background-color="transparent" loext:char-shading-value="0" loext:padding-left="0.0193in" loext:padding-right="0in" loext:padding-top="0.0193in" loext:padding-bottom="0.0193in" loext:border-left="0.06pt solid #ffffff" loext:border-right="none" loext:border-top="0.06pt solid #ffffff" loext:border-bottom="0.06pt solid #ffffff"/>
    </style:style>
    <style:style style:name="T29" style:family="text">
      <style:text-properties fo:font-variant="normal" fo:text-transform="none" fo:color="#000000" loext:opacity="100%" style:font-name="ui-monospace" fo:font-size="10.5pt" fo:letter-spacing="normal" fo:font-style="normal" fo:font-weight="normal" fo:background-color="transparent" loext:char-shading-value="0" loext:padding-left="0.0417in" loext:padding-right="0in" loext:padding-top="0.0193in" loext:padding-bottom="0.0209in" loext:border-left="0.06pt solid #ffffff" loext:border-right="none" loext:border-top="0.06pt solid #ffffff" loext:border-bottom="0.06pt solid #ffffff"/>
    </style:style>
    <style:style style:name="T30" style:family="text">
      <style:text-properties fo:font-variant="normal" fo:text-transform="none" fo:color="#000000" loext:opacity="100%" fo:letter-spacing="normal" fo:background-color="transparent" loext:char-shading-value="0" loext:padding="0.0193in" loext:border="0.06pt solid #ffffff"/>
    </style:style>
    <style:style style:name="T31" style:family="text">
      <style:text-properties officeooo:rsid="0021b503"/>
    </style:style>
    <style:style style:name="T32" style:family="text">
      <style:text-properties officeooo:rsid="00235689"/>
    </style:style>
    <style:style style:name="T33" style:family="text">
      <style:text-properties officeooo:rsid="002de21f"/>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ffffff"/>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3">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3">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5">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7">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2">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3">
      <text:list-level-style-number text:level="1" text:style-name="Numbering_20_Symbols" loext:num-list-format="%1%." style:num-suffix="." style:num-format="1" text:start-value="3">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8">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9">
      <text:list-level-style-number text:level="1" text:style-name="Numbering_20_Symbols" loext:num-list-format="%1%." style:num-suffix="." style:num-format="1" text:start-value="3">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0">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1">
      <text:list-level-style-number text:level="1" text:style-name="Numbering_20_Symbols" loext:num-list-format="%1%." style:num-suffix="." style:num-format="1" text:start-value="5">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read">
        <text:h text:style-name="P10" text:outline-level="2"><text:span text:style-name="T22">Ce i-aș cere agentului pentru testare cu PyTest</text:span></text:h>
        <text:p text:style-name="P27">Indiferent ce alegi, promptul bun ar trebui să fie de forma:</text:p>
        <text:list text:style-name="L102">
          <text:list-item>
            <text:p text:style-name="P32">analizează fișierul X și funcția Y</text:p>
          </text:list-item>
          <text:list-item>
            <text:p text:style-name="P32">identifică comportamentul așteptat</text:p>
          </text:list-item>
          <text:list-item>
            <text:p text:style-name="P32">propune clase de echivalență și valori de frontieră</text:p>
          </text:list-item>
          <text:list-item>
            <text:p text:style-name="P326"><text:span text:style-name="T14">scrie teste </text:span><text:span text:style-name="Source_20_Text"><text:span text:style-name="T25">pytest</text:span></text:span></text:p>
          </text:list-item>
          <text:list-item>
            <text:p text:style-name="P32">rulează testele</text:p>
          </text:list-item>
          <text:list-item>
            <text:p text:style-name="P32">explică ce cazuri lipsesc</text:p>
          </text:list-item>
          <text:list-item>
            <text:p text:style-name="P32">nu modifica fișierul sursă fără aprobare</text:p>
          </text:list-item>
        </text:list>
        <text:p text:style-name="P620"><text:span text:style-name="T14"> </text:span><text:span text:style-name="Source_20_Text"><text:span text:style-name="T25">pytest</text:span></text:span><text:span text:style-name="T14"> rămâne framework-ul de testare, iar AI-ul generează, rafinează și repară testele. </text:span></text:p>
        <text:p text:style-name="P627"><text:span text:style-name="T14">Părerea mea: </text:span><text:span text:style-name="Strong_20_Emphasis"><text:span text:style-name="T18">în engleză e mai bine</text:span></text:span><text:span text:style-name="Strong_20_Emphasis"><text:span text:style-name="T14">:</text:span></text:span></text:p>
        <text:list text:style-name="L577">
          <text:list-item>
            <text:p text:style-name="P623"><text:span text:style-name="T14">modelele de cod au în general cele mai bune exemple și convenții în engleză</text:span></text:p>
          </text:list-item>
          <text:list-item>
            <text:p text:style-name="P623"><text:span text:style-name="T14">tool-urile și documentația sunt în engleză</text:span></text:p>
          </text:list-item>
          <text:list-item>
            <text:p text:style-name="P623"><text:span text:style-name="T14">denumirile testelor, mesajele, explicațiile și prompturile tehnice merg mai curat în engleză</text:span></text:p>
          </text:list-item>
          <text:list-item>
            <text:p text:style-name="P623"><text:span text:style-name="Strong_20_Emphasis"><text:span text:style-name="T16">prompturi în engleză</text:span></text:span></text:p>
          </text:list-item>
          <text:list-item>
            <text:p text:style-name="P623"><text:span text:style-name="Strong_20_Emphasis"><text:span text:style-name="T2">cod și teste în engleză</text:span></text:span></text:p>
          </text:list-item>
          <text:list-item>
            <text:p text:style-name="P623"><text:span text:style-name="Strong_20_Emphasis"><text:span text:style-name="T17">comentariile mele pot ramane in romana</text:span></text:span></text:p>
          </text:list-item>
        </text:list>
        <text:h text:style-name="P8" text:outline-level="2">Aider</text:h>
        <text:p text:style-name="P626"><text:span text:style-name="Strong_20_Emphasis"><text:span text:style-name="T18">Ce este:</text:span></text:span><text:span text:style-name="T14"><text:line-break/>Aider este un tool de „AI pair programming” în terminal. Site-ul și documentația lui îl </text:span><text:soft-page-break/><text:span text:style-name="T14">descriu exact așa: un tool cu care faci pair programming în terminal, pe proiecte noi sau existente. </text:span></text:p>
        <text:p text:style-name="P626"><text:span text:style-name="Strong_20_Emphasis"><text:span text:style-name="T18">Ce face:</text:span></text:span></text:p>
        <text:list text:style-name="L138">
          <text:list-item>
            <text:p text:style-name="P47">îi dai fișierele pe care vrei să le analizeze sau modifice</text:p>
          </text:list-item>
          <text:list-item>
            <text:p text:style-name="P47">citește conținutul lor</text:p>
          </text:list-item>
          <text:list-item>
            <text:p text:style-name="P47">îți propune și aplică modificări</text:p>
          </text:list-item>
          <text:list-item>
            <text:p text:style-name="P47">poate crea fișiere noi</text:p>
          </text:list-item>
          <text:list-item>
            <text:p text:style-name="P47">poate lucra pe codebase-ul existent</text:p>
          </text:list-item>
        </text:list>
        <text:p text:style-name="P626"><text:span text:style-name="T14">Documentația de usage spune clar că rulezi </text:span><text:span text:style-name="Source_20_Text"><text:span text:style-name="T25">aider &lt;file1&gt; &lt;file2&gt; ...</text:span></text:span><text:span text:style-name="T14">, iar acele fișiere sunt adăugate în sesiunea de chat, astfel încât Aider să le poată vedea și edita. </text:span></text:p>
        <text:p text:style-name="P302">De asemenea, Aider are comenzi precum:</text:p>
        <text:list text:style-name="L578">
          <text:list-item>
            <text:p text:style-name="P624"><text:span text:style-name="Source_20_Text"><text:span text:style-name="T25">/add</text:span></text:span><text:span text:style-name="T14"> pentru a adăuga fișiere în chat</text:span></text:p>
          </text:list-item>
          <text:list-item>
            <text:p text:style-name="P624"><text:span text:style-name="Source_20_Text"><text:span text:style-name="T25">/ask</text:span></text:span><text:span text:style-name="T14"> pentru întrebări despre codebase fără editare</text:span></text:p>
          </text:list-item>
          <text:list-item>
            <text:p text:style-name="P624"><text:span text:style-name="Source_20_Text"><text:span text:style-name="T25">/code</text:span></text:span><text:span text:style-name="T14"> pentru a cere schimbări de cod. </text:span></text:p>
          </text:list-item>
        </text:list>
        <text:p text:style-name="P303">Și foarte important pentru tine:</text:p>
        <text:list text:style-name="L579">
          <text:list-item>
            <text:p text:style-name="P300">Aider citește mereu versiunea curentă a fișierelor de pe disc când îi trimiți un nou mesaj, deci poți modifica tu fișierele și apoi continua sesiunea. </text:p>
          </text:list-item>
        </text:list>
        <text:p text:style-name="P626"><text:span text:style-name="Strong_20_Emphasis"><text:span text:style-name="T18">Ce NU este:</text:span></text:span></text:p>
        <text:list text:style-name="L580">
          <text:list-item>
            <text:p text:style-name="P301">nu este modelul AI în sine</text:p>
          </text:list-item>
          <text:list-item>
            <text:p text:style-name="P301">nu este framework-ul de testare</text:p>
          </text:list-item>
          <text:list-item>
            <text:p text:style-name="P625"><text:span text:style-name="T14">nu înlocuiește </text:span><text:span text:style-name="Source_20_Text"><text:span text:style-name="T25">pytest</text:span></text:span></text:p>
          </text:list-item>
        </text:list>
        <text:p text:style-name="P626"><text:span text:style-name="T14">Pe scurt: </text:span><text:span text:style-name="Strong_20_Emphasis"><text:span text:style-name="T18">Aider este “operatorul inteligent” care folosește un model ca să lucreze pe codul tău</text:span></text:span><text:span text:style-name="T14">.</text:span></text:p>
        <text:p text:style-name="P626"><text:span text:style-name="T14"/></text:p>
        <text:list text:style-name="L112">
          <text:list-item>
            <text:p text:style-name="P327"><text:soft-page-break/><text:span text:style-name="Strong_20_Emphasis"><text:span text:style-name="T18">Ollama</text:span></text:span><text:span text:style-name="T14"> rulează modele local și expune API pe </text:span><text:span text:style-name="Source_20_Text"><text:span text:style-name="T25">localhost</text:span></text:span><text:span text:style-name="T14">, deci poți ține totul pe laptopul tău. </text:span></text:p>
          </text:list-item>
        </text:list>
        <text:p text:style-name="P617"><text:span text:style-name="Strong_20_Emphasis"><text:span text:style-name="T18">2. Runtime-ul local al modelului:</text:span></text:span><text:span text:style-name="T14"> Ollama<text:line-break/></text:span><text:span text:style-name="Strong_20_Emphasis"><text:span text:style-name="T18">3. Modelul:</text:span></text:span><text:span text:style-name="T14"> un model coder local de 7B, în special </text:span><text:span text:style-name="Strong_20_Emphasis"><text:span text:style-name="T18">Qwen2.5-Coder 7B</text:span></text:span></text:p>
        <text:list text:style-name="L114">
          <text:list-item>
            <text:p text:style-name="P328"><text:span text:style-name="T14">Ollama are în bibliotecă oficială seria </text:span><text:span text:style-name="Strong_20_Emphasis"><text:span text:style-name="T18">Qwen2.5-Coder</text:span></text:span><text:span text:style-name="T14">, descrisă explicit ca serie orientată pe cod, cu îmbunătățiri pentru generare, reasoning și code fixing. </text:span></text:p>
          </text:list-item>
          <text:list-item>
            <text:p text:style-name="P329"><text:span text:style-name="T14">Ollama este serviciul care rulează modele LLM local pe calculatorul tău și îți oferă un API local ca să poți vorbi cu ele programatic.</text:span></text:p>
          </text:list-item>
          <text:list-item>
            <text:p text:style-name="P330"><text:span text:style-name="Strong_20_Emphasis"><text:span text:style-name="T18">Ce face:</text:span></text:span></text:p>
          </text:list-item>
          <text:list-item>
            <text:p text:style-name="P299">pornește și rulează modelul local</text:p>
          </text:list-item>
          <text:list-item>
            <text:p text:style-name="P299">primește prompturi</text:p>
          </text:list-item>
          <text:list-item>
            <text:p text:style-name="P299">generează răspunsuri</text:p>
          </text:list-item>
          <text:list-item>
            <text:p text:style-name="P299">poate fi folosit de alte unelte prin API local</text:p>
            <text:p text:style-name="P330"><text:span text:style-name="Strong_20_Emphasis"><text:span text:style-name="T18">Ce NU face singur:</text:span></text:span></text:p>
          </text:list-item>
          <text:list-item>
            <text:p text:style-name="P299">nu-ți editează automat fișierele din proiect</text:p>
          </text:list-item>
          <text:list-item>
            <text:p text:style-name="P299">nu-ți organizează singur workflow-ul de testare</text:p>
          </text:list-item>
          <text:list-item>
            <text:p text:style-name="P299"><text:span text:style-name="T14">nu decide singur ce fișiere să citească sau să modifice</text:span></text:p>
          </text:list-item>
          <text:list-item>
            <text:p text:style-name="P328"><text:span text:style-name="T14">pe 16 GB RAM, un model de </text:span><text:span text:style-name="Strong_20_Emphasis"><text:span text:style-name="T18">7B</text:span></text:span><text:span text:style-name="T14"> este mult mai realist decât ceva mare.</text:span></text:p>
          </text:list-item>
        </text:list>
        <text:p text:style-name="P304">Un prompt bun pentru ce vrei tu ar fi:</text:p>
        <text:p text:style-name="P304">Analyze this Python file and generate or improve a pytest test file named test_&lt;module&gt;.py. Maximize useful coverage of statements, branches, conditions, and critical paths. Prioritize edge cases, invalid inputs, loops, compound conditions, and branch behavior. Do not overwrite good existing tests unnecessarily. Then run pytest and summarize failures and remaining weak spots.</text:p>
        <text:p text:style-name="P304"/>
        <text:p text:style-name="P618"><draw:frame draw:style-name="fr1" draw:name="Frame60" text:anchor-type="char" svg:width="0.0161in" draw:z-index="0"><draw:text-box fo:min-height="0.0161in"><text:p text:style-name="P26"><text:line-break/></text:p></draw:text-box></draw:frame><text:soft-page-break/><text:span text:style-name="T14">de fapt, ar fi mult mai simplu. As vrea sa ii indic un fisier python, iar el sa creeze un fisier test_.py care sa imbunatateasca testele unitare existente, asigurând o acoperire cât mai eficientă a codului sursă (de exemplu, mărirea scorului de acoperire la nivel de instrucțiune, decizie, condiție, mutație generat de un framework de testare unitară) • să identifice automat punctele critice ale codului și să prioritizeze testele în funcție de acestea. testare unitara = teste pentru o functie/procedura (sau 2: una la testare functionala si alta la testare structurala) cu minim 3 parametri, codul sa contina macar o instructiune repetitiva, 2 conditionale (un if cu else si altul fara else), o conditie simpla, alta compusa. Ideea e ca as vrea sa pot relua testarea separat si sa modific fisierul.</text:span></text:p>
        <text:h text:style-name="P10" text:outline-level="2"><text:span text:style-name="T22">Despre „acoperire eficientă”, puncte critice și prioritizare</text:span></text:h>
        <text:p text:style-name="P27">Aici trebuie să fiu precis:<text:line-break/>AI-ul te poate ajuta foarte bine să:</text:p>
        <text:list text:style-name="L128">
          <text:list-item>
            <text:p text:style-name="P38">generezi teste pentru funcții și clase</text:p>
          </text:list-item>
          <text:list-item>
            <text:p text:style-name="P38">acoperi ramuri, condiții, cazuri limită</text:p>
          </text:list-item>
          <text:list-item>
            <text:p text:style-name="P38">prioritiza zone cu multe condiții sau căi logice</text:p>
          </text:list-item>
        </text:list>
        <text:p text:style-name="P27">Dar pentru metrici precum:</text:p>
        <text:list text:style-name="L129">
          <text:list-item>
            <text:p text:style-name="P39">instruction/statement coverage</text:p>
          </text:list-item>
          <text:list-item>
            <text:p text:style-name="P39">branch/decision coverage</text:p>
          </text:list-item>
          <text:list-item>
            <text:p text:style-name="P39">mutation testing</text:p>
          </text:list-item>
        </text:list>
        <text:p text:style-name="P27">ai nevoie și de tool-uri de măsurare, nu doar de AI.</text:p>
        <text:p text:style-name="P28">În Python, în practică, perechea normală ar fi:</text:p>
        <text:list text:style-name="L130">
          <text:list-item>
            <text:p text:style-name="P340"><text:span text:style-name="Source_20_Text"><text:span text:style-name="T25">pytest</text:span></text:span><text:span text:style-name="T14"> pentru rulare</text:span></text:p>
          </text:list-item>
          <text:list-item>
            <text:p text:style-name="P40"><text:soft-page-break/>plus tool-uri de coverage / mutation testing: <text:span text:style-name="T8">cosmic-ray</text:span></text:p>
          </text:list-item>
        </text:list>
        <text:p text:style-name="P27"/>
        <text:p text:style-name="P28">Deci schema bună e:</text:p>
        <text:list text:style-name="L131">
          <text:list-item>
            <text:p text:style-name="P341"><text:span text:style-name="T14">AI-ul scrie sau îmbunătățește </text:span><text:span text:style-name="Source_20_Text"><text:span text:style-name="T25">test_*.py</text:span></text:span></text:p>
          </text:list-item>
          <text:list-item>
            <text:p text:style-name="P341"><text:span text:style-name="T14">rulează </text:span><text:span text:style-name="Source_20_Text"><text:span text:style-name="T25">pytest</text:span></text:span></text:p>
          </text:list-item>
          <text:list-item>
            <text:p text:style-name="P41">rulează și un tool de coverage / mutation</text:p>
          </text:list-item>
          <text:list-item>
            <text:p text:style-name="P41">îmbunătățește testele în funcție de rezultate</text:p>
          </text:list-item>
        </text:list>
        <text:h text:style-name="P5" text:outline-level="2"/>
        <text:p text:style-name="P617"><text:span text:style-name="T14"/></text:p>
        <text:p text:style-name="P1"/>
        <text:h text:style-name="P11" text:outline-level="2"><text:span text:style-name="T14"/></text:h>
        <text:p text:style-name="P1"/>
        <text:h text:style-name="P7" text:outline-level="2">Cum lucrează împreună</text:h>
        <text:p text:style-name="P27">În setup-ul tău:</text:p>
        <text:list text:style-name="L142">
          <text:list-item>
            <text:p text:style-name="P348"><text:span text:style-name="Strong_20_Emphasis"><text:span text:style-name="T18">Ollama</text:span></text:span><text:span text:style-name="T14"> furnizează modelul local</text:span></text:p>
          </text:list-item>
          <text:list-item>
            <text:p text:style-name="P348"><text:span text:style-name="Strong_20_Emphasis"><text:span text:style-name="T18">Aider</text:span></text:span><text:span text:style-name="T14"> se conectează la acel model și îl folosește ca să:</text:span></text:p>
            <text:list>
              <text:list-item>
                <text:p text:style-name="P50">citească fișiere Python</text:p>
              </text:list-item>
              <text:list-item>
                <text:p text:style-name="P348"><text:span text:style-name="T14">creeze sau modifice </text:span><text:span text:style-name="Source_20_Text"><text:span text:style-name="T25">test_*.py</text:span></text:span></text:p>
              </text:list-item>
              <text:list-item>
                <text:p text:style-name="P50">răspundă la instrucțiuni de genul „scrie teste pytest”</text:p>
              </text:list-item>
              <text:list-item>
                <text:p text:style-name="P50">eventual să ruleze comenzi în workflow-ul tău</text:p>
              </text:list-item>
            </text:list>
          </text:list-item>
        </text:list>
        <text:p text:style-name="P617"><text:span text:style-name="T14">Asta este confirmat și de documentația Aider, care spune că se poate conecta la mai multe backend-uri de LLM, inclusiv </text:span><text:span text:style-name="Strong_20_Emphasis"><text:span text:style-name="T18">Ollama</text:span></text:span><text:span text:style-name="T14">. </text:span></text:p>
        <text:p text:style-name="P28">Deci relația este:</text:p>
        <text:list text:style-name="L143">
          <text:list-item>
            <text:p text:style-name="P349"><text:span text:style-name="Strong_20_Emphasis"><text:span text:style-name="T18">Ollama = creierul local</text:span></text:span></text:p>
          </text:list-item>
          <text:list-item>
            <text:p text:style-name="P349"><text:soft-page-break/><text:span text:style-name="Strong_20_Emphasis"><text:span text:style-name="T18">Aider = mâinile și interfața de lucru pe proiect</text:span></text:span></text:p>
          </text:list-item>
        </text:list>
        <text:p text:style-name="P1"/>
        <text:h text:style-name="P9" text:outline-level="2"><text:span text:style-name="T22">Unde intră </text:span><text:span text:style-name="Source_20_Text"><text:span text:style-name="T27">pytest</text:span></text:span></text:h>
        <text:p text:style-name="P617"><text:span text:style-name="Source_20_Text"><text:span text:style-name="T25">pytest</text:span></text:span><text:span text:style-name="T14"> este separat de ambele.</text:span></text:p>
        <text:p text:style-name="P617"><text:span text:style-name="Strong_20_Emphasis"><text:span text:style-name="Source_20_Text"><text:span text:style-name="T25">pytest</text:span></text:span></text:span><text:span text:style-name="T14">:</text:span></text:p>
        <text:list text:style-name="L144">
          <text:list-item>
            <text:p text:style-name="P51">este framework-ul de testare</text:p>
          </text:list-item>
          <text:list-item>
            <text:p text:style-name="P350"><text:span text:style-name="T14">rulează testele scrise în </text:span><text:span text:style-name="Source_20_Text"><text:span text:style-name="T25">test_*.py</text:span></text:span></text:p>
          </text:list-item>
          <text:list-item>
            <text:p text:style-name="P51">îți dă rezultatul: ce trece, ce pică</text:p>
          </text:list-item>
        </text:list>
        <text:p text:style-name="P27">Deci în ecuația ta:</text:p>
        <text:list text:style-name="L145">
          <text:list-item>
            <text:p text:style-name="P351"><text:span text:style-name="Strong_20_Emphasis"><text:span text:style-name="T18">Ollama</text:span></text:span><text:span text:style-name="T14"> generează răspunsuri de AI</text:span></text:p>
          </text:list-item>
          <text:list-item>
            <text:p text:style-name="P351"><text:span text:style-name="Strong_20_Emphasis"><text:span text:style-name="T18">Aider</text:span></text:span><text:span text:style-name="T14"> folosește răspunsurile ca să editeze fișiere</text:span></text:p>
          </text:list-item>
          <text:list-item>
            <text:p text:style-name="P351"><text:span text:style-name="Strong_20_Emphasis"><text:span text:style-name="T18">pytest</text:span></text:span><text:span text:style-name="T14"> rulează testele create de Aider</text:span></text:p>
          </text:list-item>
        </text:list>
        <text:p text:style-name="P1"/>
        <text:h text:style-name="P7" text:outline-level="2">Exemplu concret în cazul tău</text:h>
        <text:p text:style-name="P27">Tu ai un fișier, de exemplu:</text:p>
        <text:section text:style-name="Sect2" text:name="Section112">
          <text:p text:style-name="P23"><text:bookmark text:name="code-block-viewer Copy 111"/>array5.py</text:p>
        </text:section>
        <text:p text:style-name="P305">Vrei să obții:</text:p>
        <text:section text:style-name="Sect2" text:name="Section113">
          <text:p text:style-name="P23"><text:bookmark text:name="code-block-viewer Copy 112"/>test_array5.py</text:p>
        </text:section>
        <text:p text:style-name="P305">Workflow-ul ar fi așa:</text:p>
        <text:list text:style-name="L146">
          <text:list-item>
            <text:p text:style-name="P52">pornești Ollama</text:p>
          </text:list-item>
          <text:list-item>
            <text:p text:style-name="P352"><text:span text:style-name="T14">pornești Aider în proiectul tău și îi dai </text:span><text:span text:style-name="Source_20_Text"><text:span text:style-name="T25">array5.py</text:span></text:span></text:p>
          </text:list-item>
          <text:list-item>
            <text:p text:style-name="P52">îi spui ceva de genul:</text:p>
            <text:list>
              <text:list-item>
                <text:p text:style-name="P52">analizează funcția</text:p>
              </text:list-item>
              <text:list-item>
                <text:p text:style-name="P352"><text:span text:style-name="T14">creează </text:span><text:span text:style-name="Source_20_Text"><text:span text:style-name="T25">test_array5.py</text:span></text:span></text:p>
              </text:list-item>
              <text:list-item>
                <text:p text:style-name="P352"><text:span text:style-name="T14">folosește </text:span><text:span text:style-name="Source_20_Text"><text:span text:style-name="T25">pytest</text:span></text:span></text:p>
              </text:list-item>
              <text:list-item>
                <text:p text:style-name="P52"><text:soft-page-break/>acoperă echivalență, frontiere, ramuri, cazuri invalide</text:p>
              </text:list-item>
            </text:list>
          </text:list-item>
          <text:list-item>
            <text:p text:style-name="P52">Aider creează sau modifică fișierul</text:p>
          </text:list-item>
          <text:list-item>
            <text:p text:style-name="P352"><text:span text:style-name="T14">rulezi </text:span><text:span text:style-name="Source_20_Text"><text:span text:style-name="T25">pytest</text:span></text:span><text:span text:style-name="T14"> și vezi rezultatele</text:span></text:p>
          </text:list-item>
          <text:list-item>
            <text:p text:style-name="P352"><text:span text:style-name="T14">dacă modifici </text:span><text:span text:style-name="Source_20_Text"><text:span text:style-name="T25">array5.py</text:span></text:span><text:span text:style-name="T14">, poți rerula testele sau îi poți cere lui Aider să le actualizeze</text:span></text:p>
          </text:list-item>
        </text:list>
        <text:p text:style-name="P27">Asta este exact genul de workflow pentru care Aider este făcut. </text:p>
        <text:p text:style-name="P1"/>
        <text:h text:style-name="P7" text:outline-level="2">Diferența în propoziție simplă</text:h>
        <text:p text:style-name="P27">Dacă ar fi să le rezum în cea mai scurtă formă:</text:p>
        <text:list text:style-name="L147">
          <text:list-item>
            <text:p text:style-name="P353"><text:span text:style-name="Strong_20_Emphasis"><text:span text:style-name="T18">Ollama rulează modelul AI local</text:span></text:span></text:p>
          </text:list-item>
          <text:list-item>
            <text:p text:style-name="P353"><text:span text:style-name="Strong_20_Emphasis"><text:span text:style-name="T18">Aider folosește acel model ca să lucreze pe fișierele tale</text:span></text:span></text:p>
          </text:list-item>
        </text:list>
        <text:p text:style-name="P1"/>
        <text:h text:style-name="P7" text:outline-level="2">Ce aș alege eu pentru tine</text:h>
        <text:p text:style-name="P27">Pentru cerința ta:</text:p>
        <text:list text:style-name="L148">
          <text:list-item>
            <text:p text:style-name="P53">local</text:p>
          </text:list-item>
          <text:list-item>
            <text:p text:style-name="P53">fără internet</text:p>
          </text:list-item>
          <text:list-item>
            <text:p text:style-name="P53">Python</text:p>
          </text:list-item>
          <text:list-item>
            <text:p text:style-name="P354"><text:span text:style-name="T14">generare de fișiere </text:span><text:span text:style-name="Source_20_Text"><text:span text:style-name="T25">test_*.py</text:span></text:span></text:p>
          </text:list-item>
          <text:list-item>
            <text:p text:style-name="P53">posibilitate de rerulare și modificare ulterioară</text:p>
          </text:list-item>
        </text:list>
        <text:p text:style-name="P27">alegerea este foarte bună:</text:p>
        <text:list text:style-name="L149">
          <text:list-item>
            <text:p text:style-name="P355"><text:span text:style-name="Strong_20_Emphasis"><text:span text:style-name="T18">Ollama</text:span></text:span><text:span text:style-name="T14"> ca backend local</text:span></text:p>
          </text:list-item>
          <text:list-item>
            <text:p text:style-name="P355"><text:span text:style-name="Strong_20_Emphasis"><text:span text:style-name="T18">Aider</text:span></text:span><text:span text:style-name="T14"> ca interfață de coding/test generation</text:span></text:p>
          </text:list-item>
          <text:list-item>
            <text:p text:style-name="P355"><text:span text:style-name="Strong_20_Emphasis"><text:span text:style-name="T18">pytest</text:span></text:span><text:span text:style-name="T14"> ca tool real de testare</text:span></text:p>
          </text:list-item>
        </text:list>
        <text:p text:style-name="P27">Dacă vrei, următorul pas util este să-ți dau exact:</text:p>
        <text:list text:style-name="L150">
          <text:list-item>
            <text:p text:style-name="P54">cum instalezi fiecare pe Ubuntu</text:p>
          </text:list-item>
          <text:list-item>
            <text:p text:style-name="P54"><text:soft-page-break/>ce model alegi pentru laptopul tău</text:p>
          </text:list-item>
          <text:list-item>
            <text:p text:style-name="P356"><text:span text:style-name="T14">și cum arată primele 3 comenzi ca să generezi un </text:span><text:span text:style-name="Source_20_Text"><text:span text:style-name="T25">test_*.py</text:span></text:span><text:span text:style-name="T14"> pentru un fișier Python.</text:span></text:p>
          </text:list-item>
        </text:list>
        <text:p text:style-name="P29"><draw:frame draw:style-name="fr1" draw:name="Frame64" text:anchor-type="char" svg:width="0.0161in" draw:z-index="4"><draw:text-box fo:min-height="0.0161in"><text:p text:style-name="P26"><text:line-break/></text:p></draw:text-box></draw:frame>stai asa. eu cu cine voi vorbi, practic? cine intelege engleza? Ollama ? </text:p>
        <text:p text:style-name="P617"><draw:frame draw:style-name="fr1" draw:name="Frame65" text:anchor-type="char" svg:width="0.0161in" draw:z-index="1"><draw:text-box fo:min-height="0.0161in"><text:p text:style-name="P26"><text:line-break/></text:p></draw:text-box></draw:frame><text:span text:style-name="T14">Practic, </text:span><text:span text:style-name="Strong_20_Emphasis"><text:span text:style-name="T18">tu vei vorbi cu Aider</text:span></text:span><text:span text:style-name="T14">, iar </text:span><text:span text:style-name="Strong_20_Emphasis"><text:span text:style-name="T18">modelul din Ollama</text:span></text:span><text:span text:style-name="T14"> este cel care „înțelege” engleza și generează răspunsul.</text:span></text:p>
        <text:p text:style-name="P28">Schema reală este:</text:p>
        <text:list text:style-name="L151">
          <text:list-item>
            <text:p text:style-name="P357"><text:span text:style-name="Strong_20_Emphasis"><text:span text:style-name="T18">tu scrii în terminal către Aider</text:span></text:span></text:p>
          </text:list-item>
          <text:list-item>
            <text:p text:style-name="P357"><text:span text:style-name="Strong_20_Emphasis"><text:span text:style-name="T18">Aider trimite mesajul tău la modelul din Ollama</text:span></text:span></text:p>
          </text:list-item>
          <text:list-item>
            <text:p text:style-name="P357"><text:span text:style-name="Strong_20_Emphasis"><text:span text:style-name="T18">modelul din Ollama înțelege promptul și produce răspunsul</text:span></text:span></text:p>
          </text:list-item>
          <text:list-item>
            <text:p text:style-name="P357"><text:span text:style-name="Strong_20_Emphasis"><text:span text:style-name="T18">Aider îți afișează răspunsul și poate modifica fișierele</text:span></text:span></text:p>
          </text:list-item>
        </text:list>
        <text:p text:style-name="P27">Deci, pe scurt:</text:p>
        <text:list text:style-name="L152">
          <text:list-item>
            <text:p text:style-name="P358"><text:span text:style-name="Strong_20_Emphasis"><text:span text:style-name="T18">interfața cu care vorbești</text:span></text:span><text:span text:style-name="T14"> = </text:span><text:span text:style-name="Strong_20_Emphasis"><text:span text:style-name="T18">Aider</text:span></text:span></text:p>
          </text:list-item>
          <text:list-item>
            <text:p text:style-name="P358"><text:span text:style-name="Strong_20_Emphasis"><text:span text:style-name="T30">„</text:span></text:span><text:span text:style-name="Strong_20_Emphasis"><text:span text:style-name="T18">creierul” care înțelege engleza</text:span></text:span><text:span text:style-name="T14"> = </text:span><text:span text:style-name="Strong_20_Emphasis"><text:span text:style-name="T18">modelul LLM rulat de Ollama</text:span></text:span></text:p>
          </text:list-item>
        </text:list>
        <text:p text:style-name="P617"><text:span text:style-name="T14">Cu alte cuvinte, </text:span><text:span text:style-name="Strong_20_Emphasis"><text:span text:style-name="T18">Ollama nu e chatbot-ul în sine</text:span></text:span><text:span text:style-name="T14">, ci serviciul care rulează modelul local. Aider este clientul care îl folosește și care știe să lucreze cu fișierele tale, să le editeze și să țină contextul proiectului.</text:span></text:p>
        <text:p text:style-name="P28">Un mod simplu de a-l vedea:</text:p>
        <text:list text:style-name="L153">
          <text:list-item>
            <text:p text:style-name="P359"><text:span text:style-name="Strong_20_Emphasis"><text:span text:style-name="T18">Ollama</text:span></text:span><text:span text:style-name="T14"> = motor</text:span></text:p>
          </text:list-item>
          <text:list-item>
            <text:p text:style-name="P359"><text:span text:style-name="Strong_20_Emphasis"><text:span text:style-name="T18">modelul</text:span></text:span><text:span text:style-name="T14"> = inteligența</text:span></text:p>
          </text:list-item>
          <text:list-item>
            <text:p text:style-name="P359"><text:span text:style-name="Strong_20_Emphasis"><text:span text:style-name="T18">Aider</text:span></text:span><text:span text:style-name="T14"> = volanul și bordul</text:span></text:p>
          </text:list-item>
          <text:list-item>
            <text:p text:style-name="P359"><text:span text:style-name="Strong_20_Emphasis"><text:span text:style-name="T18">tu</text:span></text:span><text:span text:style-name="T14"> = șoferul</text:span></text:p>
          </text:list-item>
        </text:list>
        <text:p text:style-name="P617"><text:span text:style-name="T14">Deci da, </text:span><text:span text:style-name="Strong_20_Emphasis"><text:span text:style-name="T18">engleza o înțelege modelul din Ollama</text:span></text:span><text:span text:style-name="T14">, dar </text:span><text:span text:style-name="Strong_20_Emphasis"><text:span text:style-name="T18">tu conversezi practic prin Aider</text:span></text:span><text:span text:style-name="T14">.</text:span></text:p>
        <text:p text:style-name="P28">Exemplu mental:</text:p>
        <text:list text:style-name="L154">
          <text:list-item>
            <text:p text:style-name="P360"><text:soft-page-break/><text:span text:style-name="T14">tu scrii în Aider:<text:line-break/></text:span><text:span text:style-name="Source_20_Text"><text:span text:style-name="T25">Generate pytest tests for this Python file</text:span></text:span></text:p>
          </text:list-item>
          <text:list-item>
            <text:p text:style-name="P55">Aider trimite asta către modelul local din Ollama</text:p>
          </text:list-item>
          <text:list-item>
            <text:p text:style-name="P55">modelul răspunde</text:p>
          </text:list-item>
          <text:list-item>
            <text:p text:style-name="P55">Aider transformă răspunsul în modificări de fișiere sau ți-l afișează</text:p>
          </text:list-item>
        </text:list>
        <text:p text:style-name="P27">Asta e și ideea principală a lui Aider: să fie tool-ul cu care lucrezi pe cod, folosind un backend LLM precum Ollama.</text:p>
        <text:p text:style-name="P28">Important:</text:p>
        <text:list text:style-name="L155">
          <text:list-item>
            <text:p text:style-name="P361"><text:span text:style-name="T14">dacă vrei, poți vorbi și </text:span><text:span text:style-name="Strong_20_Emphasis"><text:span text:style-name="T18">direct cu Ollama</text:span></text:span><text:span text:style-name="T14"> în unele moduri</text:span></text:p>
          </text:list-item>
          <text:list-item>
            <text:p text:style-name="P361"><text:span text:style-name="T14">dar pentru ce vrei tu, </text:span><text:span text:style-name="Strong_20_Emphasis"><text:span text:style-name="T18">nu are sens să vorbești direct cu Ollama</text:span></text:span></text:p>
          </text:list-item>
          <text:list-item>
            <text:p text:style-name="P361"><text:span text:style-name="T14">tu vrei lucru pe fișiere, generare de </text:span><text:span text:style-name="Source_20_Text"><text:span text:style-name="T25">test_*.py</text:span></text:span><text:span text:style-name="T14">, rerulare teste, deci </text:span><text:span text:style-name="Strong_20_Emphasis"><text:span text:style-name="T18">Aider e interfața potrivită</text:span></text:span></text:p>
          </text:list-item>
        </text:list>
        <text:p text:style-name="P27">Concluzia exactă:</text:p>
        <text:list text:style-name="L156">
          <text:list-item>
            <text:p text:style-name="P362"><text:span text:style-name="Strong_20_Emphasis"><text:span text:style-name="T18">da, modelul din Ollama înțelege engleza</text:span></text:span></text:p>
          </text:list-item>
          <text:list-item>
            <text:p text:style-name="P362"><text:span text:style-name="Strong_20_Emphasis"><text:span text:style-name="T18">dar tu, practic, lucrezi cu Aider</text:span></text:span></text:p>
          </text:list-item>
        </text:list>
        <text:p text:style-name="P30">Dacă vrei, următorul pas este să-ți arăt exact cum arată o conversație reală cu Aider pentru un fișier Python.</text:p>
        <text:p text:style-name="P29"><draw:frame draw:style-name="fr1" draw:name="Frame66" text:anchor-type="char" svg:width="0.0161in" draw:z-index="2"><draw:text-box fo:min-height="0.0161in"><text:p text:style-name="P26"><text:line-break/></text:p></draw:text-box></draw:frame>Ok, deci lucrez cu Aider. Pot sa ii zic lui Aider sau sa il configurez sa lucreze / porneasca Ollama singur cand e pornit ?</text:p>
        <text:p text:style-name="P27"><draw:frame draw:style-name="fr1" draw:name="Frame67" text:anchor-type="char" svg:width="0.0161in" draw:z-index="3"><draw:text-box fo:min-height="0.0161in"><text:p text:style-name="P26"><text:line-break/></text:p></draw:text-box></draw:frame>Verific în documentația actuală Aider/Ollama cum se comportă la pornire și dacă există suport direct pentru pornirea automată a lui Ollama.</text:p>
        <text:p text:style-name="P27">Da, dar cu o nuanță importantă:</text:p>
        <text:p text:style-name="P617"><text:soft-page-break/><text:span text:style-name="Strong_20_Emphasis"><text:span text:style-name="T18">Aider poate fi configurat să folosească Ollama</text:span></text:span><text:span text:style-name="T14">, însă </text:span><text:span text:style-name="Strong_20_Emphasis"><text:span text:style-name="T18">nu este, în mod obișnuit, cel care pornește serviciul Ollama pentru tine</text:span></text:span><text:span text:style-name="T14">. Aider știe să se conecteze la backend-ul Ollama și are documentație dedicată pentru folosirea lui, dar Ollama trebuie să fie disponibil local. </text:span></text:p>
        <text:p text:style-name="P28">Pentru ce vrei tu, soluția corectă este:</text:p>
        <text:list text:style-name="L157">
          <text:list-item>
            <text:p text:style-name="P363"><text:span text:style-name="Strong_20_Emphasis"><text:span text:style-name="T18">configurezi Aider să folosească Ollama</text:span></text:span></text:p>
          </text:list-item>
          <text:list-item>
            <text:p text:style-name="P363"><text:span text:style-name="Strong_20_Emphasis"><text:span text:style-name="T18">configurezi Ollama să pornească automat la boot</text:span></text:span><text:span text:style-name="T14"> ca serviciu </text:span><text:span text:style-name="Source_20_Text"><text:span text:style-name="T25">systemd</text:span></text:span></text:p>
          </text:list-item>
        </text:list>
        <text:p text:style-name="P617"><text:span text:style-name="T14">Documentația oficială Ollama pentru Linux recomandă exact varianta asta: „Adding Ollama as a startup service (recommended)”, cu un serviciu </text:span><text:span text:style-name="Source_20_Text"><text:span text:style-name="T25">systemd</text:span></text:span><text:span text:style-name="T14"> care rulează </text:span><text:span text:style-name="Source_20_Text"><text:span text:style-name="T25">ollama serve</text:span></text:span><text:span text:style-name="T14">, apoi </text:span><text:span text:style-name="Source_20_Text"><text:span text:style-name="T25">systemctl enable ollama</text:span></text:span><text:span text:style-name="T14"> ca să pornească automat. </text:span></text:p>
        <text:p text:style-name="P28">Asta înseamnă, practic:</text:p>
        <text:list text:style-name="L158">
          <text:list-item>
            <text:p text:style-name="P56">tu pornești laptopul</text:p>
          </text:list-item>
          <text:list-item>
            <text:p text:style-name="P56">Ollama pornește singur ca serviciu</text:p>
          </text:list-item>
          <text:list-item>
            <text:p text:style-name="P56">apoi deschizi Aider</text:p>
          </text:list-item>
          <text:list-item>
            <text:p text:style-name="P56">Aider se conectează la Ollama deja pornit</text:p>
          </text:list-item>
        </text:list>
        <text:p text:style-name="P27">Deci răspunsul direct este:</text:p>
        <text:list text:style-name="L159">
          <text:list-item>
            <text:p text:style-name="P364"><text:span text:style-name="Strong_20_Emphasis"><text:span text:style-name="T18">da</text:span></text:span><text:span text:style-name="T14">, îl poți configura pe Aider să </text:span><text:span text:style-name="Strong_20_Emphasis"><text:span text:style-name="T18">lucreze cu Ollama</text:span></text:span></text:p>
          </text:list-item>
          <text:list-item>
            <text:p text:style-name="P364"><text:span text:style-name="Strong_20_Emphasis"><text:span text:style-name="T18">nu m-aș baza pe Aider</text:span></text:span><text:span text:style-name="T14"> să fie responsabil cu </text:span><text:span text:style-name="Strong_20_Emphasis"><text:span text:style-name="T18">pornirea</text:span></text:span><text:span text:style-name="T14"> lui Ollama</text:span></text:p>
          </text:list-item>
          <text:list-item>
            <text:p text:style-name="P364"><text:span text:style-name="Strong_20_Emphasis"><text:span text:style-name="T18">da</text:span></text:span><text:span text:style-name="T14">, poți face ca Ollama să pornească singur la startup, și asta este metoda recomandată oficial pe Linux </text:span></text:p>
          </text:list-item>
        </text:list>
        <text:p text:style-name="P27">În practică, asta e arhitectura bună:</text:p>
        <text:list text:style-name="L160">
          <text:list-item>
            <text:p text:style-name="P365"><text:span text:style-name="Strong_20_Emphasis"><text:span text:style-name="T18">Ollama</text:span></text:span><text:span text:style-name="T14"> = serviciu local mereu disponibil</text:span></text:p>
          </text:list-item>
          <text:list-item>
            <text:p text:style-name="P365"><text:span text:style-name="Strong_20_Emphasis"><text:span text:style-name="T18">Aider</text:span></text:span><text:span text:style-name="T14"> = clientul care îl folosește când ai nevoie</text:span></text:p>
          </text:list-item>
        </text:list>
        <text:p text:style-name="P27"><text:soft-page-break/>Dacă vrei să-ți răspund foarte scurt:</text:p>
        <text:list text:style-name="L161">
          <text:list-item>
            <text:p text:style-name="P366"><text:span text:style-name="Strong_20_Emphasis"><text:span text:style-name="T18">Aider vorbește cu Ollama</text:span></text:span></text:p>
          </text:list-item>
          <text:list-item>
            <text:p text:style-name="P366"><text:span text:style-name="Strong_20_Emphasis"><text:span text:style-name="T18">systemd pornește Ollama automat</text:span></text:span></text:p>
          </text:list-item>
        </text:list>
        <text:p text:style-name="P30">Următorul pas util este să-ți dau exact comenzile pentru Ubuntu ca Ollama să pornească automat și apoi să-l legi la Aider.</text:p>
        <text:p text:style-name="P29"><draw:frame draw:style-name="fr1" draw:name="Frame68" text:anchor-type="char" svg:width="0.0161in" draw:z-index="5"><draw:text-box fo:min-height="0.0161in"><text:p text:style-name="P26"><text:line-break/></text:p></draw:text-box></draw:frame>dar open claw sau alte alternative precum de la openai sau anthropic?</text:p>
        <text:p text:style-name="P617"><draw:frame draw:style-name="fr1" draw:name="Frame69" text:anchor-type="char" svg:width="0.0161in" draw:z-index="6"><draw:text-box fo:min-height="0.0161in"><text:p text:style-name="P26"><text:line-break/></text:p></draw:text-box></draw:frame><text:span text:style-name="T14">Da, dar pentru cerința ta </text:span><text:span text:style-name="Strong_20_Emphasis"><text:span text:style-name="T18">offline, local, fără internet</text:span></text:span><text:span text:style-name="T14">, răspunsul se schimbă mult.</text:span></text:p>
        <text:p text:style-name="P28">Dintre opțiunile pomenite:</text:p>
        <text:list text:style-name="L162">
          <text:list-item>
            <text:p text:style-name="P367"><text:span text:style-name="Strong_20_Emphasis"><text:span text:style-name="T18">Claude Code</text:span></text:span><text:span text:style-name="T14"> nu se potrivește, pentru că Anthropic spune explicit că are nevoie de </text:span><text:span text:style-name="Strong_20_Emphasis"><text:span text:style-name="T18">internet connection required</text:span></text:span><text:span text:style-name="T14">. </text:span></text:p>
          </text:list-item>
          <text:list-item>
            <text:p text:style-name="P367"><text:span text:style-name="Strong_20_Emphasis"><text:span text:style-name="T18">OpenAI Codex / Codex CLI</text:span></text:span><text:span text:style-name="T14"> este foarte puternic, dar orientarea principală este spre workflow-uri OpenAI; există suport pentru „local workflows” în Codex CLI și documentația tehnică menționează și cazuri utile pentru </text:span><text:span text:style-name="Strong_20_Emphasis"><text:span text:style-name="T18">local models</text:span></text:span><text:span text:style-name="T14">, însă pentru scenariul tău simplu și complet offline nu este cea mai directă alegere. </text:span></text:p>
          </text:list-item>
          <text:list-item>
            <text:p text:style-name="P367"><text:span text:style-name="Strong_20_Emphasis"><text:span text:style-name="T18">OpenHands</text:span></text:span><text:span text:style-name="T14"> poate rula cu LLM local, dar chiar documentația lor avertizează că pentru taskuri de agent local ai nevoie de hardware capabil și modele potrivite pentru agent behavior. </text:span></text:p>
          </text:list-item>
          <text:list-item>
            <text:p text:style-name="P367"><text:span text:style-name="Strong_20_Emphasis"><text:span text:style-name="T18">OpenCode</text:span></text:span><text:span text:style-name="T14"> suportă modele locale și chiar agenți specializați, dar proiectul este încă marcat ca </text:span><text:span text:style-name="Strong_20_Emphasis"><text:span text:style-name="T18">early development</text:span></text:span><text:span text:style-name="T14"> și „not yet ready for production use”. </text:span></text:p>
          </text:list-item>
        </text:list>
        <text:p text:style-name="P27">Pentru tine, asta înseamnă:</text:p>
        <text:p text:style-name="P617"><text:span text:style-name="Strong_20_Emphasis"><text:span text:style-name="T18">Dacă vrei ceva stabil și practic acum, rămân la Aider + Ollama.</text:span></text:span></text:p>
        <text:p text:style-name="P28">De ce nu Claude Code:</text:p>
        <text:list text:style-name="L163">
          <text:list-item>
            <text:p text:style-name="P57">cere internet, deci pică direct pentru cerința ta. </text:p>
          </text:list-item>
        </text:list>
        <text:p text:style-name="P27"><text:soft-page-break/>De ce nu aș pune Codex pe primul loc:</text:p>
        <text:list text:style-name="L164">
          <text:list-item>
            <text:p text:style-name="P58">Codex CLI e relevant și modern pentru coding agent workflows, iar OpenAI spune că există local workflows prin CLI și IDE. </text:p>
          </text:list-item>
          <text:list-item>
            <text:p text:style-name="P368"><text:span text:style-name="T14">dar pentru „totul local, simplu, pe laptopul meu, fără internet, cu un model local și fișiere pytest salvate în repo”, </text:span><text:span text:style-name="Strong_20_Emphasis"><text:span text:style-name="T18">Aider + Ollama</text:span></text:span><text:span text:style-name="T14"> este mai direct și mai consacrat în zona OSS/local coding workflow.</text:span></text:p>
          </text:list-item>
        </text:list>
        <text:p text:style-name="P27">De ce OpenCode e interesant, dar nu primul:</text:p>
        <text:list text:style-name="L165">
          <text:list-item>
            <text:p text:style-name="P59">suportă local models și agenți specializați, ceea ce e foarte apropiat de ce vrei tu. </text:p>
          </text:list-item>
          <text:list-item>
            <text:p text:style-name="P59">însă ei înșiși spun că proiectul este încă în dezvoltare timpurie și nu e gata pentru producție. </text:p>
          </text:list-item>
        </text:list>
        <text:p text:style-name="P27">De ce OpenHands e interesant, dar nu primul:</text:p>
        <text:list text:style-name="L166">
          <text:list-item>
            <text:p text:style-name="P60">poate merge cu LLM local. </text:p>
          </text:list-item>
          <text:list-item>
            <text:p text:style-name="P369"><text:span text:style-name="T14">dar este mai greu și mai „agent platform” decât ai tu nevoie acum. Tu vrei ceva foarte clar: citește fișierul Python, creează </text:span><text:span text:style-name="Source_20_Text"><text:span text:style-name="T25">test_*.py</text:span></text:span><text:span text:style-name="T14">, rulează </text:span><text:span text:style-name="Source_20_Text"><text:span text:style-name="T25">pytest</text:span></text:span><text:span text:style-name="T14">, păstrează testele.</text:span></text:p>
          </text:list-item>
        </text:list>
        <text:p text:style-name="P27">Concluzia mea, foarte direct:</text:p>
        <text:list text:style-name="L167">
          <text:list-item>
            <text:p text:style-name="P370"><text:span text:style-name="Strong_20_Emphasis"><text:span text:style-name="T18">Claude Code</text:span></text:span><text:span text:style-name="T14">: nu, pentru offline local. </text:span></text:p>
          </text:list-item>
          <text:list-item>
            <text:p text:style-name="P370"><text:span text:style-name="Strong_20_Emphasis"><text:span text:style-name="T18">OpenAI Codex / Codex CLI</text:span></text:span><text:span text:style-name="T14">: interesant, dar nu prima alegere pentru setup-ul tău strict offline/local. </text:span></text:p>
          </text:list-item>
          <text:list-item>
            <text:p text:style-name="P370"><text:span text:style-name="Strong_20_Emphasis"><text:span text:style-name="T18">OpenCode</text:span></text:span><text:span text:style-name="T14">: promițător, dar prea devreme ca maturitate. </text:span></text:p>
          </text:list-item>
          <text:list-item>
            <text:p text:style-name="P370"><text:span text:style-name="Strong_20_Emphasis"><text:span text:style-name="T18">OpenHands</text:span></text:span><text:span text:style-name="T14">: posibil, dar prea greu pentru nevoia ta imediată. </text:span></text:p>
          </text:list-item>
          <text:list-item>
            <text:p text:style-name="P370"><text:span text:style-name="Strong_20_Emphasis"><text:span text:style-name="T18">Aider + Ollama</text:span></text:span><text:span text:style-name="T14">: în continuare cea mai bună recomandare practică pentru ce vrei tu.</text:span></text:p>
          </text:list-item>
        </text:list>
        <text:p text:style-name="P617"><text:span text:style-name="T14">Dacă prin „open claw” te refereai de fapt la </text:span><text:span text:style-name="Strong_20_Emphasis"><text:span text:style-name="T18">Claude/Claude Code</text:span></text:span><text:span text:style-name="T14">, atunci răspunsul este clar: </text:span><text:span text:style-name="Strong_20_Emphasis"><text:span text:style-name="T18">nu pentru offline</text:span></text:span><text:span text:style-name="T14">, fiindcă Anthropic cere internet. </text:span></text:p>
        <text:p text:style-name="P617"><text:soft-page-break/><text:span text:style-name="T14">Dacă vrei, următorul pas bun este să-ți fac un top foarte scurt, comparativ, între:<text:line-break/></text:span><text:span text:style-name="Strong_20_Emphasis"><text:span text:style-name="T18">Aider + Ollama vs OpenCode + Ollama vs OpenHands + local LLM</text:span></text:span><text:span text:style-name="T14"><text:line-break/>strict pentru generare de </text:span><text:span text:style-name="Source_20_Text"><text:span text:style-name="T25">pytest</text:span></text:span><text:span text:style-name="T14"> pe laptopul tău.</text:span></text:p>
        <text:p text:style-name="P29"><draw:frame draw:style-name="fr1" draw:name="Frame70" text:anchor-type="char" svg:width="0.0161in" draw:z-index="7"><draw:text-box fo:min-height="0.0161in"><text:p text:style-name="P26"><text:line-break/></text:p></draw:text-box></draw:frame>deci dintre optiuni, dincolo de restrictii ma intereseaza cele mai bune rezultate potentiale, chiar si ollema si aider pot fi, dar vreau sa fie clar ca sunt f atent la performanta</text:p>
        <text:p text:style-name="P27"><draw:frame draw:style-name="fr1" draw:name="Frame71" text:anchor-type="char" svg:width="0.0161in" draw:z-index="8"><draw:text-box fo:min-height="0.0161in"><text:p text:style-name="P26"><text:line-break/></text:p></draw:text-box></draw:frame>Mă uit strict la „ce are potențialul cel mai mare de rezultate”, nu la comoditate sau offline, și separ clar: top absolut, top pentru cod/testare și top local.</text:p>
        <text:p text:style-name="P617"><text:span text:style-name="T14">Da. Dacă te interesează </text:span><text:span text:style-name="Strong_20_Emphasis"><text:span text:style-name="T18">strict performanța potențială</text:span></text:span><text:span text:style-name="T14">, răspunsul meu este:</text:span></text:p>
        <text:p text:style-name="P617"><text:span text:style-name="Strong_20_Emphasis"><text:span text:style-name="T18">1. Claude Code și Codex/Codex CLI sunt în vârful listei</text:span></text:span><text:span text:style-name="T14"><text:line-break/></text:span><text:span text:style-name="Strong_20_Emphasis"><text:span text:style-name="T18">2. GitHub Copilot coding agent este foarte puternic și foarte utilizat în practică</text:span></text:span><text:span text:style-name="T14"><text:line-break/></text:span><text:span text:style-name="Strong_20_Emphasis"><text:span text:style-name="T18">3. Qodo este interesant dacă vrei accent special pe test coverage / quality workflows</text:span></text:span><text:span text:style-name="T14"><text:line-break/></text:span><text:span text:style-name="Strong_20_Emphasis"><text:span text:style-name="T18">4. Aider + model local este foarte bun, dar plafonul maxim este sub al soluțiilor cloud de top</text:span></text:span></text:p>
        <text:p text:style-name="P28">De ce spun asta:</text:p>
        <text:list text:style-name="L168">
          <text:list-item>
            <text:p text:style-name="P371"><text:span text:style-name="Strong_20_Emphasis"><text:span text:style-name="T18">Claude Code</text:span></text:span><text:span text:style-name="T14"> are deja subagenți integrați, suport pentru tool-uri prin MCP și configurare de modele dedicate în Claude Code, ceea ce îl face foarte puternic ca agent de coding complex. Anthropic documentează explicit subagenți built-in și conectarea la sute de tool-uri/data sources prin MCP. </text:span></text:p>
          </text:list-item>
          <text:list-item>
            <text:p text:style-name="P371"><text:span text:style-name="Strong_20_Emphasis"><text:span text:style-name="T18">Codex CLI</text:span></text:span><text:span text:style-name="T14"> este agentul OpenAI pentru cod care rulează local în terminal, poate citi, modifica și rula cod în directorul selectat, iar platforma Codex are și „skills” pentru capabilități specializate. </text:span></text:p>
          </text:list-item>
          <text:list-item>
            <text:p text:style-name="P371"><text:soft-page-break/><text:span text:style-name="Strong_20_Emphasis"><text:span text:style-name="T18">GitHub Copilot</text:span></text:span><text:span text:style-name="T14"> are documentație oficială pentru generare de teste unitare și un coding agent care poate inclusiv „improve test coverage”. </text:span></text:p>
          </text:list-item>
          <text:list-item>
            <text:p text:style-name="P371"><text:span text:style-name="Strong_20_Emphasis"><text:span text:style-name="T18">Qodo</text:span></text:span><text:span text:style-name="T14"> se poziționează explicit pe code quality, test coverage checks și workflows agentice de review/quality, nu doar pe completare de cod. </text:span></text:p>
          </text:list-item>
        </text:list>
        <text:p text:style-name="P617"><text:span text:style-name="T14">Dacă ar fi să-ți dau un clasament după </text:span><text:span text:style-name="Strong_20_Emphasis"><text:span text:style-name="T18">rezultatul maxim posibil</text:span></text:span><text:span text:style-name="T14">, ignorând restricțiile de offline/local:</text:span></text:p>
        <text:h text:style-name="P12" text:outline-level="3">Top absolut</text:h>
        <text:p text:style-name="P617"><text:span text:style-name="Strong_20_Emphasis"><text:span text:style-name="T18">Claude Code</text:span></text:span><text:span text:style-name="T14"> și </text:span><text:span text:style-name="Strong_20_Emphasis"><text:span text:style-name="T18">Codex/Codex CLI</text:span></text:span><text:span text:style-name="T14">.<text:line-break/>Astea sunt opțiunile cu cel mai mare potențial general pentru tasks de înțelegere de codebase, modificări multi-fișier, rulare de comenzi și workflows agentice. Claude Code are subagenți și tool integrations, iar Codex este gândit explicit ca „coding agent” local/cloud pentru software development. </text:span></text:p>
        <text:h text:style-name="P12" text:outline-level="3">Cel mai bun compromis între performanță și utilizare reală în practică</text:h>
        <text:p text:style-name="P617"><text:span text:style-name="Strong_20_Emphasis"><text:span text:style-name="T18">GitHub Copilot coding agent</text:span></text:span><text:span text:style-name="T14">.<text:line-break/>E foarte folosit, are suport oficial pentru generare de teste și agentul lor poate îmbunătăți test coverage. Pentru multe echipe, ăsta este probabil tool-ul cel mai „mainstream” și sigur. </text:span></text:p>
        <text:h text:style-name="P12" text:outline-level="3">Cel mai orientat spre testare/quality</text:h>
        <text:p text:style-name="P617"><text:span text:style-name="Strong_20_Emphasis"><text:span text:style-name="T18">Qodo</text:span></text:span><text:span text:style-name="T14">.<text:line-break/>Nu l-aș pune pe locul 1 la „coding agent general”, dar dacă întrebarea este „cine pune accent mare pe test quality, coverage și code review”, Qodo e foarte relevant. Ei spun explicit că au agenți pentru test coverage checks și workflows iterative care pot re-rula pași și actualiza fișiere. </text:span></text:p>
        <text:h text:style-name="P12" text:outline-level="3"><text:soft-page-break/>Cel mai bun pentru local/open-source workflow</text:h>
        <text:p text:style-name="P617"><text:span text:style-name="Strong_20_Emphasis"><text:span text:style-name="T18">Aider</text:span></text:span><text:span text:style-name="T14">, apoi </text:span><text:span text:style-name="Strong_20_Emphasis"><text:span text:style-name="T18">OpenHands</text:span></text:span><text:span text:style-name="T14">.<text:line-break/>Aider are un track record foarte bun în benchmark-urile proprii de code editing și a publicat rezultate SOTA pe SWE Bench și SWE Bench Lite în 2024; în plus, are leaderboards și suport bun pentru editare de cod și rulare de teste. OpenHands este mai „agent platform”, dar chiar documentația lor spune că are nevoie de modele puternice pentru a merge bine. </text:span></text:p>
        <text:h text:style-name="P6" text:outline-level="2">Ce înseamnă asta pentru tine, foarte direct</text:h>
        <text:p text:style-name="P617"><text:span text:style-name="T14">Dacă vrei </text:span><text:span text:style-name="Strong_20_Emphasis"><text:span text:style-name="T18">cele mai bune rezultate potențiale</text:span></text:span><text:span text:style-name="T14">, eu aș zice așa:</text:span></text:p>
        <text:list text:style-name="L169">
          <text:list-item>
            <text:p text:style-name="P372"><text:span text:style-name="Strong_20_Emphasis"><text:span text:style-name="T18">#1 Claude Code</text:span></text:span></text:p>
          </text:list-item>
          <text:list-item>
            <text:p text:style-name="P372"><text:span text:style-name="Strong_20_Emphasis"><text:span text:style-name="T18">#2 Codex / Codex CLI</text:span></text:span></text:p>
          </text:list-item>
          <text:list-item>
            <text:p text:style-name="P372"><text:span text:style-name="Strong_20_Emphasis"><text:span text:style-name="T18">#3 GitHub Copilot coding agent</text:span></text:span></text:p>
          </text:list-item>
          <text:list-item>
            <text:p text:style-name="P372"><text:span text:style-name="Strong_20_Emphasis"><text:span text:style-name="T18">#4 Qodo</text:span></text:span><text:span text:style-name="T14"> pentru accent pe calitate/teste</text:span></text:p>
          </text:list-item>
          <text:list-item>
            <text:p text:style-name="P372"><text:span text:style-name="Strong_20_Emphasis"><text:span text:style-name="T18">#5 Aider + model foarte bun</text:span></text:span><text:span text:style-name="T14"> dacă vrei local/open-source</text:span></text:p>
          </text:list-item>
        </text:list>
        <text:p text:style-name="P27">Dar mai e o regulă simplă:</text:p>
        <text:p text:style-name="P617"><text:span text:style-name="Strong_20_Emphasis"><text:span text:style-name="T18">un agent bun cu model frontier cloud de top va bate aproape întotdeauna un agent local cu model de 7B/8B pe sarcini grele de testare și code understanding.</text:span></text:span><text:span text:style-name="T14"><text:line-break/>OpenHands spune și el, indirect, că pentru taskuri agentice locale ai nevoie de hardware capabil și modele puternice. </text:span></text:p>
        <text:p text:style-name="P28">Asta înseamnă:</text:p>
        <text:list text:style-name="L170">
          <text:list-item>
            <text:p text:style-name="P373"><text:span text:style-name="T14">dacă vrei </text:span><text:span text:style-name="Strong_20_Emphasis"><text:span text:style-name="T18">maximul absolut</text:span></text:span><text:span text:style-name="T14">, nu localul este drumul cel mai bun</text:span></text:p>
          </text:list-item>
          <text:list-item>
            <text:p text:style-name="P373"><text:soft-page-break/><text:span text:style-name="T14">dacă vrei </text:span><text:span text:style-name="Strong_20_Emphasis"><text:span text:style-name="T18">local</text:span></text:span><text:span text:style-name="T14">, atunci trebuie să accepți un plafon de performanță mai jos decât Claude Code / Codex / Copilot cloud</text:span></text:p>
          </text:list-item>
        </text:list>
        <text:h text:style-name="P6" text:outline-level="2">Recomandarea mea sinceră</text:h>
        <text:p text:style-name="P617"><text:span text:style-name="T14">Dacă vrei </text:span><text:span text:style-name="Strong_20_Emphasis"><text:span text:style-name="T18">performanță maximă fără compromis</text:span></text:span><text:span text:style-name="T14">, eu m-aș uita prima dată la:<text:line-break/></text:span><text:span text:style-name="Strong_20_Emphasis"><text:span text:style-name="T18">Claude Code</text:span></text:span><text:span text:style-name="T14"> și </text:span><text:span text:style-name="Strong_20_Emphasis"><text:span text:style-name="T18">Codex/Codex CLI</text:span></text:span><text:span text:style-name="T14">. </text:span></text:p>
        <text:p text:style-name="P617"><text:span text:style-name="T14">Dacă vrei </text:span><text:span text:style-name="Strong_20_Emphasis"><text:span text:style-name="T18">performanță mare și focus pe test generation / unit tests / coverage</text:span></text:span><text:span text:style-name="T14">, atunci aș compara:<text:line-break/></text:span><text:span text:style-name="Strong_20_Emphasis"><text:span text:style-name="T18">Codex/Codex CLI</text:span></text:span><text:span text:style-name="T14">, </text:span><text:span text:style-name="Strong_20_Emphasis"><text:span text:style-name="T18">GitHub Copilot coding agent</text:span></text:span><text:span text:style-name="T14">, </text:span><text:span text:style-name="Strong_20_Emphasis"><text:span text:style-name="T18">Qodo</text:span></text:span><text:span text:style-name="T14">. </text:span></text:p>
        <text:p text:style-name="P617"><text:span text:style-name="T14">Dacă vrei </text:span><text:span text:style-name="Strong_20_Emphasis"><text:span text:style-name="T18">cel mai bun local</text:span></text:span><text:span text:style-name="T14">, rămân la:<text:line-break/></text:span><text:span text:style-name="Strong_20_Emphasis"><text:span text:style-name="T18">Aider + cel mai bun model local pe care îl poți duce</text:span></text:span><text:span text:style-name="T14">. </text:span></text:p>
        <text:p text:style-name="P617"><text:span text:style-name="T14">Pentru cazul tău exact, dacă scoatem complet restricția de offline, eu aș testa în ordinea:<text:line-break/></text:span><text:span text:style-name="Strong_20_Emphasis"><text:span text:style-name="T18">Claude Code → Codex CLI → Copilot coding agent → Qodo</text:span></text:span><text:span text:style-name="T14">.</text:span></text:p>
        <text:p text:style-name="P617"><text:span text:style-name="T14">Dacă păstrezi local/offline, atunci:<text:line-break/></text:span><text:span text:style-name="Strong_20_Emphasis"><text:span text:style-name="T18">Aider + Ollama</text:span></text:span><text:span text:style-name="T14"> rămâne alegerea corectă, dar nu pentru că e „cel mai performant absolut”, ci pentru că este </text:span><text:span text:style-name="Strong_20_Emphasis"><text:span text:style-name="T18">cel mai bun compromis serios în condițiile tale</text:span></text:span><text:span text:style-name="T14">. </text:span></text:p>
        <text:p text:style-name="P617"><text:span text:style-name="T14">Dacă vrei, fac imediat un top strict pentru </text:span><text:span text:style-name="Strong_20_Emphasis"><text:span text:style-name="T14">„</text:span></text:span><text:span text:style-name="Strong_20_Emphasis"><text:span text:style-name="T18">cine ar scrie cele mai bune teste pytest pentru un fișier Python”</text:span></text:span><text:span text:style-name="T14"> și îl ordonez după:<text:line-break/></text:span><text:span text:style-name="Strong_20_Emphasis"><text:span text:style-name="T18">calitatea testelor, înțelegerea codului, capacitatea de rerulare/fix, și cât de bine ar urmări coverage-ul</text:span></text:span><text:span text:style-name="T14">.</text:span></text:p>
        <text:p text:style-name="P29"><draw:frame draw:style-name="fr1" draw:name="Frame72" text:anchor-type="char" svg:width="0.0161in" draw:z-index="9"><draw:text-box fo:min-height="0.0161in"><text:p text:style-name="P26"><text:line-break/></text:p></draw:text-box></draw:frame>ok fa si topul dar tine cont de restrictiile date</text:p>
        <text:p text:style-name="P617"><draw:frame draw:style-name="fr1" draw:name="Frame73" text:anchor-type="char" svg:width="0.0161in" draw:z-index="10"><draw:text-box fo:min-height="0.0161in"><text:p text:style-name="P26"><text:line-break/></text:p></draw:text-box></draw:frame><text:span text:style-name="T14">Fac topul strict pentru cazul tău: local, fără internet, fișiere Python, generare de </text:span><text:span text:style-name="Source_20_Text"><text:span text:style-name="T25">test_*.py</text:span></text:span><text:span text:style-name="T14">, rulare </text:span><text:span text:style-name="Source_20_Text"><text:span text:style-name="T25">pytest</text:span></text:span><text:span text:style-name="T14">, accent pe performanță.</text:span></text:p>
        <text:p text:style-name="P27">Da. Ținând cont de toate restricțiile tale:</text:p>
        <text:list text:style-name="L171">
          <text:list-item>
            <text:p text:style-name="P61"><text:soft-page-break/>local, fără internet</text:p>
          </text:list-item>
          <text:list-item>
            <text:p text:style-name="P61">Python</text:p>
          </text:list-item>
          <text:list-item>
            <text:p text:style-name="P374"><text:span text:style-name="T14">să primească un fișier și să creeze/îmbunătățească </text:span><text:span text:style-name="Source_20_Text"><text:span text:style-name="T25">test_*.py</text:span></text:span></text:p>
          </text:list-item>
          <text:list-item>
            <text:p text:style-name="P374"><text:span text:style-name="T14">să poată rula </text:span><text:span text:style-name="Source_20_Text"><text:span text:style-name="T25">pytest</text:span></text:span></text:p>
          </text:list-item>
          <text:list-item>
            <text:p text:style-name="P61">să poți păstra testele și rerula separat</text:p>
          </text:list-item>
          <text:list-item>
            <text:p text:style-name="P61">accent mare pe performanță</text:p>
          </text:list-item>
        </text:list>
        <text:p text:style-name="P617"><text:span text:style-name="Strong_20_Emphasis"><text:span text:style-name="T18">topul meu este acesta:</text:span></text:span></text:p>
        <text:h text:style-name="P6" text:outline-level="2">1. Aider + Ollama</text:h>
        <text:p text:style-name="P617"><text:span text:style-name="T14">Asta este alegerea mea principală pentru tine. Aider este făcut pentru lucru pe fișiere și repo și documentează explicit bucla de lucru cu teste, inclusiv rularea </text:span><text:span text:style-name="Source_20_Text"><text:span text:style-name="T25">pytest</text:span></text:span><text:span text:style-name="T14"> prin </text:span><text:span text:style-name="Source_20_Text"><text:span text:style-name="T25">/run pytest</text:span></text:span><text:span text:style-name="T14">, iar Ollama rulează modelele local pe </text:span><text:span text:style-name="Source_20_Text"><text:span text:style-name="T25">localhost</text:span></text:span><text:span text:style-name="T14">, fără autentificare pentru acces local. Pentru workflow-ul tău exact — citește fișier Python, scrie </text:span><text:span text:style-name="Source_20_Text"><text:span text:style-name="T25">test_*.py</text:span></text:span><text:span text:style-name="T14">, rulează testele, păstrează fișierele — combinația asta este cea mai directă și matură. </text:span></text:p>
        <text:h text:style-name="P6" text:outline-level="2">2. Continue + Ollama</text:h>
        <text:p text:style-name="P27">Foarte bun dacă preferi să lucrezi în VS Code sau JetBrains. Continue are ghid oficial pentru Ollama, ghid dedicat pentru rulare fără internet și documentație clară pentru setup local/offline. Îl pun pe locul 2 doar pentru că, în cazul tău, Aider mi se pare mai natural pentru sarcina „creează și rafinează fișierul de teste și rulează-le”, în timp ce Continue este mai mult un asistent în IDE. </text:p>
        <text:h text:style-name="P6" text:outline-level="2"><text:soft-page-break/>3. OpenHands + model local</text:h>
        <text:p text:style-name="P27">OpenHands este interesant dacă vrei un agent mai „mare”, cu interfață locală și workflow mai autonom. Documentația lor spune că poate rula local, că funcționează offline și că poate fi configurat cu LLM local. Totuși, chiar ei avertizează că pentru sarcini agentice locale ai nevoie de hardware capabil și modele suficient de puternice. Pe laptopul tău, asta îl face mai puțin potrivit decât Aider sau Continue pentru raportul performanță/simplitate. </text:p>
        <text:h text:style-name="P6" text:outline-level="2">4. Ollama singur</text:h>
        <text:p text:style-name="P617"><text:span text:style-name="T14">Îl pun separat doar ca să fie clar: Ollama singur nu este soluția completă pentru ce vrei. El rulează modelul local și expune API-ul pe </text:span><text:span text:style-name="Source_20_Text"><text:span text:style-name="T25">localhost</text:span></text:span><text:span text:style-name="T14">, dar nu este tool-ul ideal prin care să gestionezi fișierele proiectului, să creezi disciplinat </text:span><text:span text:style-name="Source_20_Text"><text:span text:style-name="T25">test_*.py</text:span></text:span><text:span text:style-name="T14"> și să ții un workflow bun de editare + testare. Este backend-ul, nu interfața optimă de lucru. </text:span></text:p>
        <text:h text:style-name="P6" text:outline-level="2">Ce aș alege eu pentru tine</text:h>
        <text:p text:style-name="P617"><text:span text:style-name="T14">Dacă vrei </text:span><text:span text:style-name="Strong_20_Emphasis"><text:span text:style-name="T18">cel mai bun rezultat practic sub restricțiile tale</text:span></text:span><text:span text:style-name="T14">, alegerea mea rămâne:</text:span></text:p>
        <text:p text:style-name="P617"><text:span text:style-name="Strong_20_Emphasis"><text:span text:style-name="T18">Aider + Ollama + pytest</text:span></text:span></text:p>
        <text:p text:style-name="P617"><text:span text:style-name="T14">Aider pentru lucru efectiv pe fișiere și bucla cu testele, Ollama ca backend local, </text:span><text:span text:style-name="Source_20_Text"><text:span text:style-name="T25">pytest</text:span></text:span><text:span text:style-name="T14"> ca framework real și refolosibil de testare. </text:span><text:span text:style-name="Source_20_Text"><text:span text:style-name="T25">pytest</text:span></text:span><text:span text:style-name="T14"> rămâne exact ce vrei pentru că testele stau în fișiere normale </text:span><text:span text:style-name="Source_20_Text"><text:span text:style-name="T25">test_*.py</text:span></text:span><text:span text:style-name="T14">, pe care le poți modifica și rerula independent. </text:span></text:p>
        <text:h text:style-name="P6" text:outline-level="2">Model local recomandat</text:h>
        <text:p text:style-name="P617"><text:span text:style-name="T14">Pentru laptopul tău, aș merge pe o clasă de model de tip </text:span><text:span text:style-name="Strong_20_Emphasis"><text:span text:style-name="T18">7B–8B</text:span></text:span><text:span text:style-name="T14">. Continue recomandă pentru experiență locală/offline un model de mărimea </text:span><text:span text:style-name="Strong_20_Emphasis"><text:span text:style-name="T18">Llama 3.1 8B</text:span></text:span><text:span text:style-name="T14"> dacă mașina îl poate duce, ceea ce e un reper bun și pentru tine. </text:span></text:p>
        <text:h text:style-name="P6" text:outline-level="2"><text:soft-page-break/>Rezumat foarte scurt</text:h>
        <text:list text:style-name="L172">
          <text:list-item>
            <text:p text:style-name="P375"><text:span text:style-name="Strong_20_Emphasis"><text:span text:style-name="T18">#1:</text:span></text:span><text:span text:style-name="T14"> Aider + Ollama</text:span></text:p>
          </text:list-item>
          <text:list-item>
            <text:p text:style-name="P375"><text:span text:style-name="Strong_20_Emphasis"><text:span text:style-name="T18">#2:</text:span></text:span><text:span text:style-name="T14"> Continue + Ollama</text:span></text:p>
          </text:list-item>
          <text:list-item>
            <text:p text:style-name="P375"><text:span text:style-name="Strong_20_Emphasis"><text:span text:style-name="T18">#3:</text:span></text:span><text:span text:style-name="T14"> OpenHands + model local</text:span></text:p>
          </text:list-item>
          <text:list-item>
            <text:p text:style-name="P375"><text:span text:style-name="Strong_20_Emphasis"><text:span text:style-name="T18">#4:</text:span></text:span><text:span text:style-name="T14"> Ollama singur, doar ca backend</text:span></text:p>
          </text:list-item>
        </text:list>
        <text:p text:style-name="P617"><text:span text:style-name="T14">Dacă vrei performanță maximă </text:span><text:span text:style-name="Strong_20_Emphasis"><text:span text:style-name="T18">în limitele locale/offline</text:span></text:span><text:span text:style-name="T14">, Aider + Ollama este opțiunea pe care aș instala-o prima.</text:span></text:p>
        <text:p text:style-name="P29"><draw:frame draw:style-name="fr1" draw:name="Frame74" text:anchor-type="char" svg:width="0.0161in" draw:z-index="11"><draw:text-box fo:min-height="0.0161in"><text:p text:style-name="P26"><text:line-break/></text:p></draw:text-box></draw:frame>aider si ollema - cum e documentatia, performanta echivalenta cu modelele chatgpt si comunitatea, ajutor online pt dezvoltare si debug?</text:p>
        <text:p text:style-name="P27"><draw:frame draw:style-name="fr1" draw:name="Frame75" text:anchor-type="char" svg:width="0.0161in" draw:z-index="12"><draw:text-box fo:min-height="0.0161in"><text:p text:style-name="P26"><text:line-break/></text:p></draw:text-box></draw:frame>Verific documentația, capabilitățile și ce suport/comunitate au acum, apoi îți fac comparația pe punctele care te interesează.</text:p>
        <text:p text:style-name="P27">Pe scurt:</text:p>
        <text:p text:style-name="P617"><text:span text:style-name="Strong_20_Emphasis"><text:span text:style-name="T18">documentația</text:span></text:span><text:span text:style-name="T14"> ambelor este bună,<text:line-break/></text:span><text:span text:style-name="Strong_20_Emphasis"><text:span text:style-name="T18">comunitatea</text:span></text:span><text:span text:style-name="T14"> e bună,<text:line-break/></text:span><text:span text:style-name="Strong_20_Emphasis"><text:span text:style-name="T18">ajutorul online</text:span></text:span><text:span text:style-name="T14"> există și e destul de ok,<text:line-break/>dar </text:span><text:span text:style-name="Strong_20_Emphasis"><text:span text:style-name="T18">performanța nu este echivalentă cu modelele ChatGPT de top</text:span></text:span><text:span text:style-name="T14"> dacă rulezi local pe laptopul tău. Aici este limita cea mai importantă.</text:span></text:p>
        <text:h text:style-name="P12" text:outline-level="3">1. Documentația</text:h>
        <text:p text:style-name="P617"><text:span text:style-name="Strong_20_Emphasis"><text:span text:style-name="T18">Aider</text:span></text:span><text:span text:style-name="T14"> are documentație foarte bună pentru un tool open-source de genul ăsta:</text:span></text:p>
        <text:list text:style-name="L173">
          <text:list-item>
            <text:p text:style-name="P62">are secțiuni clare pentru instalare, usage, config, troubleshooting, comenzi, integrare cu LLM-uri și exemple de chat/transcripturi </text:p>
          </text:list-item>
          <text:list-item>
            <text:p text:style-name="P376"><text:span text:style-name="T14">are documentație explicită pentru </text:span><text:span text:style-name="Strong_20_Emphasis"><text:span text:style-name="T18">linting și testing</text:span></text:span><text:span text:style-name="T14">, inclusiv </text:span><text:span text:style-name="Source_20_Text"><text:span text:style-name="T25">--test-cmd</text:span></text:span><text:span text:style-name="T14">, </text:span><text:span text:style-name="Source_20_Text"><text:span text:style-name="T25">--auto-test</text:span></text:span><text:span text:style-name="T14">, </text:span><text:span text:style-name="Source_20_Text"><text:span text:style-name="T25">/test</text:span></text:span><text:span text:style-name="T14"> și </text:span><text:span text:style-name="Source_20_Text"><text:span text:style-name="T25">/run</text:span></text:span><text:span text:style-name="T14"> </text:span></text:p>
          </text:list-item>
          <text:list-item>
            <text:p text:style-name="P376"><text:span text:style-name="T14">are și pagină separată pentru </text:span><text:span text:style-name="Strong_20_Emphasis"><text:span text:style-name="T18">Ollama</text:span></text:span><text:span text:style-name="T14"> </text:span></text:p>
          </text:list-item>
        </text:list>
        <text:p text:style-name="P617"><text:soft-page-break/><text:span text:style-name="Strong_20_Emphasis"><text:span text:style-name="T18">Ollama</text:span></text:span><text:span text:style-name="T14"> are și el documentație bună:</text:span></text:p>
        <text:list text:style-name="L174">
          <text:list-item>
            <text:p text:style-name="P63">quickstart clar și documentație oficială pentru Linux </text:p>
          </text:list-item>
          <text:list-item>
            <text:p text:style-name="P63">FAQ decent</text:p>
          </text:list-item>
          <text:list-item>
            <text:p text:style-name="P63">documentează faptul că rulează local și că prompturile/datele nu pleacă de pe mașina ta când rulezi local </text:p>
          </text:list-item>
        </text:list>
        <text:p text:style-name="P27">Verdict documentație:</text:p>
        <text:list text:style-name="L175">
          <text:list-item>
            <text:p text:style-name="P377"><text:span text:style-name="Strong_20_Emphasis"><text:span text:style-name="T18">Aider: foarte bună</text:span></text:span></text:p>
          </text:list-item>
          <text:list-item>
            <text:p text:style-name="P377"><text:span text:style-name="Strong_20_Emphasis"><text:span text:style-name="T18">Ollama: bună spre foarte bună</text:span></text:span></text:p>
          </text:list-item>
        </text:list>
        <text:h text:style-name="P12" text:outline-level="3">2. Comunitate și suport</text:h>
        <text:p text:style-name="P617"><text:span text:style-name="Strong_20_Emphasis"><text:span text:style-name="T18">Aider</text:span></text:span></text:p>
        <text:list text:style-name="L176">
          <text:list-item>
            <text:p text:style-name="P64">site-ul lor indică GitHub și Discord ca resurse principale de comunitate </text:p>
          </text:list-item>
          <text:list-item>
            <text:p text:style-name="P64">are o bază mare de utilizatori: pe site apar ~42K GitHub stars și milioane de instalări PyPI </text:p>
          </text:list-item>
          <text:list-item>
            <text:p text:style-name="P64">documentația include și troubleshooting dedicat </text:p>
          </text:list-item>
        </text:list>
        <text:p text:style-name="P617"><text:span text:style-name="Strong_20_Emphasis"><text:span text:style-name="T18">Ollama</text:span></text:span></text:p>
        <text:list text:style-name="L177">
          <text:list-item>
            <text:p text:style-name="P65">proiect foarte popular și foarte prezent în ecosistemul local-LLM</text:p>
          </text:list-item>
          <text:list-item>
            <text:p text:style-name="P65">are documentație oficială, repo GitHub și multe ghiduri făcute de comunitate</text:p>
          </text:list-item>
          <text:list-item>
            <text:p text:style-name="P65">documentația Linux include inclusiv pornire ca serviciu și vizualizare de logs, ceea ce ajută la debug real </text:p>
          </text:list-item>
        </text:list>
        <text:p text:style-name="P27">Verdict comunitate:</text:p>
        <text:list text:style-name="L178">
          <text:list-item>
            <text:p text:style-name="P378"><text:span text:style-name="Strong_20_Emphasis"><text:span text:style-name="T18">ambele stau bine</text:span></text:span></text:p>
          </text:list-item>
          <text:list-item>
            <text:p text:style-name="P378"><text:span text:style-name="Strong_20_Emphasis"><text:span text:style-name="T18">Aider</text:span></text:span><text:span text:style-name="T14"> are comunitate foarte bună pentru coding-agent OSS</text:span></text:p>
          </text:list-item>
          <text:list-item>
            <text:p text:style-name="P378"><text:span text:style-name="Strong_20_Emphasis"><text:span text:style-name="T18">Ollama</text:span></text:span><text:span text:style-name="T14"> are una dintre cele mai mari comunități din zona local LLM</text:span></text:p>
          </text:list-item>
        </text:list>
        <text:h text:style-name="P12" text:outline-level="3"><text:soft-page-break/>3. Ajutor online pentru dezvoltare și debug</text:h>
        <text:p text:style-name="P617"><text:span text:style-name="T14">Aici răspunsul este </text:span><text:span text:style-name="Strong_20_Emphasis"><text:span text:style-name="T18">da, suficient de bun</text:span></text:span><text:span text:style-name="T14">.</text:span></text:p>
        <text:p text:style-name="P617"><text:span text:style-name="T14">Pentru </text:span><text:span text:style-name="Strong_20_Emphasis"><text:span text:style-name="T18">Aider</text:span></text:span><text:span text:style-name="T14">:</text:span></text:p>
        <text:list text:style-name="L179">
          <text:list-item>
            <text:p text:style-name="P66">ai troubleshooting oficial </text:p>
          </text:list-item>
          <text:list-item>
            <text:p text:style-name="P66">ai Discord + GitHub</text:p>
          </text:list-item>
          <text:list-item>
            <text:p text:style-name="P66">ai exemple concrete și docs pentru testing/linting </text:p>
          </text:list-item>
        </text:list>
        <text:p text:style-name="P617"><text:span text:style-name="T14">Pentru </text:span><text:span text:style-name="Strong_20_Emphasis"><text:span text:style-name="T18">Ollama</text:span></text:span><text:span text:style-name="T14">:</text:span></text:p>
        <text:list text:style-name="L180">
          <text:list-item>
            <text:p text:style-name="P67">ai Linux docs, service setup, logs, FAQ, API docs </text:p>
          </text:list-item>
          <text:list-item>
            <text:p text:style-name="P67">pentru probleme tipice de model/context/serve există destul de multe resurse în comunitate</text:p>
          </text:list-item>
        </text:list>
        <text:p text:style-name="P27">Deci la capitolul „mă pot descurca dacă se strică ceva?”:</text:p>
        <text:list text:style-name="L181">
          <text:list-item>
            <text:p text:style-name="P379"><text:span text:style-name="Strong_20_Emphasis"><text:span text:style-name="T18">da, rezonabil de bine</text:span></text:span></text:p>
          </text:list-item>
        </text:list>
        <text:h text:style-name="P12" text:outline-level="3">4. Performanță față de ChatGPT / modele cloud de top</text:h>
        <text:p text:style-name="P27">Aici partea importantă:</text:p>
        <text:p text:style-name="P617"><text:span text:style-name="Strong_20_Emphasis"><text:span text:style-name="T18">nu, nu te aștepta la performanță echivalentă cu cele mai bune modele ChatGPT / cloud frontier</text:span></text:span><text:span text:style-name="T14">, mai ales pe laptopul tău.</text:span></text:p>
        <text:p text:style-name="P28">De ce:</text:p>
        <text:list text:style-name="L182">
          <text:list-item>
            <text:p text:style-name="P380"><text:span text:style-name="T14">cu Aider + Ollama, performanța reală depinde în principal de </text:span><text:span text:style-name="Strong_20_Emphasis"><text:span text:style-name="T18">modelul local</text:span></text:span><text:span text:style-name="T14"> pe care îl rulezi</text:span></text:p>
          </text:list-item>
          <text:list-item>
            <text:p text:style-name="P380"><text:span text:style-name="T14">pe 16 GB RAM vei merge realist pe modele de tip </text:span><text:span text:style-name="Strong_20_Emphasis"><text:span text:style-name="T18">7B–8B</text:span></text:span><text:span text:style-name="T14">, poate unele mai mari cuantizate, dar cu compromisuri</text:span></text:p>
          </text:list-item>
          <text:list-item>
            <text:p text:style-name="P68">asta înseamnă că pentru tasks mai simple și medii poate merge bine, dar pe:</text:p>
            <text:list>
              <text:list-item>
                <text:p text:style-name="P68">reasoning complex</text:p>
              </text:list-item>
              <text:list-item>
                <text:p text:style-name="P68"><text:soft-page-break/>refactorizări mari</text:p>
              </text:list-item>
              <text:list-item>
                <text:p text:style-name="P68">generare de teste foarte subtile</text:p>
              </text:list-item>
              <text:list-item>
                <text:p text:style-name="P68">înțelegere profundă de codebase mare<text:line-break/>vei fi sub modelele cloud de top</text:p>
              </text:list-item>
            </text:list>
          </text:list-item>
        </text:list>
        <text:p text:style-name="P27">Chiar documentația Aider sugerează clar că trebuie folosit cu grijă împreună cu Ollama:</text:p>
        <text:list text:style-name="L183">
          <text:list-item>
            <text:p text:style-name="P69">Aider poate lucra cu modele Ollama locale </text:p>
          </text:list-item>
          <text:list-item>
            <text:p text:style-name="P69">dar notează și o problemă practică importantă: Ollama are implicit context foarte mic și poate arunca tăcut contextul, ceea ce e periculos pentru proiecte mai mari; Aider încearcă să compenseze asta automat </text:p>
          </text:list-item>
        </text:list>
        <text:p text:style-name="P617"><text:span text:style-name="T14">În plus, documentația Ollama spune explicit că modelele lor cloud mai mari au </text:span><text:span text:style-name="Strong_20_Emphasis"><text:span text:style-name="T18">better performance</text:span></text:span><text:span text:style-name="T14"> decât cele locale uzuale </text:span></text:p>
        <text:p text:style-name="P28">Deci verdict sincer:</text:p>
        <text:list text:style-name="L184">
          <text:list-item>
            <text:p text:style-name="P381"><text:span text:style-name="Strong_20_Emphasis"><text:span text:style-name="T18">bun pentru local</text:span></text:span></text:p>
          </text:list-item>
          <text:list-item>
            <text:p text:style-name="P381"><text:span text:style-name="Strong_20_Emphasis"><text:span text:style-name="T18">bun pentru autonomie și confidențialitate</text:span></text:span></text:p>
          </text:list-item>
          <text:list-item>
            <text:p text:style-name="P381"><text:span text:style-name="Strong_20_Emphasis"><text:span text:style-name="T18">nu echivalent cu ChatGPT de top / Claude de top / alte modele frontier cloud</text:span></text:span></text:p>
          </text:list-item>
        </text:list>
        <text:h text:style-name="P12" text:outline-level="3">5. Concluzia mea sinceră</text:h>
        <text:p text:style-name="P27">Dacă criteriile sunt:</text:p>
        <text:list text:style-name="L185">
          <text:list-item>
            <text:p text:style-name="P70">local</text:p>
          </text:list-item>
          <text:list-item>
            <text:p text:style-name="P70">offline</text:p>
          </text:list-item>
          <text:list-item>
            <text:p text:style-name="P70">Python</text:p>
          </text:list-item>
          <text:list-item>
            <text:p text:style-name="P382"><text:span text:style-name="T14">generare </text:span><text:span text:style-name="Source_20_Text"><text:span text:style-name="T25">test_*.py</text:span></text:span></text:p>
          </text:list-item>
          <text:list-item>
            <text:p text:style-name="P382"><text:span text:style-name="T14">rulare </text:span><text:span text:style-name="Source_20_Text"><text:span text:style-name="T25">pytest</text:span></text:span></text:p>
          </text:list-item>
          <text:list-item>
            <text:p text:style-name="P70"><text:soft-page-break/>păstrarea testelor în proiect</text:p>
          </text:list-item>
        </text:list>
        <text:p text:style-name="P617"><text:span text:style-name="T14">atunci </text:span><text:span text:style-name="Strong_20_Emphasis"><text:span text:style-name="T18">Aider + Ollama este o alegere foarte bună</text:span></text:span><text:span text:style-name="T14">.</text:span></text:p>
        <text:p text:style-name="P28">Dacă întrebarea este:</text:p>
        <text:list text:style-name="L186">
          <text:list-item>
            <text:p text:style-name="P313">„<text:span text:style-name="T9">e la nivelul celor mai bune modele ChatGPT cloud?”</text:span></text:p>
          </text:list-item>
        </text:list>
        <text:p text:style-name="P27">atunci răspunsul este:</text:p>
        <text:list text:style-name="L187">
          <text:list-item>
            <text:p text:style-name="P383"><text:span text:style-name="Strong_20_Emphasis"><text:span text:style-name="T18">nu</text:span></text:span></text:p>
          </text:list-item>
          <text:list-item>
            <text:p text:style-name="P71">dar este probabil una dintre cele mai bune opțiuni open/local pe care le poți folosi practic</text:p>
          </text:list-item>
        </text:list>
        <text:h text:style-name="P12" text:outline-level="3">Rezumat scurt</text:h>
        <text:list text:style-name="L188">
          <text:list-item>
            <text:p text:style-name="P384"><text:span text:style-name="Strong_20_Emphasis"><text:span text:style-name="T18">Documentație:</text:span></text:span><text:span text:style-name="T14"> bună spre foarte bună</text:span></text:p>
          </text:list-item>
          <text:list-item>
            <text:p text:style-name="P384"><text:span text:style-name="Strong_20_Emphasis"><text:span text:style-name="T18">Comunitate:</text:span></text:span><text:span text:style-name="T14"> bună</text:span></text:p>
          </text:list-item>
          <text:list-item>
            <text:p text:style-name="P384"><text:span text:style-name="Strong_20_Emphasis"><text:span text:style-name="T18">Suport/debug online:</text:span></text:span><text:span text:style-name="T14"> bun</text:span></text:p>
          </text:list-item>
          <text:list-item>
            <text:p text:style-name="P384"><text:span text:style-name="Strong_20_Emphasis"><text:span text:style-name="T18">Performanță locală:</text:span></text:span><text:span text:style-name="T14"> bună pentru local</text:span></text:p>
          </text:list-item>
          <text:list-item>
            <text:p text:style-name="P384"><text:span text:style-name="Strong_20_Emphasis"><text:span text:style-name="T18">Echivalent cu top ChatGPT cloud:</text:span></text:span><text:span text:style-name="T14"> nu</text:span></text:p>
          </text:list-item>
        </text:list>
        <text:p text:style-name="P617"><text:span text:style-name="T14">Dacă vrei, următorul pas util este să-ți spun </text:span><text:span text:style-name="Strong_20_Emphasis"><text:span text:style-name="T18">ce model Ollama are cel mai mult sens pentru testare Python pe 16 GB RAM</text:span></text:span><text:span text:style-name="T14">.</text:span></text:p>
        <text:p text:style-name="P29"><draw:frame draw:style-name="fr1" draw:name="Frame76" text:anchor-type="char" svg:width="0.0161in" draw:z-index="13"><draw:text-box fo:min-height="0.0161in"><text:p text:style-name="P26"><text:line-break/></text:p></draw:text-box></draw:frame>echivalenta cu un model mai vechi de chatgpt?</text:p>
        <text:p text:style-name="P27"><draw:frame draw:style-name="fr1" draw:name="Frame77" text:anchor-type="char" svg:width="0.0161in" draw:z-index="14"><draw:text-box fo:min-height="0.0161in"><text:p text:style-name="P26"><text:line-break/></text:p></draw:text-box></draw:frame>Verific rapid ce există oficial despre modelele OpenAI mai vechi și despre modelele locale uzuale prin Ollama, ca să-ți răspund cât mai realist, nu din impresii.</text:p>
        <text:p text:style-name="P617"><text:span text:style-name="T14">Da, dar numai </text:span><text:span text:style-name="Strong_20_Emphasis"><text:span text:style-name="T18">aproximativ</text:span></text:span><text:span text:style-name="T14">, nu 1:1.</text:span></text:p>
        <text:p text:style-name="P617"><text:span text:style-name="Strong_20_Emphasis"><text:span text:style-name="T18">Răspunsul sincer:</text:span></text:span><text:span text:style-name="T14"><text:line-break/>pe laptopul tău, cu un model local realist prin Ollama, cel mai probabil vei obține ceva care se simte:</text:span></text:p>
        <text:list text:style-name="L189">
          <text:list-item>
            <text:p text:style-name="P385"><text:soft-page-break/><text:span text:style-name="Strong_20_Emphasis"><text:span text:style-name="T18">peste ChatGPT vechi de nivel GPT-3.5 în unele sarcini de cod</text:span></text:span><text:span text:style-name="T14">, mai ales dacă alegi un model coder bun</text:span></text:p>
          </text:list-item>
          <text:list-item>
            <text:p text:style-name="P385"><text:span text:style-name="T14">dar </text:span><text:span text:style-name="Strong_20_Emphasis"><text:span text:style-name="T18">sub modelele GPT-4 / GPT-4o / GPT-4.1 mini</text:span></text:span><text:span text:style-name="T14"> ca robustețe generală, tool use și consistență pe taskuri mai grele. OpenAI descrie GPT-4.1 mini ca având „high” intelligence, accent pe instruction following și tool calling, cu context foarte mare. </text:span></text:p>
          </text:list-item>
        </text:list>
        <text:p text:style-name="P27">Unde e nuanța importantă:</text:p>
        <text:list text:style-name="L190">
          <text:list-item>
            <text:p text:style-name="P386"><text:span text:style-name="Strong_20_Emphasis"><text:span text:style-name="T18">nu există un „echivalent oficial ChatGPT”</text:span></text:span><text:span text:style-name="T14"> pentru modelele Ollama</text:span></text:p>
          </text:list-item>
          <text:list-item>
            <text:p text:style-name="P72">performanța depinde enorm de:</text:p>
            <text:list>
              <text:list-item>
                <text:p text:style-name="P72">modelul ales</text:p>
              </text:list-item>
              <text:list-item>
                <text:p text:style-name="P72">mărimea lui</text:p>
              </text:list-item>
              <text:list-item>
                <text:p text:style-name="P72">cuantizare</text:p>
              </text:list-item>
              <text:list-item>
                <text:p text:style-name="P72">context window</text:p>
              </text:list-item>
              <text:list-item>
                <text:p text:style-name="P72">taskul exact</text:p>
              </text:list-item>
            </text:list>
          </text:list-item>
        </text:list>
        <text:p text:style-name="P617"><text:span text:style-name="T14">De exemplu, Ollama listează </text:span><text:span text:style-name="Strong_20_Emphasis"><text:span text:style-name="T18">Qwen2.5-Coder</text:span></text:span><text:span text:style-name="T14"> ca serie specializată pe cod, cu îmbunătățiri semnificative pentru code generation, code reasoning și code fixing. <text:line-break/>Aider, la rândul lui, spune clar că poate lucra bine cu modele locale, dar avertizează și că trebuie folosit un </text:span><text:span text:style-name="Strong_20_Emphasis"><text:span text:style-name="T18">model capabil</text:span></text:span><text:span text:style-name="T14">, iar la Ollama există problema contextului implicit prea mic dacă nu e configurat corect. </text:span></text:p>
        <text:h text:style-name="P12" text:outline-level="3">Estimarea mea practică</text:h>
        <text:p text:style-name="P617"><text:span text:style-name="T14">Pentru </text:span><text:span text:style-name="Strong_20_Emphasis"><text:span text:style-name="T18">Qwen2.5-Coder 7B</text:span></text:span><text:span text:style-name="T14"> sau un model local similar pe care laptopul tău îl poate duce bine:</text:span></text:p>
        <text:list text:style-name="L191">
          <text:list-item>
            <text:p text:style-name="P387"><text:soft-page-break/><text:span text:style-name="T14">pe taskuri simple și medii de Python, test generation și refactorizări mici, se poate simți ca un </text:span><text:span text:style-name="Strong_20_Emphasis"><text:span text:style-name="T18">ChatGPT mai vechi, bunicel la cod</text:span></text:span><text:span text:style-name="T14">, uneori comparabil cu ce lumea asocia istoric cu zona </text:span><text:span text:style-name="Strong_20_Emphasis"><text:span text:style-name="T18">GPT-3.5 bun / early coding assistant</text:span></text:span></text:p>
          </text:list-item>
          <text:list-item>
            <text:p text:style-name="P387"><text:span text:style-name="T14">pe taskuri mai grele, multi-fișier, reasoning subtil, test coverage inteligent și debugging în buclă, va fi </text:span><text:span text:style-name="Strong_20_Emphasis"><text:span text:style-name="T18">sub GPT-4-class</text:span></text:span></text:p>
          </text:list-item>
        </text:list>
        <text:p text:style-name="P617"><text:span text:style-name="T14">Pentru modele locale mai mari, gen </text:span><text:span text:style-name="Strong_20_Emphasis"><text:span text:style-name="T18">14B–32B</text:span></text:span><text:span text:style-name="T14">, potențialul crește, iar Ollama promovează și variante mai mari din aceeași familie coder. <text:line-break/>Dar pe laptopul tău, </text:span><text:span text:style-name="Strong_20_Emphasis"><text:span text:style-name="T18">7B–8B</text:span></text:span><text:span text:style-name="T14"> este zona realistă.</text:span></text:p>
        <text:h text:style-name="P12" text:outline-level="3">Concluzia cea mai utilă pentru tine</text:h>
        <text:p text:style-name="P617"><text:span text:style-name="T14">Dacă întrebi:<text:line-break/></text:span><text:span text:style-name="Strong_20_Emphasis"><text:span text:style-name="T14">„</text:span></text:span><text:span text:style-name="Strong_20_Emphasis"><text:span text:style-name="T18">se apropie de un ChatGPT mai vechi?”</text:span></text:span><text:span text:style-name="T14"><text:line-break/>Da, </text:span><text:span text:style-name="Strong_20_Emphasis"><text:span text:style-name="T18">în multe sarcini de cod, da</text:span></text:span><text:span text:style-name="T14">.</text:span></text:p>
        <text:p text:style-name="P617"><text:span text:style-name="T14">Dacă întrebi:<text:line-break/></text:span><text:span text:style-name="Strong_20_Emphasis"><text:span text:style-name="T14">„</text:span></text:span><text:span text:style-name="Strong_20_Emphasis"><text:span text:style-name="T18">se apropie de GPT-4 / GPT-4o / modelele OpenAI mai noi?”</text:span></text:span><text:span text:style-name="T14"><text:line-break/>Nu, în general </text:span><text:span text:style-name="Strong_20_Emphasis"><text:span text:style-name="T18">nu la același nivel</text:span></text:span><text:span text:style-name="T14">, mai ales local pe 16 GB RAM. </text:span></text:p>
        <text:h text:style-name="P12" text:outline-level="3">Formula scurtă</text:h>
        <text:p text:style-name="P27">Aș spune așa:</text:p>
        <text:list text:style-name="L192">
          <text:list-item>
            <text:p text:style-name="P388"><text:span text:style-name="Strong_20_Emphasis"><text:span text:style-name="T18">model local bun de 7B coder</text:span></text:span><text:span text:style-name="T14">: aproximativ zona </text:span><text:span text:style-name="Strong_20_Emphasis"><text:span text:style-name="T18">ChatGPT vechi / GPT-3.5-ish pentru cod</text:span></text:span><text:span text:style-name="T14">, uneori mai bun pe taskuri înguste de programare</text:span></text:p>
          </text:list-item>
          <text:list-item>
            <text:p text:style-name="P388"><text:span text:style-name="Strong_20_Emphasis"><text:span text:style-name="T18">nu GPT-4-class</text:span></text:span></text:p>
          </text:list-item>
          <text:list-item>
            <text:p text:style-name="P388"><text:span text:style-name="Strong_20_Emphasis"><text:span text:style-name="T18">foarte util totuși</text:span></text:span><text:span text:style-name="T14"> pentru generat și întreținut fișiere </text:span><text:span text:style-name="Source_20_Text"><text:span text:style-name="T25">test_*.py</text:span></text:span><text:span text:style-name="T14">, mai ales dacă îi dai instrucțiuni clare și rulezi </text:span><text:span text:style-name="Source_20_Text"><text:span text:style-name="T25">pytest</text:span></text:span><text:span text:style-name="T14"> în buclă</text:span></text:p>
          </text:list-item>
        </text:list>
        <text:p text:style-name="P617"><text:soft-page-break/><text:span text:style-name="T14">Dacă vrei, următorul pas util este să-ți spun </text:span><text:span text:style-name="Strong_20_Emphasis"><text:span text:style-name="T18">ce model exact din Ollama are cele mai mari șanse să fie „maxim posibil” pentru testare Python pe 16 GB RAM</text:span></text:span><text:span text:style-name="T14">.</text:span></text:p>
        <text:p text:style-name="P29"><draw:frame draw:style-name="fr1" draw:name="Frame78" text:anchor-type="char" svg:width="0.0161in" draw:z-index="15"><draw:text-box fo:min-height="0.0161in"><text:p text:style-name="P26"><text:line-break/></text:p></draw:text-box></draw:frame>daca e echivalent cam cu 3.5 si poate peste, e grozav! am lucrat cu chatgpt 3.5 si a fost f ok pt sarcini simple. chiar as avea sanse sa fac ceva suficient de bun incat sa fie utilizabil...</text:p>
        <text:p text:style-name="P27"><draw:frame draw:style-name="fr1" draw:name="Frame79" text:anchor-type="char" svg:width="0.0161in" draw:z-index="16"><draw:text-box fo:min-height="0.0161in"><text:p text:style-name="P26"><text:line-break/></text:p></draw:text-box></draw:frame>Da, ai șanse foarte bune să obții ceva utilizabil.</text:p>
        <text:p text:style-name="P28">Pentru ce vrei tu:</text:p>
        <text:list text:style-name="L193">
          <text:list-item>
            <text:p text:style-name="P73">analiză de fișiere Python</text:p>
          </text:list-item>
          <text:list-item>
            <text:p text:style-name="P389"><text:span text:style-name="T14">generare de </text:span><text:span text:style-name="Source_20_Text"><text:span text:style-name="T25">test_*.py</text:span></text:span></text:p>
          </text:list-item>
          <text:list-item>
            <text:p text:style-name="P73">completare și îmbunătățire de teste</text:p>
          </text:list-item>
          <text:list-item>
            <text:p text:style-name="P389"><text:span text:style-name="T14">rulare </text:span><text:span text:style-name="Source_20_Text"><text:span text:style-name="T25">pytest</text:span></text:span></text:p>
          </text:list-item>
          <text:list-item>
            <text:p text:style-name="P73">iterație locală pe același proiect</text:p>
          </text:list-item>
        </text:list>
        <text:p text:style-name="P617"><text:span text:style-name="T14">un setup de tip </text:span><text:span text:style-name="Strong_20_Emphasis"><text:span text:style-name="T18">Aider + Ollama + model coder bun de 7B/8B</text:span></text:span><text:span text:style-name="T14"> poate fi chiar suficient de bun ca să-ți fie util în practică, mai ales dacă:</text:span></text:p>
        <text:list text:style-name="L194">
          <text:list-item>
            <text:p text:style-name="P74">taskurile sunt pe funcții/clase relativ bine delimitate</text:p>
          </text:list-item>
          <text:list-item>
            <text:p text:style-name="P74">nu ai codebase uriaș</text:p>
          </text:list-item>
          <text:list-item>
            <text:p text:style-name="P74">îi dai instrucțiuni clare</text:p>
          </text:list-item>
          <text:list-item>
            <text:p text:style-name="P74">verifici și rerulezi rezultatul, nu îl lași complet nesupravegheat</text:p>
          </text:list-item>
        </text:list>
        <text:p text:style-name="P27">Asta e partea importantă: nu trebuie să fie „perfect” ca să fie valoros. Dacă îți face:</text:p>
        <text:list text:style-name="L195">
          <text:list-item>
            <text:p text:style-name="P75">60–80% din scheletul testelor</text:p>
          </text:list-item>
          <text:list-item>
            <text:p text:style-name="P75">propune cazuri bune</text:p>
          </text:list-item>
          <text:list-item>
            <text:p text:style-name="P75">îți acoperă rapid ramurile evidente</text:p>
          </text:list-item>
          <text:list-item>
            <text:p text:style-name="P390"><text:span text:style-name="T14">îți generează un fișier </text:span><text:span text:style-name="Source_20_Text"><text:span text:style-name="T25">test_*.py</text:span></text:span><text:span text:style-name="T14"> pe care tu îl ajustezi</text:span></text:p>
          </text:list-item>
        </text:list>
        <text:p text:style-name="P27"><text:soft-page-break/>deja câștigi mult timp.</text:p>
        <text:p text:style-name="P28">Și da, dacă experiența ta cu 3.5 a fost bună pe sarcini simple, atunci e foarte posibil să fii mulțumit și de un model local coder decent, pentru genul ăsta de workflow.</text:p>
        <text:p text:style-name="P28">Unde cred că va merge bine:</text:p>
        <text:list text:style-name="L196">
          <text:list-item>
            <text:p text:style-name="P76">funcții individuale</text:p>
          </text:list-item>
          <text:list-item>
            <text:p text:style-name="P76">clase mici și medii</text:p>
          </text:list-item>
          <text:list-item>
            <text:p text:style-name="P76">generare de teste unitare</text:p>
          </text:list-item>
          <text:list-item>
            <text:p text:style-name="P76">edge cases evidente</text:p>
          </text:list-item>
          <text:list-item>
            <text:p text:style-name="P76">partiționare de echivalență și valori de frontieră</text:p>
          </text:list-item>
          <text:list-item>
            <text:p text:style-name="P76">refacerea testelor după mici modificări în cod</text:p>
          </text:list-item>
        </text:list>
        <text:p text:style-name="P27">Unde trebuie să fii mai atent:</text:p>
        <text:list text:style-name="L197">
          <text:list-item>
            <text:p text:style-name="P77">logică foarte subtilă</text:p>
          </text:list-item>
          <text:list-item>
            <text:p text:style-name="P77">cod foarte mare sau foarte interdependent</text:p>
          </text:list-item>
          <text:list-item>
            <text:p text:style-name="P77">coverage „inteligent” de nivel foarte înalt</text:p>
          </text:list-item>
          <text:list-item>
            <text:p text:style-name="P77">inferență grea despre intenția programului când codul e slab documentat</text:p>
          </text:list-item>
        </text:list>
        <text:p text:style-name="P27">Dar pentru „să-mi construiască teste utile și să mă ajute să învăț”, da, ai șanse bune să iasă ceva folositor.</text:p>
        <text:p text:style-name="P617"><text:span text:style-name="T14">Concluzia mea sinceră:<text:line-break/></text:span><text:span text:style-name="Strong_20_Emphasis"><text:span text:style-name="T18">da, merită</text:span></text:span><text:span text:style-name="T14">.<text:line-break/>Nu va fi la nivelul maxim al modelelor cloud moderne, dar poate fi suficient de bun încât să devină un instrument real de lucru pentru tine.</text:span></text:p>
        <text:p text:style-name="P28">Pasul corect acum este să-l tratezi ca pe:</text:p>
        <text:list text:style-name="L198">
          <text:list-item>
            <text:p text:style-name="P78"><text:soft-page-break/>un asistent tehnic bun</text:p>
          </text:list-item>
          <text:list-item>
            <text:p text:style-name="P78">nu un expert infailibil</text:p>
          </text:list-item>
        </text:list>
        <text:p text:style-name="P27">Adică:</text:p>
        <text:list text:style-name="L199">
          <text:list-item>
            <text:p text:style-name="P79">îl lași să genereze</text:p>
          </text:list-item>
          <text:list-item>
            <text:p text:style-name="P79">tu verifici</text:p>
          </text:list-item>
          <text:list-item>
            <text:p text:style-name="P391"><text:span text:style-name="T14">rulezi </text:span><text:span text:style-name="Source_20_Text"><text:span text:style-name="T25">pytest</text:span></text:span></text:p>
          </text:list-item>
          <text:list-item>
            <text:p text:style-name="P79">îl pui să îmbunătățească</text:p>
          </text:list-item>
          <text:list-item>
            <text:p text:style-name="P79">repeți</text:p>
          </text:list-item>
        </text:list>
        <text:p text:style-name="P27">Așa, chiar poate deveni foarte util.</text:p>
        <text:p text:style-name="P31">Dacă vrei, următorul lucru logic este să alegem exact modelul Ollama potrivit pentru laptopul tău.</text:p>
        <text:p text:style-name="P29"><draw:frame draw:style-name="fr1" draw:name="Frame80" text:anchor-type="char" svg:width="0.0161in" draw:z-index="17"><draw:text-box fo:min-height="0.0161in"><text:p text:style-name="P26"><text:line-break/></text:p></draw:text-box></draw:frame>ok, cat spatiu am nevoie pe hard? </text:p>
        <text:p text:style-name="P27"><draw:frame draw:style-name="fr1" draw:name="Frame81" text:anchor-type="char" svg:width="0.0161in" draw:z-index="18"><draw:text-box fo:min-height="0.0161in"><text:p text:style-name="P26"><text:line-break/></text:p></draw:text-box></draw:frame>Nu mult pentru setup-ul de bază, dar modelul ocupă cel mai mult.</text:p>
        <text:p text:style-name="P28">Ca ordin de mărime:</text:p>
        <text:list text:style-name="L200">
          <text:list-item>
            <text:p text:style-name="P392"><text:span text:style-name="Strong_20_Emphasis"><text:span text:style-name="T18">Ollama</text:span></text:span><text:span text:style-name="T14"> în sine cere cam </text:span><text:span text:style-name="Strong_20_Emphasis"><text:span text:style-name="T18">4 GB</text:span></text:span><text:span text:style-name="T14"> pentru instalarea binară, iar apoi ai nevoie de spațiu suplimentar pentru modele, care pot ajunge la zeci sau sute de GB. </text:span></text:p>
          </text:list-item>
          <text:list-item>
            <text:p text:style-name="P392"><text:span text:style-name="T14">Pentru un model local util pe laptopul tău, un </text:span><text:span text:style-name="Strong_20_Emphasis"><text:span text:style-name="T18">7B</text:span></text:span><text:span text:style-name="T14"> este realist. Ca reper, un model Ollama bazat pe </text:span><text:span text:style-name="Strong_20_Emphasis"><text:span text:style-name="T18">Qwen 2.5 VL 7B</text:span></text:span><text:span text:style-name="T14"> în variantă </text:span><text:span text:style-name="Strong_20_Emphasis"><text:span text:style-name="T18">Q8</text:span></text:span><text:span text:style-name="T14"> are dimensiune de </text:span><text:span text:style-name="Strong_20_Emphasis"><text:span text:style-name="T18">8.85 GB</text:span></text:span><text:span text:style-name="T14"> și recomandă </text:span><text:span text:style-name="Strong_20_Emphasis"><text:span text:style-name="T18">9 GB spațiu liber</text:span></text:span><text:span text:style-name="T14"> doar pentru acel model. </text:span></text:p>
          </text:list-item>
          <text:list-item>
            <text:p text:style-name="P80">Pe Linux, Ollama se instalează separat și rulează ca serviciu; apoi modelele se descarcă și se stochează local. </text:p>
          </text:list-item>
        </text:list>
        <text:p text:style-name="P27">Recomandarea mea practică pentru tine:</text:p>
        <text:list text:style-name="L201">
          <text:list-item>
            <text:p text:style-name="P393"><text:span text:style-name="Strong_20_Emphasis"><text:span text:style-name="T18">minim confortabil</text:span></text:span><text:span text:style-name="T14">: </text:span><text:span text:style-name="Strong_20_Emphasis"><text:span text:style-name="T18">15–20 GB liberi</text:span></text:span></text:p>
          </text:list-item>
          <text:list-item>
            <text:p text:style-name="P393"><text:soft-page-break/><text:span text:style-name="Strong_20_Emphasis"><text:span text:style-name="T18">mai bine</text:span></text:span><text:span text:style-name="T14">: </text:span><text:span text:style-name="Strong_20_Emphasis"><text:span text:style-name="T18">25–30 GB liberi</text:span></text:span></text:p>
          </text:list-item>
        </text:list>
        <text:p text:style-name="P27">Asta îți ajunge pentru:</text:p>
        <text:list text:style-name="L202">
          <text:list-item>
            <text:p text:style-name="P81">Ollama</text:p>
          </text:list-item>
          <text:list-item>
            <text:p text:style-name="P81">un model principal de ~7B</text:p>
          </text:list-item>
          <text:list-item>
            <text:p text:style-name="P81">ceva spațiu pentru cache, loguri și eventual încă un model de test</text:p>
          </text:list-item>
        </text:list>
        <text:p text:style-name="P27">Dacă vrei să încerci mai multe modele locale, de exemplu 2–3 variante de 7B/8B, atunci aș rezerva:</text:p>
        <text:list text:style-name="L203">
          <text:list-item>
            <text:p text:style-name="P394"><text:span text:style-name="Strong_20_Emphasis"><text:span text:style-name="T18">30–50 GB</text:span></text:span></text:p>
          </text:list-item>
        </text:list>
        <text:p text:style-name="P27">Dacă mergi pe un singur model de lucru și Aider:</text:p>
        <text:list text:style-name="L204">
          <text:list-item>
            <text:p text:style-name="P82">Aider ocupă foarte puțin comparativ cu modelele; partea grea e la Ollama + model. Ollama oferă și integrare directă/launch pentru tool-uri externe, dar greutatea mare rămâne la modelele stocate local. </text:p>
          </text:list-item>
        </text:list>
        <text:p text:style-name="P27">Concluzia simplă:</text:p>
        <text:list text:style-name="L205">
          <text:list-item>
            <text:p text:style-name="P395"><text:span text:style-name="T14">pentru început, țintește </text:span><text:span text:style-name="Strong_20_Emphasis"><text:span text:style-name="T18">cel puțin 20 GB liberi</text:span></text:span></text:p>
          </text:list-item>
          <text:list-item>
            <text:p text:style-name="P395"><text:span text:style-name="T14">ideal </text:span><text:span text:style-name="Strong_20_Emphasis"><text:span text:style-name="T18">30 GB</text:span></text:span><text:span text:style-name="T14">, ca să nu te lovești imediat de limită</text:span></text:p>
          </text:list-item>
        </text:list>
        <text:p text:style-name="P617"><text:span text:style-name="T14">Dacă vrei, următorul pas este să-ți spun și </text:span><text:span text:style-name="Strong_20_Emphasis"><text:span text:style-name="T18">cât RAM și ce viteză aproximativă</text:span></text:span><text:span text:style-name="T14"> să te aștepți să ai cu un model 7B pe laptopul tău.</text:span></text:p>
        <text:p text:style-name="P29"><draw:frame draw:style-name="fr1" draw:name="Frame82" text:anchor-type="char" svg:width="0.0161in" draw:z-index="19"><draw:text-box fo:min-height="0.0161in"><text:p text:style-name="P26"><text:line-break/></text:p></draw:text-box></draw:frame>30 gb e ok. acopera si necesarul pt aider?</text:p>
        <text:p text:style-name="P617"><draw:frame draw:style-name="fr1" draw:name="Frame83" text:anchor-type="char" svg:width="0.0161in" draw:z-index="20"><draw:text-box fo:min-height="0.0161in"><text:p text:style-name="P26"><text:line-break/></text:p></draw:text-box></draw:frame><text:span text:style-name="T14">Da. </text:span><text:span text:style-name="Strong_20_Emphasis"><text:span text:style-name="T18">30 GB sunt suficienți și pentru Aider</text:span></text:span><text:span text:style-name="T14">, fără probleme.</text:span></text:p>
        <text:p text:style-name="P28">De fapt:</text:p>
        <text:list text:style-name="L206">
          <text:list-item>
            <text:p text:style-name="P396"><text:span text:style-name="Strong_20_Emphasis"><text:span text:style-name="T18">Aider ocupă foarte puțin</text:span></text:span><text:span text:style-name="T14"> comparativ cu modelele Ollama</text:span></text:p>
          </text:list-item>
          <text:list-item>
            <text:p text:style-name="P396"><text:span text:style-name="T14">partea care consumă spațiu este în principal </text:span><text:span text:style-name="Strong_20_Emphasis"><text:span text:style-name="T18">Ollama + modelele descărcate</text:span></text:span></text:p>
          </text:list-item>
        </text:list>
        <text:p text:style-name="P27">Din documentația Aider:</text:p>
        <text:list text:style-name="L207">
          <text:list-item>
            <text:p text:style-name="P397"><text:soft-page-break/><text:span text:style-name="T14">instalarea recomandată pune Aider într-un mediu Python separat și izolat, nu ca un pachet uriaș de zeci de GB; documentația spune explicit că </text:span><text:span text:style-name="Source_20_Text"><text:span text:style-name="T25">aider-install</text:span></text:span><text:span text:style-name="T14"> îl instalează în „its own separate python environment”. </text:span></text:p>
          </text:list-item>
          <text:list-item>
            <text:p text:style-name="P397"><text:span text:style-name="T14">alternativ, îl poți instala cu </text:span><text:span text:style-name="Source_20_Text"><text:span text:style-name="T25">uv</text:span></text:span><text:span text:style-name="T14">, </text:span><text:span text:style-name="Source_20_Text"><text:span text:style-name="T25">pipx</text:span></text:span><text:span text:style-name="T14"> sau </text:span><text:span text:style-name="Source_20_Text"><text:span text:style-name="T25">pip</text:span></text:span><text:span text:style-name="T14">, deci footprint-ul lui este de ordinul unui tool Python, nu al unui model mare. </text:span></text:p>
          </text:list-item>
        </text:list>
        <text:p text:style-name="P27">Din documentația Ollama:</text:p>
        <text:list text:style-name="L208">
          <text:list-item>
            <text:p text:style-name="P83">modelele sunt partea grea</text:p>
          </text:list-item>
          <text:list-item>
            <text:p text:style-name="P83">pe Linux, Ollama se instalează separat și apoi rulează ca serviciu; modelele se descarcă local peste asta. </text:p>
          </text:list-item>
        </text:list>
        <text:p text:style-name="P27">Concluzia practică:</text:p>
        <text:list text:style-name="L209">
          <text:list-item>
            <text:p text:style-name="P398"><text:span text:style-name="Strong_20_Emphasis"><text:span text:style-name="T18">30 GB acoperă bine Aider</text:span></text:span></text:p>
          </text:list-item>
          <text:list-item>
            <text:p text:style-name="P84">și îți ajung, în general, pentru:</text:p>
            <text:list>
              <text:list-item>
                <text:p text:style-name="P84">Ollama</text:p>
              </text:list-item>
              <text:list-item>
                <text:p text:style-name="P84">Aider</text:p>
              </text:list-item>
              <text:list-item>
                <text:p text:style-name="P84">un model principal de ~7B</text:p>
              </text:list-item>
              <text:list-item>
                <text:p text:style-name="P84">ceva spațiu de lucru în plus</text:p>
              </text:list-item>
            </text:list>
          </text:list-item>
        </text:list>
        <text:p text:style-name="P27">Ca estimare simplă:</text:p>
        <text:list text:style-name="L210">
          <text:list-item>
            <text:p text:style-name="P399"><text:span text:style-name="Strong_20_Emphasis"><text:span text:style-name="T18">Aider</text:span></text:span><text:span text:style-name="T14">: neglijabil față de model</text:span></text:p>
          </text:list-item>
          <text:list-item>
            <text:p text:style-name="P399"><text:span text:style-name="Strong_20_Emphasis"><text:span text:style-name="T18">Ollama + 1 model 7B</text:span></text:span><text:span text:style-name="T14">: partea dominantă</text:span></text:p>
          </text:list-item>
          <text:list-item>
            <text:p text:style-name="P399"><text:span text:style-name="Strong_20_Emphasis"><text:span text:style-name="T18">30 GB</text:span></text:span><text:span text:style-name="T14">: setup confortabil de început</text:span></text:p>
          </text:list-item>
        </text:list>
        <text:p text:style-name="P27">Dacă începi să descarci mai multe modele, atunci spațiul se duce repede. Dar pentru:</text:p>
        <text:list text:style-name="L211">
          <text:list-item>
            <text:p text:style-name="P400"><text:span text:style-name="Strong_20_Emphasis"><text:span text:style-name="T18">Aider + Ollama + 1 model bun de lucru</text:span></text:span><text:span text:style-name="T14"><text:line-break/>30 GB sunt ok.</text:span></text:p>
          </text:list-item>
        </text:list>
        <text:p text:style-name="P29"><draw:frame draw:style-name="fr1" draw:name="Frame84" text:anchor-type="char" svg:width="0.0161in" draw:z-index="21"><draw:text-box fo:min-height="0.0161in"><text:p text:style-name="P26"><text:line-break/></text:p></draw:text-box></draw:frame><text:soft-page-break/>ce model mi-ai recomanda? cel mai bun pe care merita sa il incerc.</text:p>
        <text:p text:style-name="P27"><draw:frame draw:style-name="fr1" draw:name="Frame85" text:anchor-type="char" svg:width="0.0161in" draw:z-index="22"><draw:text-box fo:min-height="0.0161in"><text:p text:style-name="P26"><text:line-break/></text:p></draw:text-box></draw:frame>Mă uit la modelele disponibile acum prin Ollama și la ce recomandă Aider pentru coding, ca să-ți spun ce merită încercat primul pe laptopul tău.</text:p>
        <text:p text:style-name="P27">Da. Pentru laptopul tău, modelul pe care l-aș încerca primul este:</text:p>
        <text:p text:style-name="P617"><text:span text:style-name="Strong_20_Emphasis"><text:span text:style-name="Source_20_Text"><text:span text:style-name="T25">qwen2.5-coder:7b</text:span></text:span></text:span></text:p>
        <text:p text:style-name="P28">De ce:</text:p>
        <text:list text:style-name="L212">
          <text:list-item>
            <text:p text:style-name="P401"><text:span text:style-name="T14">este un model </text:span><text:span text:style-name="Strong_20_Emphasis"><text:span text:style-name="T18">specializat pe cod</text:span></text:span><text:span text:style-name="T14">, iar Ollama îl descrie explicit ca având îmbunătățiri semnificative la </text:span><text:span text:style-name="Strong_20_Emphasis"><text:span text:style-name="T18">code generation, code reasoning și code fixing</text:span></text:span><text:span text:style-name="T14">. </text:span></text:p>
          </text:list-item>
          <text:list-item>
            <text:p text:style-name="P401"><text:span text:style-name="T14">este disponibil direct în Ollama și are variante până la 32B, dar </text:span><text:span text:style-name="Strong_20_Emphasis"><text:span text:style-name="T18">7B</text:span></text:span><text:span text:style-name="T14"> este varianta realistă pentru un laptop cu 16 GB RAM. </text:span></text:p>
          </text:list-item>
          <text:list-item>
            <text:p text:style-name="P401"><text:span text:style-name="T14">Aider poate lucra cu modele locale prin Ollama, dar recomandă să folosești un </text:span><text:span text:style-name="Strong_20_Emphasis"><text:span text:style-name="T18">model capabil</text:span></text:span><text:span text:style-name="T14"> și avertizează că la Ollama contextul implicit de 2k este prea mic; Aider încearcă să-l mărească automat per request. </text:span></text:p>
          </text:list-item>
        </text:list>
        <text:p text:style-name="P27">Asta înseamnă, practic:</text:p>
        <text:list text:style-name="L213">
          <text:list-item>
            <text:p text:style-name="P402"><text:span text:style-name="T14">pentru Python + generare de </text:span><text:span text:style-name="Source_20_Text"><text:span text:style-name="T25">test_*.py</text:span></text:span><text:span text:style-name="T14"> + </text:span><text:span text:style-name="Source_20_Text"><text:span text:style-name="T25">pytest</text:span></text:span><text:span text:style-name="T14">, </text:span><text:span text:style-name="Source_20_Text"><text:span text:style-name="T25">qwen2.5-coder:7b</text:span></text:span><text:span text:style-name="T14"> este alegerea cea mai bună de start între performanță și fezabilitate locală. </text:span></text:p>
          </text:list-item>
        </text:list>
        <text:p text:style-name="P617"><text:span text:style-name="T14">A doua opțiune pe care aș încerca-o, dacă vrei comparație:<text:line-break/></text:span><text:span text:style-name="Strong_20_Emphasis"><text:span text:style-name="Source_20_Text"><text:span text:style-name="T25">deepseek-coder:6.7b</text:span></text:span></text:span><text:span text:style-name="T14"><text:line-break/>Ollama îl prezintă ca model de cod capabil, antrenat pe două trilioane de tokeni de cod și limbaj natural. </text:span></text:p>
        <text:p text:style-name="P28">Ce nu ți-aș recomanda ca prim test:</text:p>
        <text:list text:style-name="L214">
          <text:list-item>
            <text:p text:style-name="P403"><text:span text:style-name="Strong_20_Emphasis"><text:span text:style-name="T18">modele generale</text:span></text:span><text:span text:style-name="T14"> înaintea celor coder, dacă scopul principal e testare software</text:span></text:p>
          </text:list-item>
          <text:list-item>
            <text:p text:style-name="P403"><text:span text:style-name="Strong_20_Emphasis"><text:span text:style-name="T18">14B+</text:span></text:span><text:span text:style-name="T14"> ca primă alegere pe laptopul tău, pentru că vei plăti în viteză și confort</text:span></text:p>
          </text:list-item>
          <text:list-item>
            <text:p text:style-name="P403"><text:soft-page-break/><text:span text:style-name="Strong_20_Emphasis"><text:span text:style-name="T18">DeepSeek-R1</text:span></text:span><text:span text:style-name="T14"> ca prim model pentru taskul ăsta; e orientat pe reasoning și poate fi util, dar pentru generare/editare de teste aș începe cu un model coder dedicat. Ollama îl descrie ca familie de reasoning models. </text:span></text:p>
          </text:list-item>
        </text:list>
        <text:p text:style-name="P27">Dacă vrei maximul local pe termen scurt, aș face exact așa:</text:p>
        <text:list text:style-name="L215">
          <text:list-item>
            <text:p text:style-name="P404"><text:span text:style-name="Strong_20_Emphasis"><text:span text:style-name="Source_20_Text"><text:span text:style-name="T25">qwen2.5-coder:7b</text:span></text:span></text:span></text:p>
          </text:list-item>
          <text:list-item>
            <text:p text:style-name="P404"><text:span text:style-name="T14">dacă nu te mulțumește, compari cu </text:span><text:span text:style-name="Strong_20_Emphasis"><text:span text:style-name="Source_20_Text"><text:span text:style-name="T25">deepseek-coder:6.7b</text:span></text:span></text:span></text:p>
          </text:list-item>
          <text:list-item>
            <text:p text:style-name="P85">abia apoi te uiți la ceva mai mare sau la setup cu două modele</text:p>
          </text:list-item>
        </text:list>
        <text:p text:style-name="P617"><text:span text:style-name="T14">Apropo de setup cu două modele: Aider are suport experimental pentru a separa </text:span><text:span text:style-name="Strong_20_Emphasis"><text:span text:style-name="T18">reasoning</text:span></text:span><text:span text:style-name="T14"> de </text:span><text:span text:style-name="Strong_20_Emphasis"><text:span text:style-name="T18">editing</text:span></text:span><text:span text:style-name="T14">, cu un model „architect” și unul „editor”. <text:line-break/>Dar pentru început, eu n-aș complica. Aș porni cu un singur model bun.</text:span></text:p>
        <text:p text:style-name="P617"><text:span text:style-name="T14">Recomandarea mea finală:<text:line-break/></text:span><text:span text:style-name="Strong_20_Emphasis"><text:span text:style-name="T18">începe cu </text:span></text:span><text:span text:style-name="Strong_20_Emphasis"><text:span text:style-name="Source_20_Text"><text:span text:style-name="T25">qwen2.5-coder:7b</text:span></text:span></text:span><text:span text:style-name="T14">.<text:line-break/>Este cel mai bun pariu inițial pentru cazul tău.</text:span></text:p>
        <text:p text:style-name="P29"><draw:frame draw:style-name="fr1" draw:name="Frame86" text:anchor-type="char" svg:width="0.0161in" draw:z-index="23"><draw:text-box fo:min-height="0.0161in"><text:p text:style-name="P26"><text:line-break/></text:p></draw:text-box></draw:frame>ok, 7b, sau 8b? si daca ar fi deepseek-r1 ar fi superior ca performanta?</text:p>
        <text:p text:style-name="P27"><draw:frame draw:style-name="fr1" draw:name="Frame87" text:anchor-type="char" svg:width="0.0161in" draw:z-index="24"><draw:text-box fo:min-height="0.0161in"><text:p text:style-name="P26"><text:line-break/></text:p></draw:text-box></draw:frame>Verific rapid ce variante există acum prin Ollama pentru modelele relevante și ce spun sursele oficiale despre dimensiuni și poziționare.</text:p>
        <text:p text:style-name="P617"><text:span text:style-name="T14">Da: dintre </text:span><text:span text:style-name="Strong_20_Emphasis"><text:span text:style-name="T18">7B și 8B</text:span></text:span><text:span text:style-name="T14">, eu aș încerca </text:span><text:span text:style-name="Strong_20_Emphasis"><text:span text:style-name="T18">8B</text:span></text:span><text:span text:style-name="T14"> dacă alegi familia </text:span><text:span text:style-name="Strong_20_Emphasis"><text:span text:style-name="T18">DeepSeek-R1</text:span></text:span><text:span text:style-name="T14">, iar dacă alegi un model </text:span><text:span text:style-name="Strong_20_Emphasis"><text:span text:style-name="T18">coder dedicat</text:span></text:span><text:span text:style-name="T14">, aș începe cu </text:span><text:span text:style-name="Strong_20_Emphasis"><text:span text:style-name="T18">Qwen2.5-Coder 7B</text:span></text:span><text:span text:style-name="T14">.</text:span></text:p>
        <text:p text:style-name="P28">De ce spun asta:</text:p>
        <text:list text:style-name="L216">
          <text:list-item>
            <text:p text:style-name="P405"><text:span text:style-name="Strong_20_Emphasis"><text:span text:style-name="T18">Qwen2.5-Coder</text:span></text:span><text:span text:style-name="T14"> este o familie specializată pe cod și Ollama o descrie explicit ca având îmbunătățiri semnificative pentru </text:span><text:span text:style-name="Strong_20_Emphasis"><text:span text:style-name="T18">code generation, code reasoning și code fixing</text:span></text:span><text:span text:style-name="T14">. În Ollama, varianta </text:span><text:span text:style-name="Strong_20_Emphasis"><text:span text:style-name="T18">7B</text:span></text:span><text:span text:style-name="T14"> are </text:span><text:span text:style-name="Strong_20_Emphasis"><text:span text:style-name="T18">4.7 GB</text:span></text:span><text:span text:style-name="T14"> și </text:span><text:span text:style-name="Strong_20_Emphasis"><text:span text:style-name="T18">32K context window</text:span></text:span><text:span text:style-name="T14">. </text:span></text:p>
          </text:list-item>
          <text:list-item>
            <text:p text:style-name="P405"><text:span text:style-name="Strong_20_Emphasis"><text:span text:style-name="T18">DeepSeek-R1</text:span></text:span><text:span text:style-name="T14"> este o familie de </text:span><text:span text:style-name="Strong_20_Emphasis"><text:span text:style-name="T18">reasoning models</text:span></text:span><text:span text:style-name="T14">, nu de coding-first models. Ollama o descrie ca „open reasoning models”, iar în listarea lor apar atât </text:span><text:span text:style-name="Strong_20_Emphasis"><text:span text:style-name="T18">7B</text:span></text:span><text:span text:style-name="T14">, cât </text:span><text:soft-page-break/><text:span text:style-name="T14">și </text:span><text:span text:style-name="Strong_20_Emphasis"><text:span text:style-name="T18">8B</text:span></text:span><text:span text:style-name="T14">. Varianta </text:span><text:span text:style-name="Strong_20_Emphasis"><text:span text:style-name="T18">7B</text:span></text:span><text:span text:style-name="T14"> are </text:span><text:span text:style-name="Strong_20_Emphasis"><text:span text:style-name="T18">4.7 GB</text:span></text:span><text:span text:style-name="T14">, iar </text:span><text:span text:style-name="Strong_20_Emphasis"><text:span text:style-name="T18">8B</text:span></text:span><text:span text:style-name="T14"> este listată ca „latest” și are </text:span><text:span text:style-name="Strong_20_Emphasis"><text:span text:style-name="T18">5.2 GB</text:span></text:span><text:span text:style-name="T14">, ambele cu </text:span><text:span text:style-name="Strong_20_Emphasis"><text:span text:style-name="T18">128K context window</text:span></text:span><text:span text:style-name="T14">. </text:span></text:p>
          </text:list-item>
        </text:list>
        <text:p text:style-name="P27">Asta înseamnă:</text:p>
        <text:h text:style-name="P6" text:outline-level="2">Dacă vrei modelul cel mai potrivit pentru taskul tău</text:h>
        <text:p text:style-name="P27">adică:</text:p>
        <text:list text:style-name="L217">
          <text:list-item>
            <text:p text:style-name="P86">analiză de fișier Python</text:p>
          </text:list-item>
          <text:list-item>
            <text:p text:style-name="P406"><text:span text:style-name="T14">generare/îmbunătățire </text:span><text:span text:style-name="Source_20_Text"><text:span text:style-name="T25">test_*.py</text:span></text:span></text:p>
          </text:list-item>
          <text:list-item>
            <text:p text:style-name="P86">gândire în termeni de cazuri de test</text:p>
          </text:list-item>
          <text:list-item>
            <text:p text:style-name="P86">debugging și code fixing</text:p>
          </text:list-item>
        </text:list>
        <text:p text:style-name="P27">aș porni cu:</text:p>
        <text:p text:style-name="P617"><text:span text:style-name="Strong_20_Emphasis"><text:span text:style-name="Source_20_Text"><text:span text:style-name="T25">qwen2.5-coder:7b</text:span></text:span></text:span></text:p>
        <text:p text:style-name="P28">Pentru că este făcut exact pentru cod. Ollama spune direct că seria are îmbunătățiri pentru generare, reasoning și fixing de cod. </text:p>
        <text:h text:style-name="P6" text:outline-level="2">Dacă vrei să testezi DeepSeek-R1</text:h>
        <text:p text:style-name="P617"><text:span text:style-name="T14">atunci, între </text:span><text:span text:style-name="Strong_20_Emphasis"><text:span text:style-name="T18">7B și 8B</text:span></text:span><text:span text:style-name="T14">, aș alege:</text:span></text:p>
        <text:p text:style-name="P617"><text:span text:style-name="Strong_20_Emphasis"><text:span text:style-name="Source_20_Text"><text:span text:style-name="T25">deepseek-r1:8b</text:span></text:span></text:span></text:p>
        <text:p text:style-name="P28">pentru că:</text:p>
        <text:list text:style-name="L218">
          <text:list-item>
            <text:p text:style-name="P87">este varianta „latest” în Ollama</text:p>
          </text:list-item>
          <text:list-item>
            <text:p text:style-name="P87">este puțin mai mare decât 7B</text:p>
          </text:list-item>
          <text:list-item>
            <text:p text:style-name="P407"><text:span text:style-name="T14">pe aceeași familie, de regulă, versiunea mai mare are potențial mai bun dacă hardware-ul o duce acceptabil. În Ollama, </text:span><text:span text:style-name="Source_20_Text"><text:span text:style-name="T25">deepseek-r1:8b</text:span></text:span><text:span text:style-name="T14"> este listat explicit ca model separat și „latest”. </text:span></text:p>
          </text:list-item>
        </text:list>
        <text:h text:style-name="P6" text:outline-level="2"><text:soft-page-break/>Ar fi DeepSeek-R1 superior ca performanță?</text:h>
        <text:p text:style-name="P27">Răspunsul meu pragmatic este:</text:p>
        <text:list text:style-name="L219">
          <text:list-item>
            <text:p text:style-name="P408"><text:span text:style-name="Strong_20_Emphasis"><text:span text:style-name="T18">pentru reasoning general</text:span></text:span><text:span text:style-name="T14">, DeepSeek-R1 poate fi foarte interesant; Ollama îl poziționează clar ca model de reasoning. </text:span></text:p>
          </text:list-item>
          <text:list-item>
            <text:p text:style-name="P408"><text:span text:style-name="Strong_20_Emphasis"><text:span text:style-name="T18">pentru coding și test generation</text:span></text:span><text:span text:style-name="T14">, eu nu aș presupune automat că bate un coder dedicat precum Qwen2.5-Coder 7B</text:span></text:p>
          </text:list-item>
        </text:list>
        <text:p text:style-name="P27">Cu alte cuvinte:</text:p>
        <text:list text:style-name="L220">
          <text:list-item>
            <text:p text:style-name="P409"><text:span text:style-name="Strong_20_Emphasis"><text:span text:style-name="T18">DeepSeek-R1</text:span></text:span><text:span text:style-name="T14"> poate fi mai bun dacă problema cere multă gândire abstractă pas cu pas</text:span></text:p>
          </text:list-item>
          <text:list-item>
            <text:p text:style-name="P409"><text:span text:style-name="Strong_20_Emphasis"><text:span text:style-name="T18">Qwen2.5-Coder</text:span></text:span><text:span text:style-name="T14"> e mai probabil să fie mai bun pe taskul tău concret, pentru că taskul tău este în primul rând de </text:span><text:span text:style-name="Strong_20_Emphasis"><text:span text:style-name="T18">software coding/testing</text:span></text:span></text:p>
          </text:list-item>
        </text:list>
        <text:p text:style-name="P27">Pentru cazul tău, „creează și îmbunătățește teste pytest pentru un fișier Python”, eu aș ordona așa:</text:p>
        <text:list text:style-name="L221">
          <text:list-item>
            <text:p text:style-name="P410"><text:span text:style-name="Strong_20_Emphasis"><text:span text:style-name="T18">qwen2.5-coder:7b</text:span></text:span></text:p>
          </text:list-item>
          <text:list-item>
            <text:p text:style-name="P410"><text:span text:style-name="Strong_20_Emphasis"><text:span text:style-name="T18">deepseek-r1:8b</text:span></text:span></text:p>
          </text:list-item>
          <text:list-item>
            <text:p text:style-name="P410"><text:span text:style-name="Strong_20_Emphasis"><text:span text:style-name="T18">deepseek-r1:7b</text:span></text:span></text:p>
          </text:list-item>
        </text:list>
        <text:h text:style-name="P6" text:outline-level="2">Ce contează și foarte mult în practică</text:h>
        <text:p text:style-name="P617"><text:span text:style-name="T14">Aider avertizează că Ollama are implicit </text:span><text:span text:style-name="Strong_20_Emphasis"><text:span text:style-name="T18">2k context window</text:span></text:span><text:span text:style-name="T14">, care este prea mic pentru lucru serios cu Aider, și spune că Aider încearcă să mărească fereastra de context automat, ca să nu îți fie tăiat contextul în tăcere. </text:span></text:p>
        <text:p text:style-name="P28">Asta înseamnă că:</text:p>
        <text:list text:style-name="L222">
          <text:list-item>
            <text:p text:style-name="P88">chiar și un model bun poate părea prost dacă contextul e configurat prost</text:p>
          </text:list-item>
          <text:list-item>
            <text:p text:style-name="P88"><text:soft-page-break/>pentru proiecte reale, setup-ul Aider + Ollama contează aproape la fel de mult ca alegerea modelului</text:p>
          </text:list-item>
        </text:list>
        <text:h text:style-name="P6" text:outline-level="2">Recomandarea mea finală</text:h>
        <text:p text:style-name="P617"><text:span text:style-name="T14">Dacă vrei </text:span><text:span text:style-name="Strong_20_Emphasis"><text:span text:style-name="T18">un singur model de început</text:span></text:span><text:span text:style-name="T14"> care merită cel mai mult încercat:</text:span></text:p>
        <text:p text:style-name="P617"><text:span text:style-name="Strong_20_Emphasis"><text:span text:style-name="T18">începe cu </text:span></text:span><text:span text:style-name="Strong_20_Emphasis"><text:span text:style-name="Source_20_Text"><text:span text:style-name="T25">qwen2.5-coder:7b</text:span></text:span></text:span></text:p>
        <text:p text:style-name="P617"><text:span text:style-name="T14">Dacă vrei </text:span><text:span text:style-name="Strong_20_Emphasis"><text:span text:style-name="T18">un al doilea model de comparație</text:span></text:span><text:span text:style-name="T14">:</text:span></text:p>
        <text:p text:style-name="P617"><text:span text:style-name="Strong_20_Emphasis"><text:span text:style-name="T18">încearcă </text:span></text:span><text:span text:style-name="Strong_20_Emphasis"><text:span text:style-name="Source_20_Text"><text:span text:style-name="T25">deepseek-r1:8b</text:span></text:span></text:span></text:p>
        <text:p text:style-name="P28">Asta este combinația pe care aș testa-o eu prima pe laptopul tău.</text:p>
        <text:p text:style-name="P28">Dacă vrei, următorul pas util este să-ți dau exact comenzile de instalare și de primă pornire pentru:</text:p>
        <text:list text:style-name="L223">
          <text:list-item>
            <text:p text:style-name="P89">Ollama</text:p>
          </text:list-item>
          <text:list-item>
            <text:p text:style-name="P411"><text:span text:style-name="Source_20_Text"><text:span text:style-name="T25">qwen2.5-coder:7b</text:span></text:span></text:p>
          </text:list-item>
          <text:list-item>
            <text:p text:style-name="P89">Aider configurat să-l folosească.</text:p>
          </text:list-item>
        </text:list>
        <text:p text:style-name="P29"><draw:frame draw:style-name="fr1" draw:name="Frame88" text:anchor-type="char" svg:width="0.0161in" draw:z-index="25"><draw:text-box fo:min-height="0.0161in"><text:p text:style-name="P26"><text:line-break/></text:p></draw:text-box></draw:frame>ollama are si model de 8b sau 9b care ar functiona (mai bine)?</text:p>
        <text:p text:style-name="P27"><draw:frame draw:style-name="fr1" draw:name="Frame89" text:anchor-type="char" svg:width="0.0161in" draw:z-index="26"><draw:text-box fo:min-height="0.0161in"><text:p text:style-name="P26"><text:line-break/></text:p></draw:text-box></draw:frame>Mă uit la bibliotecile Ollama ca să văd ce modele 8B/9B există acum și care ar avea sens pentru coding pe laptopul tău.</text:p>
        <text:p text:style-name="P617"><text:span text:style-name="T14">Da. În Ollama există și modele </text:span><text:span text:style-name="Strong_20_Emphasis"><text:span text:style-name="T18">8B</text:span></text:span><text:span text:style-name="T14"> care ar putea avea sens pentru tine. Din ce am verificat direct acum:</text:span></text:p>
        <text:list text:style-name="L224">
          <text:list-item>
            <text:p text:style-name="P412"><text:span text:style-name="Strong_20_Emphasis"><text:span text:style-name="Source_20_Text"><text:span text:style-name="T25">deepseek-r1:8b</text:span></text:span></text:span><text:span text:style-name="T14"> există și este chiar varianta </text:span><text:span text:style-name="Source_20_Text"><text:span text:style-name="T25">latest</text:span></text:span><text:span text:style-name="T14">; are </text:span><text:span text:style-name="Strong_20_Emphasis"><text:span text:style-name="T18">5.2 GB</text:span></text:span><text:span text:style-name="T14"> și </text:span><text:span text:style-name="Strong_20_Emphasis"><text:span text:style-name="T18">128K context window</text:span></text:span><text:span text:style-name="T14">. </text:span></text:p>
          </text:list-item>
          <text:list-item>
            <text:p text:style-name="P412"><text:span text:style-name="Strong_20_Emphasis"><text:span text:style-name="Source_20_Text"><text:span text:style-name="T25">deepseek-r1:7b</text:span></text:span></text:span><text:span text:style-name="T14"> există și el, cu </text:span><text:span text:style-name="Strong_20_Emphasis"><text:span text:style-name="T18">4.7 GB</text:span></text:span><text:span text:style-name="T14"> și </text:span><text:span text:style-name="Strong_20_Emphasis"><text:span text:style-name="T18">128K context window</text:span></text:span><text:span text:style-name="T14">. </text:span></text:p>
          </text:list-item>
          <text:list-item>
            <text:p text:style-name="P412"><text:span text:style-name="T14">Pentru </text:span><text:span text:style-name="Strong_20_Emphasis"><text:span text:style-name="T18">Qwen2.5-Coder</text:span></text:span><text:span text:style-name="T14">, în Ollama există variante </text:span><text:span text:style-name="Strong_20_Emphasis"><text:span text:style-name="T18">0.5B, 1.5B, 3B, 7B, 14B și 32B</text:span></text:span><text:span text:style-name="T14">, dar </text:span><text:span text:style-name="Strong_20_Emphasis"><text:span text:style-name="T18">nu 8B sau 9B</text:span></text:span><text:span text:style-name="T14">. Varianta </text:span><text:span text:style-name="Source_20_Text"><text:span text:style-name="T25">7b</text:span></text:span><text:span text:style-name="T14"> are </text:span><text:span text:style-name="Strong_20_Emphasis"><text:span text:style-name="T18">4.7 GB</text:span></text:span><text:span text:style-name="T14"> și </text:span><text:span text:style-name="Strong_20_Emphasis"><text:span text:style-name="T18">32K context window</text:span></text:span><text:span text:style-name="T14">. </text:span></text:p>
          </text:list-item>
        </text:list>
        <text:p text:style-name="P27"><text:soft-page-break/>Concluzia practică pentru tine:</text:p>
        <text:list text:style-name="L225">
          <text:list-item>
            <text:p text:style-name="P413"><text:span text:style-name="Strong_20_Emphasis"><text:span text:style-name="T18">da, există 8B care pot funcționa</text:span></text:span></text:p>
          </text:list-item>
          <text:list-item>
            <text:p text:style-name="P413"><text:span text:style-name="Strong_20_Emphasis"><text:span text:style-name="T18">9B nu văd aici în familiile relevante pe care le-am verificat</text:span></text:span></text:p>
          </text:list-item>
          <text:list-item>
            <text:p text:style-name="P413"><text:span text:style-name="T14">dintre cele discutate, singurul 8B care merită luat în calcul imediat este </text:span><text:span text:style-name="Strong_20_Emphasis"><text:span text:style-name="Source_20_Text"><text:span text:style-name="T25">deepseek-r1:8b</text:span></text:span></text:span><text:span text:style-name="T14"> </text:span></text:p>
          </text:list-item>
        </text:list>
        <text:p text:style-name="P27">Dar pentru taskul tău principal, eu aș păstra ordinea asta:</text:p>
        <text:list text:style-name="L226">
          <text:list-item>
            <text:p text:style-name="P414"><text:span text:style-name="Strong_20_Emphasis"><text:span text:style-name="Source_20_Text"><text:span text:style-name="T25">qwen2.5-coder:7b</text:span></text:span></text:span><text:span text:style-name="T14"> — pentru că este model </text:span><text:span text:style-name="Strong_20_Emphasis"><text:span text:style-name="T18">specializat pe cod</text:span></text:span><text:span text:style-name="T14">, iar Ollama îl descrie explicit ca având îmbunătățiri pentru </text:span><text:span text:style-name="Strong_20_Emphasis"><text:span text:style-name="T18">code generation, code reasoning și code fixing</text:span></text:span><text:span text:style-name="T14">. </text:span></text:p>
          </text:list-item>
          <text:list-item>
            <text:p text:style-name="P414"><text:span text:style-name="Strong_20_Emphasis"><text:span text:style-name="Source_20_Text"><text:span text:style-name="T25">deepseek-r1:8b</text:span></text:span></text:span><text:span text:style-name="T14"> — dacă vrei să compari cu un model mai orientat pe reasoning și cu context mai mare. Ollama îl poziționează ca model de reasoning, iar varianta 8B este </text:span><text:span text:style-name="Source_20_Text"><text:span text:style-name="T25">latest</text:span></text:span><text:span text:style-name="T14">. </text:span></text:p>
          </text:list-item>
        </text:list>
        <text:p text:style-name="P27">Deci răspunsul direct la întrebarea „8B sau 9B care ar funcționa mai bine?” este:</text:p>
        <text:list text:style-name="L227">
          <text:list-item>
            <text:p text:style-name="P415"><text:span text:style-name="Strong_20_Emphasis"><text:span text:style-name="T18">8B: da, merită încercat</text:span></text:span><text:span text:style-name="T14">, în special </text:span><text:span text:style-name="Source_20_Text"><text:span text:style-name="T25">deepseek-r1:8b</text:span></text:span><text:span text:style-name="T14"> </text:span></text:p>
          </text:list-item>
          <text:list-item>
            <text:p text:style-name="P415"><text:span text:style-name="Strong_20_Emphasis"><text:span text:style-name="T18">9B: nu am găsit în familiile relevante verificate acum</text:span></text:span><text:span text:style-name="T14"> </text:span></text:p>
          </text:list-item>
          <text:list-item>
            <text:p text:style-name="P415"><text:span text:style-name="Strong_20_Emphasis"><text:span text:style-name="T18">cel mai bun prim test pentru coding/testing Python rămâne </text:span></text:span><text:span text:style-name="Strong_20_Emphasis"><text:span text:style-name="Source_20_Text"><text:span text:style-name="T25">qwen2.5-coder:7b</text:span></text:span></text:span><text:span text:style-name="T14">, iar </text:span><text:span text:style-name="Strong_20_Emphasis"><text:span text:style-name="T18">cel mai bun al doilea test de comparație este </text:span></text:span><text:span text:style-name="Strong_20_Emphasis"><text:span text:style-name="Source_20_Text"><text:span text:style-name="T25">deepseek-r1:8b</text:span></text:span></text:span><text:span text:style-name="T14"> </text:span></text:p>
          </text:list-item>
        </text:list>
        <text:p text:style-name="P27">Dacă vrei maxim de șanse din prima, eu aș face exact asta:</text:p>
        <text:list text:style-name="L228">
          <text:list-item>
            <text:p text:style-name="P416"><text:span text:style-name="T14">instalezi </text:span><text:span text:style-name="Strong_20_Emphasis"><text:span text:style-name="Source_20_Text"><text:span text:style-name="T25">qwen2.5-coder:7b</text:span></text:span></text:span></text:p>
          </text:list-item>
          <text:list-item>
            <text:p text:style-name="P416"><text:span text:style-name="T14">apoi, dacă vrei comparație, adaugi </text:span><text:span text:style-name="Strong_20_Emphasis"><text:span text:style-name="Source_20_Text"><text:span text:style-name="T25">deepseek-r1:8b</text:span></text:span></text:span><text:span text:style-name="T14">.</text:span></text:p>
          </text:list-item>
        </text:list>
        <text:p text:style-name="P29"><draw:frame draw:style-name="fr1" draw:name="Frame90" text:anchor-type="char" svg:width="0.0161in" draw:z-index="27"><draw:text-box fo:min-height="0.0161in"><text:p text:style-name="P26"><text:line-break/></text:p></draw:text-box></draw:frame>14b ce cerinte are?</text:p>
        <text:p text:style-name="P27"><draw:frame draw:style-name="fr1" draw:name="Frame91" text:anchor-type="char" svg:width="0.0161in" draw:z-index="28"><draw:text-box fo:min-height="0.0161in"><text:p text:style-name="P26"><text:line-break/></text:p></draw:text-box></draw:frame>Mă uit la dimensiunea exactă în Ollama și îți traduc asta în cerințe practice de RAM și laptop.</text:p>
        <text:p text:style-name="P617"><text:span text:style-name="T14">Pentru </text:span><text:span text:style-name="Strong_20_Emphasis"><text:span text:style-name="Source_20_Text"><text:span text:style-name="T25">qwen2.5-coder:14b</text:span></text:span></text:span><text:span text:style-name="T14">, în Ollama modelul are </text:span><text:span text:style-name="Strong_20_Emphasis"><text:span text:style-name="T18">9.0 GB</text:span></text:span><text:span text:style-name="T14"> și </text:span><text:span text:style-name="Strong_20_Emphasis"><text:span text:style-name="T18">32K context window</text:span></text:span><text:span text:style-name="T14">. </text:span></text:p>
        <text:p text:style-name="P28"><text:soft-page-break/>Practic, asta înseamnă:</text:p>
        <text:list text:style-name="L229">
          <text:list-item>
            <text:p text:style-name="P417"><text:span text:style-name="Strong_20_Emphasis"><text:span text:style-name="T18">spațiu pe disk pentru model</text:span></text:span><text:span text:style-name="T14">: cam </text:span><text:span text:style-name="Strong_20_Emphasis"><text:span text:style-name="T18">9 GB</text:span></text:span><text:span text:style-name="T14"> doar modelul </text:span></text:p>
          </text:list-item>
          <text:list-item>
            <text:p text:style-name="P417"><text:span text:style-name="Strong_20_Emphasis"><text:span text:style-name="T18">RAM recomandat în practică</text:span></text:span><text:span text:style-name="T14">: aș zice </text:span><text:span text:style-name="Strong_20_Emphasis"><text:span text:style-name="T18">minimum ~16 GB</text:span></text:span><text:span text:style-name="T14">, dar </text:span><text:span text:style-name="Strong_20_Emphasis"><text:span text:style-name="T18">mai confortabil 24 GB+</text:span></text:span></text:p>
          </text:list-item>
          <text:list-item>
            <text:p text:style-name="P417"><text:span text:style-name="T14">pe </text:span><text:span text:style-name="Strong_20_Emphasis"><text:span text:style-name="T18">16 GB RAM</text:span></text:span><text:span text:style-name="T14"> poate porni în unele configurații, dar te poți lovi de:</text:span></text:p>
            <text:list>
              <text:list-item>
                <text:p text:style-name="P90">viteză mai mică</text:p>
              </text:list-item>
              <text:list-item>
                <text:p text:style-name="P90">presiune mare pe memorie</text:p>
              </text:list-item>
              <text:list-item>
                <text:p text:style-name="P90">risc mai mare să meargă greu dacă mai ai deschis IDE, browser, Aider și alte procese</text:p>
              </text:list-item>
            </text:list>
          </text:list-item>
        </text:list>
        <text:p text:style-name="P617"><text:span text:style-name="T14">Pe laptopul tău cu </text:span><text:span text:style-name="Strong_20_Emphasis"><text:span text:style-name="T18">16 GB</text:span></text:span><text:span text:style-name="T14">, verdictul meu este:</text:span></text:p>
        <text:list text:style-name="L230">
          <text:list-item>
            <text:p text:style-name="P418"><text:span text:style-name="Strong_20_Emphasis"><text:span text:style-name="T18">7B</text:span></text:span><text:span text:style-name="T14"> = alegerea sigură</text:span></text:p>
          </text:list-item>
          <text:list-item>
            <text:p text:style-name="P418"><text:span text:style-name="Strong_20_Emphasis"><text:span text:style-name="T18">14B</text:span></text:span><text:span text:style-name="T14"> = de încercat doar dacă vrei să testezi limitele și accepți că poate merge greu</text:span></text:p>
          </text:list-item>
        </text:list>
        <text:p text:style-name="P27">Ca raport performanță / fezabilitate, pentru tine aș începe clar cu:</text:p>
        <text:list text:style-name="L231">
          <text:list-item>
            <text:p text:style-name="P419"><text:span text:style-name="Strong_20_Emphasis"><text:span text:style-name="Source_20_Text"><text:span text:style-name="T25">qwen2.5-coder:7b</text:span></text:span></text:span></text:p>
          </text:list-item>
        </text:list>
        <text:p text:style-name="P27">și abia după aceea, dacă ești curios, poți încerca:</text:p>
        <text:list text:style-name="L232">
          <text:list-item>
            <text:p text:style-name="P420"><text:span text:style-name="Strong_20_Emphasis"><text:span text:style-name="Source_20_Text"><text:span text:style-name="T25">qwen2.5-coder:14b</text:span></text:span></text:span></text:p>
          </text:list-item>
        </text:list>
        <text:p text:style-name="P30">Dar nu l-aș alege ca prim model pe 16 GB RAM.</text:p>
        <text:p text:style-name="P29"><draw:frame draw:style-name="fr1" draw:name="Frame92" text:anchor-type="char" svg:width="0.0161in" draw:z-index="29"><draw:text-box fo:min-height="0.0161in"><text:p text:style-name="P26"><text:line-break/></text:p></draw:text-box></draw:frame>cat ram am nevoie pt 14b?</text:p>
        <text:p text:style-name="P27"><draw:frame draw:style-name="fr1" draw:name="Frame93" text:anchor-type="char" svg:width="0.0161in" draw:z-index="30"><draw:text-box fo:min-height="0.0161in"><text:p text:style-name="P26"><text:line-break/></text:p></draw:text-box></draw:frame>Verific un reper oficial și îți traduc în necesar practic de RAM, nu doar dimensiunea fișierului.</text:p>
        <text:p text:style-name="P617"><text:span text:style-name="T14">Pentru </text:span><text:span text:style-name="Strong_20_Emphasis"><text:span text:style-name="Source_20_Text"><text:span text:style-name="T25">qwen2.5-coder:14b</text:span></text:span></text:span><text:span text:style-name="T14">, modelul ocupă </text:span><text:span text:style-name="Strong_20_Emphasis"><text:span text:style-name="T18">9.0 GB</text:span></text:span><text:span text:style-name="T14"> în Ollama și are context de </text:span><text:span text:style-name="Strong_20_Emphasis"><text:span text:style-name="T18">32K</text:span></text:span><text:span text:style-name="T14">. </text:span></text:p>
        <text:p text:style-name="P617"><text:span text:style-name="T14">Ca necesar de </text:span><text:span text:style-name="Strong_20_Emphasis"><text:span text:style-name="T18">RAM</text:span></text:span><text:span text:style-name="T14"> în practică:</text:span></text:p>
        <text:list text:style-name="L233">
          <text:list-item>
            <text:p text:style-name="P421"><text:span text:style-name="Strong_20_Emphasis"><text:span text:style-name="T18">minimum realist:</text:span></text:span><text:span text:style-name="T14"> cam </text:span><text:span text:style-name="Strong_20_Emphasis"><text:span text:style-name="T18">16 GB RAM</text:span></text:span></text:p>
          </text:list-item>
          <text:list-item>
            <text:p text:style-name="P421"><text:span text:style-name="Strong_20_Emphasis"><text:span text:style-name="T18">mai confortabil:</text:span></text:span><text:span text:style-name="T14"> </text:span><text:span text:style-name="Strong_20_Emphasis"><text:span text:style-name="T18">24 GB+</text:span></text:span></text:p>
          </text:list-item>
          <text:list-item>
            <text:p text:style-name="P421"><text:span text:style-name="Strong_20_Emphasis"><text:span text:style-name="T18">ideal:</text:span></text:span><text:span text:style-name="T14"> </text:span><text:span text:style-name="Strong_20_Emphasis"><text:span text:style-name="T18">32 GB</text:span></text:span><text:span text:style-name="T14"> dacă vrei și IDE, browser, Aider și proiect mai mare deschise în paralel</text:span></text:p>
          </text:list-item>
        </text:list>
        <text:p text:style-name="P617"><text:soft-page-break/><text:span text:style-name="T14">Pe laptopul tău cu </text:span><text:span text:style-name="Strong_20_Emphasis"><text:span text:style-name="T18">16 GB</text:span></text:span><text:span text:style-name="T14">, concluzia mea este:</text:span></text:p>
        <text:list text:style-name="L234">
          <text:list-item>
            <text:p text:style-name="P422"><text:span text:style-name="Strong_20_Emphasis"><text:span text:style-name="T18">poate merită încercat</text:span></text:span><text:span text:style-name="T14">, dar e la limită</text:span></text:p>
          </text:list-item>
          <text:list-item>
            <text:p text:style-name="P91">te poți aștepta la viteză mai mică și presiune mare pe memorie</text:p>
          </text:list-item>
          <text:list-item>
            <text:p text:style-name="P422"><text:span text:style-name="T14">pentru lucru fluent, </text:span><text:span text:style-name="Strong_20_Emphasis"><text:span text:style-name="T18">7B</text:span></text:span><text:span text:style-name="T14"> rămâne alegerea mai sigură</text:span></text:p>
          </text:list-item>
        </text:list>
        <text:p text:style-name="P27">Deci:</text:p>
        <text:list text:style-name="L235">
          <text:list-item>
            <text:p text:style-name="P423"><text:span text:style-name="Strong_20_Emphasis"><text:span text:style-name="T18">merge posibil și pe 16 GB</text:span></text:span></text:p>
          </text:list-item>
          <text:list-item>
            <text:p text:style-name="P423"><text:span text:style-name="Strong_20_Emphasis"><text:span text:style-name="T18">stă bine de la 24 GB în sus</text:span></text:span></text:p>
          </text:list-item>
          <text:list-item>
            <text:p text:style-name="P423"><text:span text:style-name="Strong_20_Emphasis"><text:span text:style-name="T18">32 GB</text:span></text:span><text:span text:style-name="T14"> e zona confortabilă pentru utilizare serioasă</text:span></text:p>
          </text:list-item>
        </text:list>
        <text:p text:style-name="P617"><text:span text:style-name="T14">Dacă vrei maximul rezonabil pe sistemul tău actual, eu aș începe tot cu </text:span><text:span text:style-name="Strong_20_Emphasis"><text:span text:style-name="T18">7B</text:span></text:span><text:span text:style-name="T14">.</text:span></text:p>
        <text:p text:style-name="P29"><draw:frame draw:style-name="fr1" draw:name="Frame94" text:anchor-type="char" svg:width="0.0161in" draw:z-index="31"><draw:text-box fo:min-height="0.0161in"><text:p text:style-name="P26"><text:line-break/></text:p></draw:text-box></draw:frame>asta e laptopul meu https://www.emag.ro/laptop-lenovo-ideapad-pro-5-14ahp9-cu-procesor-amd-ryzentm-7-8845hs-pana-la-5-1-ghz-14-2-8k-oled-120hz-16gb-lpddr5x-512gb-ssd-amd-radeontm-780m-graphics-no-os-arctic-grey-83d3002frm/pd/DFNWZHYBM/?utm_campaign=share_product&amp;utm_source=mobile_dynamic_share&amp;utm_medium=android</text:p>
        <text:p text:style-name="P27"><draw:frame draw:style-name="fr1" draw:name="Frame95" text:anchor-type="char" svg:width="0.0161in" draw:z-index="32"><draw:text-box fo:min-height="0.0161in"><text:p text:style-name="P26"><text:line-break/></text:p></draw:text-box></draw:frame>Verific pagina laptopului și specificațiile relevante pentru ce discutăm: RAM, SSD și ce înseamnă asta pentru 7B vs 14B local.</text:p>
        <text:p text:style-name="P27">Da, l-am verificat. Laptopul tău este acest Lenovo IdeaPad Pro 5 14AHP9 cu Ryzen 7 8845HS, 16 GB LPDDR5X integrați, SSD de 512 GB și Radeon 780M integrat. </text:p>
        <text:p text:style-name="P28">Pentru discuția noastră despre modele locale, partea importantă este:</text:p>
        <text:list text:style-name="L236">
          <text:list-item>
            <text:p text:style-name="P424"><text:span text:style-name="Strong_20_Emphasis"><text:span text:style-name="T18">RAM:</text:span></text:span><text:span text:style-name="T14"> 16 GB LPDDR5X, iar memoria este </text:span><text:span text:style-name="Strong_20_Emphasis"><text:span text:style-name="T18">integrată</text:span></text:span><text:span text:style-name="T14"> </text:span></text:p>
          </text:list-item>
          <text:list-item>
            <text:p text:style-name="P424"><text:span text:style-name="Strong_20_Emphasis"><text:span text:style-name="T18">CPU:</text:span></text:span><text:span text:style-name="T14"> Ryzen 7 8845HS, 8 nuclee, boost până la 5.1 GHz </text:span></text:p>
          </text:list-item>
          <text:list-item>
            <text:p text:style-name="P424"><text:span text:style-name="Strong_20_Emphasis"><text:span text:style-name="T18">SSD:</text:span></text:span><text:span text:style-name="T14"> 512 GB </text:span></text:p>
          </text:list-item>
        </text:list>
        <text:p text:style-name="P27">Concluzia practică pentru laptopul tău:</text:p>
        <text:list text:style-name="L237">
          <text:list-item>
            <text:p text:style-name="P425"><text:soft-page-break/><text:span text:style-name="Strong_20_Emphasis"><text:span text:style-name="T18">7B</text:span></text:span><text:span text:style-name="T14"> este alegerea corectă de început</text:span></text:p>
          </text:list-item>
          <text:list-item>
            <text:p text:style-name="P425"><text:span text:style-name="Strong_20_Emphasis"><text:span text:style-name="T18">8B</text:span></text:span><text:span text:style-name="T14"> poate fi încercat</text:span></text:p>
          </text:list-item>
          <text:list-item>
            <text:p text:style-name="P425"><text:span text:style-name="Strong_20_Emphasis"><text:span text:style-name="T18">14B</text:span></text:span><text:span text:style-name="T14"> este posibil să pornească, dar îl consider deja la limită pe 16 GB RAM și nu l-aș recomanda ca model principal</text:span></text:p>
          </text:list-item>
        </text:list>
        <text:p text:style-name="P617"><text:span text:style-name="T14">Motivul nu este CPU-ul sau SSD-ul, ci cei </text:span><text:span text:style-name="Strong_20_Emphasis"><text:span text:style-name="T18">16 GB RAM</text:span></text:span><text:span text:style-name="T14">, mai ales că vei avea și Ubuntu, editor, Aider, Ollama și eventual browser deschise în paralel. Pe configurația asta, </text:span><text:span text:style-name="Strong_20_Emphasis"><text:span text:style-name="T18">Qwen2.5-Coder 7B</text:span></text:span><text:span text:style-name="T14"> sau un </text:span><text:span text:style-name="Strong_20_Emphasis"><text:span text:style-name="T18">DeepSeek-R1 8B</text:span></text:span><text:span text:style-name="T14"> sunt testele rezonabile. </text:span></text:p>
        <text:p text:style-name="P28">Recomandarea mea pentru laptopul tău exact:</text:p>
        <text:list text:style-name="L238">
          <text:list-item>
            <text:p text:style-name="P426"><text:span text:style-name="Strong_20_Emphasis"><text:span text:style-name="T18">qwen2.5-coder:7b</text:span></text:span></text:p>
          </text:list-item>
          <text:list-item>
            <text:p text:style-name="P426"><text:span text:style-name="T14">dacă vrei comparație, </text:span><text:span text:style-name="Strong_20_Emphasis"><text:span text:style-name="T18">deepseek-r1:8b</text:span></text:span></text:p>
          </text:list-item>
          <text:list-item>
            <text:p text:style-name="P426"><text:span text:style-name="T14">nu aș porni cu </text:span><text:span text:style-name="Strong_20_Emphasis"><text:span text:style-name="T18">14b</text:span></text:span></text:p>
          </text:list-item>
        </text:list>
        <text:p text:style-name="P617"><text:span text:style-name="T14">Da, configurația ta este suficient de bună ca să faci ceva util și serios cu </text:span><text:span text:style-name="Strong_20_Emphasis"><text:span text:style-name="T18">Aider + Ollama + pytest</text:span></text:span><text:span text:style-name="T14">.</text:span></text:p>
        <text:p text:style-name="P29"><draw:frame draw:style-name="fr1" draw:name="Frame96" text:anchor-type="char" svg:width="0.0161in" draw:z-index="33"><draw:text-box fo:min-height="0.0161in"><text:p text:style-name="P26"><text:line-break/></text:p></draw:text-box></draw:frame>daca as vrea sa ii mai pun 16gb de ram, cat m-ar costa?</text:p>
        <text:p text:style-name="P27"><draw:frame draw:style-name="fr1" draw:name="Frame97" text:anchor-type="char" svg:width="0.0161in" draw:z-index="34"><draw:text-box fo:min-height="0.0161in"><text:p text:style-name="P26"><text:line-break/></text:p></draw:text-box></draw:frame>Nu poți, pe modelul ăsta.</text:p>
        <text:p text:style-name="P617"><text:span text:style-name="T14">Lenovo PSREF pentru </text:span><text:span text:style-name="Strong_20_Emphasis"><text:span text:style-name="T18">83D3002FRM</text:span></text:span><text:span text:style-name="T14"> spune explicit:</text:span></text:p>
        <text:list text:style-name="L239">
          <text:list-item>
            <text:p text:style-name="P427"><text:span text:style-name="Strong_20_Emphasis"><text:span text:style-name="T18">16GB Soldered LPDDR5x-6400</text:span></text:span></text:p>
          </text:list-item>
          <text:list-item>
            <text:p text:style-name="P427"><text:span text:style-name="Strong_20_Emphasis"><text:span text:style-name="T18">Memory soldered to systemboard, no slots</text:span></text:span></text:p>
          </text:list-item>
          <text:list-item>
            <text:p text:style-name="P427"><text:span text:style-name="Strong_20_Emphasis"><text:span text:style-name="T18">Max Memory: 16GB soldered memory, not upgradable</text:span></text:span><text:span text:style-name="T14"> </text:span></text:p>
          </text:list-item>
        </text:list>
        <text:p text:style-name="P27">Deci costul pentru „încă 16 GB RAM” este, practic:</text:p>
        <text:list text:style-name="L240">
          <text:list-item>
            <text:p text:style-name="P428"><text:span text:style-name="Strong_20_Emphasis"><text:span text:style-name="T18">nu există upgrade RAM normal</text:span></text:span></text:p>
          </text:list-item>
          <text:list-item>
            <text:p text:style-name="P92">singura variantă reală ar fi să schimbi laptopul sau placa de bază, ceea ce nu merită economic în mod normal</text:p>
          </text:list-item>
        </text:list>
        <text:p text:style-name="P27">Pentru cazul tău, concluzia rămâne:</text:p>
        <text:list text:style-name="L241">
          <text:list-item>
            <text:p text:style-name="P429"><text:soft-page-break/><text:span text:style-name="T14">lucrezi cu cei </text:span><text:span text:style-name="Strong_20_Emphasis"><text:span text:style-name="T18">16 GB</text:span></text:span></text:p>
          </text:list-item>
          <text:list-item>
            <text:p text:style-name="P429"><text:span text:style-name="T14">alegi un model local de </text:span><text:span text:style-name="Strong_20_Emphasis"><text:span text:style-name="T18">7B</text:span></text:span><text:span text:style-name="T14">, eventual testezi un </text:span><text:span text:style-name="Strong_20_Emphasis"><text:span text:style-name="T18">8B</text:span></text:span></text:p>
          </text:list-item>
          <text:list-item>
            <text:p text:style-name="P93">nu planifici upgrade RAM pe acest laptop</text:p>
          </text:list-item>
        </text:list>
        <text:p text:style-name="P30">Dacă vrei, următorul pas util este să-ți spun ce model 7B are cele mai mari șanse să meargă bine exact pe configurația ta.</text:p>
        <text:p text:style-name="P29"><draw:frame draw:style-name="fr1" draw:name="Frame98" text:anchor-type="char" svg:width="0.0161in" draw:z-index="35"><draw:text-box fo:min-height="0.0161in"><text:p text:style-name="P26"><text:line-break/></text:p></draw:text-box></draw:frame>ok. eu nu stiu daca nu e diferenta neglijabila intre 7b si 8b ca requirements si poate are sens sa merg direct pe 8b. pe de alta parte, daca e optimizat pe 7b si 8b nu ar aduce performanta suplimentara, nu e de interes.</text:p>
        <text:p text:style-name="P27"><draw:frame draw:style-name="fr1" draw:name="Frame99" text:anchor-type="char" svg:width="0.0161in" draw:z-index="36"><draw:text-box fo:min-height="0.0161in"><text:p text:style-name="P26"><text:line-break/></text:p></draw:text-box></draw:frame>Da, are sens întrebarea. La tine nu contează doar „8B e mai mare decât 7B”, ci:</text:p>
        <text:list text:style-name="L242">
          <text:list-item>
            <text:p text:style-name="P94">cât de mică e diferența de cerințe</text:p>
          </text:list-item>
          <text:list-item>
            <text:p text:style-name="P94">dacă modelul de 8B e mai bun pe taskul tău real</text:p>
          </text:list-item>
          <text:list-item>
            <text:p text:style-name="P94">dacă familia respectivă e făcută pentru cod sau pentru altceva</text:p>
          </text:list-item>
        </text:list>
        <text:p text:style-name="P27">Din ce am verificat:</text:p>
        <text:list text:style-name="L243">
          <text:list-item>
            <text:p text:style-name="P430"><text:span text:style-name="Source_20_Text"><text:span text:style-name="T25">qwen2.5-coder:7b</text:span></text:span><text:span text:style-name="T14"> are 4.7 GB în Ollama și este model orientat pe cod.</text:span></text:p>
          </text:list-item>
          <text:list-item>
            <text:p text:style-name="P95">în aceeași familie nu există variantă 8B; sunt 0.5B, 1.5B, 3B, 7B, 14B și 32B.</text:p>
          </text:list-item>
          <text:list-item>
            <text:p text:style-name="P430"><text:span text:style-name="Source_20_Text"><text:span text:style-name="T25">deepseek-r1:7b</text:span></text:span><text:span text:style-name="T14"> are 4.7 GB, iar </text:span><text:span text:style-name="Source_20_Text"><text:span text:style-name="T25">deepseek-r1:8b</text:span></text:span><text:span text:style-name="T14"> are 5.2 GB, deci diferența de footprint este mică, cam 0.5 GB.</text:span></text:p>
          </text:list-item>
          <text:list-item>
            <text:p text:style-name="P95">DeepSeek-R1 este prezentat ca family de reasoning models, nu coder-first, pe când Qwen2.5-Coder este descris explicit ca optimizat pentru code generation, code reasoning și code fixing.</text:p>
          </text:list-item>
        </text:list>
        <text:p text:style-name="P27">Concluzia practică pentru tine este:</text:p>
        <text:list text:style-name="L244">
          <text:list-item>
            <text:p text:style-name="P431"><text:span text:style-name="T14">dacă alegi </text:span><text:span text:style-name="Strong_20_Emphasis"><text:span text:style-name="T18">în aceeași familie</text:span></text:span><text:span text:style-name="T14"> între </text:span><text:span text:style-name="Source_20_Text"><text:span text:style-name="T25">deepseek-r1:7b</text:span></text:span><text:span text:style-name="T14"> și </text:span><text:span text:style-name="Source_20_Text"><text:span text:style-name="T25">deepseek-r1:8b</text:span></text:span><text:span text:style-name="T14">, atunci da, eu aș merge direct pe </text:span><text:span text:style-name="Strong_20_Emphasis"><text:span text:style-name="T18">8B</text:span></text:span><text:span text:style-name="T14">, fiindcă diferența de cerințe pare mică, iar varianta 8B are mai mult potențial.</text:span></text:p>
          </text:list-item>
          <text:list-item>
            <text:p text:style-name="P431"><text:soft-page-break/><text:span text:style-name="T14">dar între </text:span><text:span text:style-name="Strong_20_Emphasis"><text:span text:style-name="Source_20_Text"><text:span text:style-name="T25">qwen2.5-coder:7b</text:span></text:span></text:span><text:span text:style-name="T14"> și </text:span><text:span text:style-name="Strong_20_Emphasis"><text:span text:style-name="Source_20_Text"><text:span text:style-name="T25">deepseek-r1:8b</text:span></text:span></text:span><text:span text:style-name="T14">, eu tot aș încerca </text:span><text:span text:style-name="Strong_20_Emphasis"><text:span text:style-name="T18">mai întâi </text:span></text:span><text:span text:style-name="Strong_20_Emphasis"><text:span text:style-name="Source_20_Text"><text:span text:style-name="T25">qwen2.5-coder:7b</text:span></text:span></text:span><text:span text:style-name="T14">, pentru că taskul tău este coding/testing Python, iar Qwen2.5-Coder este model specializat pe cod.</text:span></text:p>
          </text:list-item>
        </text:list>
        <text:p text:style-name="P27">Deci regula bună pentru tine este:</text:p>
        <text:list text:style-name="L245">
          <text:list-item>
            <text:p text:style-name="P432"><text:span text:style-name="Strong_20_Emphasis"><text:span text:style-name="T18">8B merită peste 7B</text:span></text:span><text:span text:style-name="T14"> doar când compari două versiuni apropiate din aceeași familie și diferența de resurse e mică.</text:span></text:p>
          </text:list-item>
          <text:list-item>
            <text:p text:style-name="P432"><text:span text:style-name="Strong_20_Emphasis"><text:span text:style-name="T18">nu merită automat 8B</text:span></text:span><text:span text:style-name="T14"> dacă modelul de 7B este dintr-o familie mai potrivită pentru cod.</text:span></text:p>
          </text:list-item>
        </text:list>
        <text:p text:style-name="P27">Recomandarea mea finală:</text:p>
        <text:list text:style-name="L246">
          <text:list-item>
            <text:p text:style-name="P433"><text:span text:style-name="T14">încearcă </text:span><text:span text:style-name="Strong_20_Emphasis"><text:span text:style-name="Source_20_Text"><text:span text:style-name="T25">qwen2.5-coder:7b</text:span></text:span></text:span></text:p>
          </text:list-item>
          <text:list-item>
            <text:p text:style-name="P433"><text:span text:style-name="T14">dacă vrei comparație, încearcă </text:span><text:span text:style-name="Strong_20_Emphasis"><text:span text:style-name="Source_20_Text"><text:span text:style-name="T25">deepseek-r1:8b</text:span></text:span></text:span></text:p>
          </text:list-item>
          <text:list-item>
            <text:p text:style-name="P433"><text:span text:style-name="T14">nu aș începe cu </text:span><text:span text:style-name="Source_20_Text"><text:span text:style-name="T25">deepseek-r1:7b</text:span></text:span><text:span text:style-name="T14">, fiindcă dacă tot alegi familia R1, 8B pare alegerea mai bună și diferența de cerințe e mică.</text:span></text:p>
          </text:list-item>
        </text:list>
        <text:p text:style-name="P617"><text:span text:style-name="T14">Dacă vrei, îți dau și criteriul foarte concret după care să le compari după instalare: viteză, calitatea testelor generate și cât de bine repară testele după un </text:span><text:span text:style-name="Source_20_Text"><text:span text:style-name="T25">pytest</text:span></text:span><text:span text:style-name="T14"> eșuat.</text:span></text:p>
        <text:p text:style-name="P29"><draw:frame draw:style-name="fr1" draw:name="Frame100" text:anchor-type="char" svg:width="0.0161in" draw:z-index="37"><draw:text-box fo:min-height="0.0161in"><text:p text:style-name="P26"><text:line-break/></text:p></draw:text-box></draw:frame>qwen coder nu e si pe 8b</text:p>
        <text:p text:style-name="P617"><draw:frame draw:style-name="fr1" draw:name="Frame101" text:anchor-type="char" svg:width="0.0161in" draw:z-index="38"><draw:text-box fo:min-height="0.0161in"><text:p text:style-name="P26"><text:line-break/></text:p></draw:text-box></draw:frame><text:span text:style-name="T14">Nu, </text:span><text:span text:style-name="Strong_20_Emphasis"><text:span text:style-name="T18">Qwen2.5-Coder nu apare pe 8B în Ollama</text:span></text:span><text:span text:style-name="T14"> din ce am verificat direct pe pagina lui.</text:span></text:p>
        <text:p text:style-name="P617"><text:span text:style-name="T14">Pe pagina oficială Ollama pentru </text:span><text:span text:style-name="Source_20_Text"><text:span text:style-name="T25">qwen2.5-coder</text:span></text:span><text:span text:style-name="T14">, familia disponibilă este:</text:span></text:p>
        <text:list text:style-name="L247">
          <text:list-item>
            <text:p text:style-name="P434"><text:span text:style-name="Strong_20_Emphasis"><text:span text:style-name="T18">0.5B</text:span></text:span></text:p>
          </text:list-item>
          <text:list-item>
            <text:p text:style-name="P434"><text:span text:style-name="Strong_20_Emphasis"><text:span text:style-name="T18">1.5B</text:span></text:span></text:p>
          </text:list-item>
          <text:list-item>
            <text:p text:style-name="P434"><text:span text:style-name="Strong_20_Emphasis"><text:span text:style-name="T18">3B</text:span></text:span></text:p>
          </text:list-item>
          <text:list-item>
            <text:p text:style-name="P434"><text:span text:style-name="Strong_20_Emphasis"><text:span text:style-name="T18">7B</text:span></text:span></text:p>
          </text:list-item>
          <text:list-item>
            <text:p text:style-name="P434"><text:span text:style-name="Strong_20_Emphasis"><text:span text:style-name="T18">14B</text:span></text:span></text:p>
          </text:list-item>
          <text:list-item>
            <text:p text:style-name="P434"><text:soft-page-break/><text:span text:style-name="Strong_20_Emphasis"><text:span text:style-name="T18">32B</text:span></text:span><text:span text:style-name="T14"> </text:span></text:p>
          </text:list-item>
        </text:list>
        <text:p text:style-name="P27">Deci:</text:p>
        <text:list text:style-name="L248">
          <text:list-item>
            <text:p text:style-name="P435"><text:span text:style-name="Strong_20_Emphasis"><text:span text:style-name="T18">nu 8B</text:span></text:span></text:p>
          </text:list-item>
          <text:list-item>
            <text:p text:style-name="P435"><text:span text:style-name="Strong_20_Emphasis"><text:span text:style-name="T18">nu 9B</text:span></text:span></text:p>
          </text:list-item>
          <text:list-item>
            <text:p text:style-name="P435"><text:span text:style-name="T14">cel mai apropiat sub 14B este </text:span><text:span text:style-name="Strong_20_Emphasis"><text:span text:style-name="T18">7B</text:span></text:span><text:span text:style-name="T14"> </text:span></text:p>
          </text:list-item>
        </text:list>
        <text:p text:style-name="P27">Dacă vrei neapărat un model de cod mai mare de 7B, ai două direcții:</text:p>
        <text:list text:style-name="L249">
          <text:list-item>
            <text:p text:style-name="P436"><text:span text:style-name="Strong_20_Emphasis"><text:span text:style-name="T18">Qwen2.5-Coder 14B</text:span></text:span><text:span text:style-name="T14"> — dar pentru laptopul tău e deja la limită</text:span></text:p>
          </text:list-item>
          <text:list-item>
            <text:p text:style-name="P436"><text:span text:style-name="T14">un alt model/familie care are </text:span><text:span text:style-name="Strong_20_Emphasis"><text:span text:style-name="T18">8B</text:span></text:span><text:span text:style-name="T14"> și merge bine pe coding</text:span></text:p>
          </text:list-item>
        </text:list>
        <text:p text:style-name="P27">Dacă vrei să rămâi pe ce ți-am recomandat:</text:p>
        <text:list text:style-name="L250">
          <text:list-item>
            <text:p text:style-name="P437"><text:span text:style-name="T14">pentru </text:span><text:span text:style-name="Strong_20_Emphasis"><text:span text:style-name="T18">coding/testing Python</text:span></text:span><text:span text:style-name="T14">, rămâne foarte logic să începi cu </text:span><text:span text:style-name="Strong_20_Emphasis"><text:span text:style-name="Source_20_Text"><text:span text:style-name="T25">qwen2.5-coder:7b</text:span></text:span></text:span></text:p>
          </text:list-item>
          <text:list-item>
            <text:p text:style-name="P437"><text:span text:style-name="T14">dacă vrei și o comparație cu un model ceva mai mare, atunci </text:span><text:span text:style-name="Strong_20_Emphasis"><text:span text:style-name="Source_20_Text"><text:span text:style-name="T25">deepseek-r1:8b</text:span></text:span></text:span><text:span text:style-name="T14"> există în Ollama și poate fi al doilea test </text:span></text:p>
          </text:list-item>
        </text:list>
        <text:p text:style-name="P617"><text:span text:style-name="T14">Deci răspunsul direct este: </text:span><text:span text:style-name="Strong_20_Emphasis"><text:span text:style-name="T18">nu, Qwen coder nu este pe 8B în Ollama</text:span></text:span><text:span text:style-name="T14">.</text:span></text:p>
        <text:p text:style-name="P29"><draw:frame draw:style-name="fr1" draw:name="Frame102" text:anchor-type="char" svg:width="0.0161in" draw:z-index="39"><draw:text-box fo:min-height="0.0161in"><text:p text:style-name="P26"><text:line-break/></text:p></draw:text-box></draw:frame>avand in vedere ca sarcinile sunt destul de nisate, strict pe testing, nu ar avea sens sa incerc direct 14b? sau nu conteaza?</text:p>
        <text:p text:style-name="P27"><draw:frame draw:style-name="fr1" draw:name="Frame103" text:anchor-type="char" svg:width="0.0161in" draw:z-index="40"><draw:text-box fo:min-height="0.0161in"><text:p text:style-name="P26"><text:line-break/></text:p></draw:text-box></draw:frame>Mă uit strict la ce înseamnă 14B pentru taskul tău și pentru laptopul tău, ca să-ți spun dacă merită încercat direct sau doar ca experiment.</text:p>
        <text:p text:style-name="P617"><text:span text:style-name="T14">Da, poate avea sens, dar </text:span><text:span text:style-name="Strong_20_Emphasis"><text:span text:style-name="T18">nu ca primă alegere</text:span></text:span><text:span text:style-name="T14"> pe laptopul tău.</text:span></text:p>
        <text:p text:style-name="P28">Aș formula așa:</text:p>
        <text:list text:style-name="L251">
          <text:list-item>
            <text:p text:style-name="P438"><text:span text:style-name="Strong_20_Emphasis"><text:span text:style-name="T18">14B are potențial mai mare</text:span></text:span><text:span text:style-name="T14"> decât 7B pentru un task de cod/testing, simplu pentru că este un model mai mare.</text:span></text:p>
          </text:list-item>
          <text:list-item>
            <text:p text:style-name="P438"><text:span text:style-name="T14">dar </text:span><text:span text:style-name="Strong_20_Emphasis"><text:span text:style-name="T18">nu e garantat că diferența practică va justifica costul pe 16 GB RAM</text:span></text:span></text:p>
          </text:list-item>
          <text:list-item>
            <text:p text:style-name="P438"><text:span text:style-name="T14">iar în cazul tău, taskul e „nișat”, dar tot rămâne </text:span><text:span text:style-name="Strong_20_Emphasis"><text:span text:style-name="T18">coding/testing Python</text:span></text:span><text:span text:style-name="T14">, deci faptul că modelul e dintr-o familie coder contează mai mult decât simplul salt de mărime</text:span></text:p>
          </text:list-item>
        </text:list>
        <text:p text:style-name="P27"><text:soft-page-break/>Ce știm sigur din surse:</text:p>
        <text:list text:style-name="L252">
          <text:list-item>
            <text:p text:style-name="P439"><text:span text:style-name="Source_20_Text"><text:span text:style-name="T25">qwen2.5-coder</text:span></text:span><text:span text:style-name="T14"> este o familie </text:span><text:span text:style-name="Strong_20_Emphasis"><text:span text:style-name="T18">code-specific</text:span></text:span><text:span text:style-name="T14">, cu îmbunătățiri pentru </text:span><text:span text:style-name="Strong_20_Emphasis"><text:span text:style-name="T18">code generation, code reasoning și code fixing</text:span></text:span><text:span text:style-name="T14">. </text:span></text:p>
          </text:list-item>
          <text:list-item>
            <text:p text:style-name="P439"><text:span text:style-name="T14">variantele disponibile sunt </text:span><text:span text:style-name="Source_20_Text"><text:span text:style-name="T25">0.5b, 1.5b, 3b, 7b, 14b, 32b</text:span></text:span><text:span text:style-name="T14">. </text:span></text:p>
          </text:list-item>
          <text:list-item>
            <text:p text:style-name="P439"><text:span text:style-name="Source_20_Text"><text:span text:style-name="T25">qwen2.5-coder:7b</text:span></text:span><text:span text:style-name="T14"> are </text:span><text:span text:style-name="Strong_20_Emphasis"><text:span text:style-name="T18">4.7 GB</text:span></text:span><text:span text:style-name="T14"> și </text:span><text:span text:style-name="Source_20_Text"><text:span text:style-name="T25">qwen2.5-coder:14b</text:span></text:span><text:span text:style-name="T14"> are </text:span><text:span text:style-name="Strong_20_Emphasis"><text:span text:style-name="T18">9.0 GB</text:span></text:span><text:span text:style-name="T14"> în Ollama. </text:span></text:p>
          </text:list-item>
          <text:list-item>
            <text:p text:style-name="P96">Aider avertizează că la Ollama contextul implicit mic poate crea probleme și încearcă să-l compenseze, deci setup-ul contează și el, nu doar modelul. </text:p>
          </text:list-item>
        </text:list>
        <text:p text:style-name="P27">Ce înseamnă asta pentru tine:</text:p>
        <text:h text:style-name="P12" text:outline-level="3">Când are sens să încerci direct 14B</text:h>
        <text:p text:style-name="P27">Are sens dacă:</text:p>
        <text:list text:style-name="L253">
          <text:list-item>
            <text:p text:style-name="P97">accepți că poate merge mai lent</text:p>
          </text:list-item>
          <text:list-item>
            <text:p text:style-name="P440"><text:span text:style-name="T14">vrei să vezi </text:span><text:span text:style-name="Strong_20_Emphasis"><text:span text:style-name="T18">plafonul maxim posibil</text:span></text:span><text:span text:style-name="T14"> pe laptopul tău</text:span></text:p>
          </text:list-item>
          <text:list-item>
            <text:p text:style-name="P97">lucrezi pe fișiere mici sau medii, nu cu mult context simultan</text:p>
          </text:list-item>
          <text:list-item>
            <text:p text:style-name="P97">ești dispus să închizi browser, IDE greu și alte aplicații ca să-i lași RAM</text:p>
          </text:list-item>
        </text:list>
        <text:h text:style-name="P12" text:outline-level="3">Când nu prea are sens</text:h>
        <text:p text:style-name="P27">Nu prea are sens dacă:</text:p>
        <text:list text:style-name="L254">
          <text:list-item>
            <text:p text:style-name="P98">vrei experiență fluentă din prima</text:p>
          </text:list-item>
          <text:list-item>
            <text:p text:style-name="P98">vrei să rulezi concomitent Ubuntu + editor + browser + Aider + Ollama fără stres</text:p>
          </text:list-item>
          <text:list-item>
            <text:p text:style-name="P98">vrei să folosești tool-ul zilnic, nu doar experimental</text:p>
          </text:list-item>
        </text:list>
        <text:h text:style-name="P12" text:outline-level="3">Ce cred eu că se întâmplă în practică</text:h>
        <text:p text:style-name="P27">Pentru test generation pe Python:</text:p>
        <text:list text:style-name="L255">
          <text:list-item>
            <text:p text:style-name="P441"><text:span text:style-name="Strong_20_Emphasis"><text:span text:style-name="T18">7B coder bine ales</text:span></text:span><text:span text:style-name="T14"> poate fi deja suficient de bun și foarte utilizabil</text:span></text:p>
          </text:list-item>
          <text:list-item>
            <text:p text:style-name="P441"><text:soft-page-break/><text:span text:style-name="Strong_20_Emphasis"><text:span text:style-name="T18">14B</text:span></text:span><text:span text:style-name="T14"> poate da rezultate mai bune, dar pe laptopul tău probabil câștigul nu va fi mereu proporțional cu costul în memorie și latență</text:span></text:p>
          </text:list-item>
        </text:list>
        <text:p text:style-name="P27">Mai direct:</text:p>
        <text:list text:style-name="L256">
          <text:list-item>
            <text:p text:style-name="P99">dacă taskul ar fi fost „reasoning complex general”, aș fi zis că merită mai mult să forțezi 14B</text:p>
          </text:list-item>
          <text:list-item>
            <text:p text:style-name="P442"><text:span text:style-name="T14">dar pentru </text:span><text:span text:style-name="Strong_20_Emphasis"><text:span text:style-name="T18">testare software nișată</text:span></text:span><text:span text:style-name="T14">, un </text:span><text:span text:style-name="Strong_20_Emphasis"><text:span text:style-name="T18">coder 7B bun</text:span></text:span><text:span text:style-name="T14"> are șanse să fie deja foarte eficient</text:span></text:p>
          </text:list-item>
        </text:list>
        <text:h text:style-name="P12" text:outline-level="3">Recomandarea mea sinceră</text:h>
        <text:p text:style-name="P27">Eu nu aș începe direct cu 14B.</text:p>
        <text:p text:style-name="P28">Aș face exact așa:</text:p>
        <text:list text:style-name="L257">
          <text:list-item>
            <text:p text:style-name="P443"><text:span text:style-name="Strong_20_Emphasis"><text:span text:style-name="T18">începi cu </text:span></text:span><text:span text:style-name="Strong_20_Emphasis"><text:span text:style-name="Source_20_Text"><text:span text:style-name="T25">qwen2.5-coder:7b</text:span></text:span></text:span></text:p>
          </text:list-item>
          <text:list-item>
            <text:p text:style-name="P100">vezi dacă îți produce testele suficient de bine</text:p>
          </text:list-item>
          <text:list-item>
            <text:p text:style-name="P100">doar dacă simți clar că:</text:p>
            <text:list>
              <text:list-item>
                <text:p text:style-name="P100">ratează multe cazuri</text:p>
              </text:list-item>
              <text:list-item>
                <text:p text:style-name="P100">înțelege slab funcțiile</text:p>
              </text:list-item>
              <text:list-item>
                <text:p text:style-name="P443"><text:span text:style-name="T14">nu repară bine după </text:span><text:span text:style-name="Source_20_Text"><text:span text:style-name="T25">pytest</text:span></text:span></text:p>
              </text:list-item>
            </text:list>
            <text:p text:style-name="P443"><text:span text:style-name="T14">atunci testezi și </text:span><text:span text:style-name="Strong_20_Emphasis"><text:span text:style-name="T18">14B</text:span></text:span></text:p>
          </text:list-item>
        </text:list>
        <text:p text:style-name="P27">De ce:</text:p>
        <text:list text:style-name="L258">
          <text:list-item>
            <text:p text:style-name="P101">7B este deja din familia potrivită pentru cod </text:p>
          </text:list-item>
          <text:list-item>
            <text:p text:style-name="P101">14B nu schimbă natura taskului, doar poate îmbunătăți calitatea</text:p>
          </text:list-item>
          <text:list-item>
            <text:p text:style-name="P444"><text:span text:style-name="T14">iar pe 16 GB RAM, eu aș trata 14B ca </text:span><text:span text:style-name="Strong_20_Emphasis"><text:span text:style-name="T18">experiment de comparație</text:span></text:span><text:span text:style-name="T14">, nu ca setup principal</text:span></text:p>
          </text:list-item>
        </text:list>
        <text:h text:style-name="P12" text:outline-level="3"><text:soft-page-break/>Verdict</text:h>
        <text:list text:style-name="L259">
          <text:list-item>
            <text:p text:style-name="P445"><text:span text:style-name="Strong_20_Emphasis"><text:span text:style-name="T18">Da, poate avea sens să încerci 14B</text:span></text:span></text:p>
          </text:list-item>
          <text:list-item>
            <text:p text:style-name="P445"><text:span text:style-name="Strong_20_Emphasis"><text:span text:style-name="T18">Nu, nu l-aș alege direct ca setup de bază</text:span></text:span></text:p>
          </text:list-item>
          <text:list-item>
            <text:p text:style-name="P445"><text:span text:style-name="Strong_20_Emphasis"><text:span text:style-name="T18">Cel mai inteligent traseu</text:span></text:span><text:span text:style-name="T14"> este: </text:span><text:span text:style-name="Source_20_Text"><text:span text:style-name="T25">7B coder</text:span></text:span><text:span text:style-name="T14"> mai întâi, apoi </text:span><text:span text:style-name="Source_20_Text"><text:span text:style-name="T25">14B</text:span></text:span><text:span text:style-name="T14"> doar ca benchmark comparativ</text:span></text:p>
          </text:list-item>
        </text:list>
        <text:p text:style-name="P30">Asta îți dă răspunsul real pe laptopul tău, nu doar unul teoretic.</text:p>
        <text:p text:style-name="P29"><draw:frame draw:style-name="fr1" draw:name="Frame104" text:anchor-type="char" svg:width="0.0161in" draw:z-index="41"><draw:text-box fo:min-height="0.0161in"><text:p text:style-name="P26"><text:line-break/></text:p></draw:text-box></draw:frame>ce context are 7b si 14b, daca aider are problema cu contextul prea mic. si ce inseamna mai lent?</text:p>
        <text:p text:style-name="P27"><draw:frame draw:style-name="fr1" draw:name="Frame105" text:anchor-type="char" svg:width="0.0161in" draw:z-index="42"><draw:text-box fo:min-height="0.0161in"><text:p text:style-name="P26"><text:line-break/></text:p></draw:text-box></draw:frame>Verific direct paginile oficiale pentru context window și ce spune Aider despre problema cu contextul la Ollama, apoi îți traduc practic ce înseamnă „mai lent”.</text:p>
        <text:p text:style-name="P617"><text:span text:style-name="T14">Da. Pentru </text:span><text:span text:style-name="Strong_20_Emphasis"><text:span text:style-name="T18">Qwen2.5-Coder</text:span></text:span><text:span text:style-name="T14">, atât </text:span><text:span text:style-name="Strong_20_Emphasis"><text:span text:style-name="T18">7B</text:span></text:span><text:span text:style-name="T14">, cât și </text:span><text:span text:style-name="Strong_20_Emphasis"><text:span text:style-name="T18">14B</text:span></text:span><text:span text:style-name="T14"> au același </text:span><text:span text:style-name="Strong_20_Emphasis"><text:span text:style-name="T18">context window de 32K</text:span></text:span><text:span text:style-name="T14"> în Ollama. Diferența dintre ele este la mărimea modelului și la resurse, nu la context:</text:span></text:p>
        <text:list text:style-name="L260">
          <text:list-item>
            <text:p text:style-name="P446"><text:span text:style-name="Source_20_Text"><text:span text:style-name="T25">qwen2.5-coder:7b</text:span></text:span><text:span text:style-name="T14"> — </text:span><text:span text:style-name="Strong_20_Emphasis"><text:span text:style-name="T18">4.7 GB</text:span></text:span><text:span text:style-name="T14">, </text:span><text:span text:style-name="Strong_20_Emphasis"><text:span text:style-name="T18">32K context window</text:span></text:span><text:span text:style-name="T14"> </text:span></text:p>
          </text:list-item>
          <text:list-item>
            <text:p text:style-name="P446"><text:span text:style-name="Source_20_Text"><text:span text:style-name="T25">qwen2.5-coder:14b</text:span></text:span><text:span text:style-name="T14"> — </text:span><text:span text:style-name="Strong_20_Emphasis"><text:span text:style-name="T18">9.0 GB</text:span></text:span><text:span text:style-name="T14">, </text:span><text:span text:style-name="Strong_20_Emphasis"><text:span text:style-name="T18">32K context window</text:span></text:span><text:span text:style-name="T14"> </text:span></text:p>
          </text:list-item>
        </text:list>
        <text:p text:style-name="P617"><text:span text:style-name="T14">Deci, dacă întrebarea este „14B are context mai mare decât 7B?”, răspunsul este </text:span><text:span text:style-name="Strong_20_Emphasis"><text:span text:style-name="T18">nu</text:span></text:span><text:span text:style-name="T14">, nu în familia asta: ambele au </text:span><text:span text:style-name="Strong_20_Emphasis"><text:span text:style-name="T18">32K</text:span></text:span><text:span text:style-name="T14">. </text:span></text:p>
        <text:p text:style-name="P28">Problema de context despre care vorbește Aider este alta:</text:p>
        <text:list text:style-name="L261">
          <text:list-item>
            <text:p text:style-name="P447"><text:span text:style-name="Strong_20_Emphasis"><text:span text:style-name="T18">Ollama folosește implicit doar 2K context</text:span></text:span><text:span text:style-name="T14">, ceea ce Aider spune clar că este prea puțin și poate duce la tăierea silențioasă a contextului. </text:span></text:p>
          </text:list-item>
          <text:list-item>
            <text:p text:style-name="P447"><text:span text:style-name="T14">Aider recomandă pornirea serverului cu context mai mare, de exemplu:<text:line-break/></text:span><text:span text:style-name="Source_20_Text"><text:span text:style-name="T25">OLLAMA_CONTEXT_LENGTH=8192 ollama serve</text:span></text:span><text:span text:style-name="T14"> </text:span></text:p>
          </text:list-item>
          <text:list-item>
            <text:p text:style-name="P447"><text:span text:style-name="T14">Mai mult, Aider spune că, implicit, încearcă să seteze contextul Ollama suficient de mare pentru fiecare cerere plus încă </text:span><text:span text:style-name="Strong_20_Emphasis"><text:span text:style-name="T18">8K tokens</text:span></text:span><text:span text:style-name="T14"> pentru răspuns, tocmai ca să nu pierzi context fără să-ți dai seama. </text:span></text:p>
          </text:list-item>
        </text:list>
        <text:p text:style-name="P27"><text:soft-page-break/>Deci practic:</text:p>
        <text:list text:style-name="L262">
          <text:list-item>
            <text:p text:style-name="P448"><text:span text:style-name="Strong_20_Emphasis"><text:span text:style-name="T18">modelul</text:span></text:span><text:span text:style-name="T14"> poate suporta </text:span><text:span text:style-name="Strong_20_Emphasis"><text:span text:style-name="T18">32K</text:span></text:span></text:p>
          </text:list-item>
          <text:list-item>
            <text:p text:style-name="P448"><text:span text:style-name="T14">dar </text:span><text:span text:style-name="Strong_20_Emphasis"><text:span text:style-name="T18">Ollama</text:span></text:span><text:span text:style-name="T14">, dacă îl lași pe setarea default, pornește cu </text:span><text:span text:style-name="Strong_20_Emphasis"><text:span text:style-name="T18">2K</text:span></text:span></text:p>
          </text:list-item>
          <text:list-item>
            <text:p text:style-name="P448"><text:span text:style-name="T14">iar </text:span><text:span text:style-name="Strong_20_Emphasis"><text:span text:style-name="T18">Aider</text:span></text:span><text:span text:style-name="T14"> încearcă să compenseze asta automat </text:span></text:p>
          </text:list-item>
        </text:list>
        <text:h text:style-name="P6" text:outline-level="2">Ce înseamnă „mai lent”</text:h>
        <text:p text:style-name="P27">În practică, pentru tine, „mai lent” înseamnă:</text:p>
        <text:list text:style-name="L263">
          <text:list-item>
            <text:p text:style-name="P102">răspunsurile apar mai greu</text:p>
          </text:list-item>
          <text:list-item>
            <text:p text:style-name="P449"><text:span text:style-name="T14">generarea unei modificări de cod sau a unui fișier </text:span><text:span text:style-name="Source_20_Text"><text:span text:style-name="T25">test_*.py</text:span></text:span><text:span text:style-name="T14"> durează mai mult</text:span></text:p>
          </text:list-item>
          <text:list-item>
            <text:p text:style-name="P102">când Aider trimite context mai mare, modelul mare procesează mai greu</text:p>
          </text:list-item>
          <text:list-item>
            <text:p text:style-name="P102">laptopul poate deveni mai puțin fluid dacă mai ai și alte aplicații deschise</text:p>
          </text:list-item>
        </text:list>
        <text:p text:style-name="P27">Pe scurt:</text:p>
        <text:list text:style-name="L264">
          <text:list-item>
            <text:p text:style-name="P450"><text:span text:style-name="Strong_20_Emphasis"><text:span text:style-name="T18">7B</text:span></text:span><text:span text:style-name="T14"> va răspunde mai repede și mai confortabil</text:span></text:p>
          </text:list-item>
          <text:list-item>
            <text:p text:style-name="P450"><text:span text:style-name="Strong_20_Emphasis"><text:span text:style-name="T18">14B</text:span></text:span><text:span text:style-name="T14"> poate produce uneori răspunsuri mai bune, dar va consuma mai multă memorie și, de regulă, va avea latență mai mare</text:span></text:p>
          </text:list-item>
        </text:list>
        <text:p text:style-name="P27">În cazul tău, „mai lent” nu înseamnă doar câteva milisecunde, ci poate însemna o experiență vizibil mai greoaie:</text:p>
        <text:list text:style-name="L265">
          <text:list-item>
            <text:p text:style-name="P103">aștepți mai mult până începe să scrie</text:p>
          </text:list-item>
          <text:list-item>
            <text:p text:style-name="P103">aștepți mai mult până termină</text:p>
          </text:list-item>
          <text:list-item>
            <text:p text:style-name="P103">crește riscul ca sistemul să se simtă încărcat</text:p>
          </text:list-item>
        </text:list>
        <text:h text:style-name="P6" text:outline-level="2">Concluzia utilă pentru decizia ta</text:h>
        <text:list text:style-name="L266">
          <text:list-item>
            <text:p text:style-name="P451"><text:span text:style-name="Strong_20_Emphasis"><text:span text:style-name="T18">7B și 14B au același context de 32K</text:span></text:span><text:span text:style-name="T14"> în familia Qwen2.5-Coder. </text:span></text:p>
          </text:list-item>
          <text:list-item>
            <text:p text:style-name="P451"><text:span text:style-name="T14">problema de context la Aider vine din </text:span><text:span text:style-name="Strong_20_Emphasis"><text:span text:style-name="T18">default-ul de 2K al Ollama</text:span></text:span><text:span text:style-name="T14">, nu din faptul că modelul 7B ar avea context mic. </text:span></text:p>
          </text:list-item>
          <text:list-item>
            <text:p text:style-name="P451"><text:soft-page-break/><text:span text:style-name="Strong_20_Emphasis"><text:span text:style-name="T18">14B nu îți dă context mai mare</text:span></text:span><text:span text:style-name="T14">, ci doar un model mai mare</text:span></text:p>
          </text:list-item>
          <text:list-item>
            <text:p text:style-name="P104">pe laptopul tău, avantajul 14B ar fi doar potențialul de calitate, nu contextul</text:p>
          </text:list-item>
        </text:list>
        <text:p text:style-name="P617"><text:span text:style-name="T14">De asta, pentru tine, eu tot aș începe cu </text:span><text:span text:style-name="Strong_20_Emphasis"><text:span text:style-name="Source_20_Text"><text:span text:style-name="T25">qwen2.5-coder:7b</text:span></text:span></text:span><text:span text:style-name="T14">.<text:line-break/>Dacă vrei, după asta îți pot spune exact ce valoare de context aș seta eu la Ollama pentru Aider pe laptopul tău.</text:span></text:p>
        <text:p text:style-name="P29"><draw:frame draw:style-name="fr1" draw:name="Frame106" text:anchor-type="char" svg:width="0.0161in" draw:z-index="43"><draw:text-box fo:min-height="0.0161in"><text:p text:style-name="P26"><text:line-break/></text:p></draw:text-box></draw:frame>deci 7b it is. daca lucrez mai mult pe acelasi tip de activitati de testare, va deveni mai bun?</text:p>
        <text:p text:style-name="P27"><draw:frame draw:style-name="fr1" draw:name="Frame107" text:anchor-type="char" svg:width="0.0161in" draw:z-index="44"><draw:text-box fo:min-height="0.0161in"><text:p text:style-name="P26"><text:line-break/></text:p></draw:text-box></draw:frame>Verific rapid în documentația oficială dacă Aider sau Ollama „învață” efectiv din utilizarea repetată sau dacă trebuie să-i dai context/config separat.</text:p>
        <text:p text:style-name="P617"><text:span text:style-name="T14">Da, dar </text:span><text:span text:style-name="Strong_20_Emphasis"><text:span text:style-name="T18">nu automat</text:span></text:span><text:span text:style-name="T14">.</text:span></text:p>
        <text:p text:style-name="P617"><text:span text:style-name="T14">În forma normală de folosire, dacă lucrezi mult pe același tip de sarcini, sistemul poate deveni </text:span><text:span text:style-name="Strong_20_Emphasis"><text:span text:style-name="T18">mai bun pentru tine ca workflow</text:span></text:span><text:span text:style-name="T14">, însă </text:span><text:span text:style-name="Strong_20_Emphasis"><text:span text:style-name="T18">nu pentru că modelul se antrenează singur din utilizarea ta</text:span></text:span><text:span text:style-name="T14">.</text:span></text:p>
        <text:p text:style-name="P28">Ce se întâmplă de fapt:</text:p>
        <text:list text:style-name="L267">
          <text:list-item>
            <text:p text:style-name="P452"><text:span text:style-name="Strong_20_Emphasis"><text:span text:style-name="T18">Aider</text:span></text:span><text:span text:style-name="T14"> îți poate da rezultate mai bune dacă îi dai constant aceleași convenții și instrucțiuni. Documentația spune că cel mai convenabil mod de a adăuga instrucțiuni personalizate este printr-un </text:span><text:span text:style-name="Strong_20_Emphasis"><text:span text:style-name="T18">conventions file</text:span></text:span><text:span text:style-name="T14">, iar Aider suportă și modificarea sistemului de prompts într-un mod modular. </text:span></text:p>
          </text:list-item>
          <text:list-item>
            <text:p text:style-name="P452"><text:span text:style-name="Strong_20_Emphasis"><text:span text:style-name="T18">Aider</text:span></text:span><text:span text:style-name="T14"> poate re-citi fișierele și poate folosi context suplimentar din repo, inclusiv repo map, fișiere relevante și chiar output de comenzi precum </text:span><text:span text:style-name="Source_20_Text"><text:span text:style-name="T25">git diff</text:span></text:span><text:span text:style-name="T14">, ceea ce îl ajută să se comporte mai bine pe taskuri repetitive din același proiect. </text:span></text:p>
          </text:list-item>
          <text:list-item>
            <text:p text:style-name="P452"><text:span text:style-name="T14">Dar </text:span><text:span text:style-name="Strong_20_Emphasis"><text:span text:style-name="T18">Aider nu „învață” persistent ca un om</text:span></text:span><text:span text:style-name="T14"> doar pentru că l-ai folosit de multe ori. El folosește mai bine contextul și instrucțiunile pe care i le dai în sesiune sau prin fișiere de convenții. </text:span></text:p>
          </text:list-item>
        </text:list>
        <text:p text:style-name="P617"><text:soft-page-break/><text:span text:style-name="T14">La fel și pentru </text:span><text:span text:style-name="Strong_20_Emphasis"><text:span text:style-name="T18">Ollama</text:span></text:span><text:span text:style-name="T14">:</text:span></text:p>
        <text:list text:style-name="L268">
          <text:list-item>
            <text:p text:style-name="P105">Ollama rulează modelul local și păstrează datele locale, dar nu există în FAQ-ul oficial ideea că modelul se auto-antrenează din conversațiile tale obișnuite. Este un runtime local pentru modele, nu un sistem care își îmbunătățește singur greutățile doar din folosire. </text:p>
          </text:list-item>
        </text:list>
        <text:p text:style-name="P27">Deci răspunsul corect este:</text:p>
        <text:h text:style-name="P6" text:outline-level="2">Va deveni mai bun?</text:h>
        <text:p text:style-name="P617"><text:span text:style-name="Strong_20_Emphasis"><text:span text:style-name="T18">Da, ca sistem de lucru, poate deveni mai bun.</text:span></text:span><text:span text:style-name="T14"><text:line-break/></text:span><text:span text:style-name="Strong_20_Emphasis"><text:span text:style-name="T18">Nu, modelul nu devine singur mai inteligent doar pentru că îl folosești repetat.</text:span></text:span></text:p>
        <text:h text:style-name="P6" text:outline-level="2">Cum îl faci să devină efectiv mai bun pentru tine</text:h>
        <text:p text:style-name="P27">Ai trei căi reale:</text:p>
        <text:h text:style-name="P12" text:outline-level="3">1. Îi dai instrucțiuni stabile</text:h>
        <text:p text:style-name="P27">De exemplu:</text:p>
        <text:list text:style-name="L269">
          <text:list-item>
            <text:p text:style-name="P453"><text:span text:style-name="T14">să genereze mereu </text:span><text:span text:style-name="Source_20_Text"><text:span text:style-name="T25">pytest</text:span></text:span></text:p>
          </text:list-item>
          <text:list-item>
            <text:p text:style-name="P106">să urmărească branch coverage, edge cases, invalid inputs</text:p>
          </text:list-item>
          <text:list-item>
            <text:p text:style-name="P106">să nu modifice fișierul sursă fără aprobare</text:p>
          </text:list-item>
          <text:list-item>
            <text:p text:style-name="P106">să explice fiecare test</text:p>
          </text:list-item>
        </text:list>
        <text:p text:style-name="P27">Asta se poate pune în convenții / instrucțiuni persistente, iar Aider documentează explicit mecanismul de convenții personalizate. </text:p>
        <text:h text:style-name="P12" text:outline-level="3"><text:soft-page-break/>2. Refolosești aceleași fișiere și același stil de repo</text:h>
        <text:p text:style-name="P27">Dacă proiectele tale de testare seamănă între ele, Aider va performa mai bine fiindcă:</text:p>
        <text:list text:style-name="L270">
          <text:list-item>
            <text:p text:style-name="P107">vede structuri similare</text:p>
          </text:list-item>
          <text:list-item>
            <text:p text:style-name="P107">folosește repo map</text:p>
          </text:list-item>
          <text:list-item>
            <text:p text:style-name="P107">poate citi fișierele relevante și comenzi auxiliare precum diff-uri sau output de teste. </text:p>
          </text:list-item>
        </text:list>
        <text:h text:style-name="P12" text:outline-level="3">3. Îți îmbunătățești prompturile</text:h>
        <text:p text:style-name="P27">Asta contează foarte mult local. Dacă îi ceri mereu ceva de tipul:</text:p>
        <text:section text:style-name="Sect2" text:name="Section114">
          <text:p text:style-name="P23"><text:bookmark text:name="code-block-viewer Copy 113"/>Analyze this Python file.</text:p>
          <text:p text:style-name="P19">Infer expected behavior.</text:p>
          <text:p text:style-name="P19">Generate or improve test_&lt;module&gt;.py using pytest.</text:p>
          <text:p text:style-name="P19">Prioritize edge cases, invalid inputs, loops, compound conditions, and branch behavior.</text:p>
          <text:p text:style-name="P19">Run pytest and summarize weak spots.</text:p>
        </text:section>
        <text:p text:style-name="P305">rezultatele vor deveni mai consistente, chiar dacă modelul în sine nu s-a reantrenat.</text:p>
        <text:h text:style-name="P6" text:outline-level="2">Ce NU se întâmplă</text:h>
        <text:p text:style-name="P27">Nu se întâmplă automat ceva de genul:</text:p>
        <text:list text:style-name="L271">
          <text:list-item>
            <text:p text:style-name="P314">„<text:span text:style-name="T9">după 100 de sesiuni, modelul știe mai bine ce-mi place”</text:span></text:p>
          </text:list-item>
          <text:list-item>
            <text:p text:style-name="P314">„<text:span text:style-name="T9">își rescrie singur parametrii”</text:span></text:p>
          </text:list-item>
          <text:list-item>
            <text:p text:style-name="P314">„<text:span text:style-name="T9">se specializează singur pe testing”</text:span></text:p>
          </text:list-item>
        </text:list>
        <text:p text:style-name="P617"><text:span text:style-name="T14">Pentru a ajunge acolo ar trebui, în general, </text:span><text:span text:style-name="Strong_20_Emphasis"><text:span text:style-name="T18">fine-tuning</text:span></text:span><text:span text:style-name="T14">, </text:span><text:span text:style-name="Strong_20_Emphasis"><text:span text:style-name="T18">prompt engineering persistent</text:span></text:span><text:span text:style-name="T14">, sau un sistem extern de memorie/reguli. Din documentația Aider, partea practică pe care o ai la îndemână este zona de </text:span><text:span text:style-name="Strong_20_Emphasis"><text:span text:style-name="T18">custom instructions / conventions</text:span></text:span><text:span text:style-name="T14">, nu auto-training. </text:span></text:p>
        <text:h text:style-name="P6" text:outline-level="2"><text:soft-page-break/>Concluzia utilă pentru tine</text:h>
        <text:p text:style-name="P617"><text:span text:style-name="T14">Da, ai șanse bune să-l faci </text:span><text:span text:style-name="Strong_20_Emphasis"><text:span text:style-name="T18">tot mai util pe nișa ta de testing</text:span></text:span><text:span text:style-name="T14">, dar asta vine din:</text:span></text:p>
        <text:list text:style-name="L272">
          <text:list-item>
            <text:p text:style-name="P108">convenții bine scrise</text:p>
          </text:list-item>
          <text:list-item>
            <text:p text:style-name="P108">prompturi bune</text:p>
          </text:list-item>
          <text:list-item>
            <text:p text:style-name="P108">context bun de repo</text:p>
          </text:list-item>
          <text:list-item>
            <text:p text:style-name="P108">aceeași structură de lucru</text:p>
          </text:list-item>
        </text:list>
        <text:p text:style-name="P27">Nu din faptul că modelul local se „educă” singur în timp.</text:p>
        <text:p text:style-name="P28">Cea mai bună strategie pentru tine ar fi:</text:p>
        <text:list text:style-name="L273">
          <text:list-item>
            <text:p text:style-name="P109">să-ți faci un set fix de instrucțiuni pentru testing</text:p>
          </text:list-item>
          <text:list-item>
            <text:p text:style-name="P109">să le refolosești în fiecare proiect</text:p>
          </text:list-item>
          <text:list-item>
            <text:p text:style-name="P109">să păstrezi stilul testelor și structura fișierelor</text:p>
          </text:list-item>
        </text:list>
        <text:p text:style-name="P30">Așa vei obține impresia corectă că „devine mai bun”, pentru că workflow-ul tău devine mai bine calibrat pentru el.</text:p>
        <text:p text:style-name="P29"><draw:frame draw:style-name="fr1" draw:name="Frame108" text:anchor-type="char" svg:width="0.0161in" draw:z-index="46"><draw:text-box fo:min-height="0.0161in"><text:p text:style-name="P26"><text:line-break/></text:p></draw:text-box></draw:frame>pot sa il fac sa se antreneze singur, sau sa invete din exemple concrete?</text:p>
        <text:p text:style-name="P27"><draw:frame draw:style-name="fr1" draw:name="Frame109" text:anchor-type="char" svg:width="0.0161in" draw:z-index="45"><draw:text-box fo:min-height="0.0161in"><text:p text:style-name="P26"><text:line-break/></text:p></draw:text-box></draw:frame>Mă uit la ce se poate face realist cu Aider/Ollama: memorie/instrucțiuni, exemple concrete și fine-tuning local, ca să separ clar ce e simplu de ce e greu.</text:p>
        <text:p text:style-name="P617"><text:span text:style-name="T14">Da, dar sunt </text:span><text:span text:style-name="Strong_20_Emphasis"><text:span text:style-name="T18">două niveluri foarte diferite</text:span></text:span><text:span text:style-name="T14">:</text:span></text:p>
        <text:h text:style-name="P6" text:outline-level="2">1. Varianta ușoară și utilă: îl „înveți” prin instrucțiuni și exemple</text:h>
        <text:p text:style-name="P27">Asta se poate și merită.</text:p>
        <text:p text:style-name="P617"><text:span text:style-name="T14">Cu </text:span><text:span text:style-name="Strong_20_Emphasis"><text:span text:style-name="T18">Aider</text:span></text:span><text:span text:style-name="T14">, poți:</text:span></text:p>
        <text:list text:style-name="L274">
          <text:list-item>
            <text:p text:style-name="P454"><text:soft-page-break/><text:span text:style-name="T14">să-i dai </text:span><text:span text:style-name="Strong_20_Emphasis"><text:span text:style-name="T18">convenții permanente</text:span></text:span><text:span text:style-name="T14"> într-un fișier markdown pe care îl incluzi în chat; documentația spune explicit că asta este metoda cea mai simplă pentru coding conventions și standing instructions. </text:span></text:p>
          </text:list-item>
          <text:list-item>
            <text:p text:style-name="P454"><text:span text:style-name="T14">să-l rulezi repetat cu același tip de mesaj, inclusiv scriptat, prin </text:span><text:span text:style-name="Source_20_Text"><text:span text:style-name="T25">--message</text:span></text:span><text:span text:style-name="T14">, ca să aplice aceeași cerință pe fișiere similare. </text:span></text:p>
          </text:list-item>
          <text:list-item>
            <text:p text:style-name="P454"><text:span text:style-name="T14">să-l configurezi din </text:span><text:span text:style-name="Source_20_Text"><text:span text:style-name="T25">.aider.conf.yml</text:span></text:span><text:span text:style-name="T14"> pentru comportament stabil în proiect. </text:span></text:p>
          </text:list-item>
        </text:list>
        <text:p text:style-name="P617"><text:span text:style-name="T14">Asta înseamnă că poți crea, de exemplu, un fișier gen </text:span><text:span text:style-name="Source_20_Text"><text:span text:style-name="T25">testing_conventions.md</text:span></text:span><text:span text:style-name="T14"> cu reguli precum:</text:span></text:p>
        <text:list text:style-name="L275">
          <text:list-item>
            <text:p text:style-name="P455"><text:span text:style-name="T14">generează teste </text:span><text:span text:style-name="Source_20_Text"><text:span text:style-name="T25">pytest</text:span></text:span></text:p>
          </text:list-item>
          <text:list-item>
            <text:p text:style-name="P110">prioritizează branch coverage, invalid inputs, loops, compound conditions</text:p>
          </text:list-item>
          <text:list-item>
            <text:p text:style-name="P110">nu modifica fișierul sursă fără aprobare</text:p>
          </text:list-item>
          <text:list-item>
            <text:p text:style-name="P110">explică fiecare test</text:p>
          </text:list-item>
          <text:list-item>
            <text:p text:style-name="P455"><text:span text:style-name="T14">folosește denumiri </text:span><text:span text:style-name="Source_20_Text"><text:span text:style-name="T25">test_&lt;functie&gt;_&lt;scenariu&gt;</text:span></text:span></text:p>
          </text:list-item>
        </text:list>
        <text:p text:style-name="P617"><text:span text:style-name="T14">Și apoi îl incluzi mereu în sesiune.<text:line-break/></text:span><text:span text:style-name="Strong_20_Emphasis"><text:span text:style-name="T18">Asta nu schimbă modelul</text:span></text:span><text:span text:style-name="T14">, dar îl face mult mai consecvent pentru tine.</text:span></text:p>
        <text:h text:style-name="P6" text:outline-level="2">2. Varianta grea: fine-tuning / antrenare reală</text:h>
        <text:p text:style-name="P617"><text:span text:style-name="T14">Da, </text:span><text:span text:style-name="Strong_20_Emphasis"><text:span text:style-name="T18">se poate</text:span></text:span><text:span text:style-name="T14">, dar nu prin Aider direct și nu simplu.</text:span></text:p>
        <text:p text:style-name="P28">Ce există oficial în Ollama:</text:p>
        <text:list text:style-name="L276">
          <text:list-item>
            <text:p text:style-name="P456"><text:span text:style-name="T14">poți crea modele personalizate prin </text:span><text:span text:style-name="Strong_20_Emphasis"><text:span text:style-name="T18">Modelfile</text:span></text:span><text:span text:style-name="T14"> și poți adăuga:</text:span></text:p>
            <text:list>
              <text:list-item>
                <text:p text:style-name="P456"><text:span text:style-name="Source_20_Text"><text:span text:style-name="T25">SYSTEM</text:span></text:span></text:p>
              </text:list-item>
              <text:list-item>
                <text:p text:style-name="P456"><text:span text:style-name="Source_20_Text"><text:span text:style-name="T25">TEMPLATE</text:span></text:span></text:p>
              </text:list-item>
              <text:list-item>
                <text:p text:style-name="P456"><text:span text:style-name="Source_20_Text"><text:span text:style-name="T25">MESSAGE</text:span></text:span></text:p>
              </text:list-item>
              <text:list-item>
                <text:p text:style-name="P456"><text:span text:style-name="Source_20_Text"><text:span text:style-name="T25">PARAMETER</text:span></text:span></text:p>
              </text:list-item>
              <text:list-item>
                <text:p text:style-name="P456"><text:span text:style-name="T14">chiar și </text:span><text:span text:style-name="Source_20_Text"><text:span text:style-name="T25">ADAPTER</text:span></text:span><text:span text:style-name="T14"> pentru a importa un adapter fine-tuned. </text:span></text:p>
              </text:list-item>
            </text:list>
          </text:list-item>
        </text:list>
        <text:p text:style-name="P27"><text:soft-page-break/>Asta înseamnă:</text:p>
        <text:list text:style-name="L277">
          <text:list-item>
            <text:p text:style-name="P111">poți face un model „personalizat” cu instrucțiuni implicite și exemple</text:p>
          </text:list-item>
          <text:list-item>
            <text:p text:style-name="P457"><text:span text:style-name="T14">poți chiar importa un </text:span><text:span text:style-name="Strong_20_Emphasis"><text:span text:style-name="T18">adapter fine-tuned</text:span></text:span><text:span text:style-name="T14"> dacă îl antrenezi separat și îl aduci în Ollama prin </text:span><text:span text:style-name="Source_20_Text"><text:span text:style-name="T25">ADAPTER</text:span></text:span><text:span text:style-name="T14">. </text:span></text:p>
          </text:list-item>
        </text:list>
        <text:p text:style-name="P27">Dar:</text:p>
        <text:list text:style-name="L278">
          <text:list-item>
            <text:p text:style-name="P458"><text:span text:style-name="Strong_20_Emphasis"><text:span text:style-name="T18">Aider nu este unealta de antrenare</text:span></text:span></text:p>
          </text:list-item>
          <text:list-item>
            <text:p text:style-name="P458"><text:span text:style-name="Strong_20_Emphasis"><text:span text:style-name="T18">Ollama nu îți face singur fine-tuning din conversațiile tale</text:span></text:span></text:p>
          </text:list-item>
          <text:list-item>
            <text:p text:style-name="P112">pentru fine-tuning real ai nevoie de un pipeline separat și, de regulă, de mai mult hardware decât ai acum</text:p>
          </text:list-item>
        </text:list>
        <text:h text:style-name="P6" text:outline-level="2">Ce poți face realist pe laptopul tău</text:h>
        <text:p text:style-name="P27">Pentru tine, varianta bună este:</text:p>
        <text:h text:style-name="P12" text:outline-level="3">A. Îl „înveți” din exemple concrete</text:h>
        <text:p text:style-name="P27">Da, foarte bine.</text:p>
        <text:p text:style-name="P28">Poți face un fișier cu:</text:p>
        <text:list text:style-name="L279">
          <text:list-item>
            <text:p text:style-name="P113">reguli de testare</text:p>
          </text:list-item>
          <text:list-item>
            <text:p text:style-name="P113">exemple de teste bune</text:p>
          </text:list-item>
          <text:list-item>
            <text:p text:style-name="P113">exemple de output dorit</text:p>
          </text:list-item>
          <text:list-item>
            <text:p text:style-name="P113">stilul tău preferat</text:p>
          </text:list-item>
        </text:list>
        <text:p text:style-name="P27">Și să i-l dai mereu lui Aider.</text:p>
        <text:p text:style-name="P28">Exemplu de conținut:</text:p>
        <text:section text:style-name="Sect2" text:name="Section115">
          <text:p text:style-name="P23"><text:bookmark text:name="code-block-viewer Copy 114"/>When generating pytest tests for Python:</text:p>
          <text:p text:style-name="P19">- infer intended behavior from code and docstrings</text:p>
          <text:p text:style-name="P19"><text:soft-page-break/>- prioritize edge cases, invalid inputs, loops, branch behavior, and compound conditions</text:p>
          <text:p text:style-name="P19">- create or improve test_&lt;module&gt;.py</text:p>
          <text:p text:style-name="P19">- preserve good existing tests</text:p>
          <text:p text:style-name="P19">- explain each new test briefly</text:p>
        </text:section>
        <text:p text:style-name="P305">Asta chiar va ajuta mult.</text:p>
        <text:h text:style-name="P12" text:outline-level="3">B. Poți crea un model Ollama personalizat cu prompt implicit</text:h>
        <text:p text:style-name="P617"><text:span text:style-name="T14">Da, prin </text:span><text:span text:style-name="Strong_20_Emphasis"><text:span text:style-name="T18">Modelfile</text:span></text:span><text:span text:style-name="T14">.<text:line-break/>Asta este un fel de „semi-specializare”:</text:span></text:p>
        <text:list text:style-name="L280">
          <text:list-item>
            <text:p text:style-name="P114">nu e antrenare completă</text:p>
          </text:list-item>
          <text:list-item>
            <text:p text:style-name="P114">dar îi poți injecta instrucțiuni și exemple persistente în modelul tău derivat. </text:p>
          </text:list-item>
        </text:list>
        <text:h text:style-name="P12" text:outline-level="3">C. Fine-tuning real</text:h>
        <text:p text:style-name="P27">Teoretic da, practic:</text:p>
        <text:list text:style-name="L281">
          <text:list-item>
            <text:p text:style-name="P115">mai greu</text:p>
          </text:list-item>
          <text:list-item>
            <text:p text:style-name="P115">mai tehnic</text:p>
          </text:list-item>
          <text:list-item>
            <text:p text:style-name="P115">nu ți-l recomand ca prim pas</text:p>
          </text:list-item>
          <text:list-item>
            <text:p text:style-name="P115">pe laptopul tău nu este drumul comod</text:p>
          </text:list-item>
        </text:list>
        <text:h text:style-name="P6" text:outline-level="2">Răspunsul direct</text:h>
        <text:list text:style-name="L282">
          <text:list-item>
            <text:p text:style-name="P459"><text:span text:style-name="Strong_20_Emphasis"><text:span text:style-name="T18">Poți să-l faci să învețe din exemple concrete?</text:span></text:span><text:span text:style-name="T14"><text:line-break/></text:span><text:span text:style-name="Strong_20_Emphasis"><text:span text:style-name="T18">Da</text:span></text:span><text:span text:style-name="T14">, foarte bine, prin convenții, exemple și prompturi persistente în Aider. </text:span></text:p>
          </text:list-item>
          <text:list-item>
            <text:p text:style-name="P459"><text:span text:style-name="Strong_20_Emphasis"><text:span text:style-name="T18">Poți să-l faci să se antreneze singur?</text:span></text:span><text:span text:style-name="T14"><text:line-break/></text:span><text:span text:style-name="Strong_20_Emphasis"><text:span text:style-name="T18">Nu, nu automat</text:span></text:span><text:span text:style-name="T14"> din utilizarea normală.</text:span></text:p>
          </text:list-item>
          <text:list-item>
            <text:p text:style-name="P459"><text:span text:style-name="Strong_20_Emphasis"><text:span text:style-name="T18">Poți face fine-tuning real?</text:span></text:span><text:span text:style-name="T14"><text:line-break/></text:span><text:span text:style-name="Strong_20_Emphasis"><text:span text:style-name="T18">Da, dar separat</text:span></text:span><text:span text:style-name="T14">, apoi poți importa adapterul în Ollama. </text:span></text:p>
          </text:list-item>
        </text:list>
        <text:p text:style-name="P617"><text:soft-page-break/><text:span text:style-name="T14">Recomandarea mea:<text:line-break/></text:span><text:span text:style-name="Strong_20_Emphasis"><text:span text:style-name="T18">nu începe cu fine-tuning.</text:span></text:span><text:span text:style-name="T14"><text:line-break/>Începe cu:</text:span></text:p>
        <text:list text:style-name="L283">
          <text:list-item>
            <text:p text:style-name="P460"><text:span text:style-name="Source_20_Text"><text:span text:style-name="T25">qwen2.5-coder:7b</text:span></text:span></text:p>
          </text:list-item>
          <text:list-item>
            <text:p text:style-name="P116">Aider</text:p>
          </text:list-item>
          <text:list-item>
            <text:p text:style-name="P116">un fișier de convenții pentru testing</text:p>
          </text:list-item>
          <text:list-item>
            <text:p text:style-name="P460"><text:span text:style-name="T14">eventual un model Ollama derivat cu </text:span><text:span text:style-name="Source_20_Text"><text:span text:style-name="T25">SYSTEM</text:span></text:span><text:span text:style-name="T14"> + exemple prin Modelfile</text:span></text:p>
          </text:list-item>
        </text:list>
        <text:p text:style-name="P30">Asta îți dă 80% din beneficiu cu mult mai puțin efort.</text:p>
        <text:p text:style-name="P29"><draw:frame draw:style-name="fr1" draw:name="Frame110" text:anchor-type="char" svg:width="0.0161in" draw:z-index="52"><draw:text-box fo:min-height="0.0161in"><text:p text:style-name="P26"><text:line-break/></text:p></draw:text-box></draw:frame>ce as mai putea sa fac sa fie mai performant?</text:p>
        <text:p text:style-name="P27"><draw:frame draw:style-name="fr1" draw:name="Frame111" text:anchor-type="char" svg:width="0.0161in" draw:z-index="47"><draw:text-box fo:min-height="0.0161in"><text:p text:style-name="P26"><text:line-break/></text:p></draw:text-box></draw:frame>Mă uit la ce recomandă oficial Aider și Ollama pentru calitate mai bună: context, modele, cache, workflow și setări utile.</text:p>
        <text:p text:style-name="P27">Da. Cele mai utile lucruri pe care le poți face sunt, în ordinea impactului:</text:p>
        <text:p text:style-name="P617"><text:span text:style-name="Strong_20_Emphasis"><text:span text:style-name="T18">1. Mărește contextul efectiv folosit de Ollama/Aider.</text:span></text:span><text:span text:style-name="T14"><text:line-break/>Aider spune clar că Ollama are implicit doar </text:span><text:span text:style-name="Strong_20_Emphasis"><text:span text:style-name="T18">2K context</text:span></text:span><text:span text:style-name="T14">, prea mic pentru lucru serios, și recomandă pornirea cu context mai mare, de exemplu </text:span><text:span text:style-name="Source_20_Text"><text:span text:style-name="T25">OLLAMA_CONTEXT_LENGTH=8192 ollama serve</text:span></text:span><text:span text:style-name="T14">. Tot Aider spune că încearcă să ceară automat context suficient pentru cerere plus încă 8K pentru răspuns. </text:span></text:p>
        <text:p text:style-name="P617"><text:span text:style-name="Strong_20_Emphasis"><text:span text:style-name="T18">2. Folosește un fișier de convenții pentru testing și încarcă-l mereu.</text:span></text:span><text:span text:style-name="T14"><text:line-break/>Aider recomandă exact asta: un mic fișier markdown cu regulile tale, încărcat cu </text:span><text:span text:style-name="Source_20_Text"><text:span text:style-name="T25">/read CONVENTIONS.md</text:span></text:span><text:span text:style-name="T14"> sau </text:span><text:span text:style-name="Source_20_Text"><text:span text:style-name="T25">aider --read CONVENTIONS.md</text:span></text:span><text:span text:style-name="T14">, și chiar poate fi configurat să se încarce mereu prin </text:span><text:span text:style-name="Source_20_Text"><text:span text:style-name="T25">.aider.conf.yml</text:span></text:span><text:span text:style-name="T14">. Asta îți crește consistența foarte mult pe nișa ta de testare. </text:span></text:p>
        <text:p text:style-name="P617"><text:soft-page-break/><text:span text:style-name="Strong_20_Emphasis"><text:span text:style-name="T18">3. Lucrează pe taskuri mai mici și mai locale.</text:span></text:span><text:span text:style-name="T14"><text:line-break/>Pe laptopul tău, un 7B va merge mult mai bine dacă îi ceri:</text:span></text:p>
        <text:list text:style-name="L284">
          <text:list-item>
            <text:p text:style-name="P117">o singură funcție sau clasă</text:p>
          </text:list-item>
          <text:list-item>
            <text:p text:style-name="P117">un singur fișier de teste</text:p>
          </text:list-item>
          <text:list-item>
            <text:p text:style-name="P117">o singură îmbunătățire de coverage la un moment dat<text:line-break/>Nu este un „truc oficial”, e pur și simplu cea mai bună utilizare a contextului și a resurselor limitate.</text:p>
          </text:list-item>
        </text:list>
        <text:p text:style-name="P617"><text:span text:style-name="Strong_20_Emphasis"><text:span text:style-name="T18">4. Creează un model derivat în Ollama cu instrucțiuni implicite.</text:span></text:span><text:span text:style-name="T14"><text:line-break/>Ollama suportă </text:span><text:span text:style-name="Source_20_Text"><text:span text:style-name="T25">Modelfile</text:span></text:span><text:span text:style-name="T14">, unde poți seta </text:span><text:span text:style-name="Source_20_Text"><text:span text:style-name="T25">SYSTEM</text:span></text:span><text:span text:style-name="T14">, </text:span><text:span text:style-name="Source_20_Text"><text:span text:style-name="T25">TEMPLATE</text:span></text:span><text:span text:style-name="T14">, </text:span><text:span text:style-name="Source_20_Text"><text:span text:style-name="T25">PARAMETER</text:span></text:span><text:span text:style-name="T14"> și chiar </text:span><text:span text:style-name="Source_20_Text"><text:span text:style-name="T25">MESSAGE</text:span></text:span><text:span text:style-name="T14">. Asta îți permite să faci un model „specializat” pe stilul tău de testing fără fine-tuning real. </text:span></text:p>
        <text:p text:style-name="P617"><text:span text:style-name="Strong_20_Emphasis"><text:span text:style-name="T18">5. Controlează parametrii de generare când ai nevoie.</text:span></text:span><text:span text:style-name="T14"><text:line-break/>API-ul Ollama pentru </text:span><text:span text:style-name="Source_20_Text"><text:span text:style-name="T25">generate</text:span></text:span><text:span text:style-name="T14"> suportă opțiuni precum </text:span><text:span text:style-name="Source_20_Text"><text:span text:style-name="T25">num_ctx</text:span></text:span><text:span text:style-name="T14"> și alți parametri de runtime, iar documentația de context length arată că poți seta dimensiunea contextului și din configurație. </text:span></text:p>
        <text:p text:style-name="P617"><text:span text:style-name="Strong_20_Emphasis"><text:span text:style-name="T18">6. Rulează în buclă testele și feedback-ul.</text:span></text:span><text:span text:style-name="T14"><text:line-break/>Cel mai bun upgrade real de performanță, fără hardware nou, este workflow-ul:</text:span></text:p>
        <text:list text:style-name="L285">
          <text:list-item>
            <text:p text:style-name="P118">generează testele</text:p>
          </text:list-item>
          <text:list-item>
            <text:p text:style-name="P461"><text:span text:style-name="T14">rulează </text:span><text:span text:style-name="Source_20_Text"><text:span text:style-name="T25">pytest</text:span></text:span></text:p>
          </text:list-item>
          <text:list-item>
            <text:p text:style-name="P118">dă-i erorile</text:p>
          </text:list-item>
          <text:list-item>
            <text:p text:style-name="P118">cere corecții țintite<text:line-break/>Asta ajută mult mai mult decât să speri că „ghicește perfect” din prima.</text:p>
          </text:list-item>
        </text:list>
        <text:p text:style-name="P617"><text:soft-page-break/><text:span text:style-name="Strong_20_Emphasis"><text:span text:style-name="T18">7. Ține mediul cât mai liber când rulezi modelul.</text:span></text:span><text:span text:style-name="T14"><text:line-break/>Închide browserul greu, taburile multe și aplicațiile inutile. Pe 16 GB RAM, asta contează direct pentru latență și stabilitate.</text:span></text:p>
        <text:p text:style-name="P28">Dacă vrei cel mai mare câștig practic, eu aș face exact astea trei prima dată:</text:p>
        <text:list text:style-name="L286">
          <text:list-item>
            <text:p text:style-name="P119">pornești Ollama cu context mai mare</text:p>
          </text:list-item>
          <text:list-item>
            <text:p text:style-name="P462"><text:span text:style-name="T14">creezi </text:span><text:span text:style-name="Source_20_Text"><text:span text:style-name="T25">CONVENTIONS.md</text:span></text:span><text:span text:style-name="T14"> pentru testing</text:span></text:p>
          </text:list-item>
          <text:list-item>
            <text:p text:style-name="P119">folosești taskuri mici, pe o funcție/clasă odată</text:p>
          </text:list-item>
        </text:list>
        <text:p text:style-name="P617"><text:span text:style-name="T14">Un exemplu bun pentru </text:span><text:span text:style-name="Source_20_Text"><text:span text:style-name="T25">CONVENTIONS.md</text:span></text:span><text:span text:style-name="T14"> ar fi:</text:span></text:p>
        <text:section text:style-name="Sect2" text:name="Section116">
          <text:p text:style-name="P23"><text:bookmark text:name="code-block-viewer Copy 115"/>When generating Python tests:</text:p>
          <text:p text:style-name="P19">- use pytest</text:p>
          <text:p text:style-name="P19">- preserve existing good tests</text:p>
          <text:p text:style-name="P19">- prioritize edge cases, invalid inputs, loops, branches, and compound conditions</text:p>
          <text:p text:style-name="P19">- create or improve test_&lt;module&gt;.py</text:p>
          <text:p text:style-name="P19">- explain each new test briefly</text:p>
          <text:p text:style-name="P19">- do not modify source code unless explicitly asked</text:p>
        </text:section>
        <text:p text:style-name="P617"><text:span text:style-name="T15">Dacă vrei, îți scriu exact un </text:span><text:span text:style-name="Source_20_Text"><text:span text:style-name="T26">CONVENTIONS.md</text:span></text:span><text:span text:style-name="T15"> pentru testare Python cu </text:span><text:span text:style-name="Source_20_Text"><text:span text:style-name="T26">pytest</text:span></text:span><text:span text:style-name="T15">, gata de folosit în Aider.</text:span></text:p>
        <text:p text:style-name="P29"><draw:frame draw:style-name="fr1" draw:name="Frame112" text:anchor-type="char" svg:width="0.0161in" draw:z-index="55"><draw:text-box fo:min-height="0.0161in"><text:p text:style-name="P26"><text:line-break/></text:p></draw:text-box></draw:frame>nu inca. mai exploram. benchmarkuri de test: sa zicem ca am un fisier cu o functie de testat. si am si un fisier create de mine, test_custom_file.py. Si sa ii dau sa se ghideze cand testeaza dupa el? </text:p>
        <text:p text:style-name="P27"><draw:frame draw:style-name="fr1" draw:name="Frame113" text:anchor-type="char" svg:width="0.0161in" draw:z-index="48"><draw:text-box fo:min-height="0.0161in"><text:p text:style-name="P26"><text:line-break/></text:p></draw:text-box></draw:frame>Da, asta este o direcție foarte bună: să-i dai un fișier de teste-reper și să-l forțezi să păstreze același stil și aceeași logică. Verific rapid ce suport oficial are Aider pentru a citi astfel de fișiere ca ghid.</text:p>
        <text:p text:style-name="P27">Da, asta are mult sens și este chiar una dintre cele mai bune idei.</text:p>
        <text:p text:style-name="P28">Poți să-i dai lui Aider:</text:p>
        <text:list text:style-name="L287">
          <text:list-item>
            <text:p text:style-name="P120">fișierul sursă de testat</text:p>
          </text:list-item>
          <text:list-item>
            <text:p text:style-name="P463"><text:soft-page-break/><text:span text:style-name="T14">fișierul tău </text:span><text:span text:style-name="Source_20_Text"><text:span text:style-name="T25">test_custom_file.py</text:span></text:span></text:p>
          </text:list-item>
          <text:list-item>
            <text:p text:style-name="P120">eventual și un fișier de convenții</text:p>
          </text:list-item>
        </text:list>
        <text:p text:style-name="P617"><text:span text:style-name="T14">și să-i spui explicit să folosească </text:span><text:span text:style-name="Source_20_Text"><text:span text:style-name="T25">test_custom_file.py</text:span></text:span><text:span text:style-name="T14"> ca model de stil, structură și logică de testare.</text:span></text:p>
        <text:p text:style-name="P617"><text:span text:style-name="T14">Aider este făcut să lucreze pe fișiere pe care i le dai în sesiune. Documentația spune clar că rulezi </text:span><text:span text:style-name="Source_20_Text"><text:span text:style-name="T25">aider &lt;file1&gt; &lt;file2&gt; ...</text:span></text:span><text:span text:style-name="T14">, iar acele fișiere sunt adăugate în sesiunea de chat ca să le poată vedea și edita. </text:span></text:p>
        <text:p text:style-name="P617"><text:span text:style-name="T14">Mai mult, Aider recomandă oficial să folosești un fișier mic markdown cu reguli/convenții și să-l încarci read-only cu </text:span><text:span text:style-name="Source_20_Text"><text:span text:style-name="T25">/read CONVENTIONS.md</text:span></text:span><text:span text:style-name="T14"> sau </text:span><text:span text:style-name="Source_20_Text"><text:span text:style-name="T25">aider --read CONVENTIONS.md</text:span></text:span><text:span text:style-name="T14">; exact asta este metoda recomandată ca modelul să respecte ghidajul tău. </text:span></text:p>
        <text:p text:style-name="P28">Deci, pentru cazul tău, ai două variante bune:</text:p>
        <text:h text:style-name="P12" text:outline-level="3">Varianta 1: îi dai direct testul tău ca exemplu</text:h>
        <text:p text:style-name="P27">De exemplu:</text:p>
        <text:section text:style-name="Sect2" text:name="Section117">
          <text:p text:style-name="P23"><text:bookmark text:name="code-block-viewer Copy 116"/>aider my_module.py test_custom_file.py</text:p>
        </text:section>
        <text:p text:style-name="P305">și apoi îi spui ceva de genul:</text:p>
        <text:section text:style-name="Sect2" text:name="Section118">
          <text:p text:style-name="P23"><text:bookmark text:name="code-block-viewer Copy 117"/>Analyze my_module.py and create or improve test_my_module.py.</text:p>
          <text:p text:style-name="P19">Use test_custom_file.py as a reference for style, structure, naming, and testing philosophy.</text:p>
          <text:p text:style-name="P19">Prefer pytest.</text:p>
          <text:p text:style-name="P19">Preserve good existing tests.</text:p>
        </text:section>
        <text:p text:style-name="P617"><text:span text:style-name="T15">Asta e bună când </text:span><text:span text:style-name="Source_20_Text"><text:span text:style-name="T26">test_custom_file.py</text:span></text:span><text:span text:style-name="T15"> este un exemplu concret de cum vrei să arate testele.</text:span></text:p>
        <text:h text:style-name="P12" text:outline-level="3">Varianta 2: extragi regulile într-un fișier de convenții</text:h>
        <text:p text:style-name="P617"><text:span text:style-name="T14">De exemplu faci un </text:span><text:span text:style-name="Source_20_Text"><text:span text:style-name="T25">TESTING_CONVENTIONS.md</text:span></text:span><text:span text:style-name="T14"> cu reguli precum:</text:span></text:p>
        <text:list text:style-name="L288">
          <text:list-item>
            <text:p text:style-name="P121"><text:soft-page-break/>folosește pytest</text:p>
          </text:list-item>
          <text:list-item>
            <text:p text:style-name="P121">acoperă edge cases, invalid inputs, loops, branches</text:p>
          </text:list-item>
          <text:list-item>
            <text:p text:style-name="P464"><text:span text:style-name="T14">păstrează stilul din </text:span><text:span text:style-name="Source_20_Text"><text:span text:style-name="T25">test_custom_file.py</text:span></text:span></text:p>
          </text:list-item>
          <text:list-item>
            <text:p text:style-name="P121">nu modifica fișierul sursă fără aprobare</text:p>
          </text:list-item>
        </text:list>
        <text:p text:style-name="P617"><text:span text:style-name="T14">Aider spune explicit că cea mai ușoară metodă pentru astfel de ghidaj este un mic fișier markdown inclus în chat, preferabil cu </text:span><text:span text:style-name="Source_20_Text"><text:span text:style-name="T25">/read</text:span></text:span><text:span text:style-name="T14"> ca read-only și cacheable. </text:span></text:p>
        <text:h text:style-name="P6" text:outline-level="2">Ce recomand eu</text:h>
        <text:p text:style-name="P27">Cel mai bine este să le combini:</text:p>
        <text:list text:style-name="L289">
          <text:list-item>
            <text:p text:style-name="P465"><text:span text:style-name="Source_20_Text"><text:span text:style-name="T25">my_module.py</text:span></text:span><text:span text:style-name="T14"> = sursa</text:span></text:p>
          </text:list-item>
          <text:list-item>
            <text:p text:style-name="P465"><text:span text:style-name="Source_20_Text"><text:span text:style-name="T25">test_custom_file.py</text:span></text:span><text:span text:style-name="T14"> = exemplu concret</text:span></text:p>
          </text:list-item>
          <text:list-item>
            <text:p text:style-name="P465"><text:span text:style-name="Source_20_Text"><text:span text:style-name="T25">TESTING_CONVENTIONS.md</text:span></text:span><text:span text:style-name="T14"> = reguli abstracte și persistente</text:span></text:p>
          </text:list-item>
        </text:list>
        <text:p text:style-name="P27">Așa, Aider nu doar vede un exemplu, ci înțelege și ce anume trebuie să păstreze din acel exemplu.</text:p>
        <text:h text:style-name="P6" text:outline-level="2">Foarte important</text:h>
        <text:p text:style-name="P27">Nu te baza că va „ghici singur” perfect ce vrei doar dintr-un fișier de test. Mai bine spune-i explicit:</text:p>
        <text:list text:style-name="L290">
          <text:list-item>
            <text:p text:style-name="P466"><text:span text:style-name="T14">că acel fișier este </text:span><text:span text:style-name="Strong_20_Emphasis"><text:span text:style-name="T18">benchmark/referință</text:span></text:span></text:p>
          </text:list-item>
          <text:list-item>
            <text:p text:style-name="P466"><text:span text:style-name="T14">dacă vrei să copieze stilul, numele testelor, felul de organizare, tipul de assertions, structura pe echivalență/frontieră, folosirea </text:span><text:span text:style-name="Source_20_Text"><text:span text:style-name="T25">pytest.raises</text:span></text:span><text:span text:style-name="T14">, comentarii etc.</text:span></text:p>
          </text:list-item>
        </text:list>
        <text:h text:style-name="P6" text:outline-level="2">Concluzie</text:h>
        <text:p text:style-name="P27">Da, ideea este foarte bună și chiar recomandată practic:</text:p>
        <text:list text:style-name="L291">
          <text:list-item>
            <text:p text:style-name="P122">îi dai un fișier real de test ca reper</text:p>
          </text:list-item>
          <text:list-item>
            <text:p text:style-name="P122"><text:soft-page-break/>îl poți folosi ca ghid de stil și logică</text:p>
          </text:list-item>
          <text:list-item>
            <text:p text:style-name="P122">și ideal adaugi și un fișier de convenții, pentru control mai bun</text:p>
          </text:list-item>
        </text:list>
        <text:p text:style-name="P27">Asta este una dintre cele mai bune metode prin care îl faci „mai bun” pe nișa ta, fără fine-tuning.</text:p>
        <text:p text:style-name="P28">Dacă vrei, următorul pas poate fi să-ți arăt cum ar arăta exact un setup minim cu:</text:p>
        <text:list text:style-name="L292">
          <text:list-item>
            <text:p text:style-name="P467"><text:span text:style-name="Source_20_Text"><text:span text:style-name="T25">my_module.py</text:span></text:span></text:p>
          </text:list-item>
          <text:list-item>
            <text:p text:style-name="P467"><text:span text:style-name="Source_20_Text"><text:span text:style-name="T25">test_custom_file.py</text:span></text:span></text:p>
          </text:list-item>
          <text:list-item>
            <text:p text:style-name="P467"><text:span text:style-name="Source_20_Text"><text:span text:style-name="T25">TESTING_CONVENTIONS.md</text:span></text:span><text:span text:style-name="T14"><text:line-break/>și promptul bun pentru Aider.</text:span></text:p>
          </text:list-item>
        </text:list>
        <text:p text:style-name="P29"><draw:frame draw:style-name="fr1" draw:name="Frame114" text:anchor-type="char" svg:width="0.0161in" draw:z-index="50"><draw:text-box fo:min-height="0.0161in"><text:p text:style-name="P26"><text:line-break/></text:p></draw:text-box></draw:frame>daca am mai multe tipuri de teste, ar avea sens sa fac fisiere test_demo pe fiecare tip de teste, care sa fie mai exhaustive si din care sa se inspire in regulile si testele pe care le pot aplica in fiecare test particular al unui fisier ulterior?</text:p>
        <text:p text:style-name="P27"><draw:frame draw:style-name="fr1" draw:name="Frame115" text:anchor-type="char" svg:width="0.0161in" draw:z-index="49"><draw:text-box fo:min-height="0.0161in"><text:p text:style-name="P26"><text:line-break/></text:p></draw:text-box></draw:frame>Da, are foarte mult sens. Chiar e una dintre cele mai bune idei.</text:p>
        <text:p text:style-name="P28">Practic, ai construi o mică „bibliotecă de exemple” pentru AI:</text:p>
        <text:list text:style-name="L293">
          <text:list-item>
            <text:p text:style-name="P468"><text:span text:style-name="T14">un fișier demo pentru </text:span><text:span text:style-name="Strong_20_Emphasis"><text:span text:style-name="T18">testare funcțională</text:span></text:span></text:p>
          </text:list-item>
          <text:list-item>
            <text:p text:style-name="P468"><text:span text:style-name="T14">unul pentru </text:span><text:span text:style-name="Strong_20_Emphasis"><text:span text:style-name="T18">testare structurală</text:span></text:span></text:p>
          </text:list-item>
          <text:list-item>
            <text:p text:style-name="P468"><text:span text:style-name="T14">unul pentru </text:span><text:span text:style-name="Strong_20_Emphasis"><text:span text:style-name="T18">pytest raises / invalid inputs</text:span></text:span></text:p>
          </text:list-item>
          <text:list-item>
            <text:p text:style-name="P468"><text:span text:style-name="T14">unul pentru </text:span><text:span text:style-name="Strong_20_Emphasis"><text:span text:style-name="T18">mocks / fixtures</text:span></text:span><text:span text:style-name="T14">, dacă ajungi acolo</text:span></text:p>
          </text:list-item>
          <text:list-item>
            <text:p text:style-name="P468"><text:span text:style-name="T14">unul pentru </text:span><text:span text:style-name="Strong_20_Emphasis"><text:span text:style-name="T18">coverage-oriented tests</text:span></text:span></text:p>
          </text:list-item>
          <text:list-item>
            <text:p text:style-name="P468"><text:span text:style-name="T14">eventual unul pentru </text:span><text:span text:style-name="Strong_20_Emphasis"><text:span text:style-name="T18">mutation-style hardening</text:span></text:span></text:p>
          </text:list-item>
        </text:list>
        <text:p text:style-name="P27">Asta îl ajută pe două planuri:</text:p>
        <text:p text:style-name="P617"><text:span text:style-name="Strong_20_Emphasis"><text:span text:style-name="T18">1. Stil și structură</text:span></text:span><text:span text:style-name="T14"><text:line-break/>Învață cum vrei tu să arate testele:</text:span></text:p>
        <text:list text:style-name="L294">
          <text:list-item>
            <text:p text:style-name="P123"><text:soft-page-break/>nume de funcții</text:p>
          </text:list-item>
          <text:list-item>
            <text:p text:style-name="P123">comentarii</text:p>
          </text:list-item>
          <text:list-item>
            <text:p text:style-name="P123">organizare pe secțiuni</text:p>
          </text:list-item>
          <text:list-item>
            <text:p text:style-name="P123">felul în care explici cazurile</text:p>
          </text:list-item>
        </text:list>
        <text:p text:style-name="P617"><text:span text:style-name="Strong_20_Emphasis"><text:span text:style-name="T18">2. Logică de testare</text:span></text:span><text:span text:style-name="T14"><text:line-break/>Îi arăți ce tipuri de gândire vrei:</text:span></text:p>
        <text:list text:style-name="L295">
          <text:list-item>
            <text:p text:style-name="P124">echivalență</text:p>
          </text:list-item>
          <text:list-item>
            <text:p text:style-name="P124">frontiere</text:p>
          </text:list-item>
          <text:list-item>
            <text:p text:style-name="P124">ramuri</text:p>
          </text:list-item>
          <text:list-item>
            <text:p text:style-name="P124">condiții compuse</text:p>
          </text:list-item>
          <text:list-item>
            <text:p text:style-name="P124">cazuri invalide</text:p>
          </text:list-item>
          <text:list-item>
            <text:p text:style-name="P124">prioritizare pe puncte critice</text:p>
          </text:list-item>
        </text:list>
        <text:p text:style-name="P27">Aș face însă o diferență importantă între două tipuri de fișiere:</text:p>
        <text:h text:style-name="P12" text:outline-level="3">1. Fișiere demo de exemplu</text:h>
        <text:p text:style-name="P27">Acestea sunt mai bogate, mai explicative, mai exhaustive.<text:line-break/>Rolul lor este să fie „model de inspirație”.</text:p>
        <text:p text:style-name="P28">Exemple:</text:p>
        <text:list text:style-name="L296">
          <text:list-item>
            <text:p text:style-name="P469"><text:span text:style-name="Source_20_Text"><text:span text:style-name="T25">test_demo_functional.py</text:span></text:span></text:p>
          </text:list-item>
          <text:list-item>
            <text:p text:style-name="P469"><text:span text:style-name="Source_20_Text"><text:span text:style-name="T25">test_demo_structural.py</text:span></text:span></text:p>
          </text:list-item>
          <text:list-item>
            <text:p text:style-name="P469"><text:span text:style-name="Source_20_Text"><text:span text:style-name="T25">test_demo_invalid_inputs.py</text:span></text:span></text:p>
          </text:list-item>
        </text:list>
        <text:h text:style-name="P12" text:outline-level="3">2. Fișiere de reguli extrase</text:h>
        <text:p text:style-name="P27">Din demo-uri extragi esența într-un fișier mic de convenții.</text:p>
        <text:p text:style-name="P28"><text:soft-page-break/>Exemplu:</text:p>
        <text:list text:style-name="L297">
          <text:list-item>
            <text:p text:style-name="P470"><text:span text:style-name="Source_20_Text"><text:span text:style-name="T25">TESTING_FUNCTIONAL_RULES.md</text:span></text:span></text:p>
          </text:list-item>
          <text:list-item>
            <text:p text:style-name="P470"><text:span text:style-name="Source_20_Text"><text:span text:style-name="T25">TESTING_STRUCTURAL_RULES.md</text:span></text:span></text:p>
          </text:list-item>
        </text:list>
        <text:p text:style-name="P27">De ce e bine să le separi:</text:p>
        <text:list text:style-name="L298">
          <text:list-item>
            <text:p text:style-name="P125">demo-urile sunt bune ca exemplu concret</text:p>
          </text:list-item>
          <text:list-item>
            <text:p text:style-name="P125">regulile sunt bune ca ghid scurt și clar</text:p>
          </text:list-item>
          <text:list-item>
            <text:p text:style-name="P125">dacă îi dai doar demo-uri foarte mari, poate copia superficial fără să extragă principiul corect</text:p>
          </text:list-item>
        </text:list>
        <text:p text:style-name="P27">Cea mai bună variantă este deci:</text:p>
        <text:list text:style-name="L299">
          <text:list-item>
            <text:p text:style-name="P471"><text:span text:style-name="Strong_20_Emphasis"><text:span text:style-name="T18">demo files</text:span></text:span><text:span text:style-name="T14"> = exemple concrete</text:span></text:p>
          </text:list-item>
          <text:list-item>
            <text:p text:style-name="P471"><text:span text:style-name="Strong_20_Emphasis"><text:span text:style-name="T18">rule files</text:span></text:span><text:span text:style-name="T14"> = rezumatul principiilor</text:span></text:p>
          </text:list-item>
          <text:list-item>
            <text:p text:style-name="P471"><text:span text:style-name="Strong_20_Emphasis"><text:span text:style-name="T18">prompt clar</text:span></text:span><text:span text:style-name="T14"> = îi spui ce tip de testare vrei în taskul curent</text:span></text:p>
          </text:list-item>
        </text:list>
        <text:p text:style-name="P27">De exemplu:</text:p>
        <text:list text:style-name="L300">
          <text:list-item>
            <text:p text:style-name="P126">pentru un fișier nou îi dai:</text:p>
            <text:list>
              <text:list-item>
                <text:p text:style-name="P472"><text:span text:style-name="Source_20_Text"><text:span text:style-name="T25">source.py</text:span></text:span></text:p>
              </text:list-item>
              <text:list-item>
                <text:p text:style-name="P472"><text:span text:style-name="Source_20_Text"><text:span text:style-name="T25">test_demo_functional.py</text:span></text:span></text:p>
              </text:list-item>
              <text:list-item>
                <text:p text:style-name="P472"><text:span text:style-name="Source_20_Text"><text:span text:style-name="T25">TESTING_FUNCTIONAL_RULES.md</text:span></text:span></text:p>
              </text:list-item>
            </text:list>
          </text:list-item>
        </text:list>
        <text:p text:style-name="P27">și îi spui:</text:p>
        <text:list text:style-name="L301">
          <text:list-item>
            <text:p text:style-name="P127">folosește demo-ul ca stil și exemplu</text:p>
          </text:list-item>
          <text:list-item>
            <text:p text:style-name="P127">aplică regulile din fișierul de reguli</text:p>
          </text:list-item>
          <text:list-item>
            <text:p text:style-name="P127">adaptează testele la logica fișierului curent, nu copia mecanic</text:p>
          </text:list-item>
        </text:list>
        <text:p text:style-name="P617"><text:span text:style-name="T14">Asta e important: trebuie să-i spui explicit să se </text:span><text:span text:style-name="Strong_20_Emphasis"><text:span text:style-name="T18">inspire</text:span></text:span><text:span text:style-name="T14">, nu să </text:span><text:span text:style-name="Strong_20_Emphasis"><text:span text:style-name="T18">copieze</text:span></text:span><text:span text:style-name="T14">.</text:span></text:p>
        <text:p text:style-name="P28">Ce aș evita:</text:p>
        <text:list text:style-name="L302">
          <text:list-item>
            <text:p text:style-name="P128"><text:soft-page-break/>un singur demo uriaș pentru toate tipurile de teste</text:p>
          </text:list-item>
          <text:list-item>
            <text:p text:style-name="P128">demo-uri cu stiluri amestecate</text:p>
          </text:list-item>
          <text:list-item>
            <text:p text:style-name="P128">exemple slabe sau inconsistente, pentru că AI-ul va prelua și defectele lor</text:p>
          </text:list-item>
        </text:list>
        <text:p text:style-name="P27">Ce aș recomanda:</text:p>
        <text:list text:style-name="L303">
          <text:list-item>
            <text:p text:style-name="P129">câte un demo clar pe fiecare tip de testare</text:p>
          </text:list-item>
          <text:list-item>
            <text:p text:style-name="P129">demo-uri scurte, curate, foarte bune</text:p>
          </text:list-item>
          <text:list-item>
            <text:p text:style-name="P129">aceleași convenții de naming peste tot</text:p>
          </text:list-item>
          <text:list-item>
            <text:p text:style-name="P129">aceleași pattern-uri de assertions unde se poate</text:p>
          </text:list-item>
        </text:list>
        <text:p text:style-name="P617"><text:span text:style-name="T14">Deci da:<text:line-break/></text:span><text:span text:style-name="Strong_20_Emphasis"><text:span text:style-name="T18">are sens să faci mai multe fișiere </text:span></text:span><text:span text:style-name="Strong_20_Emphasis"><text:span text:style-name="Source_20_Text"><text:span text:style-name="T25">test_demo_*</text:span></text:span></text:span><text:span text:style-name="T14">, fiecare pentru un tip de testare, și chiar cred că e o metodă foarte bună de a-l calibra pe nișa ta.</text:span></text:p>
        <text:p text:style-name="P28">Varianta ideală ar fi:</text:p>
        <text:list text:style-name="L304">
          <text:list-item>
            <text:p text:style-name="P473"><text:span text:style-name="Source_20_Text"><text:span text:style-name="T25">test_demo_functional.py</text:span></text:span></text:p>
          </text:list-item>
          <text:list-item>
            <text:p text:style-name="P473"><text:span text:style-name="Source_20_Text"><text:span text:style-name="T25">test_demo_structural.py</text:span></text:span></text:p>
          </text:list-item>
          <text:list-item>
            <text:p text:style-name="P473"><text:span text:style-name="Source_20_Text"><text:span text:style-name="T25">test_demo_boundary.py</text:span></text:span></text:p>
          </text:list-item>
          <text:list-item>
            <text:p text:style-name="P473"><text:span text:style-name="Source_20_Text"><text:span text:style-name="T25">test_demo_invalid.py</text:span></text:span></text:p>
          </text:list-item>
        </text:list>
        <text:p text:style-name="P27">plus:</text:p>
        <text:list text:style-name="L305">
          <text:list-item>
            <text:p text:style-name="P474"><text:span text:style-name="Source_20_Text"><text:span text:style-name="T25">TESTING_RULES.md</text:span></text:span></text:p>
          </text:list-item>
        </text:list>
        <text:p text:style-name="P27">Așa obții și exemple concrete și reguli abstracte.</text:p>
        <text:p text:style-name="P31">Dacă vrei, următorul pas ar fi să-ți propun o structură bună de foldere pentru astfel de demo-uri și reguli.</text:p>
        <text:p text:style-name="P29"><draw:frame draw:style-name="fr1" draw:name="Frame116" text:anchor-type="char" svg:width="0.0161in" draw:z-index="51"><draw:text-box fo:min-height="0.0161in"><text:p text:style-name="P26"><text:line-break/></text:p></draw:text-box></draw:frame>as meege si mai departe chiar, sa identifice cazuri / moduri noi, conform concepului tipului de testare, cate nu sunt in fisierele demo (documentare) sau in sinteza si sa le <text:soft-page-break/>propuna, iar, daca eu le accept, sa completeze fisierele. Daca e ok, ar fi si o chestiune de format: ma gandesc ca json ar fi usor de parcurs, dar nu stiu daca e cel mai bun. deci, ce zici de cele 2 aspecte?</text:p>
        <text:p text:style-name="P27"><draw:frame draw:style-name="fr1" draw:name="Frame117" text:anchor-type="char" svg:width="0.0161in" draw:z-index="53"><draw:text-box fo:min-height="0.0161in"><text:p text:style-name="P26"><text:line-break/></text:p></draw:text-box></draw:frame>Da, ideea e foarte bună. Verific rapid dacă există și suport util pentru output structurat / workflow-uri de tipul ăsta în ecosistemul Aider/Ollama, ca să-ți spun ce format merită.</text:p>
        <text:p text:style-name="P27">Da, ambele idei sunt bune. Prima este foarte bună. A doua trebuie făcută cu grijă.</text:p>
        <text:h text:style-name="P6" text:outline-level="2">1. Să identifice singur cazuri/moduri noi și să-ți propună completări</text:h>
        <text:p text:style-name="P27">Asta este exact direcția corectă.</text:p>
        <text:p text:style-name="P28">Eu aș separa workflow-ul în 3 pași:</text:p>
        <text:p text:style-name="P617"><text:span text:style-name="Strong_20_Emphasis"><text:span text:style-name="T18">A. inspirație din demo + reguli</text:span></text:span><text:span text:style-name="T14"><text:line-break/>Îi dai:</text:span></text:p>
        <text:list text:style-name="L306">
          <text:list-item>
            <text:p text:style-name="P130">fișierul sursă</text:p>
          </text:list-item>
          <text:list-item>
            <text:p text:style-name="P475"><text:span text:style-name="T14">unul sau mai multe </text:span><text:span text:style-name="Source_20_Text"><text:span text:style-name="T25">test_demo_*.py</text:span></text:span></text:p>
          </text:list-item>
          <text:list-item>
            <text:p text:style-name="P130">un fișier de reguli / sinteză</text:p>
          </text:list-item>
        </text:list>
        <text:p text:style-name="P617"><text:span text:style-name="Strong_20_Emphasis"><text:span text:style-name="T18">B. propuneri, nu editare directă</text:span></text:span><text:span text:style-name="T14"><text:line-break/>Îi ceri:</text:span></text:p>
        <text:list text:style-name="L307">
          <text:list-item>
            <text:p text:style-name="P131">să identifice ce tipuri de cazuri deja există</text:p>
          </text:list-item>
          <text:list-item>
            <text:p text:style-name="P131">ce cazuri lipsesc</text:p>
          </text:list-item>
          <text:list-item>
            <text:p text:style-name="P131">ce noi strategii de testare se pot aplica</text:p>
          </text:list-item>
          <text:list-item>
            <text:p text:style-name="P131">să le clasifice pe prioritate și motiv</text:p>
          </text:list-item>
        </text:list>
        <text:p text:style-name="P617"><text:soft-page-break/><text:span text:style-name="Strong_20_Emphasis"><text:span text:style-name="T18">C. acceptare și completare</text:span></text:span><text:span text:style-name="T14"><text:line-break/>Abia după ce aprobi:</text:span></text:p>
        <text:list text:style-name="L308">
          <text:list-item>
            <text:p text:style-name="P132">să actualizeze fișierul de reguli</text:p>
          </text:list-item>
          <text:list-item>
            <text:p text:style-name="P132">să actualizeze demo-urile</text:p>
          </text:list-item>
          <text:list-item>
            <text:p text:style-name="P132">eventual să genereze testele concrete pentru fișierul nou</text:p>
          </text:list-item>
        </text:list>
        <text:p text:style-name="P27">Asta e mult mai bun decât să-l lași să rescrie direct baza de cunoștințe.<text:line-break/>Practic, îți construiești un mini-sistem de „knowledge base curată”, iar AI-ul devine și consumator, și propunător de reguli.</text:p>
        <text:p text:style-name="P28">Aider te ajută bine aici pentru că:</text:p>
        <text:list text:style-name="L309">
          <text:list-item>
            <text:p text:style-name="P133">poate primi fișiere concrete în sesiune și lucra pe ele direct </text:p>
          </text:list-item>
          <text:list-item>
            <text:p text:style-name="P476"><text:span text:style-name="T14">poți folosi fișiere de convenții/ghidaj citite constant, inclusiv prin config YAML </text:span><text:span text:style-name="Source_20_Text"><text:span text:style-name="T25">.aider.conf.yml</text:span></text:span><text:span text:style-name="T14"> </text:span></text:p>
          </text:list-item>
        </text:list>
        <text:h text:style-name="P12" text:outline-level="3">Ce i-aș cere efectiv</text:h>
        <text:p text:style-name="P27">Ce i-aș cere eu într-un astfel de pas de „descoperire”:</text:p>
        <text:section text:style-name="Sect2" text:name="Section119">
          <text:p text:style-name="P23"><text:bookmark text:name="code-block-viewer Copy 118"/>Analyze the source file and the reference test/demo files.</text:p>
          <text:p text:style-name="P19">Identify missing test patterns, missing edge cases, and missing test strategies.</text:p>
          <text:p text:style-name="P19">Do not edit anything yet.</text:p>
          <text:p text:style-name="P19">Produce:</text:p>
          <text:p text:style-name="P19">1. proposed new testing rules</text:p>
          <text:p text:style-name="P19">2. proposed new demo additions</text:p>
          <text:p text:style-name="P19">3. proposed concrete tests for this file</text:p>
          <text:p text:style-name="P19">Rank them by impact.</text:p>
        </text:section>
        <text:p text:style-name="P305">Asta îți dă control și îl obligă să gândească, nu doar să copieze.</text:p>
        <text:h text:style-name="P6" text:outline-level="2">2. Formatul: JSON sau altceva?</text:h>
        <text:p text:style-name="P27">Aici răspunsul meu este:</text:p>
        <text:p text:style-name="P617"><text:soft-page-break/><text:span text:style-name="Strong_20_Emphasis"><text:span text:style-name="T18">pentru reguli și demo-uri: nu aș alege JSON ca format principal</text:span></text:span><text:span text:style-name="T14"><text:line-break/></text:span><text:span text:style-name="Strong_20_Emphasis"><text:span text:style-name="T18">pentru metadate și propuneri structurate: da, JSON poate fi util</text:span></text:span></text:p>
        <text:p text:style-name="P28">De ce:</text:p>
        <text:p text:style-name="P617"><text:span text:style-name="T14">Aider are un articol și benchmark în care arată că modelele scriu </text:span><text:span text:style-name="Strong_20_Emphasis"><text:span text:style-name="T18">cod mai slab când sunt forțate să returneze cod în JSON</text:span></text:span><text:span text:style-name="T14">, față de răspunsuri normale în markdown/text. Ei spun explicit că modelele produc cod de calitate mai bună în markdown decât în JSON structurat. </text:span></text:p>
        <text:p text:style-name="P617"><text:span text:style-name="T14">În schimb, Ollama suportă foarte bine </text:span><text:span text:style-name="Strong_20_Emphasis"><text:span text:style-name="T18">structured outputs</text:span></text:span><text:span text:style-name="T14"> și JSON schema, deci pentru:</text:span></text:p>
        <text:list text:style-name="L310">
          <text:list-item>
            <text:p text:style-name="P134">liste de propuneri</text:p>
          </text:list-item>
          <text:list-item>
            <text:p text:style-name="P134">clasificări</text:p>
          </text:list-item>
          <text:list-item>
            <text:p text:style-name="P134">scoruri</text:p>
          </text:list-item>
          <text:list-item>
            <text:p text:style-name="P134">metadate</text:p>
          </text:list-item>
          <text:list-item>
            <text:p text:style-name="P134">prioritizare</text:p>
          </text:list-item>
        </text:list>
        <text:p text:style-name="P27">JSON este perfect valid și chiar oficial suportat. Ollama spune explicit că poți cere output JSON sau conform unei JSON schema. </text:p>
        <text:h text:style-name="P12" text:outline-level="3">Concluzia practică despre format</text:h>
        <text:p text:style-name="P27">Eu aș face așa:</text:p>
        <text:h text:style-name="P12" text:outline-level="3">Pentru baza de cunoștințe „umană”</text:h>
        <text:p text:style-name="P27">Folosește:</text:p>
        <text:list text:style-name="L311">
          <text:list-item>
            <text:p text:style-name="P477"><text:span text:style-name="Strong_20_Emphasis"><text:span text:style-name="Source_20_Text"><text:span text:style-name="T25">*.md</text:span></text:span></text:span><text:span text:style-name="T14"> pentru reguli, concepte, sinteze</text:span></text:p>
          </text:list-item>
          <text:list-item>
            <text:p text:style-name="P477"><text:span text:style-name="Strong_20_Emphasis"><text:span text:style-name="Source_20_Text"><text:span text:style-name="T25">test_demo_*.py</text:span></text:span></text:span><text:span text:style-name="T14"> pentru exemple reale</text:span></text:p>
          </text:list-item>
        </text:list>
        <text:p text:style-name="P27"><text:soft-page-break/>Asta e cel mai natural pentru:</text:p>
        <text:list text:style-name="L312">
          <text:list-item>
            <text:p text:style-name="P135">citit de tine</text:p>
          </text:list-item>
          <text:list-item>
            <text:p text:style-name="P135">inspirat modelul</text:p>
          </text:list-item>
          <text:list-item>
            <text:p text:style-name="P135">revizuit și completat manual</text:p>
          </text:list-item>
        </text:list>
        <text:h text:style-name="P12" text:outline-level="3">Pentru propuneri automate și pipeline</text:h>
        <text:p text:style-name="P27">Folosește:</text:p>
        <text:list text:style-name="L313">
          <text:list-item>
            <text:p text:style-name="P478"><text:span text:style-name="Strong_20_Emphasis"><text:span text:style-name="T18">JSON</text:span></text:span><text:span text:style-name="T14"> doar pentru ieșiri de tip:</text:span></text:p>
            <text:list>
              <text:list-item>
                <text:p text:style-name="P136">reguli noi propuse</text:p>
              </text:list-item>
              <text:list-item>
                <text:p text:style-name="P136">cazuri noi propuse</text:p>
              </text:list-item>
              <text:list-item>
                <text:p text:style-name="P136">priorități</text:p>
              </text:list-item>
              <text:list-item>
                <text:p text:style-name="P136">motivare</text:p>
              </text:list-item>
              <text:list-item>
                <text:p text:style-name="P478"><text:span text:style-name="T14">status: </text:span><text:span text:style-name="Source_20_Text"><text:span text:style-name="T25">accepted/rejected</text:span></text:span></text:p>
              </text:list-item>
            </text:list>
          </text:list-item>
        </text:list>
        <text:p text:style-name="P27">Exemplu bun de JSON:</text:p>
        <text:section text:style-name="Sect2" text:name="Section120">
          <text:p text:style-name="P23"><text:bookmark text:name="code-block-viewer Copy 119"/>{</text:p>
          <text:p text:style-name="P16"><text:span text:style-name="T1"><text:s text:c="2"/></text:span><text:span text:style-name="T11">"source_file": "array5.py",</text:span></text:p>
          <text:p text:style-name="P17"><text:s text:c="2"/><text:span text:style-name="T10">"proposals": [</text:span></text:p>
          <text:p text:style-name="P17"><text:s text:c="4"/><text:span text:style-name="T10">{</text:span></text:p>
          <text:p text:style-name="P16"><text:span text:style-name="T1"><text:s text:c="6"/></text:span><text:span text:style-name="T11">"type": "new_rule",</text:span></text:p>
          <text:p text:style-name="P16"><text:span text:style-name="T1"><text:s text:c="6"/></text:span><text:span text:style-name="T11">"category": "functional_testing",</text:span></text:p>
          <text:p text:style-name="P16"><text:span text:style-name="T1"><text:s text:c="6"/></text:span><text:span text:style-name="T11">"title": "Test duplicate matches return first index",</text:span></text:p>
          <text:p text:style-name="P16"><text:span text:style-name="T1"><text:s text:c="6"/></text:span><text:span text:style-name="T11">"reason": "Function uses index() and behavior with duplicates is important",</text:span></text:p>
          <text:p text:style-name="P16"><text:span text:style-name="T1"><text:s text:c="6"/></text:span><text:span text:style-name="T11">"priority": "high"</text:span></text:p>
          <text:p text:style-name="P17"><text:s text:c="4"/><text:span text:style-name="T10">},</text:span></text:p>
          <text:p text:style-name="P17"><text:s text:c="4"/><text:span text:style-name="T10">{</text:span></text:p>
          <text:p text:style-name="P16"><text:span text:style-name="T1"><text:s text:c="6"/></text:span><text:span text:style-name="T11">"type": "new_demo_case",</text:span></text:p>
          <text:p text:style-name="P16"><text:span text:style-name="T1"><text:s text:c="6"/></text:span><text:span text:style-name="T11">"category": "boundary_testing",</text:span></text:p>
          <text:p text:style-name="P16"><text:span text:style-name="T1"><text:s text:c="6"/></text:span><text:span text:style-name="T11">"title": "Boolean-like values in Python",</text:span></text:p>
          <text:p text:style-name="P16"><text:span text:style-name="T1"><text:s text:c="6"/></text:span><text:span text:style-name="T11">"reason": "Python equality semantics may create false positives",</text:span></text:p>
          <text:p text:style-name="P16"><text:soft-page-break/><text:span text:style-name="T1"><text:s text:c="6"/></text:span><text:span text:style-name="T11">"priority": "medium"</text:span></text:p>
          <text:p text:style-name="P17"><text:s text:c="4"/><text:span text:style-name="T10">}</text:span></text:p>
          <text:p text:style-name="P17"><text:s text:c="2"/><text:span text:style-name="T10">]</text:span></text:p>
          <text:p text:style-name="P19">}</text:p>
        </text:section>
        <text:p text:style-name="P617"><text:span text:style-name="T15">Asta e foarte bun pentru triere și automatizare.<text:line-break/>Dar </text:span><text:span text:style-name="Strong_20_Emphasis"><text:span text:style-name="T19">nu aș ține regulile principale în JSON</text:span></text:span><text:span text:style-name="T15">.</text:span></text:p>
        <text:h text:style-name="P6" text:outline-level="2">Ce format aș recomanda concret</text:h>
        <text:p text:style-name="P27">Aș merge pe structură mixtă:</text:p>
        <text:h text:style-name="P12" text:outline-level="3">1. Reguli</text:h>
        <text:p text:style-name="P617"><text:span text:style-name="Source_20_Text"><text:span text:style-name="T25">testing_rules.md</text:span></text:span></text:p>
        <text:p text:style-name="P28">Exemplu:</text:p>
        <text:list text:style-name="L314">
          <text:list-item>
            <text:p text:style-name="P137">functional testing</text:p>
          </text:list-item>
          <text:list-item>
            <text:p text:style-name="P137">boundary testing</text:p>
          </text:list-item>
          <text:list-item>
            <text:p text:style-name="P137">structural testing</text:p>
          </text:list-item>
          <text:list-item>
            <text:p text:style-name="P137">mutation-oriented strengthening</text:p>
          </text:list-item>
          <text:list-item>
            <text:p text:style-name="P137">patterns to check</text:p>
          </text:list-item>
          <text:list-item>
            <text:p text:style-name="P137">pitfalls in Python</text:p>
          </text:list-item>
        </text:list>
        <text:h text:style-name="P12" text:outline-level="3">2. Demo-uri</text:h>
        <text:list text:style-name="L315">
          <text:list-item>
            <text:p text:style-name="P479"><text:span text:style-name="Source_20_Text"><text:span text:style-name="T25">test_demo_functional.py</text:span></text:span></text:p>
          </text:list-item>
          <text:list-item>
            <text:p text:style-name="P479"><text:span text:style-name="Source_20_Text"><text:span text:style-name="T25">test_demo_boundary.py</text:span></text:span></text:p>
          </text:list-item>
          <text:list-item>
            <text:p text:style-name="P479"><text:span text:style-name="Source_20_Text"><text:span text:style-name="T25">test_demo_structural.py</text:span></text:span></text:p>
          </text:list-item>
        </text:list>
        <text:h text:style-name="P12" text:outline-level="3"><text:soft-page-break/>3. Propuneri automate</text:h>
        <text:list text:style-name="L316">
          <text:list-item>
            <text:p text:style-name="P480"><text:span text:style-name="Source_20_Text"><text:span text:style-name="T25">testing_proposals.json</text:span></text:span></text:p>
          </text:list-item>
        </text:list>
        <text:h text:style-name="P12" text:outline-level="3">4. Istoric decizii</text:h>
        <text:list text:style-name="L317">
          <text:list-item>
            <text:p text:style-name="P481"><text:span text:style-name="Source_20_Text"><text:span text:style-name="T25">testing_decisions.md</text:span></text:span><text:span text:style-name="T14"> sau </text:span><text:span text:style-name="Source_20_Text"><text:span text:style-name="T25">accepted_rules.md</text:span></text:span></text:p>
          </text:list-item>
        </text:list>
        <text:p text:style-name="P27">Așa ai:</text:p>
        <text:list text:style-name="L318">
          <text:list-item>
            <text:p text:style-name="P138">citire bună pentru om</text:p>
          </text:list-item>
          <text:list-item>
            <text:p text:style-name="P138">inspirație bună pentru model</text:p>
          </text:list-item>
          <text:list-item>
            <text:p text:style-name="P138">structură bună pentru proces automat</text:p>
          </text:list-item>
        </text:list>
        <text:h text:style-name="P6" text:outline-level="2">Verdictul meu pe cele două aspecte</text:h>
        <text:p text:style-name="P617"><text:span text:style-name="Strong_20_Emphasis"><text:span text:style-name="T18">Aspectul 1: să descopere și să propună singur moduri/cazuri noi</text:span></text:span><text:span text:style-name="T14"><text:line-break/>Da, foarte bun. Chiar așa l-aș folosi.</text:span></text:p>
        <text:p text:style-name="P617"><text:span text:style-name="Strong_20_Emphasis"><text:span text:style-name="T18">Aspectul 2: formatul</text:span></text:span></text:p>
        <text:list text:style-name="L319">
          <text:list-item>
            <text:p text:style-name="P482"><text:span text:style-name="Strong_20_Emphasis"><text:span text:style-name="T18">Markdown + fișiere Python</text:span></text:span><text:span text:style-name="T14"> pentru baza principală</text:span></text:p>
          </text:list-item>
          <text:list-item>
            <text:p text:style-name="P482"><text:span text:style-name="Strong_20_Emphasis"><text:span text:style-name="T18">JSON</text:span></text:span><text:span text:style-name="T14"> pentru propuneri structurate și triere</text:span></text:p>
          </text:list-item>
          <text:list-item>
            <text:p text:style-name="P482"><text:span text:style-name="Strong_20_Emphasis"><text:span text:style-name="T18">nu JSON ca format principal pentru cod și reguli</text:span></text:span><text:span text:style-name="T14">, pentru că pentru cod calitatea tinde să scadă când îl forțezi în JSON </text:span></text:p>
          </text:list-item>
        </text:list>
        <text:p text:style-name="P27">Formula mea finală:</text:p>
        <text:list text:style-name="L320">
          <text:list-item>
            <text:p text:style-name="P483"><text:span text:style-name="Strong_20_Emphasis"><text:span text:style-name="T18">demo-urile și regulile trebuie să fie uman-citibile</text:span></text:span></text:p>
          </text:list-item>
          <text:list-item>
            <text:p text:style-name="P483"><text:span text:style-name="Strong_20_Emphasis"><text:span text:style-name="T18">propunerile și scoring-ul pot fi JSON</text:span></text:span></text:p>
          </text:list-item>
        </text:list>
        <text:p text:style-name="P30">Asta e probabil arhitectura cea mai bună pentru ce vrei tu.</text:p>
        <text:p text:style-name="P29"><draw:frame draw:style-name="fr1" draw:name="Frame118" text:anchor-type="char" svg:width="0.0161in" draw:z-index="54"><draw:text-box fo:min-height="0.0161in"><text:p text:style-name="P26"><text:line-break/></text:p></draw:text-box></draw:frame>json pica atunci. nu tin neaparat. dar daca ar fi sa fie o structura si un fisier .md, cum sa o fac? imagineaza-ti ca vine cu o propunere si vreau sa o adaug. sa fie un rand <text:soft-page-break/>fiecare? sa fie 0e categorii (ex. la limite sa fie din if-uri, sau de tipuri - cum e bool asimilat int, de spatiu a unui array - mai mic / mare etc.)?</text:p>
        <text:p text:style-name="P617"><draw:frame draw:style-name="fr1" draw:name="Frame119" text:anchor-type="char" svg:width="0.0161in" draw:z-index="56"><draw:text-box fo:min-height="0.0161in"><text:p text:style-name="P26"><text:line-break/></text:p></draw:text-box></draw:frame><text:span text:style-name="T14">Da, aș face-o pe </text:span><text:span text:style-name="Strong_20_Emphasis"><text:span text:style-name="T18">categorii</text:span></text:span><text:span text:style-name="T14">, nu „un rând simplu pentru orice”.</text:span></text:p>
        <text:p text:style-name="P28">Dacă pui totul ca listă plată, va deveni repede greu de folosit:</text:p>
        <text:list text:style-name="L321">
          <text:list-item>
            <text:p text:style-name="P139">nu mai știi dacă o regulă ține de tipuri, ramuri, colecții, bucle, excepții</text:p>
          </text:list-item>
          <text:list-item>
            <text:p text:style-name="P139">AI-ul va avea mai puțin context structural</text:p>
          </text:list-item>
          <text:list-item>
            <text:p text:style-name="P139">și tu vei adăuga mai greu propuneri noi</text:p>
          </text:list-item>
        </text:list>
        <text:p text:style-name="P617"><text:span text:style-name="T14">Ce cred că merge cel mai bine este un </text:span><text:span text:style-name="Strong_20_Emphasis"><text:span text:style-name="T18">fișier </text:span></text:span><text:span text:style-name="Strong_20_Emphasis"><text:span text:style-name="Source_20_Text"><text:span text:style-name="T25">.md</text:span></text:span></text:span><text:span text:style-name="Strong_20_Emphasis"><text:span text:style-name="T18"> ierarhic</text:span></text:span><text:span text:style-name="T14">, cu:</text:span></text:p>
        <text:list text:style-name="L322">
          <text:list-item>
            <text:p text:style-name="P484"><text:span text:style-name="Strong_20_Emphasis"><text:span text:style-name="T18">tipul de testare</text:span></text:span></text:p>
          </text:list-item>
          <text:list-item>
            <text:p text:style-name="P484"><text:span text:style-name="Strong_20_Emphasis"><text:span text:style-name="T18">categoria regulii</text:span></text:span></text:p>
          </text:list-item>
          <text:list-item>
            <text:p text:style-name="P484"><text:span text:style-name="Strong_20_Emphasis"><text:span text:style-name="T18">regula</text:span></text:span></text:p>
          </text:list-item>
          <text:list-item>
            <text:p text:style-name="P484"><text:span text:style-name="Strong_20_Emphasis"><text:span text:style-name="T18">motivul</text:span></text:span></text:p>
          </text:list-item>
          <text:list-item>
            <text:p text:style-name="P484"><text:span text:style-name="Strong_20_Emphasis"><text:span text:style-name="T18">exemplu</text:span></text:span></text:p>
          </text:list-item>
          <text:list-item>
            <text:p text:style-name="P484"><text:span text:style-name="T14">opțional </text:span><text:span text:style-name="Strong_20_Emphasis"><text:span text:style-name="T18">status</text:span></text:span><text:span text:style-name="T14">: stabilă / propusă / acceptată / de verificat</text:span></text:p>
          </text:list-item>
        </text:list>
        <text:h text:style-name="P6" text:outline-level="2">Structura pe care ți-o recomand</text:h>
        <text:p text:style-name="P27">Aș avea un fișier de tip:</text:p>
        <text:section text:style-name="Sect2" text:name="Section121">
          <text:p text:style-name="P23"><text:bookmark text:name="code-block-viewer Copy 120"/>TESTING_KNOWLEDGE_BASE.md</text:p>
        </text:section>
        <text:p text:style-name="P305">și l-aș organiza așa:</text:p>
        <text:section text:style-name="Sect2" text:name="Section122">
          <text:p text:style-name="P23"><text:bookmark text:name="code-block-viewer Copy 121"/># Baza de cunostinte pentru testare automata Python</text:p>
          <text:p text:style-name="P19">## 1. Reguli generale</text:p>
          <text:p text:style-name="P19">### 1.1 Principii</text:p>
          <text:p text:style-name="P19">- Testele trebuie sa acopere comportamentul observabil al functiei.</text:p>
          <text:p text:style-name="P19">- Nu se modifica fisierul sursa fara aprobare explicita.</text:p>
          <text:p text:style-name="P19">- Se prefera pytest.</text:p>
          <text:p text:style-name="P19">- Se pastreaza testele bune deja existente.</text:p>
          <text:p text:style-name="P19">### 1.2 Format standard al testelor</text:p>
          <text:p text:style-name="P19"><text:soft-page-break/>- Numele testelor: `test_&lt;functie&gt;_&lt;scenariu&gt;`</text:p>
          <text:p text:style-name="P19">- Se foloseste `pytest.raises(...)` pentru exceptii</text:p>
          <text:p text:style-name="P19">- Se separa testele functionale de cele structurale cand are sens</text:p>
          <text:p text:style-name="P19">---</text:p>
          <text:p text:style-name="P19">## 2. Testare functionala</text:p>
          <text:p text:style-name="P19">### 2.1 Partitionare de echivalenta</text:p>
          <text:p text:style-name="P19">#### Reguli</text:p>
          <text:p text:style-name="P19">- Se identifica clase de intrari valide si invalide.</text:p>
          <text:p text:style-name="P19">- Se alege cel putin un reprezentant pentru fiecare clasa relevanta.</text:p>
          <text:p text:style-name="P19">- Se evita suprapunerea inutila intre clase.</text:p>
          <text:p text:style-name="P19">#### Cazuri tipice</text:p>
          <text:p text:style-name="P19">- Tip invalid pentru argument</text:p>
          <text:p text:style-name="P19">- Lungime invalida pentru colectie</text:p>
          <text:p text:style-name="P19">- Valoare cautata existenta</text:p>
          <text:p text:style-name="P19">- Valoare cautata inexistenta</text:p>
          <text:p text:style-name="P19">#### Exemple</text:p>
          <text:p text:style-name="P19">- lista valida, element gasit</text:p>
          <text:p text:style-name="P19">- lista valida, element negasit</text:p>
          <text:p text:style-name="P19">- argument care nu este lista</text:p>
          <text:p text:style-name="P19">### 2.2 Analiza valorilor de frontiera</text:p>
          <text:p text:style-name="P19">#### Reguli</text:p>
          <text:p text:style-name="P19">- Se testeaza valorile imediat sub limita, la limita si imediat peste limita.</text:p>
          <text:p text:style-name="P19">- Se verifica si pozitiile extreme relevante.</text:p>
          <text:p text:style-name="P19">#### Categorii de frontiera</text:p>
          <text:p text:style-name="P19">##### Tipuri si conversii</text:p>
          <text:p text:style-name="P19">- `bool` asimilat `int`</text:p>
          <text:p text:style-name="P19">- string numeric vs int</text:p>
          <text:p text:style-name="P19">- `None`</text:p>
          <text:p text:style-name="P19">##### Dimensiuni / cardinalitate</text:p>
          <text:p text:style-name="P19">- lista mai mica decat dimensiunea ceruta</text:p>
          <text:p text:style-name="P19">- lista exact la dimensiunea ceruta</text:p>
          <text:p text:style-name="P19">- lista mai mare decat dimensiunea ceruta</text:p>
          <text:p text:style-name="P19">##### Pozitionare</text:p>
          <text:p text:style-name="P19">- element pe prima pozitie</text:p>
          <text:p text:style-name="P19">- element pe ultima pozitie</text:p>
          <text:p text:style-name="P19">##### Limite logice din conditii</text:p>
          <text:p text:style-name="P19">- prag strict `&lt;`</text:p>
          <text:p text:style-name="P19"><text:soft-page-break/>- prag strict `&gt;`</text:p>
          <text:p text:style-name="P19">- prag cu egalitate `&lt;=`, `&gt;=`</text:p>
          <text:p text:style-name="P19">---</text:p>
          <text:p text:style-name="P19">## 3. Testare structurala</text:p>
          <text:p text:style-name="P19">### 3.1 Acoperire instructiuni</text:p>
          <text:p text:style-name="P19">- Se verifica executarea fiecarei instructiuni relevante.</text:p>
          <text:p text:style-name="P19">### 3.2 Acoperire decizii</text:p>
          <text:p text:style-name="P19">- Fiecare ramura `if/else` trebuie exercitata.</text:p>
          <text:p text:style-name="P19">### 3.3 Acoperire conditii</text:p>
          <text:p text:style-name="P19">- Fiecare conditie simpla trebuie sa fie adevarata si falsa cel putin o data.</text:p>
          <text:p text:style-name="P19">### 3.4 Conditii compuse</text:p>
          <text:p text:style-name="P19">#### Reguli</text:p>
          <text:p text:style-name="P19">- Se separa cazurile care schimba fiecare subconditie.</text:p>
          <text:p text:style-name="P19">- Se verifica interactiunea dintre subconditii.</text:p>
          <text:p text:style-name="P19">#### Exemple</text:p>
          <text:p text:style-name="P19">- `(a &gt; 0 and b &gt; 0)`</text:p>
          <text:p text:style-name="P19">- `(x is not None and len(x) == 5)`</text:p>
          <text:p text:style-name="P19">### 3.5 Bucle</text:p>
          <text:p text:style-name="P19">#### Reguli</text:p>
          <text:p text:style-name="P19">- Se testeaza zero iteratii</text:p>
          <text:p text:style-name="P19">- Se testeaza o iteratie</text:p>
          <text:p text:style-name="P19">- Se testeaza mai multe iteratii</text:p>
          <text:p text:style-name="P19">- Se testeaza limita buclei, daca exista</text:p>
          <text:p text:style-name="P19">---</text:p>
          <text:p text:style-name="P19">## 4. Particularitati Python</text:p>
          <text:p text:style-name="P19">### 4.1 Tipuri</text:p>
          <text:p text:style-name="P19">- `True == 1`</text:p>
          <text:p text:style-name="P19">- `False == 0`</text:p>
          <text:p text:style-name="P19">- `bool` este subclasa a lui `int`</text:p>
          <text:p text:style-name="P19">### 4.2 Colectii</text:p>
          <text:p text:style-name="P19">- diferenta dintre `list` si alte secvente</text:p>
          <text:p text:style-name="P19">- verificarea tipului containerului</text:p>
          <text:p text:style-name="P19">- verificarea tipului elementelor</text:p>
          <text:p text:style-name="P19">### 4.3 Exceptii</text:p>
          <text:p text:style-name="P19">- `TypeError`</text:p>
          <text:p text:style-name="P19">- `ValueError`</text:p>
          <text:p text:style-name="P19">- cazuri in care se prefera returnarea unei valori speciale in loc de exceptie</text:p>
          <text:p text:style-name="P19"><text:soft-page-break/>---</text:p>
          <text:p text:style-name="P19">## 5. Propuneri noi acceptate</text:p>
          <text:p text:style-name="P19">### 5.1 [ACCEPTATA] Duplicates / first match</text:p>
          <text:p text:style-name="P19">- Tip de testare: functionala</text:p>
          <text:p text:style-name="P19">- Categorie: partitionare de echivalenta</text:p>
          <text:p text:style-name="P19">- Regula:</text:p>
          <text:p text:style-name="P17"><text:s text:c="2"/><text:span text:style-name="T10">Daca functia foloseste `index()`, trebuie testat cazul in care valoarea apare de mai multe ori.</text:span></text:p>
          <text:p text:style-name="P19">- Motiv:</text:p>
          <text:p text:style-name="P17"><text:s text:c="2"/><text:span text:style-name="T10">Comportamentul relevant este returnarea primei aparitii.</text:span></text:p>
          <text:p text:style-name="P19">- Exemplu:</text:p>
          <text:p text:style-name="P17"><text:s text:c="2"/><text:span text:style-name="T10">`array5(2, [1,2,3,2,5]) -&gt; 1`</text:span></text:p>
          <text:p text:style-name="P19">### 5.2 [ACCEPTATA] Bool confundat cu int</text:p>
          <text:p text:style-name="P19">- Tip de testare: frontiera logica Python</text:p>
          <text:p text:style-name="P19">- Categorie: tipuri si conversii</text:p>
          <text:p text:style-name="P19">- Regula:</text:p>
          <text:p text:style-name="P17"><text:s text:c="2"/><text:span text:style-name="T10">Daca functia compara valori numerice in Python, trebuie evaluat separat cazul `bool`.</text:span></text:p>
          <text:p text:style-name="P19">- Motiv:</text:p>
          <text:p text:style-name="P17"><text:s text:c="2"/><text:span text:style-name="T10">In Python, `bool` poate fi tratat ca `int` si poate produce potriviri false.</text:span></text:p>
        </text:section>
        <text:h text:style-name="P4" text:outline-level="2">De ce asta și nu „un rând per regulă”</text:h>
        <text:p text:style-name="P27">Pentru că ai nevoie de:</text:p>
        <text:list text:style-name="L323">
          <text:list-item>
            <text:p text:style-name="P485"><text:span text:style-name="Strong_20_Emphasis"><text:span text:style-name="T18">căutare conceptuală</text:span></text:span></text:p>
          </text:list-item>
          <text:list-item>
            <text:p text:style-name="P485"><text:span text:style-name="Strong_20_Emphasis"><text:span text:style-name="T18">extensibilitate</text:span></text:span></text:p>
          </text:list-item>
          <text:list-item>
            <text:p text:style-name="P485"><text:span text:style-name="Strong_20_Emphasis"><text:span text:style-name="T18">inspirație pentru AI</text:span></text:span></text:p>
          </text:list-item>
          <text:list-item>
            <text:p text:style-name="P485"><text:span text:style-name="Strong_20_Emphasis"><text:span text:style-name="T18">ordine</text:span></text:span></text:p>
          </text:list-item>
        </text:list>
        <text:p text:style-name="P27">Dacă vine o regulă nouă, ea trebuie pusă:</text:p>
        <text:list text:style-name="L324">
          <text:list-item>
            <text:p text:style-name="P140">la tipul de testare potrivit</text:p>
          </text:list-item>
          <text:list-item>
            <text:p text:style-name="P140">în categoria potrivită</text:p>
          </text:list-item>
          <text:list-item>
            <text:p text:style-name="P140">cu motiv și exemplu</text:p>
          </text:list-item>
        </text:list>
        <text:p text:style-name="P27">Nu doar ca o propoziție aruncată într-o listă.</text:p>
        <text:h text:style-name="P6" text:outline-level="2"><text:soft-page-break/>Cum adaugi o propunere nouă</text:h>
        <text:p text:style-name="P27">Aș folosi un format standard foarte scurt, de tip:</text:p>
        <text:section text:style-name="Sect2" text:name="Section123">
          <text:p text:style-name="P23"><text:bookmark text:name="code-block-viewer Copy 122"/>### [PROPUSA] Nume scurt</text:p>
          <text:p text:style-name="P19">- Tip de testare:</text:p>
          <text:p text:style-name="P19">- Categorie:</text:p>
          <text:p text:style-name="P19">- Regula:</text:p>
          <text:p text:style-name="P19">- Motiv:</text:p>
          <text:p text:style-name="P19">- Exemplu:</text:p>
          <text:p text:style-name="P19">- Status:</text:p>
        </text:section>
        <text:p text:style-name="P305">iar când o accepți:</text:p>
        <text:list text:style-name="L325">
          <text:list-item>
            <text:p text:style-name="P486"><text:span text:style-name="T14">o muți la </text:span><text:span text:style-name="Source_20_Text"><text:span text:style-name="T25">[ACCEPTATA]</text:span></text:span></text:p>
          </text:list-item>
          <text:list-item>
            <text:p text:style-name="P141">eventual o copiezi și în secțiunea principală, dacă devine regulă generală</text:p>
          </text:list-item>
        </text:list>
        <text:p text:style-name="P27">Exemplu:</text:p>
        <text:section text:style-name="Sect2" text:name="Section124">
          <text:p text:style-name="P23"><text:bookmark text:name="code-block-viewer Copy 123"/>### [PROPUSA] Frontiera pentru zero iteratii</text:p>
          <text:p text:style-name="P19">- Tip de testare: structurala</text:p>
          <text:p text:style-name="P19">- Categorie: bucle</text:p>
          <text:p text:style-name="P19">- Regula:</text:p>
          <text:p text:style-name="P17"><text:s text:c="2"/><text:span text:style-name="T10">Daca exista o instructiune repetitiva, trebuie testat cazul in care bucla nu executa nicio iteratie.</text:span></text:p>
          <text:p text:style-name="P19">- Motiv:</text:p>
          <text:p text:style-name="P17"><text:s text:c="2"/><text:span text:style-name="T10">Multe erori apar cand logica presupune cel putin o iteratie.</text:span></text:p>
          <text:p text:style-name="P19">- Exemplu:</text:p>
          <text:p text:style-name="P17"><text:s text:c="2"/><text:span text:style-name="T10">lista vida sau conditie initiala falsa.</text:span></text:p>
          <text:p text:style-name="P19">- Status: in analiza</text:p>
        </text:section>
        <text:h text:style-name="P4" text:outline-level="2">Ce categorii aș avea minim</text:h>
        <text:p text:style-name="P27">Da, exact cum ai intuit, aș avea categorii precum:</text:p>
        <text:h text:style-name="P12" text:outline-level="3">Pentru testare funcțională</text:h>
        <text:list text:style-name="L326">
          <text:list-item>
            <text:p text:style-name="P142">tipuri</text:p>
          </text:list-item>
          <text:list-item>
            <text:p text:style-name="P142">dimensiuni / cardinalitate</text:p>
          </text:list-item>
          <text:list-item>
            <text:p text:style-name="P142"><text:soft-page-break/>valori valide / invalide</text:p>
          </text:list-item>
          <text:list-item>
            <text:p text:style-name="P142">poziționare</text:p>
          </text:list-item>
          <text:list-item>
            <text:p text:style-name="P142">duplicate</text:p>
          </text:list-item>
          <text:list-item>
            <text:p text:style-name="P142">excepții / coduri speciale de retur</text:p>
          </text:list-item>
          <text:list-item>
            <text:p text:style-name="P142">frontiere logice</text:p>
          </text:list-item>
        </text:list>
        <text:h text:style-name="P12" text:outline-level="3">Pentru testare structurală</text:h>
        <text:list text:style-name="L327">
          <text:list-item>
            <text:p text:style-name="P143">instrucțiuni</text:p>
          </text:list-item>
          <text:list-item>
            <text:p text:style-name="P143">decizii</text:p>
          </text:list-item>
          <text:list-item>
            <text:p text:style-name="P143">condiții simple</text:p>
          </text:list-item>
          <text:list-item>
            <text:p text:style-name="P143">condiții compuse</text:p>
          </text:list-item>
          <text:list-item>
            <text:p text:style-name="P143">bucle</text:p>
          </text:list-item>
          <text:list-item>
            <text:p text:style-name="P143">căi critice</text:p>
          </text:list-item>
        </text:list>
        <text:h text:style-name="P12" text:outline-level="3">Pentru particularități Python</text:h>
        <text:list text:style-name="L328">
          <text:list-item>
            <text:p text:style-name="P144">conversii implicite</text:p>
          </text:list-item>
          <text:list-item>
            <text:p text:style-name="P487"><text:span text:style-name="Source_20_Text"><text:span text:style-name="T25">bool</text:span></text:span><text:span text:style-name="T14"> vs </text:span><text:span text:style-name="Source_20_Text"><text:span text:style-name="T25">int</text:span></text:span></text:p>
          </text:list-item>
          <text:list-item>
            <text:p text:style-name="P487"><text:span text:style-name="Source_20_Text"><text:span text:style-name="T25">None</text:span></text:span></text:p>
          </text:list-item>
          <text:list-item>
            <text:p text:style-name="P144">string vs numeric</text:p>
          </text:list-item>
          <text:list-item>
            <text:p text:style-name="P144">containere</text:p>
          </text:list-item>
          <text:list-item>
            <text:p text:style-name="P144">excepții standard</text:p>
          </text:list-item>
        </text:list>
        <text:p text:style-name="P27">Aș separa clar și:</text:p>
        <text:list text:style-name="L329">
          <text:list-item>
            <text:p text:style-name="P488"><text:span text:style-name="Strong_20_Emphasis"><text:span text:style-name="T18">regulile generale</text:span></text:span></text:p>
          </text:list-item>
          <text:list-item>
            <text:p text:style-name="P488"><text:span text:style-name="Strong_20_Emphasis"><text:span text:style-name="T18">particularitățile Python</text:span></text:span></text:p>
          </text:list-item>
          <text:list-item>
            <text:p text:style-name="P488"><text:soft-page-break/><text:span text:style-name="Strong_20_Emphasis"><text:span text:style-name="T18">propunerile acceptate</text:span></text:span></text:p>
          </text:list-item>
        </text:list>
        <text:h text:style-name="P6" text:outline-level="2">Ce i-aș cere AI-ului când vine cu o propunere</text:h>
        <text:p text:style-name="P27">Ca să poată completa corect fișierul, i-aș cere să folosească un șablon fix, de exemplu:</text:p>
        <text:section text:style-name="Sect2" text:name="Section125">
          <text:p text:style-name="P23"><text:bookmark text:name="code-block-viewer Copy 124"/>When proposing a new testing rule, always provide:</text:p>
          <text:p text:style-name="P19">1. testing type</text:p>
          <text:p text:style-name="P19">2. category</text:p>
          <text:p text:style-name="P19">3. short rule name</text:p>
          <text:p text:style-name="P19">4. rule statement</text:p>
          <text:p text:style-name="P19">5. reason</text:p>
          <text:p text:style-name="P19">6. minimal example</text:p>
          <text:p text:style-name="P19">7. suggested location in TESTING_KNOWLEDGE_BASE.md</text:p>
          <text:p text:style-name="P19">Do not edit the file until approval is given.</text:p>
        </text:section>
        <text:p text:style-name="P305">Asta îl obligă să vină cu propuneri curate și ușor de integrat.</text:p>
        <text:h text:style-name="P6" text:outline-level="2">Concluzia mea</text:h>
        <text:p text:style-name="P27">Da:</text:p>
        <text:list text:style-name="L330">
          <text:list-item>
            <text:p text:style-name="P489"><text:span text:style-name="Strong_20_Emphasis"><text:span text:style-name="T18">nu un rând simplu pentru orice</text:span></text:span></text:p>
          </text:list-item>
          <text:list-item>
            <text:p text:style-name="P489"><text:span text:style-name="Strong_20_Emphasis"><text:span text:style-name="T18">da, pe categorii</text:span></text:span></text:p>
          </text:list-item>
          <text:list-item>
            <text:p text:style-name="P489"><text:span text:style-name="Strong_20_Emphasis"><text:span text:style-name="T18">da, cu ierarhie clară</text:span></text:span></text:p>
          </text:list-item>
          <text:list-item>
            <text:p text:style-name="P489"><text:span text:style-name="Strong_20_Emphasis"><text:span text:style-name="T18">da, cu motiv și exemplu</text:span></text:span></text:p>
          </text:list-item>
          <text:list-item>
            <text:p text:style-name="P489"><text:span text:style-name="Strong_20_Emphasis"><text:span text:style-name="T18">da, cu o zonă separată pentru propuneri noi</text:span></text:span></text:p>
          </text:list-item>
        </text:list>
        <text:p text:style-name="P27">Asta este, după părerea mea, structura cea mai bună dacă vrei ca sistemul să crească în timp și să devină din ce în ce mai util.</text:p>
        <text:p text:style-name="P617"><text:span text:style-name="T14">Dacă vrei, în pasul următor îți pot scrie un prim </text:span><text:span text:style-name="Source_20_Text"><text:span text:style-name="T25">TESTING_KNOWLEDGE_BASE.md</text:span></text:span><text:span text:style-name="T14"> minimal, bine structurat, gata de folosit.</text:span></text:p>
        <text:p text:style-name="P29"><draw:frame draw:style-name="fr1" draw:name="Frame120" text:anchor-type="char" svg:width="0.0161in" draw:z-index="64"><draw:text-box fo:min-height="0.0161in"><text:p text:style-name="P26"><text:line-break/></text:p></draw:text-box></draw:frame><text:soft-page-break/>si aranjatea asta cu # e usoara pentru ai? pentru mine e f usoara, dar pt ai e cea mai buna?</text:p>
        <text:p text:style-name="P27"><draw:frame draw:style-name="fr1" draw:name="Frame121" text:anchor-type="char" svg:width="0.0161in" draw:z-index="57"><draw:text-box fo:min-height="0.0161in"><text:p text:style-name="P26"><text:line-break/></text:p></draw:text-box></draw:frame>Da, este foarte ok pentru AI. În practică, chiar e una dintre cele mai bune variante.</text:p>
        <text:p text:style-name="P617"><text:span text:style-name="T14">Motivul principal: un fișier </text:span><text:span text:style-name="Source_20_Text"><text:span text:style-name="T25">.md</text:span></text:span><text:span text:style-name="T14"> cu structură pe </text:span><text:span text:style-name="Source_20_Text"><text:span text:style-name="T25">#</text:span></text:span><text:span text:style-name="T14">, </text:span><text:span text:style-name="Source_20_Text"><text:span text:style-name="T25">##</text:span></text:span><text:span text:style-name="T14">, </text:span><text:span text:style-name="Source_20_Text"><text:span text:style-name="T25">###</text:span></text:span><text:span text:style-name="T14"> îi oferă modelului:</text:span></text:p>
        <text:list text:style-name="L331">
          <text:list-item>
            <text:p text:style-name="P145">delimitare clară pe nivele</text:p>
          </text:list-item>
          <text:list-item>
            <text:p text:style-name="P145">context semantic bun</text:p>
          </text:list-item>
          <text:list-item>
            <text:p text:style-name="P145">secțiuni ușor de citat și completat</text:p>
          </text:list-item>
          <text:list-item>
            <text:p text:style-name="P145">organizare ușor de extins fără ambiguitate</text:p>
          </text:list-item>
        </text:list>
        <text:p text:style-name="P27">Pentru un AI, asta e de obicei mai bun decât:</text:p>
        <text:list text:style-name="L332">
          <text:list-item>
            <text:p text:style-name="P146">text lung, continuu</text:p>
          </text:list-item>
          <text:list-item>
            <text:p text:style-name="P146">liste plate fără categorii</text:p>
          </text:list-item>
          <text:list-item>
            <text:p text:style-name="P146">note dezorganizate</text:p>
          </text:list-item>
          <text:list-item>
            <text:p text:style-name="P146">JSON folosit pentru reguli conceptuale</text:p>
          </text:list-item>
        </text:list>
        <text:p text:style-name="P27">De ce merge bine pentru AI:</text:p>
        <text:list text:style-name="L333">
          <text:list-item>
            <text:p text:style-name="P147">header-ele devin „ancore” semantice</text:p>
          </text:list-item>
          <text:list-item>
            <text:p text:style-name="P147">modelul poate înțelege că „Tipuri”, „Bucle”, „Condiții compuse” sunt clase diferite</text:p>
          </text:list-item>
          <text:list-item>
            <text:p text:style-name="P147">când îi ceri să adauge ceva, îi poți spune exact:</text:p>
            <text:list>
              <text:list-item>
                <text:p text:style-name="P490"><text:span text:style-name="T30">„</text:span><text:span text:style-name="T14">adauga la </text:span><text:span text:style-name="Source_20_Text"><text:span text:style-name="T25">## 2. Testare functionala</text:span></text:span><text:span text:style-name="T14">”</text:span></text:p>
              </text:list-item>
              <text:list-item>
                <text:p text:style-name="P490"><text:span text:style-name="T30">„</text:span><text:span text:style-name="T14">pune regula la </text:span><text:span text:style-name="Source_20_Text"><text:span text:style-name="T25">### 2.2 Analiza valorilor de frontiera</text:span></text:span><text:span text:style-name="T14">”</text:span></text:p>
              </text:list-item>
              <text:list-item>
                <text:p text:style-name="P315">„<text:span text:style-name="T9">daca nu exista categorie potrivita, propune una noua”</text:span></text:p>
              </text:list-item>
            </text:list>
          </text:list-item>
        </text:list>
        <text:p text:style-name="P27">Asta îl ajută mult.</text:p>
        <text:h text:style-name="P9" text:outline-level="2"><text:span text:style-name="T22">Ce e și mai bun decât doar </text:span><text:span text:style-name="Source_20_Text"><text:span text:style-name="T27">#</text:span></text:span></text:h>
        <text:p text:style-name="P27">Ca structură, eu aș zice că idealul este:</text:p>
        <text:list text:style-name="L334">
          <text:list-item>
            <text:p text:style-name="P148"><text:soft-page-break/>headere markdown</text:p>
          </text:list-item>
          <text:list-item>
            <text:p text:style-name="P148">subliste scurte și consecvente</text:p>
          </text:list-item>
          <text:list-item>
            <text:p text:style-name="P148">un șablon repetitiv pentru fiecare regulă</text:p>
          </text:list-item>
        </text:list>
        <text:p text:style-name="P27">Adică nu doar:</text:p>
        <text:section text:style-name="Sect2" text:name="Section126">
          <text:p text:style-name="P23"><text:bookmark text:name="code-block-viewer Copy 125"/>## Tipuri</text:p>
          <text:p text:style-name="P19">aici niste idei...</text:p>
        </text:section>
        <text:p text:style-name="P305">ci ceva mai standardizat, de tip:</text:p>
        <text:section text:style-name="Sect2" text:name="Section127">
          <text:p text:style-name="P23"><text:bookmark text:name="code-block-viewer Copy 126"/>### Bool asimilat int</text:p>
          <text:p text:style-name="P19">- Tip de testare: functionala</text:p>
          <text:p text:style-name="P19">- Categorie: tipuri si conversii</text:p>
          <text:p text:style-name="P19">- Regula: cazul bool trebuie analizat separat de int</text:p>
          <text:p text:style-name="P19">- Motiv: in Python, bool este subclasa a lui int</text:p>
          <text:p text:style-name="P19">- Exemplu: True == 1</text:p>
        </text:section>
        <text:p text:style-name="P305">Asta este și mai bun pentru AI, pentru că:</text:p>
        <text:list text:style-name="L335">
          <text:list-item>
            <text:p text:style-name="P149">fiecare intrare are aceeași formă</text:p>
          </text:list-item>
          <text:list-item>
            <text:p text:style-name="P149">poate completa mai ușor</text:p>
          </text:list-item>
          <text:list-item>
            <text:p text:style-name="P149">poate propune mai ușor</text:p>
          </text:list-item>
          <text:list-item>
            <text:p text:style-name="P149">poate compara reguli între ele</text:p>
          </text:list-item>
        </text:list>
        <text:h text:style-name="P6" text:outline-level="2">Ce nu i-aș da</text:h>
        <text:p text:style-name="P27">Nu i-aș da ca format principal:</text:p>
        <text:list text:style-name="L336">
          <text:list-item>
            <text:p text:style-name="P150">paragrafe lungi fără structură</text:p>
          </text:list-item>
          <text:list-item>
            <text:p text:style-name="P150">tabele mari pentru toată baza de cunoștințe</text:p>
          </text:list-item>
          <text:list-item>
            <text:p text:style-name="P150">reguli scrise inconsistent</text:p>
          </text:list-item>
          <text:list-item>
            <text:p text:style-name="P150">combinații haotice de stiluri</text:p>
          </text:list-item>
        </text:list>
        <text:p text:style-name="P27"><text:soft-page-break/>Tabelele sunt bune uneori pentru sinteze scurte, dar nu pentru toată baza de cunoștințe. Pentru AI, listele ierarhice și șabloanele repetitive sunt mai robuste.</text:p>
        <text:h text:style-name="P6" text:outline-level="2">Deci, cea mai bună variantă?</text:h>
        <text:p text:style-name="P27">Da, ceva de genul:</text:p>
        <text:section text:style-name="Sect2" text:name="Section128">
          <text:p text:style-name="P23"><text:bookmark text:name="code-block-viewer Copy 127"/># Tip mare</text:p>
          <text:p text:style-name="P19">## Subtip</text:p>
          <text:p text:style-name="P19">### Regula</text:p>
          <text:p text:style-name="P19">- Tip de testare:</text:p>
          <text:p text:style-name="P19">- Categorie:</text:p>
          <text:p text:style-name="P19">- Regula:</text:p>
          <text:p text:style-name="P19">- Motiv:</text:p>
          <text:p text:style-name="P19">- Exemplu:</text:p>
          <text:p text:style-name="P19">- Status:</text:p>
        </text:section>
        <text:p text:style-name="P305">Asta e foarte bun:</text:p>
        <text:list text:style-name="L337">
          <text:list-item>
            <text:p text:style-name="P151">pentru tine</text:p>
          </text:list-item>
          <text:list-item>
            <text:p text:style-name="P151">pentru AI</text:p>
          </text:list-item>
          <text:list-item>
            <text:p text:style-name="P151">pentru creștere în timp</text:p>
          </text:list-item>
          <text:list-item>
            <text:p text:style-name="P151">pentru completări ulterioare</text:p>
          </text:list-item>
        </text:list>
        <text:h text:style-name="P6" text:outline-level="2">Concluzie</text:h>
        <text:p text:style-name="P617"><text:span text:style-name="T14">Da, structura cu </text:span><text:span text:style-name="Source_20_Text"><text:span text:style-name="T25">#</text:span></text:span><text:span text:style-name="T14"> este ușoară și bună și pentru AI.<text:line-break/>Mai exact, este una dintre cele mai bune opțiuni, cu condiția să fie:</text:span></text:p>
        <text:list text:style-name="L338">
          <text:list-item>
            <text:p text:style-name="P152">ierarhică</text:p>
          </text:list-item>
          <text:list-item>
            <text:p text:style-name="P152">consecventă</text:p>
          </text:list-item>
          <text:list-item>
            <text:p text:style-name="P152">bazată pe un șablon repetabil pentru reguli</text:p>
          </text:list-item>
        </text:list>
        <text:p text:style-name="P617"><text:span text:style-name="T14">Deci nu doar </text:span><text:span text:style-name="Source_20_Text"><text:span text:style-name="T25">#</text:span></text:span><text:span text:style-name="T14"> în sine contează, ci combinația:</text:span></text:p>
        <text:list text:style-name="L339">
          <text:list-item>
            <text:p text:style-name="P491"><text:soft-page-break/><text:span text:style-name="Strong_20_Emphasis"><text:span text:style-name="T18">headere markdown</text:span></text:span></text:p>
          </text:list-item>
          <text:list-item>
            <text:p text:style-name="P491"><text:span text:style-name="Strong_20_Emphasis"><text:span text:style-name="T18">categorii clare</text:span></text:span></text:p>
          </text:list-item>
          <text:list-item>
            <text:p text:style-name="P491"><text:span text:style-name="Strong_20_Emphasis"><text:span text:style-name="T18">format fix pentru fiecare regulă</text:span></text:span></text:p>
          </text:list-item>
        </text:list>
        <text:p text:style-name="P30">Asta e probabil cea mai bună alegere pentru ce vrei tu.</text:p>
        <text:p text:style-name="P29"><draw:frame draw:style-name="fr1" draw:name="Frame122" text:anchor-type="char" svg:width="0.0161in" draw:z-index="67"><draw:text-box fo:min-height="0.0161in"><text:p text:style-name="P26"><text:line-break/></text:p></draw:text-box></draw:frame>ce as mai putea imbunatati?</text:p>
        <text:p text:style-name="P27"><draw:frame draw:style-name="fr1" draw:name="Frame123" text:anchor-type="char" svg:width="0.0161in" draw:z-index="58"><draw:text-box fo:min-height="0.0161in"><text:p text:style-name="P26"><text:line-break/></text:p></draw:text-box></draw:frame>Ai deja o direcție foarte bună. Ce aș mai îmbunătăți eu:</text:p>
        <text:p text:style-name="P617"><text:span text:style-name="Strong_20_Emphasis"><text:span text:style-name="T18">1. Separă clar 3 niveluri</text:span></text:span></text:p>
        <text:list text:style-name="L340">
          <text:list-item>
            <text:p text:style-name="P492"><text:span text:style-name="Strong_20_Emphasis"><text:span text:style-name="T18">reguli generale</text:span></text:span></text:p>
          </text:list-item>
          <text:list-item>
            <text:p text:style-name="P492"><text:span text:style-name="Strong_20_Emphasis"><text:span text:style-name="T18">pattern-uri de testare</text:span></text:span></text:p>
          </text:list-item>
          <text:list-item>
            <text:p text:style-name="P492"><text:span text:style-name="Strong_20_Emphasis"><text:span text:style-name="T18">particularități de limbaj</text:span></text:span></text:p>
          </text:list-item>
        </text:list>
        <text:p text:style-name="P27">Adică să nu amesteci:</text:p>
        <text:list text:style-name="L341">
          <text:list-item>
            <text:p text:style-name="P316">„<text:span text:style-name="T9">la frontiere testăm n-1, n, n+1”<text:line-break/>cu</text:span></text:p>
          </text:list-item>
          <text:list-item>
            <text:p text:style-name="P493"><text:span text:style-name="T30">„</text:span><text:span text:style-name="T14">în Python, </text:span><text:span text:style-name="Source_20_Text"><text:span text:style-name="T25">bool</text:span></text:span><text:span text:style-name="T14"> poate fi confundat cu </text:span><text:span text:style-name="Source_20_Text"><text:span text:style-name="T25">int</text:span></text:span><text:span text:style-name="T14">”</text:span></text:p>
          </text:list-item>
        </text:list>
        <text:p text:style-name="P27">Prima e regulă generală de testare. A doua e particularitate Python.</text:p>
        <text:p text:style-name="P1"/>
        <text:p text:style-name="P617"><text:span text:style-name="Strong_20_Emphasis"><text:span text:style-name="T18">2. Adaugă și un câmp de aplicabilitate</text:span></text:span><text:span text:style-name="T14"><text:line-break/>La fiecare regulă, să existe ceva gen:</text:span></text:p>
        <text:list text:style-name="L342">
          <text:list-item>
            <text:p text:style-name="P153">se aplică la: liste / numere / stringuri / condiții / bucle / excepții / funcții de căutare</text:p>
          </text:list-item>
        </text:list>
        <text:p text:style-name="P27">Asta îl ajută mult pe AI să decidă dacă regula e relevantă pentru fișierul curent.</text:p>
        <text:p text:style-name="P28">Exemplu:</text:p>
        <text:section text:style-name="Sect2" text:name="Section129">
          <text:p text:style-name="P23"><text:bookmark text:name="code-block-viewer Copy 128"/>### Bool asimilat int</text:p>
          <text:p text:style-name="P19">- Tip de testare: functionala</text:p>
          <text:p text:style-name="P19">- Categorie: tipuri si conversii</text:p>
          <text:p text:style-name="P19">- Se aplica la: functii care compara valori numerice</text:p>
          <text:p text:style-name="P19">- Regula: cazul bool trebuie analizat separat de int</text:p>
          <text:p text:style-name="P19"><text:soft-page-break/>- Motiv: in Python, bool este subclasa a lui int</text:p>
          <text:p text:style-name="P19">- Exemplu: True == 1</text:p>
          <text:p text:style-name="P19">- Status: acceptata</text:p>
        </text:section>
        <text:p text:style-name="P2"/>
        <text:p text:style-name="P617"><text:span text:style-name="Strong_20_Emphasis"><text:span text:style-name="T18">3. Adaugă prioritate</text:span></text:span><text:span text:style-name="T14"><text:line-break/>Nu toate regulile sunt la fel de importante.</text:span></text:p>
        <text:p text:style-name="P28">Poți avea:</text:p>
        <text:list text:style-name="L343">
          <text:list-item>
            <text:p text:style-name="P494"><text:span text:style-name="Source_20_Text"><text:span text:style-name="T25">critica</text:span></text:span></text:p>
          </text:list-item>
          <text:list-item>
            <text:p text:style-name="P494"><text:span text:style-name="Source_20_Text"><text:span text:style-name="T25">inalta</text:span></text:span></text:p>
          </text:list-item>
          <text:list-item>
            <text:p text:style-name="P494"><text:span text:style-name="Source_20_Text"><text:span text:style-name="T25">medie</text:span></text:span></text:p>
          </text:list-item>
          <text:list-item>
            <text:p text:style-name="P494"><text:span text:style-name="Source_20_Text"><text:span text:style-name="T25">optional</text:span></text:span></text:p>
          </text:list-item>
        </text:list>
        <text:p text:style-name="P27">Asta îl ajută să prioritizeze când nu are loc să genereze multe teste.</text:p>
        <text:p text:style-name="P1"/>
        <text:p text:style-name="P617"><text:span text:style-name="Strong_20_Emphasis"><text:span text:style-name="T18">4. Adaugă cost / complexitate</text:span></text:span><text:span text:style-name="T14"><text:line-break/>Unele teste sunt:</text:span></text:p>
        <text:list text:style-name="L344">
          <text:list-item>
            <text:p text:style-name="P154">ieftine și foarte utile</text:p>
          </text:list-item>
          <text:list-item>
            <text:p text:style-name="P154">scumpe și rare</text:p>
          </text:list-item>
        </text:list>
        <text:p text:style-name="P27">De exemplu:</text:p>
        <text:list text:style-name="L345">
          <text:list-item>
            <text:p text:style-name="P155">test de tip invalid → ieftin</text:p>
          </text:list-item>
          <text:list-item>
            <text:p text:style-name="P155">mutație sau combinații multe pe condiții compuse → mai scump</text:p>
          </text:list-item>
        </text:list>
        <text:p text:style-name="P27">Poți avea:</text:p>
        <text:list text:style-name="L346">
          <text:list-item>
            <text:p text:style-name="P495"><text:span text:style-name="Source_20_Text"><text:span text:style-name="T25">cost: mic</text:span></text:span></text:p>
          </text:list-item>
          <text:list-item>
            <text:p text:style-name="P495"><text:span text:style-name="Source_20_Text"><text:span text:style-name="T25">cost: mediu</text:span></text:span></text:p>
          </text:list-item>
          <text:list-item>
            <text:p text:style-name="P495"><text:span text:style-name="Source_20_Text"><text:span text:style-name="T25">cost: mare</text:span></text:span></text:p>
          </text:list-item>
        </text:list>
        <text:p text:style-name="P27">Asta e util dacă vrei mai târziu să-i spui:</text:p>
        <text:list text:style-name="L347">
          <text:list-item>
            <text:p text:style-name="P156">generează doar testele cu impact mare și cost mic</text:p>
          </text:list-item>
        </text:list>
        <text:p text:style-name="P1"><text:soft-page-break/></text:p>
        <text:p text:style-name="P617"><text:span text:style-name="Strong_20_Emphasis"><text:span text:style-name="T18">5. Separă “regulă” de “heuristică”</text:span></text:span><text:span text:style-name="T14"><text:line-break/>Foarte important.</text:span></text:p>
        <text:p text:style-name="P28">Unele lucruri sunt reguli ferme:</text:p>
        <text:list text:style-name="L348">
          <text:list-item>
            <text:p text:style-name="P496"><text:span text:style-name="T14">dacă există </text:span><text:span text:style-name="Source_20_Text"><text:span text:style-name="T25">if/else</text:span></text:span><text:span text:style-name="T14">, trebuie exercitate ambele ramuri</text:span></text:p>
          </text:list-item>
        </text:list>
        <text:p text:style-name="P27">Altele sunt euristici:</text:p>
        <text:list text:style-name="L349">
          <text:list-item>
            <text:p text:style-name="P497"><text:span text:style-name="T14">dacă funcția folosește </text:span><text:span text:style-name="Source_20_Text"><text:span text:style-name="T25">index()</text:span></text:span><text:span text:style-name="T14">, probabil merită testate duplicatele</text:span></text:p>
          </text:list-item>
        </text:list>
        <text:p text:style-name="P27">Poți avea două secțiuni:</text:p>
        <text:list text:style-name="L350">
          <text:list-item>
            <text:p text:style-name="P498"><text:span text:style-name="Strong_20_Emphasis"><text:span text:style-name="T18">Reguli obligatorii</text:span></text:span></text:p>
          </text:list-item>
          <text:list-item>
            <text:p text:style-name="P498"><text:span text:style-name="Strong_20_Emphasis"><text:span text:style-name="T18">Heuristici utile</text:span></text:span></text:p>
          </text:list-item>
        </text:list>
        <text:p text:style-name="P27">Asta face baza mult mai matură.</text:p>
        <text:p text:style-name="P1"/>
        <text:p text:style-name="P617"><text:span text:style-name="Strong_20_Emphasis"><text:span text:style-name="T18">6. Adaugă anti-pattern-uri</text:span></text:span><text:span text:style-name="T14"><text:line-break/>Foarte valoros.</text:span></text:p>
        <text:p text:style-name="P28">Exemple:</text:p>
        <text:list text:style-name="L351">
          <text:list-item>
            <text:p text:style-name="P157">să nu copieze mecanic testele demo</text:p>
          </text:list-item>
          <text:list-item>
            <text:p text:style-name="P157">să nu testeze doar cazuri fericite</text:p>
          </text:list-item>
          <text:list-item>
            <text:p text:style-name="P157">să nu folosească inputuri redundante</text:p>
          </text:list-item>
          <text:list-item>
            <text:p text:style-name="P157">să nu schimbe sursa ca să facă testele să treacă</text:p>
          </text:list-item>
          <text:list-item>
            <text:p text:style-name="P157">să nu testeze implementarea internă când trebuie testat comportamentul</text:p>
          </text:list-item>
        </text:list>
        <text:p text:style-name="P27">Secțiune de tip:</text:p>
        <text:section text:style-name="Sect2" text:name="Section130">
          <text:p text:style-name="P23"><text:bookmark text:name="code-block-viewer Copy 129"/>## Anti-pattern-uri</text:p>
          <text:p text:style-name="P19">### Copiere mecanica din demo</text:p>
          <text:p text:style-name="P19">- Problema:</text:p>
          <text:p text:style-name="P17"><text:s text:c="2"/><text:span text:style-name="T10">testele ajung sa semene formal, dar nu verifica logica reala a functiei.</text:span></text:p>
          <text:p text:style-name="P19">- Evitare:</text:p>
          <text:p text:style-name="P17"><text:soft-page-break/><text:s text:c="2"/><text:span text:style-name="T10">adapteaza fiecare test la comportamentul concret al functiei analizate.</text:span></text:p>
        </text:section>
        <text:p text:style-name="P305">Asta ajută enorm.</text:p>
        <text:p text:style-name="P1"/>
        <text:p text:style-name="P617"><text:span text:style-name="Strong_20_Emphasis"><text:span text:style-name="T18">7. Adaugă exemple minime și contraexemple</text:span></text:span><text:span text:style-name="T14"><text:line-break/>Foarte bun pentru AI.</text:span></text:p>
        <text:p text:style-name="P28">Pentru fiecare regulă:</text:p>
        <text:list text:style-name="L352">
          <text:list-item>
            <text:p text:style-name="P158">un exemplu bun</text:p>
          </text:list-item>
          <text:list-item>
            <text:p text:style-name="P158">eventual un contraexemplu</text:p>
          </text:list-item>
        </text:list>
        <text:p text:style-name="P27">Exemplu:</text:p>
        <text:section text:style-name="Sect2" text:name="Section131">
          <text:p text:style-name="P23"><text:bookmark text:name="code-block-viewer Copy 130"/>- Exemplu bun:</text:p>
          <text:p text:style-name="P17"><text:s text:c="2"/><text:span text:style-name="T10">lista de lungime 4, 5, 6 pentru limita 5</text:span></text:p>
          <text:p text:style-name="P19">- Contraexemplu:</text:p>
          <text:p text:style-name="P17"><text:s text:c="2"/><text:span text:style-name="T10">liste de lungime 1 si 100 daca limita relevanta este strict in jurul lui 5</text:span></text:p>
        </text:section>
        <text:p text:style-name="P305">Asta îl face mai precis.</text:p>
        <text:p text:style-name="P1"/>
        <text:p text:style-name="P617"><text:span text:style-name="Strong_20_Emphasis"><text:span text:style-name="T18">8. Fă o secțiune separată pentru “semnale din cod”</text:span></text:span><text:span text:style-name="T14"><text:line-break/>Asta ar fi foarte puternic.</text:span></text:p>
        <text:p text:style-name="P28">Adică:</text:p>
        <text:list text:style-name="L353">
          <text:list-item>
            <text:p text:style-name="P499"><text:span text:style-name="T14">dacă vezi </text:span><text:span text:style-name="Source_20_Text"><text:span text:style-name="T25">len(...) == N</text:span></text:span><text:span text:style-name="T14"> → aplică frontiere pe cardinalitate</text:span></text:p>
          </text:list-item>
          <text:list-item>
            <text:p text:style-name="P499"><text:span text:style-name="T14">dacă vezi </text:span><text:span text:style-name="Source_20_Text"><text:span text:style-name="T25">for</text:span></text:span><text:span text:style-name="T14"> / </text:span><text:span text:style-name="Source_20_Text"><text:span text:style-name="T25">while</text:span></text:span><text:span text:style-name="T14"> → aplică reguli pentru bucle</text:span></text:p>
          </text:list-item>
          <text:list-item>
            <text:p text:style-name="P499"><text:span text:style-name="T14">dacă vezi </text:span><text:span text:style-name="Source_20_Text"><text:span text:style-name="T25">and</text:span></text:span><text:span text:style-name="T14"> / </text:span><text:span text:style-name="Source_20_Text"><text:span text:style-name="T25">or</text:span></text:span><text:span text:style-name="T14"> → aplică reguli pentru condiții compuse</text:span></text:p>
          </text:list-item>
          <text:list-item>
            <text:p text:style-name="P499"><text:span text:style-name="T14">dacă vezi </text:span><text:span text:style-name="Source_20_Text"><text:span text:style-name="T25">index()</text:span></text:span><text:span text:style-name="T14"> → testează duplicate și prima apariție</text:span></text:p>
          </text:list-item>
          <text:list-item>
            <text:p text:style-name="P499"><text:span text:style-name="T14">dacă vezi </text:span><text:span text:style-name="Source_20_Text"><text:span text:style-name="T25">raise</text:span></text:span><text:span text:style-name="T14"> → testează excepțiile</text:span></text:p>
          </text:list-item>
          <text:list-item>
            <text:p text:style-name="P499"><text:span text:style-name="T14">dacă vezi </text:span><text:span text:style-name="Source_20_Text"><text:span text:style-name="T25">isinstance</text:span></text:span><text:span text:style-name="T14"> → testează tipuri valide/invalide</text:span></text:p>
          </text:list-item>
        </text:list>
        <text:p text:style-name="P27">Asta transformă baza ta dintr-o simplă listă de reguli într-un sistem semi-expert.</text:p>
        <text:p text:style-name="P1"/>
        <text:p text:style-name="P617"><text:soft-page-break/><text:span text:style-name="Strong_20_Emphasis"><text:span text:style-name="T18">9. Adaugă un șablon de propunere nouă</text:span></text:span><text:span text:style-name="T14"><text:line-break/>Foarte util ca AI-ul să completeze consistent.</text:span></text:p>
        <text:p text:style-name="P28">Exemplu:</text:p>
        <text:section text:style-name="Sect2" text:name="Section132">
          <text:p text:style-name="P23"><text:bookmark text:name="code-block-viewer Copy 131"/>## Template propunere noua</text:p>
          <text:p text:style-name="P19">### [PROPUSA] &lt;nume scurt&gt;</text:p>
          <text:p text:style-name="P19">- Tip de testare:</text:p>
          <text:p text:style-name="P19">- Categorie:</text:p>
          <text:p text:style-name="P19">- Se aplica la:</text:p>
          <text:p text:style-name="P19">- Prioritate:</text:p>
          <text:p text:style-name="P19">- Cost:</text:p>
          <text:p text:style-name="P19">- Regula:</text:p>
          <text:p text:style-name="P19">- Motiv:</text:p>
          <text:p text:style-name="P19">- Exemplu:</text:p>
          <text:p text:style-name="P19">- Contraexemplu:</text:p>
          <text:p text:style-name="P19">- Locatie sugerata in baza:</text:p>
          <text:p text:style-name="P19">- Status: propusa</text:p>
        </text:section>
        <text:p text:style-name="P305">Asta standardizează foarte mult completările.</text:p>
        <text:p text:style-name="P1"/>
        <text:p text:style-name="P617"><text:span text:style-name="Strong_20_Emphasis"><text:span text:style-name="T18">10. Separă baza de cunoștințe de exemple</text:span></text:span><text:span text:style-name="T14"><text:line-break/>Eu aș avea:</text:span></text:p>
        <text:list text:style-name="L354">
          <text:list-item>
            <text:p text:style-name="P500"><text:span text:style-name="Source_20_Text"><text:span text:style-name="T25">TESTING_KNOWLEDGE_BASE.md</text:span></text:span></text:p>
          </text:list-item>
          <text:list-item>
            <text:p text:style-name="P500"><text:span text:style-name="Source_20_Text"><text:span text:style-name="T25">examples/test_demo_functional.py</text:span></text:span></text:p>
          </text:list-item>
          <text:list-item>
            <text:p text:style-name="P500"><text:span text:style-name="Source_20_Text"><text:span text:style-name="T25">examples/test_demo_structural.py</text:span></text:span></text:p>
          </text:list-item>
        </text:list>
        <text:p text:style-name="P27">Adică regulile într-un loc, exemplele în alt loc.<text:line-break/>Nu le-aș amesteca.</text:p>
        <text:p text:style-name="P1"/>
        <text:p text:style-name="P617"><text:span text:style-name="Strong_20_Emphasis"><text:span text:style-name="T18">11. Adaugă o secțiune de “proces”</text:span></text:span><text:span text:style-name="T14"><text:line-break/>De exemplu, ordinea în care AI-ul trebuie să gândească:</text:span></text:p>
        <text:list text:style-name="L355">
          <text:list-item>
            <text:p text:style-name="P159">identifică semnalele din cod</text:p>
          </text:list-item>
          <text:list-item>
            <text:p text:style-name="P159"><text:soft-page-break/>selectează regulile aplicabile</text:p>
          </text:list-item>
          <text:list-item>
            <text:p text:style-name="P159">verifică demo-urile relevante</text:p>
          </text:list-item>
          <text:list-item>
            <text:p text:style-name="P159">propune cazuri lipsă</text:p>
          </text:list-item>
          <text:list-item>
            <text:p text:style-name="P159">prioritizează</text:p>
          </text:list-item>
          <text:list-item>
            <text:p text:style-name="P159">cere aprobare pentru reguli noi</text:p>
          </text:list-item>
          <text:list-item>
            <text:p text:style-name="P159">generează testele</text:p>
          </text:list-item>
        </text:list>
        <text:p text:style-name="P27">Asta îi dă flux, nu doar cunoștințe.</text:p>
        <text:p text:style-name="P1"/>
        <text:p text:style-name="P617"><text:span text:style-name="Strong_20_Emphasis"><text:span text:style-name="T18">12. Fă distincția între testare funcțională și structurală la nivel de output</text:span></text:span><text:span text:style-name="T14"><text:line-break/>Adică să poți cere:</text:span></text:p>
        <text:list text:style-name="L356">
          <text:list-item>
            <text:p text:style-name="P160">doar funcțional</text:p>
          </text:list-item>
          <text:list-item>
            <text:p text:style-name="P160">doar structural</text:p>
          </text:list-item>
          <text:list-item>
            <text:p text:style-name="P160">ambele, dar separate în secțiuni diferite</text:p>
          </text:list-item>
        </text:list>
        <text:p text:style-name="P27">Asta va ajuta mult mai târziu.</text:p>
        <text:p text:style-name="P1"/>
        <text:p text:style-name="P27">Per total, cele mai valoroase îmbunătățiri mi se par:</text:p>
        <text:list text:style-name="L357">
          <text:list-item>
            <text:p text:style-name="P501"><text:span text:style-name="Strong_20_Emphasis"><text:span text:style-name="T18">aplicabilitate</text:span></text:span></text:p>
          </text:list-item>
          <text:list-item>
            <text:p text:style-name="P501"><text:span text:style-name="Strong_20_Emphasis"><text:span text:style-name="T18">prioritate</text:span></text:span></text:p>
          </text:list-item>
          <text:list-item>
            <text:p text:style-name="P501"><text:span text:style-name="Strong_20_Emphasis"><text:span text:style-name="T18">cost</text:span></text:span></text:p>
          </text:list-item>
          <text:list-item>
            <text:p text:style-name="P501"><text:span text:style-name="Strong_20_Emphasis"><text:span text:style-name="T18">semnale din cod</text:span></text:span></text:p>
          </text:list-item>
          <text:list-item>
            <text:p text:style-name="P501"><text:span text:style-name="Strong_20_Emphasis"><text:span text:style-name="T18">anti-pattern-uri</text:span></text:span></text:p>
          </text:list-item>
          <text:list-item>
            <text:p text:style-name="P501"><text:span text:style-name="Strong_20_Emphasis"><text:span text:style-name="T18">șablon standard pentru propuneri</text:span></text:span></text:p>
          </text:list-item>
        </text:list>
        <text:p text:style-name="P27">Astea îți transformă ideea din „documentație utilă” în „sistem utilizabil”.</text:p>
        <text:p text:style-name="P617"><text:span text:style-name="T14">Dacă vrei, următorul pas bun este să-ți propun o structură finală, matură, a fișierului </text:span><text:span text:style-name="Source_20_Text"><text:span text:style-name="T25">TESTING_KNOWLEDGE_BASE.md</text:span></text:span><text:span text:style-name="T14">, cu toate aceste îmbunătățiri incluse.</text:span></text:p>
        <text:p text:style-name="P29"><draw:frame draw:style-name="fr1" draw:name="Frame124" text:anchor-type="char" svg:width="0.0161in" draw:z-index="59"><draw:text-box fo:min-height="0.0161in"><text:p text:style-name="P26"><text:line-break/></text:p></draw:text-box></draw:frame><text:soft-page-break/>as vrea si instructiuni despre cum sa prezinte eventuale imbunatatiri, si sa le justifice.</text:p>
        <text:p text:style-name="P617"><draw:frame draw:style-name="fr1" draw:name="Frame125" text:anchor-type="char" svg:width="0.0161in" draw:z-index="60"><draw:text-box fo:min-height="0.0161in"><text:p text:style-name="P26"><text:line-break/></text:p></draw:text-box></draw:frame><text:span text:style-name="T14">Da, merită clar. Aș pune o secțiune separată, explicită, de </text:span><text:span text:style-name="Strong_20_Emphasis"><text:span text:style-name="T18">instrucțiuni pentru propuneri de îmbunătățire</text:span></text:span><text:span text:style-name="T14">.</text:span></text:p>
        <text:p text:style-name="P28">Ideea bună este să nu-i permiți să spună doar „mai merge și asta”, ci să-l obligi să prezinte fiecare propunere într-un format fix și justificat.</text:p>
        <text:h text:style-name="P6" text:outline-level="2">Ce aș adăuga</text:h>
        <text:p text:style-name="P617"><text:span text:style-name="T14">În </text:span><text:span text:style-name="Source_20_Text"><text:span text:style-name="T25">TESTING_KNOWLEDGE_BASE.md</text:span></text:span><text:span text:style-name="T14">, o secțiune de tip:</text:span></text:p>
        <text:section text:style-name="Sect2" text:name="Section133">
          <text:p text:style-name="P23"><text:bookmark text:name="code-block-viewer Copy 132"/>## Instructiuni pentru propuneri de imbunatatire</text:p>
          <text:p text:style-name="P19">Cand propui o imbunatatire a bazei de cunostinte sau a testelor, respecta urmatoarele reguli:</text:p>
          <text:p text:style-name="P19">1. Nu modifica direct fisierele de reguli sau demo fara aprobare explicita.</text:p>
          <text:p text:style-name="P19">2. Orice propunere trebuie prezentata separat, clar si complet.</text:p>
          <text:p text:style-name="P19">3. Fiecare propunere trebuie justificata prin raportare la:</text:p>
          <text:p text:style-name="P17"><text:s text:c="3"/><text:span text:style-name="T10">- comportamentul codului analizat</text:span></text:p>
          <text:p text:style-name="P17"><text:s text:c="3"/><text:span text:style-name="T10">- tipul de testare relevant</text:span></text:p>
          <text:p text:style-name="P17"><text:s text:c="3"/><text:span text:style-name="T10">- un risc real sau o lacuna reala</text:span></text:p>
          <text:p text:style-name="P19">4. Nu propune reguli redundante fata de cele deja existente.</text:p>
          <text:p text:style-name="P19">5. Daca regula propusa este specifica Python, marcheaza explicit acest lucru.</text:p>
          <text:p text:style-name="P19">6. Daca propunerea este doar o euristica, nu o prezenta ca regula obligatorie.</text:p>
          <text:p text:style-name="P19">7. Daca exista incertitudine, mentioneaza explicit limitele propunerii.</text:p>
        </text:section>
        <text:h text:style-name="P4" text:outline-level="2">Formatul propunerii</text:h>
        <text:p text:style-name="P27">Apoi aș impune un șablon fix, de exemplu:</text:p>
        <text:section text:style-name="Sect2" text:name="Section134">
          <text:p text:style-name="P23"><text:bookmark text:name="code-block-viewer Copy 133"/>### [PROPUSA] &lt;nume scurt&gt;</text:p>
          <text:p text:style-name="P19">- Tip: regula noua / euristica noua / completare demo / clarificare / reorganizare</text:p>
          <text:p text:style-name="P19">- Zona vizata: testare functionala / testare structurala / particularitati Python / reguli generale</text:p>
          <text:p text:style-name="P19">- Categoria:</text:p>
          <text:p text:style-name="P19">- Prioritate: critica / inalta / medie / scazuta</text:p>
          <text:p text:style-name="P19">- Aplicabilitate:</text:p>
          <text:p text:style-name="P19">- Problema observata:</text:p>
          <text:p text:style-name="P19"><text:soft-page-break/>- Propunere:</text:p>
          <text:p text:style-name="P19">- Justificare:</text:p>
          <text:p text:style-name="P19">- Exemplu minim:</text:p>
          <text:p text:style-name="P19">- Impact asteptat:</text:p>
          <text:p text:style-name="P19">- Risc sau limita:</text:p>
          <text:p text:style-name="P19">- Locatie sugerata in baza:</text:p>
          <text:p text:style-name="P19">- Status: propusa</text:p>
        </text:section>
        <text:h text:style-name="P4" text:outline-level="2">Ce înseamnă fiecare</text:h>
        <text:p text:style-name="P27">Ca să fie și mai robust, poți defini și câmpurile:</text:p>
        <text:list text:style-name="L358">
          <text:list-item>
            <text:p text:style-name="P502"><text:span text:style-name="Strong_20_Emphasis"><text:span text:style-name="T18">Problema observata</text:span></text:span><text:span text:style-name="T14"><text:line-break/>Ce lipsește sau ce este slab acum.</text:span></text:p>
          </text:list-item>
          <text:list-item>
            <text:p text:style-name="P502"><text:span text:style-name="Strong_20_Emphasis"><text:span text:style-name="T18">Propunere</text:span></text:span><text:span text:style-name="T14"><text:line-break/>Regula sau completarea concretă.</text:span></text:p>
          </text:list-item>
          <text:list-item>
            <text:p text:style-name="P502"><text:span text:style-name="Strong_20_Emphasis"><text:span text:style-name="T18">Justificare</text:span></text:span><text:span text:style-name="T14"><text:line-break/>De ce e utilă. Aici vrei argument, nu doar opinie.</text:span></text:p>
          </text:list-item>
          <text:list-item>
            <text:p text:style-name="P502"><text:span text:style-name="Strong_20_Emphasis"><text:span text:style-name="T18">Exemplu minim</text:span></text:span><text:span text:style-name="T14"><text:line-break/>Un exemplu mic de cod sau de caz de test unde se vede utilitatea.</text:span></text:p>
          </text:list-item>
          <text:list-item>
            <text:p text:style-name="P502"><text:span text:style-name="Strong_20_Emphasis"><text:span text:style-name="T18">Impact asteptat</text:span></text:span><text:span text:style-name="T14"><text:line-break/>Ce îmbunătățește:</text:span></text:p>
            <text:list>
              <text:list-item>
                <text:p text:style-name="P161">coverage</text:p>
              </text:list-item>
              <text:list-item>
                <text:p text:style-name="P161">detectarea bugurilor</text:p>
              </text:list-item>
              <text:list-item>
                <text:p text:style-name="P161">claritatea</text:p>
              </text:list-item>
              <text:list-item>
                <text:p text:style-name="P161">consistența</text:p>
              </text:list-item>
              <text:list-item>
                <text:p text:style-name="P161">prioritizarea</text:p>
              </text:list-item>
            </text:list>
          </text:list-item>
          <text:list-item>
            <text:p text:style-name="P502"><text:span text:style-name="Strong_20_Emphasis"><text:span text:style-name="T18">Risc sau limita</text:span></text:span><text:span text:style-name="T14"><text:line-break/>Când nu se aplică bine sau când poate duce la supratestare.</text:span></text:p>
          </text:list-item>
        </text:list>
        <text:h text:style-name="P6" text:outline-level="2"><text:soft-page-break/>Cum să justifice</text:h>
        <text:p text:style-name="P27">Aș scrie explicit și regulile de justificare:</text:p>
        <text:section text:style-name="Sect2" text:name="Section135">
          <text:p text:style-name="P23"><text:bookmark text:name="code-block-viewer Copy 134"/>### Reguli de justificare</text:p>
          <text:p text:style-name="P19">Orice propunere trebuie justificata prin cel putin unul dintre urmatoarele criterii:</text:p>
          <text:p text:style-name="P19">- acopera un tip de defect neacoperit in prezent</text:p>
          <text:p text:style-name="P19">- acopera o ramura, conditie sau limita neacoperita</text:p>
          <text:p text:style-name="P19">- rezolva o ambiguitate de interpretare</text:p>
          <text:p text:style-name="P19">- trateaza o particularitate importanta a limbajului Python</text:p>
          <text:p text:style-name="P19">- reduce riscul de omisiune a unor cazuri relevante</text:p>
          <text:p text:style-name="P19">- imbunatateste consistenta intre reguli si demo-uri</text:p>
          <text:p text:style-name="P19">- adauga o euristica utila pentru prioritizarea testelor</text:p>
        </text:section>
        <text:p text:style-name="P305">și încă o regulă bună:</text:p>
        <text:section text:style-name="Sect2" text:name="Section136">
          <text:p text:style-name="P23"><text:bookmark text:name="code-block-viewer Copy 135"/>Nu sunt suficiente justificari de forma:</text:p>
          <text:p text:style-name="P19">- "ar fi bine"</text:p>
          <text:p text:style-name="P19">- "poate ajuta"</text:p>
          <text:p text:style-name="P19">- "este util"</text:p>
          <text:p text:style-name="P19">Justificarea trebuie sa indice concret:</text:p>
          <text:p text:style-name="P19">- ce problema exista</text:p>
          <text:p text:style-name="P19">- de ce apare</text:p>
          <text:p text:style-name="P19">- cum o rezolva propunerea</text:p>
        </text:section>
        <text:h text:style-name="P4" text:outline-level="2">Foarte util: clasificarea propunerilor</text:h>
        <text:p text:style-name="P617"><text:span text:style-name="T14">Poți să-i ceri să spună și </text:span><text:span text:style-name="Strong_20_Emphasis"><text:span text:style-name="T18">ce fel de îmbunătățire</text:span></text:span><text:span text:style-name="T14"> este:</text:span></text:p>
        <text:list text:style-name="L359">
          <text:list-item>
            <text:p text:style-name="P503"><text:span text:style-name="Strong_20_Emphasis"><text:span text:style-name="T18">nouă regulă</text:span></text:span></text:p>
          </text:list-item>
          <text:list-item>
            <text:p text:style-name="P503"><text:span text:style-name="Strong_20_Emphasis"><text:span text:style-name="T18">nouă euristică</text:span></text:span></text:p>
          </text:list-item>
          <text:list-item>
            <text:p text:style-name="P503"><text:span text:style-name="Strong_20_Emphasis"><text:span text:style-name="T18">exemplu demo nou</text:span></text:span></text:p>
          </text:list-item>
          <text:list-item>
            <text:p text:style-name="P503"><text:span text:style-name="Strong_20_Emphasis"><text:span text:style-name="T18">contraexemplu nou</text:span></text:span></text:p>
          </text:list-item>
          <text:list-item>
            <text:p text:style-name="P503"><text:span text:style-name="Strong_20_Emphasis"><text:span text:style-name="T18">clarificare de formulare</text:span></text:span></text:p>
          </text:list-item>
          <text:list-item>
            <text:p text:style-name="P503"><text:span text:style-name="Strong_20_Emphasis"><text:span text:style-name="T18">reorganizare de structură</text:span></text:span></text:p>
          </text:list-item>
          <text:list-item>
            <text:p text:style-name="P503"><text:span text:style-name="Strong_20_Emphasis"><text:span text:style-name="T18">deduplicare / eliminare redundanță</text:span></text:span></text:p>
          </text:list-item>
        </text:list>
        <text:p text:style-name="P27">Asta te ajută mult când baza crește.</text:p>
        <text:h text:style-name="P6" text:outline-level="2"><text:soft-page-break/>Exemplu concret</text:h>
        <text:section text:style-name="Sect2" text:name="Section137">
          <text:p text:style-name="P23"><text:bookmark text:name="code-block-viewer Copy 136"/>### [PROPUSA] Testarea duplicatelor la functii care folosesc index</text:p>
          <text:p text:style-name="P19">- Tip: regula noua</text:p>
          <text:p text:style-name="P19">- Zona vizata: testare functionala</text:p>
          <text:p text:style-name="P19">- Categoria: partitionare de echivalenta</text:p>
          <text:p text:style-name="P19">- Prioritate: inalta</text:p>
          <text:p text:style-name="P19">- Aplicabilitate: functii care cauta un element intr-o lista si returneaza pozitia</text:p>
          <text:p text:style-name="P19">- Problema observata:</text:p>
          <text:p text:style-name="P17"><text:s text:c="2"/><text:span text:style-name="T10">Baza actuala nu precizeaza ce trebuie testat cand elementul cautat apare de mai multe ori.</text:span></text:p>
          <text:p text:style-name="P19">- Propunere:</text:p>
          <text:p text:style-name="P17"><text:s text:c="2"/><text:span text:style-name="T10">Daca implementarea returneaza prima aparitie, trebuie adaugat un test cu duplicate.</text:span></text:p>
          <text:p text:style-name="P19">- Justificare:</text:p>
          <text:p text:style-name="P17"><text:s text:c="2"/><text:span text:style-name="T10">Functiile bazate pe index sau pe cautare secventiala pot avea comportament relevant diferit in prezenta duplicatelor.</text:span></text:p>
          <text:p text:style-name="P17"><text:s text:c="2"/><text:span text:style-name="T10">Fara acest test, nu este verificat explicit daca se intoarce prima aparitie.</text:span></text:p>
          <text:p text:style-name="P19">- Exemplu minim:</text:p>
          <text:p text:style-name="P17"><text:s text:c="2"/><text:span text:style-name="T10">array5(2, [1, 2, 3, 2, 5]) -&gt; 1</text:span></text:p>
          <text:p text:style-name="P19">- Impact asteptat:</text:p>
          <text:p text:style-name="P17"><text:s text:c="2"/><text:span text:style-name="T10">Creste acoperirea functionala si reduce riscul de omitere a comportamentului pe duplicate.</text:span></text:p>
          <text:p text:style-name="P19">- Risc sau limita:</text:p>
          <text:p text:style-name="P17"><text:s text:c="2"/><text:span text:style-name="T10">Nu este relevant pentru functii care cauta doar existenta, fara a intoarce pozitia.</text:span></text:p>
          <text:p text:style-name="P19">- Locatie sugerata in baza:</text:p>
          <text:p text:style-name="P17"><text:s text:c="2"/><text:span text:style-name="T10">Testare functionala -&gt; Partitionare de echivalenta</text:span></text:p>
          <text:p text:style-name="P19">- Status: propusa</text:p>
        </text:section>
        <text:h text:style-name="P4" text:outline-level="2">Ce aș mai adăuga</text:h>
        <text:p text:style-name="P27">Aș pune și o regulă de ieșire:</text:p>
        <text:section text:style-name="Sect2" text:name="Section138">
          <text:p text:style-name="P23"><text:bookmark text:name="code-block-viewer Copy 137"/>Cand exista mai multe propuneri, acestea trebuie prezentate:</text:p>
          <text:p text:style-name="P19">1. ordonate dupa prioritate</text:p>
          <text:p text:style-name="P19">2. fara duplicari</text:p>
          <text:p text:style-name="P19">3. cu mentionarea clara a relatiei cu regulile existente</text:p>
          <text:p text:style-name="P19">4. cu distinctie intre:</text:p>
          <text:p text:style-name="P17"><text:soft-page-break/><text:s text:c="3"/><text:span text:style-name="T10">- propuneri generale</text:span></text:p>
          <text:p text:style-name="P17"><text:s text:c="3"/><text:span text:style-name="T10">- propuneri specifice fisierului curent</text:span></text:p>
        </text:section>
        <text:p text:style-name="P305">Asta e important, fiindcă unele îmbunătățiri sunt:</text:p>
        <text:list text:style-name="L360">
          <text:list-item>
            <text:p text:style-name="P162">bune doar pentru fișierul analizat</text:p>
          </text:list-item>
          <text:list-item>
            <text:p text:style-name="P162">bune pentru toată baza</text:p>
          </text:list-item>
        </text:list>
        <text:h text:style-name="P6" text:outline-level="2">Concluzie</text:h>
        <text:p text:style-name="P27">Da, aș adăuga clar:</text:p>
        <text:list text:style-name="L361">
          <text:list-item>
            <text:p text:style-name="P504"><text:span text:style-name="Strong_20_Emphasis"><text:span text:style-name="T18">instrucțiuni despre cum să propună îmbunătățiri</text:span></text:span></text:p>
          </text:list-item>
          <text:list-item>
            <text:p text:style-name="P504"><text:span text:style-name="Strong_20_Emphasis"><text:span text:style-name="T18">șablon fix</text:span></text:span></text:p>
          </text:list-item>
          <text:list-item>
            <text:p text:style-name="P504"><text:span text:style-name="Strong_20_Emphasis"><text:span text:style-name="T18">reguli de justificare</text:span></text:span></text:p>
          </text:list-item>
          <text:list-item>
            <text:p text:style-name="P504"><text:span text:style-name="Strong_20_Emphasis"><text:span text:style-name="T18">obligația de a separa regulile generale de cele specifice</text:span></text:span></text:p>
          </text:list-item>
        </text:list>
        <text:p text:style-name="P27">Asta îți va crește foarte mult calitatea propunerilor și te va ajuta să păstrezi baza curată.</text:p>
        <text:p text:style-name="P617"><text:span text:style-name="T14">Dacă vrei, îți pot scrie direct secțiunea completă, gata de pus în </text:span><text:span text:style-name="Source_20_Text"><text:span text:style-name="T25">TESTING_KNOWLEDGE_BASE.md</text:span></text:span><text:span text:style-name="T14">.</text:span></text:p>
        <text:p text:style-name="P29"><draw:frame draw:style-name="fr1" draw:name="Frame126" text:anchor-type="char" svg:width="0.0161in" draw:z-index="63"><draw:text-box fo:min-height="0.0161in"><text:p text:style-name="P26"><text:line-break/></text:p></draw:text-box></draw:frame>si inclusiv propunerea de imbunatatiri sau eliminare a unor reguli redundante sau inutile. </text:p>
        <text:p text:style-name="P27"><draw:frame draw:style-name="fr1" draw:name="Frame127" text:anchor-type="char" svg:width="0.0161in" draw:z-index="61"><draw:text-box fo:min-height="0.0161in"><text:p text:style-name="P26"><text:line-break/></text:p></draw:text-box></draw:frame>Da, neapărat. Aș include explicit și asta.</text:p>
        <text:p text:style-name="P28">Altfel baza va crește doar prin acumulare și, în timp, se va umple de:</text:p>
        <text:list text:style-name="L362">
          <text:list-item>
            <text:p text:style-name="P163">reguli duplicate</text:p>
          </text:list-item>
          <text:list-item>
            <text:p text:style-name="P163">reguli prea specifice</text:p>
          </text:list-item>
          <text:list-item>
            <text:p text:style-name="P163">reguli slabe</text:p>
          </text:list-item>
          <text:list-item>
            <text:p text:style-name="P163">exemple inutile</text:p>
          </text:list-item>
          <text:list-item>
            <text:p text:style-name="P163"><text:soft-page-break/>formulări care se bat cap în cap</text:p>
          </text:list-item>
        </text:list>
        <text:p text:style-name="P27">Deci secțiunea de propuneri nu trebuie să fie doar pentru:</text:p>
        <text:list text:style-name="L363">
          <text:list-item>
            <text:p text:style-name="P164">adăugare</text:p>
          </text:list-item>
        </text:list>
        <text:p text:style-name="P27">ci și pentru:</text:p>
        <text:list text:style-name="L364">
          <text:list-item>
            <text:p text:style-name="P505"><text:span text:style-name="Strong_20_Emphasis"><text:span text:style-name="T18">modificare</text:span></text:span></text:p>
          </text:list-item>
          <text:list-item>
            <text:p text:style-name="P505"><text:span text:style-name="Strong_20_Emphasis"><text:span text:style-name="T18">clarificare</text:span></text:span></text:p>
          </text:list-item>
          <text:list-item>
            <text:p text:style-name="P505"><text:span text:style-name="Strong_20_Emphasis"><text:span text:style-name="T18">mutare</text:span></text:span></text:p>
          </text:list-item>
          <text:list-item>
            <text:p text:style-name="P505"><text:span text:style-name="Strong_20_Emphasis"><text:span text:style-name="T18">unificare</text:span></text:span></text:p>
          </text:list-item>
          <text:list-item>
            <text:p text:style-name="P505"><text:span text:style-name="Strong_20_Emphasis"><text:span text:style-name="T18">retrogradare</text:span></text:span><text:span text:style-name="T14"> din regulă în euristică</text:span></text:p>
          </text:list-item>
          <text:list-item>
            <text:p text:style-name="P505"><text:span text:style-name="Strong_20_Emphasis"><text:span text:style-name="T18">eliminare</text:span></text:span></text:p>
          </text:list-item>
        </text:list>
        <text:h text:style-name="P6" text:outline-level="2">Tipurile de propuneri pe care le-aș permite</text:h>
        <text:p text:style-name="P27">Aș defini clar:</text:p>
        <text:section text:style-name="Sect2" text:name="Section139">
          <text:p text:style-name="P23"><text:bookmark text:name="code-block-viewer Copy 138"/>### Tipuri de propuneri permise</text:p>
          <text:p text:style-name="P19">- regula noua</text:p>
          <text:p text:style-name="P19">- euristica noua</text:p>
          <text:p text:style-name="P19">- completare demo</text:p>
          <text:p text:style-name="P19">- contraexemplu nou</text:p>
          <text:p text:style-name="P19">- clarificare de formulare</text:p>
          <text:p text:style-name="P19">- reorganizare de structura</text:p>
          <text:p text:style-name="P19">- mutare in alta categorie</text:p>
          <text:p text:style-name="P19">- unificare cu alta regula</text:p>
          <text:p text:style-name="P19">- retrogradare din regula obligatorie in euristica</text:p>
          <text:p text:style-name="P19">- eliminare regula redundanta</text:p>
          <text:p text:style-name="P19">- eliminare regula inutila</text:p>
          <text:p text:style-name="P19">- eliminare exemplu slab sau redundant</text:p>
        </text:section>
        <text:p text:style-name="P305">Asta e foarte important.<text:line-break/>Îl obligă să gândească și în termenii:</text:p>
        <text:list text:style-name="L365">
          <text:list-item>
            <text:p text:style-name="P317">„<text:span text:style-name="T9">asta nu mai merită”</text:span></text:p>
          </text:list-item>
          <text:list-item>
            <text:p text:style-name="P317"><text:soft-page-break/>„<text:span text:style-name="T9">asta deja există”</text:span></text:p>
          </text:list-item>
          <text:list-item>
            <text:p text:style-name="P317">„<text:span text:style-name="T9">asta ar trebui mutat”</text:span></text:p>
          </text:list-item>
          <text:list-item>
            <text:p text:style-name="P317">„<text:span text:style-name="T9">asta e prea specific și nu trebuie să stea ca regulă generală”</text:span></text:p>
          </text:list-item>
        </text:list>
        <text:h text:style-name="P6" text:outline-level="2">Cum să prezinte și propunerile de eliminare</text:h>
        <text:p text:style-name="P27">Aș avea un șablon unic, dar cu un câmp clar:</text:p>
        <text:section text:style-name="Sect2" text:name="Section140">
          <text:p text:style-name="P23"><text:bookmark text:name="code-block-viewer Copy 139"/>### [PROPUSA] &lt;nume scurt&gt;</text:p>
          <text:p text:style-name="P19">- Tip:</text:p>
          <text:p text:style-name="P19">- Actiune: adaugare / modificare / unificare / mutare / eliminare</text:p>
          <text:p text:style-name="P19">- Zona vizata:</text:p>
          <text:p text:style-name="P19">- Categoria:</text:p>
          <text:p text:style-name="P19">- Element afectat:</text:p>
          <text:p text:style-name="P19">- Problema observata:</text:p>
          <text:p text:style-name="P19">- Propunere:</text:p>
          <text:p text:style-name="P19">- Justificare:</text:p>
          <text:p text:style-name="P19">- Impact asteptat:</text:p>
          <text:p text:style-name="P19">- Risc sau limita:</text:p>
          <text:p text:style-name="P19">- Locatie sugerata:</text:p>
          <text:p text:style-name="P19">- Status: propusa</text:p>
        </text:section>
        <text:h text:style-name="P4" text:outline-level="2">Cum arată o propunere de eliminare</text:h>
        <text:p text:style-name="P27">Exemplu:</text:p>
        <text:section text:style-name="Sect2" text:name="Section141">
          <text:p text:style-name="P23"><text:bookmark text:name="code-block-viewer Copy 140"/>### [PROPUSA] Eliminarea regulii duplicate privind tipuri invalide</text:p>
          <text:p text:style-name="P19">- Tip: eliminare regula redundanta</text:p>
          <text:p text:style-name="P19">- Actiune: eliminare</text:p>
          <text:p text:style-name="P19">- Zona vizata: testare functionala</text:p>
          <text:p text:style-name="P19">- Categoria: partitionare de echivalenta</text:p>
          <text:p text:style-name="P19">- Element afectat: regula "argument invalid de tip"</text:p>
          <text:p text:style-name="P19">- Problema observata:</text:p>
          <text:p text:style-name="P17"><text:s text:c="2"/><text:span text:style-name="T10">Exista doua reguli care spun practic acelasi lucru despre testarea tipurilor invalide.</text:span></text:p>
          <text:p text:style-name="P19">- Propunere:</text:p>
          <text:p text:style-name="P17"><text:s text:c="2"/><text:span text:style-name="T10">Eliminarea regulii mai slabe si pastrarea doar a variantei mai generale si mai clare.</text:span></text:p>
          <text:p text:style-name="P19">- Justificare:</text:p>
          <text:p text:style-name="P17"><text:soft-page-break/><text:s text:c="2"/><text:span text:style-name="T10">Mentinerea ambelor reguli adauga redundanta si poate produce confuzie la selectarea regulilor aplicabile.</text:span></text:p>
          <text:p text:style-name="P19">- Impact asteptat:</text:p>
          <text:p text:style-name="P17"><text:s text:c="2"/><text:span text:style-name="T10">Simplifica baza de cunostinte si reduce suprapunerea.</text:span></text:p>
          <text:p text:style-name="P19">- Risc sau limita:</text:p>
          <text:p text:style-name="P17"><text:s text:c="2"/><text:span text:style-name="T10">Trebuie verificat ca informatia utila din regula eliminata sa fie pastrata in regula ramasa.</text:span></text:p>
          <text:p text:style-name="P19">- Locatie sugerata:</text:p>
          <text:p text:style-name="P17"><text:s text:c="2"/><text:span text:style-name="T10">Testare functionala -&gt; Partitionare de echivalenta</text:span></text:p>
          <text:p text:style-name="P19">- Status: propusa</text:p>
        </text:section>
        <text:h text:style-name="P4" text:outline-level="2">Și pentru reguli inutile, nu doar redundante</text:h>
        <text:p text:style-name="P27">Foarte important: redundant nu e singura problemă.</text:p>
        <text:p text:style-name="P28">Unele reguli pot fi:</text:p>
        <text:list text:style-name="L366">
          <text:list-item>
            <text:p text:style-name="P165">prea vagi</text:p>
          </text:list-item>
          <text:list-item>
            <text:p text:style-name="P165">prea rare</text:p>
          </text:list-item>
          <text:list-item>
            <text:p text:style-name="P165">prea dependente de un singur exemplu</text:p>
          </text:list-item>
          <text:list-item>
            <text:p text:style-name="P165">formulate prost</text:p>
          </text:list-item>
          <text:list-item>
            <text:p text:style-name="P165">nepotrivite ca „reguli”, dar bune ca observații locale</text:p>
          </text:list-item>
        </text:list>
        <text:p text:style-name="P27">De aceea aș defini și criterii de eliminare.</text:p>
        <text:h text:style-name="P6" text:outline-level="2">Criterii de eliminare / retrogradare</text:h>
        <text:p text:style-name="P27">Aș pune o secțiune de tip:</text:p>
        <text:section text:style-name="Sect2" text:name="Section142">
          <text:p text:style-name="P23"><text:bookmark text:name="code-block-viewer Copy 141"/>## Criterii pentru eliminarea sau retrogradarea unei reguli</text:p>
          <text:p text:style-name="P19">O regula poate fi propusa pentru eliminare daca:</text:p>
          <text:p text:style-name="P19">- este complet acoperita de alta regula mai generala</text:p>
          <text:p text:style-name="P19">- dubleaza o regula existenta fara valoare adaugata</text:p>
          <text:p text:style-name="P19">- este prea vaga pentru a fi aplicata util</text:p>
          <text:p text:style-name="P19">- este prea specifica unui singur fisier sau unui singur exemplu</text:p>
          <text:p text:style-name="P19">- produce mai multa confuzie decat claritate</text:p>
          <text:p text:style-name="P19"><text:soft-page-break/>- nu mai este compatibila cu structura actuala a bazei</text:p>
          <text:p text:style-name="P19">O regula poate fi propusa pentru retrogradare la euristica daca:</text:p>
          <text:p text:style-name="P19">- este utila doar in anumite contexte</text:p>
          <text:p text:style-name="P19">- nu trebuie aplicata obligatoriu</text:p>
          <text:p text:style-name="P19">- este mai degraba un indiciu decat o obligatie de testare</text:p>
        </text:section>
        <text:p text:style-name="P305">Asta este foarte valoros.</text:p>
        <text:h text:style-name="P6" text:outline-level="2">Aș adăuga și instrucțiuni despre cum justifică eliminarea</text:h>
        <text:p text:style-name="P27">Foarte important: să nu poată spune doar:</text:p>
        <text:list text:style-name="L367">
          <text:list-item>
            <text:p text:style-name="P318">„<text:span text:style-name="T9">asta nu mai trebuie”</text:span></text:p>
          </text:list-item>
        </text:list>
        <text:p text:style-name="P27">Aș impune:</text:p>
        <text:section text:style-name="Sect2" text:name="Section143">
          <text:p text:style-name="P23"><text:bookmark text:name="code-block-viewer Copy 142"/>### Reguli de justificare pentru eliminare sau unificare</text:p>
          <text:p text:style-name="P19">Cand propui eliminarea, unificarea sau retrogradarea unei reguli, trebuie sa precizezi explicit:</text:p>
          <text:p text:style-name="P19">1. ce element este afectat</text:p>
          <text:p text:style-name="P19">2. de ce este redundant, inutil sau prea specific</text:p>
          <text:p text:style-name="P19">3. cu ce regula se suprapune, daca este cazul</text:p>
          <text:p text:style-name="P19">4. ce informatie trebuie pastrata, daca nu se elimina complet</text:p>
          <text:p text:style-name="P19">5. daca propunerea este:</text:p>
          <text:p text:style-name="P17"><text:s text:c="3"/><text:span text:style-name="T10">- eliminare completa</text:span></text:p>
          <text:p text:style-name="P17"><text:s text:c="3"/><text:span text:style-name="T10">- unificare</text:span></text:p>
          <text:p text:style-name="P17"><text:s text:c="3"/><text:span text:style-name="T10">- mutare</text:span></text:p>
          <text:p text:style-name="P17"><text:s text:c="3"/><text:span text:style-name="T10">- retrogradare la euristica</text:span></text:p>
        </text:section>
        <text:h text:style-name="P4" text:outline-level="2">Cea mai bună idee: „nu șterge direct”</text:h>
        <text:p text:style-name="P27">Și aici aș pune o regulă foarte clară:</text:p>
        <text:section text:style-name="Sect2" text:name="Section144">
          <text:p text:style-name="P23"><text:bookmark text:name="code-block-viewer Copy 143"/>Nicio regula sau sectiune nu se elimina direct fara aprobare explicita.</text:p>
          <text:p text:style-name="P19">Se poate doar:</text:p>
          <text:p text:style-name="P19">- propune eliminarea</text:p>
          <text:p text:style-name="P19">- propune unificarea</text:p>
          <text:p text:style-name="P19">- propune mutarea</text:p>
          <text:p text:style-name="P19">- propune retrogradarea</text:p>
        </text:section>
        <text:p text:style-name="P305">Asta îți păstrează controlul.</text:p>
        <text:h text:style-name="P6" text:outline-level="2"><text:soft-page-break/>Ce mai poți adăuga util</text:h>
        <text:p text:style-name="P27">Poți introduce și un mini-status lifecycle:</text:p>
        <text:list text:style-name="L368">
          <text:list-item>
            <text:p text:style-name="P506"><text:span text:style-name="Source_20_Text"><text:span text:style-name="T25">propusa</text:span></text:span></text:p>
          </text:list-item>
          <text:list-item>
            <text:p text:style-name="P506"><text:span text:style-name="Source_20_Text"><text:span text:style-name="T25">in analiza</text:span></text:span></text:p>
          </text:list-item>
          <text:list-item>
            <text:p text:style-name="P506"><text:span text:style-name="Source_20_Text"><text:span text:style-name="T25">acceptata</text:span></text:span></text:p>
          </text:list-item>
          <text:list-item>
            <text:p text:style-name="P506"><text:span text:style-name="Source_20_Text"><text:span text:style-name="T25">respinsa</text:span></text:span></text:p>
          </text:list-item>
          <text:list-item>
            <text:p text:style-name="P506"><text:span text:style-name="Source_20_Text"><text:span text:style-name="T25">integrata</text:span></text:span></text:p>
          </text:list-item>
          <text:list-item>
            <text:p text:style-name="P506"><text:span text:style-name="Source_20_Text"><text:span text:style-name="T25">depreciata</text:span></text:span></text:p>
          </text:list-item>
        </text:list>
        <text:p text:style-name="P27">Așa poți urmări și istoria unei reguli.</text:p>
        <text:p text:style-name="P28">Exemplu:</text:p>
        <text:list text:style-name="L369">
          <text:list-item>
            <text:p text:style-name="P166">o regulă veche nu e ștearsă direct</text:p>
          </text:list-item>
          <text:list-item>
            <text:p text:style-name="P507"><text:span text:style-name="T14">devine </text:span><text:span text:style-name="Source_20_Text"><text:span text:style-name="T25">depreciata</text:span></text:span></text:p>
          </text:list-item>
          <text:list-item>
            <text:p text:style-name="P166">apoi mai târziu o elimini dacă vrei</text:p>
          </text:list-item>
        </text:list>
        <text:p text:style-name="P27">Asta ajută foarte mult la stabilitate.</text:p>
        <text:h text:style-name="P6" text:outline-level="2">Concluzie</text:h>
        <text:p text:style-name="P27">Da, secțiunea trebuie să includă explicit și:</text:p>
        <text:list text:style-name="L370">
          <text:list-item>
            <text:p text:style-name="P508"><text:span text:style-name="T14">propuneri de </text:span><text:span text:style-name="Strong_20_Emphasis"><text:span text:style-name="T18">îmbunătățire</text:span></text:span></text:p>
          </text:list-item>
          <text:list-item>
            <text:p text:style-name="P508"><text:span text:style-name="T14">propuneri de </text:span><text:span text:style-name="Strong_20_Emphasis"><text:span text:style-name="T18">clarificare</text:span></text:span></text:p>
          </text:list-item>
          <text:list-item>
            <text:p text:style-name="P508"><text:span text:style-name="T14">propuneri de </text:span><text:span text:style-name="Strong_20_Emphasis"><text:span text:style-name="T18">unificare</text:span></text:span></text:p>
          </text:list-item>
          <text:list-item>
            <text:p text:style-name="P508"><text:span text:style-name="T14">propuneri de </text:span><text:span text:style-name="Strong_20_Emphasis"><text:span text:style-name="T18">eliminare a regulilor redundante</text:span></text:span></text:p>
          </text:list-item>
          <text:list-item>
            <text:p text:style-name="P508"><text:span text:style-name="T14">propuneri de </text:span><text:span text:style-name="Strong_20_Emphasis"><text:span text:style-name="T18">eliminare a regulilor inutile</text:span></text:span></text:p>
          </text:list-item>
          <text:list-item>
            <text:p text:style-name="P508"><text:span text:style-name="T14">propuneri de </text:span><text:span text:style-name="Strong_20_Emphasis"><text:span text:style-name="T18">retrogradare a unor reguli în euristici</text:span></text:span></text:p>
          </text:list-item>
        </text:list>
        <text:p text:style-name="P27">Asta face baza ta vie, nu doar acumulativă.</text:p>
        <text:p text:style-name="P617"><text:soft-page-break/><text:span text:style-name="T14">Cel mai sănătos principiu este:<text:line-break/></text:span><text:span text:style-name="Strong_20_Emphasis"><text:span text:style-name="T18">AI-ul poate propune orice schimbare justificată, dar nu modifică baza fără aprobare.</text:span></text:span></text:p>
        <text:p text:style-name="P31">Dacă vrei, în pasul următor îți pot scrie direct toată secțiunea aceasta în format markdown, gata de pus în fișier.</text:p>
        <text:p text:style-name="P29"><draw:frame draw:style-name="fr1" draw:name="Frame128" text:anchor-type="char" svg:width="0.0161in" draw:z-index="65"><draw:text-box fo:min-height="0.0161in"><text:p text:style-name="P26"><text:line-break/></text:p></draw:text-box></draw:frame>ce fereastra sa folosesc, daca 2k e prea mic? merita 32 k din prima?</text:p>
        <text:p text:style-name="P27"><draw:frame draw:style-name="fr1" draw:name="Frame129" text:anchor-type="char" svg:width="0.0161in" draw:z-index="62"><draw:text-box fo:min-height="0.0161in"><text:p text:style-name="P26"><text:line-break/></text:p></draw:text-box></draw:frame>Verific rapid recomandările oficiale Aider/Ollama pentru context și apoi îți spun ce aș seta eu realist pe laptopul tău.</text:p>
        <text:p text:style-name="P617"><text:span text:style-name="T14">Nu aș merge pe </text:span><text:span text:style-name="Strong_20_Emphasis"><text:span text:style-name="T18">32K din prima</text:span></text:span><text:span text:style-name="T14"> pe laptopul tău.</text:span></text:p>
        <text:p text:style-name="P28">Aș porni așa:</text:p>
        <text:list text:style-name="L371">
          <text:list-item>
            <text:p text:style-name="P509"><text:span text:style-name="Strong_20_Emphasis"><text:span text:style-name="T18">8K</text:span></text:span><text:span text:style-name="T14"> dacă vrei setup sigur și fluid</text:span></text:p>
          </text:list-item>
          <text:list-item>
            <text:p text:style-name="P509"><text:span text:style-name="Strong_20_Emphasis"><text:span text:style-name="T18">16K</text:span></text:span><text:span text:style-name="T14"> dacă vezi că merge bine</text:span></text:p>
          </text:list-item>
          <text:list-item>
            <text:p text:style-name="P509"><text:span text:style-name="Strong_20_Emphasis"><text:span text:style-name="T18">32K</text:span></text:span><text:span text:style-name="T14"> doar ca test comparativ, nu ca setare implicită</text:span></text:p>
          </text:list-item>
        </text:list>
        <text:p text:style-name="P27">De ce:</text:p>
        <text:list text:style-name="L372">
          <text:list-item>
            <text:p text:style-name="P510"><text:span text:style-name="T14">Aider spune explicit că Ollama are implicit un context foarte mic și dă exemplu de pornire cu </text:span><text:span text:style-name="Strong_20_Emphasis"><text:span text:style-name="T18">8K</text:span></text:span><text:span text:style-name="T14">: </text:span><text:span text:style-name="Source_20_Text"><text:span text:style-name="T25">OLLAMA_CONTEXT_LENGTH=8192 ollama serve</text:span></text:span><text:span text:style-name="T14">. </text:span></text:p>
          </text:list-item>
          <text:list-item>
            <text:p text:style-name="P510"><text:span text:style-name="T14">Tot Aider spune că, în mod implicit, încearcă să seteze contextul Ollama suficient de mare pentru fiecare cerere plus încă </text:span><text:span text:style-name="Strong_20_Emphasis"><text:span text:style-name="T18">8K</text:span></text:span><text:span text:style-name="T14"> pentru răspuns, ca să nu-ți fie tăiat contextul în tăcere. </text:span></text:p>
          </text:list-item>
          <text:list-item>
            <text:p text:style-name="P510"><text:span text:style-name="T14">Ollama spune că pentru taskuri precum </text:span><text:span text:style-name="Strong_20_Emphasis"><text:span text:style-name="T18">agents</text:span></text:span><text:span text:style-name="T14"> și </text:span><text:span text:style-name="Strong_20_Emphasis"><text:span text:style-name="T18">coding tools</text:span></text:span><text:span text:style-name="T14"> contextul ar trebui setat la </text:span><text:span text:style-name="Strong_20_Emphasis"><text:span text:style-name="T18">cel puțin 64K</text:span></text:span><text:span text:style-name="T14">, dar asta este o recomandare generală și vine împreună cu avertismentul că un context mai mare cere mai multă memorie. </text:span></text:p>
          </text:list-item>
        </text:list>
        <text:p text:style-name="P617"><text:span text:style-name="T14">Aici e partea importantă pentru tine:<text:line-break/>faptul că un model </text:span><text:span text:style-name="Strong_20_Emphasis"><text:span text:style-name="T18">poate</text:span></text:span><text:span text:style-name="T14"> avea 32K context nu înseamnă că e optim să-i dai 32K din </text:span><text:soft-page-break/><text:span text:style-name="T14">prima pe un laptop cu 16 GB RAM. Ollama spune clar că mărirea contextului crește memoria necesară. </text:span></text:p>
        <text:h text:style-name="P6" text:outline-level="2">Ce aș face eu, practic</text:h>
        <text:p text:style-name="P27">Pe configurația ta:</text:p>
        <text:list text:style-name="L373">
          <text:list-item>
            <text:p text:style-name="P511"><text:span text:style-name="T14">începi cu </text:span><text:span text:style-name="Strong_20_Emphasis"><text:span text:style-name="T18">8K</text:span></text:span></text:p>
          </text:list-item>
          <text:list-item>
            <text:p text:style-name="P167">vezi cum merge pe fișierele tale reale</text:p>
          </text:list-item>
          <text:list-item>
            <text:p text:style-name="P167">dacă observi că:</text:p>
            <text:list>
              <text:list-item>
                <text:p text:style-name="P167">pierde context</text:p>
              </text:list-item>
              <text:list-item>
                <text:p text:style-name="P167">uită demo-urile sau regulile</text:p>
              </text:list-item>
              <text:list-item>
                <text:p text:style-name="P511"><text:span text:style-name="T14">nu mai ține bine sursa + testele + convențiile<text:line-break/>atunci urci la </text:span><text:span text:style-name="Strong_20_Emphasis"><text:span text:style-name="T18">16K</text:span></text:span></text:p>
              </text:list-item>
            </text:list>
          </text:list-item>
          <text:list-item>
            <text:p text:style-name="P511"><text:span text:style-name="T14">doar dacă ai un caz clar că 16K nu ajunge, testezi </text:span><text:span text:style-name="Strong_20_Emphasis"><text:span text:style-name="T18">32K</text:span></text:span></text:p>
          </text:list-item>
        </text:list>
        <text:p text:style-name="P27">De ce nu 32K din prima:</text:p>
        <text:list text:style-name="L374">
          <text:list-item>
            <text:p text:style-name="P168">nu ai încă dovada că ai nevoie</text:p>
          </text:list-item>
          <text:list-item>
            <text:p text:style-name="P168">îți poate consuma mai multă memorie și poate încetini răspunsurile</text:p>
          </text:list-item>
          <text:list-item>
            <text:p text:style-name="P512"><text:span text:style-name="T14">pentru taskul tău inițial, care e pe fișiere relativ mici și ghidaj țintit, </text:span><text:span text:style-name="Strong_20_Emphasis"><text:span text:style-name="T18">8K–16K</text:span></text:span><text:span text:style-name="T14"> au șanse bune să fie suficiente</text:span></text:p>
          </text:list-item>
        </text:list>
        <text:h text:style-name="P6" text:outline-level="2">Ce înseamnă „mai lent”</text:h>
        <text:p text:style-name="P27">În practică, pentru tine, „mai lent” înseamnă:</text:p>
        <text:list text:style-name="L375">
          <text:list-item>
            <text:p text:style-name="P169">aștepți mai mult până începe să răspundă</text:p>
          </text:list-item>
          <text:list-item>
            <text:p text:style-name="P169">aștepți mai mult până termină de generat</text:p>
          </text:list-item>
          <text:list-item>
            <text:p text:style-name="P169">crește consumul de memorie</text:p>
          </text:list-item>
          <text:list-item>
            <text:p text:style-name="P169"><text:soft-page-break/>crește șansa ca modelul să fie parțial mutat pe CPU sau ca sistemul să se simtă încărcat</text:p>
          </text:list-item>
        </text:list>
        <text:p text:style-name="P617"><text:span text:style-name="T14">Ollama spune explicit că un context mai mare cere mai multă memorie și că pentru performanță bună trebuie evitată offloadarea pe CPU, lucru pe care îl poți verifica cu </text:span><text:span text:style-name="Source_20_Text"><text:span text:style-name="T25">ollama ps</text:span></text:span><text:span text:style-name="T14">. </text:span></text:p>
        <text:h text:style-name="P6" text:outline-level="2">Concluzia mea</text:h>
        <text:p text:style-name="P27">Pentru tine:</text:p>
        <text:list text:style-name="L376">
          <text:list-item>
            <text:p text:style-name="P513"><text:span text:style-name="Strong_20_Emphasis"><text:span text:style-name="T18">nu 32K din prima</text:span></text:span></text:p>
          </text:list-item>
          <text:list-item>
            <text:p text:style-name="P513"><text:span text:style-name="Strong_20_Emphasis"><text:span text:style-name="T18">8K</text:span></text:span><text:span text:style-name="T14"> este punctul bun de pornire</text:span></text:p>
          </text:list-item>
          <text:list-item>
            <text:p text:style-name="P513"><text:span text:style-name="Strong_20_Emphasis"><text:span text:style-name="T18">16K</text:span></text:span><text:span text:style-name="T14"> este următorul pas rezonabil</text:span></text:p>
          </text:list-item>
          <text:list-item>
            <text:p text:style-name="P513"><text:span text:style-name="Strong_20_Emphasis"><text:span text:style-name="T18">32K</text:span></text:span><text:span text:style-name="T14"> doar dacă vezi clar că ai nevoie</text:span></text:p>
          </text:list-item>
        </text:list>
        <text:p text:style-name="P617"><text:span text:style-name="T14">Dacă vrei o singură recomandare concretă:<text:line-break/></text:span><text:span text:style-name="Strong_20_Emphasis"><text:span text:style-name="T18">pornește cu 8192 și testează.</text:span></text:span><text:span text:style-name="T14"> Asta este și valoarea exemplificată în documentația Aider pentru Ollama. </text:span></text:p>
        <text:p text:style-name="P28">Comanda de început:</text:p>
        <text:section text:style-name="Sect2" text:name="Section145">
          <text:p text:style-name="P22"><text:bookmark text:name="code-block-viewer Copy 144"/><text:span text:style-name="T1">OLLAMA_CONTEXT_LENGTH=8192 ollama serve</text:span></text:p>
        </text:section>
        <text:p text:style-name="P311"><draw:frame draw:style-name="fr1" draw:name="Frame130" text:anchor-type="char" svg:width="0.0161in" draw:z-index="66"><draw:text-box fo:min-height="0.0161in"><text:p text:style-name="P26"><text:line-break/></text:p></draw:text-box></draw:frame>pot modifica ulterior, daca aleg 8k? am o interfata grafica sau din linia de comanda? pot sa ii cer lui ollema sa isi modifice singur limita?</text:p>
        <text:p text:style-name="P27"><draw:frame draw:style-name="fr1" draw:name="Frame131" text:anchor-type="char" svg:width="0.0161in" draw:z-index="70"><draw:text-box fo:min-height="0.0161in"><text:p text:style-name="P26"><text:line-break/></text:p></draw:text-box></draw:frame>Verific exact cum se schimbă contextul la Ollama și ce opțiuni ai pentru interfață, ca să-ți răspund corect pe partea practică.</text:p>
        <text:p text:style-name="P29"><draw:frame draw:style-name="fr1" draw:name="Frame132" text:anchor-type="char" svg:width="0.0161in" draw:z-index="69"><draw:text-box fo:min-height="0.0161in"><text:p text:style-name="P26"><text:line-break/></text:p></draw:text-box></draw:frame>?</text:p>
        <text:p text:style-name="P27"><draw:frame draw:style-name="fr1" draw:name="Frame133" text:anchor-type="char" svg:width="0.0161in" draw:z-index="68"><draw:text-box fo:min-height="0.0161in"><text:p text:style-name="P26"><text:line-break/></text:p></draw:text-box></draw:frame>Verific exact cum se schimbă contextul la Ollama și ce opțiuni ai pentru interfață, ca să-ți răspund practic și corect.</text:p>
        <text:p text:style-name="P27">Da.</text:p>
        <text:p text:style-name="P617"><text:soft-page-break/><text:span text:style-name="Strong_20_Emphasis"><text:span text:style-name="T18">1. Poți modifica ulterior dacă alegi 8K.</text:span></text:span><text:span text:style-name="T14"><text:line-break/>Da. Ollama permite schimbarea lungimii de context fie din aplicație, prin sliderul din Settings, fie din CLI când pornești serviciul, de exemplu </text:span><text:span text:style-name="Source_20_Text"><text:span text:style-name="T25">OLLAMA_CONTEXT_LENGTH=64000 ollama serve</text:span></text:span><text:span text:style-name="T14">. Documentația spune și că, dacă vrei să verifici ce context este alocat efectiv, poți folosi </text:span><text:span text:style-name="Source_20_Text"><text:span text:style-name="T25">ollama ps</text:span></text:span><text:span text:style-name="T14">. </text:span></text:p>
        <text:p text:style-name="P617"><text:span text:style-name="Strong_20_Emphasis"><text:span text:style-name="T18">2. Ai interfață grafică sau linie de comandă?</text:span></text:span><text:span text:style-name="T14"><text:line-break/>Ambele, dar pe Ubuntu, pentru cazul tău, te vei lovi în principal de </text:span><text:span text:style-name="Strong_20_Emphasis"><text:span text:style-name="T18">CLI</text:span></text:span><text:span text:style-name="T14">. Documentația Ollama are o pagină dedicată de CLI cu comenzi precum </text:span><text:span text:style-name="Source_20_Text"><text:span text:style-name="T25">ollama run</text:span></text:span><text:span text:style-name="T14">, </text:span><text:span text:style-name="Source_20_Text"><text:span text:style-name="T25">ollama pull</text:span></text:span><text:span text:style-name="T14">, </text:span><text:span text:style-name="Source_20_Text"><text:span text:style-name="T25">ollama ps</text:span></text:span><text:span text:style-name="T14">, </text:span><text:span text:style-name="Source_20_Text"><text:span text:style-name="T25">ollama stop</text:span></text:span><text:span text:style-name="T14"> și </text:span><text:span text:style-name="Source_20_Text"><text:span text:style-name="T25">ollama serve</text:span></text:span><text:span text:style-name="T14">. În același timp, pagina de context length menționează și o </text:span><text:span text:style-name="Strong_20_Emphasis"><text:span text:style-name="T18">aplicație</text:span></text:span><text:span text:style-name="T14"> cu slider în Settings pentru context, deci există și interfață grafică în ecosistemul Ollama. </text:span></text:p>
        <text:p text:style-name="P617"><text:span text:style-name="Strong_20_Emphasis"><text:span text:style-name="T18">3. Poți să-i ceri lui Ollama să-și modifice singur limita?</text:span></text:span><text:span text:style-name="T14"><text:line-break/>Nu aș conta pe asta ca workflow principal. Oficial, schimbarea se face:</text:span></text:p>
        <text:list text:style-name="L377">
          <text:list-item>
            <text:p text:style-name="P514"><text:span text:style-name="T14">fie prin </text:span><text:span text:style-name="Strong_20_Emphasis"><text:span text:style-name="T18">Settings</text:span></text:span><text:span text:style-name="T14"> în aplicație</text:span></text:p>
          </text:list-item>
          <text:list-item>
            <text:p text:style-name="P514"><text:span text:style-name="T14">fie pornind serverul cu variabila de mediu </text:span><text:span text:style-name="Source_20_Text"><text:span text:style-name="T25">OLLAMA_CONTEXT_LENGTH=...</text:span></text:span></text:p>
          </text:list-item>
          <text:list-item>
            <text:p text:style-name="P514"><text:span text:style-name="T14">fie, pentru cereri API, prin opțiuni de runtime în request. Documentația API arată că endpoint-urile acceptă opțiuni suplimentare pentru rulare, iar documentația de context length spune clar că setarea globală se face la pornirea </text:span><text:span text:style-name="Source_20_Text"><text:span text:style-name="T25">ollama serve</text:span></text:span><text:span text:style-name="T14">. </text:span></text:p>
          </text:list-item>
        </text:list>
        <text:p text:style-name="P27">Practic:</text:p>
        <text:list text:style-name="L378">
          <text:list-item>
            <text:p text:style-name="P515"><text:span text:style-name="Strong_20_Emphasis"><text:span text:style-name="T18">da, limita se poate schimba ulterior</text:span></text:span></text:p>
          </text:list-item>
          <text:list-item>
            <text:p text:style-name="P515"><text:span text:style-name="Strong_20_Emphasis"><text:span text:style-name="T18">da, ai CLI și, în anumite contexte, GUI</text:span></text:span></text:p>
          </text:list-item>
          <text:list-item>
            <text:p text:style-name="P515"><text:span text:style-name="Strong_20_Emphasis"><text:span text:style-name="T18">nu, nu aș lăsa modelul să-și schimbe singur setarea globală</text:span></text:span><text:span text:style-name="T14">, ci aș controla-o tu explicit</text:span></text:p>
          </text:list-item>
        </text:list>
        <text:p text:style-name="P27">Pentru tine, cea mai sănătoasă variantă este:</text:p>
        <text:list text:style-name="L379">
          <text:list-item>
            <text:p text:style-name="P516"><text:span text:style-name="T14">pornești cu </text:span><text:span text:style-name="Strong_20_Emphasis"><text:span text:style-name="T18">8K</text:span></text:span></text:p>
          </text:list-item>
          <text:list-item>
            <text:p text:style-name="P516"><text:soft-page-break/><text:span text:style-name="T14">dacă vezi că nu ajunge, oprești și repornești cu </text:span><text:span text:style-name="Strong_20_Emphasis"><text:span text:style-name="T18">16K</text:span></text:span></text:p>
          </text:list-item>
          <text:list-item>
            <text:p text:style-name="P516"><text:span text:style-name="T14">verifici apoi cu </text:span><text:span text:style-name="Source_20_Text"><text:span text:style-name="T25">ollama ps</text:span></text:span><text:span text:style-name="T14"> ce context rulează efectiv. </text:span></text:p>
          </text:list-item>
        </text:list>
        <text:p text:style-name="P27">Comenzile utile sunt acestea:</text:p>
        <text:section text:style-name="Sect2" text:name="Section146">
          <text:p text:style-name="P22"><text:bookmark text:name="code-block-viewer Copy 145"/><text:span text:style-name="T1">OLLAMA_CONTEXT_LENGTH=8192 ollama serve</text:span></text:p>
        </text:section>
        <text:section text:style-name="Sect2" text:name="Section147">
          <text:p text:style-name="P21"><text:bookmark text:name="code-block-viewer Copy 146"/><text:span text:style-name="T1">OLLAMA_CONTEXT_LENGTH=16384 ollama serve</text:span></text:p>
        </text:section>
        <text:section text:style-name="Sect2" text:name="Section148">
          <text:p text:style-name="P21"><text:bookmark text:name="code-block-viewer Copy 147"/><text:span text:style-name="T1">ollama ps</text:span></text:p>
        </text:section>
        <text:p text:style-name="P617"><text:span text:style-name="T15">Și încă o nuanță importantă: Ollama spune că un context mai mare crește și memoria necesară, iar pentru best performance recomandă să eviți offloading-ul pe CPU și să verifici split-ul din </text:span><text:span text:style-name="Source_20_Text"><text:span text:style-name="T26">ollama ps</text:span></text:span><text:span text:style-name="T15">. </text:span></text:p>
        <text:p text:style-name="P28">Recomandarea mea pentru tine:</text:p>
        <text:list text:style-name="L380">
          <text:list-item>
            <text:p text:style-name="P517"><text:span text:style-name="T14">începi cu </text:span><text:span text:style-name="Strong_20_Emphasis"><text:span text:style-name="T18">8K</text:span></text:span></text:p>
          </text:list-item>
          <text:list-item>
            <text:p text:style-name="P170">lucrezi o vreme</text:p>
          </text:list-item>
          <text:list-item>
            <text:p text:style-name="P517"><text:span text:style-name="T14">apoi urci la </text:span><text:span text:style-name="Strong_20_Emphasis"><text:span text:style-name="T18">16K</text:span></text:span><text:span text:style-name="T14"> doar dacă vezi clar că ai nevoie.</text:span></text:p>
          </text:list-item>
        </text:list>
        <text:p text:style-name="P29"><draw:frame draw:style-name="fr1" draw:name="Frame134" text:anchor-type="char" svg:width="0.0161in" draw:z-index="77"><draw:text-box fo:min-height="0.0161in"><text:p text:style-name="P26"><text:line-break/></text:p></draw:text-box></draw:frame>1. ca sa vad progresul, pot avea si un log cu propunerile de imbunatatire aprobate? data, ora, justificarea si propunerea ? eventual sa scriu si pe fiecare propunere autorul ei? 2. as putea incepe pe 8k si sa rulez, apoi sa cresc la 16k sau 32k pentru analiza si optimizare, si sa las 8k pentru executie?</text:p>
        <text:p text:style-name="P27"><draw:frame draw:style-name="fr1" draw:name="Frame135" text:anchor-type="char" svg:width="0.0161in" draw:z-index="71"><draw:text-box fo:min-height="0.0161in"><text:p text:style-name="P26"><text:line-break/></text:p></draw:text-box></draw:frame>Da, ambele au sens.</text:p>
        <text:h text:style-name="P6" text:outline-level="2">1. Log cu propunerile aprobate</text:h>
        <text:p text:style-name="P27">Da, chiar aș recomanda asta. E foarte util pentru:</text:p>
        <text:list text:style-name="L381">
          <text:list-item>
            <text:p text:style-name="P171">urmărit evoluția bazei</text:p>
          </text:list-item>
          <text:list-item>
            <text:p text:style-name="P171">văzut ce tipuri de idei apar des</text:p>
          </text:list-item>
          <text:list-item>
            <text:p text:style-name="P171">justificat de ce există o regulă</text:p>
          </text:list-item>
          <text:list-item>
            <text:p text:style-name="P171">păstrat trasabilitatea</text:p>
          </text:list-item>
        </text:list>
        <text:p text:style-name="P27"><text:soft-page-break/>Aș face un fișier separat, de exemplu:</text:p>
        <text:section text:style-name="Sect2" text:name="Section149">
          <text:p text:style-name="P23"><text:bookmark text:name="code-block-viewer Copy 148"/>TESTING_CHANGELOG.md</text:p>
        </text:section>
        <text:p text:style-name="P305">sau, dacă vrei accent pe propuneri:</text:p>
        <text:section text:style-name="Sect2" text:name="Section150">
          <text:p text:style-name="P23"><text:bookmark text:name="code-block-viewer Copy 149"/>TESTING_PROPOSALS_LOG.md</text:p>
        </text:section>
        <text:h text:style-name="P13" text:outline-level="3">Ce aș salva pentru fiecare propunere</text:h>
        <text:p text:style-name="P27">Minim:</text:p>
        <text:list text:style-name="L382">
          <text:list-item>
            <text:p text:style-name="P172">data</text:p>
          </text:list-item>
          <text:list-item>
            <text:p text:style-name="P172">ora</text:p>
          </text:list-item>
          <text:list-item>
            <text:p text:style-name="P172">autor</text:p>
          </text:list-item>
          <text:list-item>
            <text:p text:style-name="P172">tipul schimbării</text:p>
          </text:list-item>
          <text:list-item>
            <text:p text:style-name="P172">zona afectată</text:p>
          </text:list-item>
          <text:list-item>
            <text:p text:style-name="P172">propunerea</text:p>
          </text:list-item>
          <text:list-item>
            <text:p text:style-name="P172">justificarea</text:p>
          </text:list-item>
          <text:list-item>
            <text:p text:style-name="P172">statusul</text:p>
          </text:list-item>
        </text:list>
        <text:p text:style-name="P617"><text:span text:style-name="T14">Exemplu de structură bună în </text:span><text:span text:style-name="Source_20_Text"><text:span text:style-name="T25">.md</text:span></text:span><text:span text:style-name="T14">:</text:span></text:p>
        <text:section text:style-name="Sect2" text:name="Section151">
          <text:p text:style-name="P23"><text:bookmark text:name="code-block-viewer Copy 150"/># Istoric propuneri si modificari</text:p>
          <text:p text:style-name="P19">## 2026-03-23 18:40</text:p>
          <text:p text:style-name="P19">- Autor: AI</text:p>
          <text:p text:style-name="P19">- Tip: adaugare regula</text:p>
          <text:p text:style-name="P19">- Zona: testare functionala -&gt; valori de frontiera</text:p>
          <text:p text:style-name="P19">- Titlu: bool trebuie testat separat de int</text:p>
          <text:p text:style-name="P19">- Propunere:</text:p>
          <text:p text:style-name="P17"><text:s text:c="2"/><text:span text:style-name="T10">Adaugarea unei reguli care trateaza distinct cazul bool in Python.</text:span></text:p>
          <text:p text:style-name="P19">- Justificare:</text:p>
          <text:p text:style-name="P17"><text:s text:c="2"/><text:span text:style-name="T10">In Python, bool este subclasa a lui int si poate produce rezultate false pozitive in comparatii.</text:span></text:p>
          <text:p text:style-name="P19">- Status: aprobata</text:p>
          <text:p text:style-name="P19"><text:soft-page-break/>- Integrata in:</text:p>
          <text:p text:style-name="P17"><text:s text:c="2"/><text:span text:style-name="T10">TESTING_KNOWLEDGE_BASE.md -&gt; Particularitati Python -&gt; Tipuri</text:span></text:p>
        </text:section>
        <text:p text:style-name="P305">Dacă vrei mai mult control, mai poți adăuga:</text:p>
        <text:list text:style-name="L383">
          <text:list-item>
            <text:p text:style-name="P518"><text:span text:style-name="Source_20_Text"><text:span text:style-name="T25">ID propunere</text:span></text:span></text:p>
          </text:list-item>
          <text:list-item>
            <text:p text:style-name="P518"><text:span text:style-name="Source_20_Text"><text:span text:style-name="T25">sursa</text:span></text:span><text:span text:style-name="T14">: demo / regula / analiza fisier curent / observatie manuala</text:span></text:p>
          </text:list-item>
          <text:list-item>
            <text:p text:style-name="P518"><text:span text:style-name="Source_20_Text"><text:span text:style-name="T25">motiv de respingere</text:span></text:span><text:span text:style-name="T14">, dacă nu e acceptată</text:span></text:p>
          </text:list-item>
          <text:list-item>
            <text:p text:style-name="P518"><text:span text:style-name="Source_20_Text"><text:span text:style-name="T25">revizie ulterioară</text:span></text:span></text:p>
          </text:list-item>
        </text:list>
        <text:h text:style-name="P12" text:outline-level="3">Despre autor</text:h>
        <text:p text:style-name="P617"><text:span text:style-name="T14">Da, clar. Aș avea câmpul </text:span><text:span text:style-name="Source_20_Text"><text:span text:style-name="T25">Autor</text:span></text:span><text:span text:style-name="T14">.</text:span></text:p>
        <text:p text:style-name="P28">Valori posibile:</text:p>
        <text:list text:style-name="L384">
          <text:list-item>
            <text:p text:style-name="P519"><text:span text:style-name="Source_20_Text"><text:span text:style-name="T25">AI</text:span></text:span></text:p>
          </text:list-item>
          <text:list-item>
            <text:p text:style-name="P519"><text:span text:style-name="Source_20_Text"><text:span text:style-name="T25">Utilizator</text:span></text:span></text:p>
          </text:list-item>
          <text:list-item>
            <text:p text:style-name="P519"><text:span text:style-name="Source_20_Text"><text:span text:style-name="T25">AI + Utilizator</text:span></text:span></text:p>
          </text:list-item>
          <text:list-item>
            <text:p text:style-name="P173">chiar un nume concret de agent, dacă vei avea mai mulți</text:p>
          </text:list-item>
        </text:list>
        <text:p text:style-name="P27">Exemplu:</text:p>
        <text:section text:style-name="Sect2" text:name="Section152">
          <text:p text:style-name="P23"><text:bookmark text:name="code-block-viewer Copy 151"/>- Autor: AI (Aider + qwen2.5-coder:7b)</text:p>
        </text:section>
        <text:p text:style-name="P305">Asta e foarte bun, fiindcă mai târziu poți observa:</text:p>
        <text:list text:style-name="L385">
          <text:list-item>
            <text:p text:style-name="P174">ce tipuri de propuneri face AI-ul</text:p>
          </text:list-item>
          <text:list-item>
            <text:p text:style-name="P174">ce tipuri de propuneri faci tu</text:p>
          </text:list-item>
          <text:list-item>
            <text:p text:style-name="P174">unde AI-ul are idei bune și unde nu</text:p>
          </text:list-item>
        </text:list>
        <text:h text:style-name="P12" text:outline-level="3">Îți recomand și două tipuri de log</text:h>
        <text:p text:style-name="P27">Poți avea:</text:p>
        <text:p text:style-name="P617"><text:span text:style-name="Strong_20_Emphasis"><text:span text:style-name="T18">A. log complet al propunerilor</text:span></text:span></text:p>
        <text:list text:style-name="L386">
          <text:list-item>
            <text:p text:style-name="P175"><text:soft-page-break/>și aprobate</text:p>
          </text:list-item>
          <text:list-item>
            <text:p text:style-name="P175">și respinse</text:p>
          </text:list-item>
        </text:list>
        <text:p text:style-name="P617"><text:span text:style-name="Strong_20_Emphasis"><text:span text:style-name="T18">B. log scurt al schimbărilor efectiv integrate</text:span></text:span></text:p>
        <text:list text:style-name="L387">
          <text:list-item>
            <text:p text:style-name="P176">doar ce a ajuns în baza finală</text:p>
          </text:list-item>
        </text:list>
        <text:p text:style-name="P27">Asta e foarte curat.</text:p>
        <text:p text:style-name="P1"/>
        <text:h text:style-name="P7" text:outline-level="2">2. 8K pentru lucru normal, 16K/32K pentru analiză și optimizare</text:h>
        <text:p text:style-name="P27">Da, asta este chiar o strategie foarte bună.</text:p>
        <text:p text:style-name="P28">Are mult sens să separi:</text:p>
        <text:list text:style-name="L388">
          <text:list-item>
            <text:p text:style-name="P520"><text:span text:style-name="Strong_20_Emphasis"><text:span text:style-name="T18">execuția curentă</text:span></text:span></text:p>
          </text:list-item>
          <text:list-item>
            <text:p text:style-name="P520"><text:span text:style-name="Strong_20_Emphasis"><text:span text:style-name="T18">analiza profundă</text:span></text:span></text:p>
          </text:list-item>
        </text:list>
        <text:h text:style-name="P12" text:outline-level="3">Variantă bună de lucru</text:h>
        <text:p text:style-name="P617"><text:span text:style-name="Strong_20_Emphasis"><text:span text:style-name="T18">8K</text:span></text:span></text:p>
        <text:list text:style-name="L389">
          <text:list-item>
            <text:p text:style-name="P177">pentru lucru obișnuit</text:p>
          </text:list-item>
          <text:list-item>
            <text:p text:style-name="P177">fișiere mici și medii</text:p>
          </text:list-item>
          <text:list-item>
            <text:p text:style-name="P177">generare de teste</text:p>
          </text:list-item>
          <text:list-item>
            <text:p text:style-name="P177">modificări rapide</text:p>
          </text:list-item>
          <text:list-item>
            <text:p text:style-name="P521"><text:span text:style-name="T14">iterare cu </text:span><text:span text:style-name="Source_20_Text"><text:span text:style-name="T25">pytest</text:span></text:span></text:p>
          </text:list-item>
        </text:list>
        <text:p text:style-name="P617"><text:span text:style-name="Strong_20_Emphasis"><text:span text:style-name="T18">16K</text:span></text:span></text:p>
        <text:list text:style-name="L390">
          <text:list-item>
            <text:p text:style-name="P178">când vrei să-i dai:</text:p>
            <text:list>
              <text:list-item>
                <text:p text:style-name="P178">fișierul sursă</text:p>
              </text:list-item>
              <text:list-item>
                <text:p text:style-name="P178">testele existente</text:p>
              </text:list-item>
              <text:list-item>
                <text:p text:style-name="P178">demo-uri</text:p>
              </text:list-item>
              <text:list-item>
                <text:p text:style-name="P178"><text:soft-page-break/>reguli</text:p>
              </text:list-item>
              <text:list-item>
                <text:p text:style-name="P178">propuneri anterioare</text:p>
              </text:list-item>
            </text:list>
          </text:list-item>
          <text:list-item>
            <text:p text:style-name="P178">adică analiză mai bogată</text:p>
          </text:list-item>
        </text:list>
        <text:p text:style-name="P617"><text:span text:style-name="Strong_20_Emphasis"><text:span text:style-name="T18">32K</text:span></text:span></text:p>
        <text:list text:style-name="L391">
          <text:list-item>
            <text:p text:style-name="P179">pentru sesiuni rare, mai grele</text:p>
          </text:list-item>
          <text:list-item>
            <text:p text:style-name="P179">audit de reguli</text:p>
          </text:list-item>
          <text:list-item>
            <text:p text:style-name="P179">comparație între mai multe demo-uri</text:p>
          </text:list-item>
          <text:list-item>
            <text:p text:style-name="P179">optimizare a bazei de cunoștințe</text:p>
          </text:list-item>
          <text:list-item>
            <text:p text:style-name="P179">detectare de redundanțe și goluri</text:p>
          </text:list-item>
        </text:list>
        <text:p text:style-name="P27">Asta e mult mai bun decât să lași mereu 32K.</text:p>
        <text:h text:style-name="P12" text:outline-level="3">De ce e bună strategia asta</text:h>
        <text:p text:style-name="P27">Pentru că:</text:p>
        <text:list text:style-name="L392">
          <text:list-item>
            <text:p text:style-name="P180">8K e mai ușor pentru laptop</text:p>
          </text:list-item>
          <text:list-item>
            <text:p text:style-name="P180">16K/32K le folosești doar când chiar ai nevoie</text:p>
          </text:list-item>
          <text:list-item>
            <text:p text:style-name="P180">nu consumi resurse mari la fiecare task banal</text:p>
          </text:list-item>
        </text:list>
        <text:h text:style-name="P12" text:outline-level="3">Cum aș gândi rolurile</text:h>
        <text:p text:style-name="P27">Aș vedea așa:</text:p>
        <text:list text:style-name="L393">
          <text:list-item>
            <text:p text:style-name="P522"><text:span text:style-name="Strong_20_Emphasis"><text:span text:style-name="T18">8K = mod operațional</text:span></text:span></text:p>
          </text:list-item>
          <text:list-item>
            <text:p text:style-name="P522"><text:span text:style-name="Strong_20_Emphasis"><text:span text:style-name="T18">16K = mod analiză</text:span></text:span></text:p>
          </text:list-item>
          <text:list-item>
            <text:p text:style-name="P522"><text:span text:style-name="Strong_20_Emphasis"><text:span text:style-name="T18">32K = mod revizie / consolidare / meta-testare</text:span></text:span></text:p>
          </text:list-item>
        </text:list>
        <text:p text:style-name="P27">Asta e o arhitectură chiar bună.</text:p>
        <text:p text:style-name="P1"/>
        <text:h text:style-name="P7" text:outline-level="2"><text:soft-page-break/>Ce aș mai adăuga</text:h>
        <text:p text:style-name="P27">Poți introduce și în log un câmp:</text:p>
        <text:list text:style-name="L394">
          <text:list-item>
            <text:p text:style-name="P523"><text:span text:style-name="Source_20_Text"><text:span text:style-name="T25">Context recomandat: 8K / 16K / 32K</text:span></text:span></text:p>
          </text:list-item>
        </text:list>
        <text:p text:style-name="P27">Exemplu:</text:p>
        <text:section text:style-name="Sect2" text:name="Section153">
          <text:p text:style-name="P23"><text:bookmark text:name="code-block-viewer Copy 152"/>- Context recomandat: 16K</text:p>
          <text:p text:style-name="P19">- Motiv:</text:p>
          <text:p text:style-name="P17"><text:s text:c="2"/><text:span text:style-name="T10">Propunerea necesita compararea mai multor demo-uri si reguli existente.</text:span></text:p>
        </text:section>
        <text:p text:style-name="P305">Asta te poate ajuta mai târziu să vezi ce fel de taskuri cer context mai mare.</text:p>
        <text:p text:style-name="P1"/>
        <text:h text:style-name="P7" text:outline-level="2">Recomandarea mea concretă</text:h>
        <text:p text:style-name="P27">Da, aș face exact așa:</text:p>
        <text:h text:style-name="P12" text:outline-level="3">Fișiere</text:h>
        <text:list text:style-name="L395">
          <text:list-item>
            <text:p text:style-name="P524"><text:span text:style-name="Source_20_Text"><text:span text:style-name="T25">TESTING_KNOWLEDGE_BASE.md</text:span></text:span></text:p>
          </text:list-item>
          <text:list-item>
            <text:p text:style-name="P524"><text:span text:style-name="Source_20_Text"><text:span text:style-name="T25">TESTING_CHANGELOG.md</text:span></text:span></text:p>
          </text:list-item>
          <text:list-item>
            <text:p text:style-name="P524"><text:span text:style-name="Source_20_Text"><text:span text:style-name="T25">test_demo_*.py</text:span></text:span></text:p>
          </text:list-item>
        </text:list>
        <text:h text:style-name="P12" text:outline-level="3">Reguli de lucru</text:h>
        <text:list text:style-name="L396">
          <text:list-item>
            <text:p text:style-name="P525"><text:span text:style-name="Strong_20_Emphasis"><text:span text:style-name="T18">8K</text:span></text:span><text:span text:style-name="T14"> pentru lucru normal</text:span></text:p>
          </text:list-item>
          <text:list-item>
            <text:p text:style-name="P525"><text:span text:style-name="Strong_20_Emphasis"><text:span text:style-name="T18">16K</text:span></text:span><text:span text:style-name="T14"> pentru analiză extinsă</text:span></text:p>
          </text:list-item>
          <text:list-item>
            <text:p text:style-name="P525"><text:span text:style-name="Strong_20_Emphasis"><text:span text:style-name="T18">32K</text:span></text:span><text:span text:style-name="T14"> doar pentru audit și optimizare a bazei</text:span></text:p>
          </text:list-item>
        </text:list>
        <text:h text:style-name="P12" text:outline-level="3">În log, pentru fiecare propunere</text:h>
        <text:list text:style-name="L397">
          <text:list-item>
            <text:p text:style-name="P181">dată</text:p>
          </text:list-item>
          <text:list-item>
            <text:p text:style-name="P181">oră</text:p>
          </text:list-item>
          <text:list-item>
            <text:p text:style-name="P181">autor</text:p>
          </text:list-item>
          <text:list-item>
            <text:p text:style-name="P181"><text:soft-page-break/>tip</text:p>
          </text:list-item>
          <text:list-item>
            <text:p text:style-name="P181">propunere</text:p>
          </text:list-item>
          <text:list-item>
            <text:p text:style-name="P181">justificare</text:p>
          </text:list-item>
          <text:list-item>
            <text:p text:style-name="P181">status</text:p>
          </text:list-item>
          <text:list-item>
            <text:p text:style-name="P181">locație integrată</text:p>
          </text:list-item>
          <text:list-item>
            <text:p text:style-name="P181">eventual context folosit/recomandat</text:p>
          </text:list-item>
        </text:list>
        <text:p text:style-name="P27">Da, direcția asta este foarte bună și chiar îți face sistemul mult mai serios și mai controlabil.</text:p>
        <text:p text:style-name="P28">Dacă vrei, următorul pas bun este să-ți propun structura exactă pentru:</text:p>
        <text:list text:style-name="L398">
          <text:list-item>
            <text:p text:style-name="P526"><text:span text:style-name="Source_20_Text"><text:span text:style-name="T25">TESTING_KNOWLEDGE_BASE.md</text:span></text:span></text:p>
          </text:list-item>
          <text:list-item>
            <text:p text:style-name="P526"><text:span text:style-name="Source_20_Text"><text:span text:style-name="T25">TESTING_CHANGELOG.md</text:span></text:span><text:span text:style-name="T14"><text:line-break/>și convenția de completare dintre ele.</text:span></text:p>
          </text:list-item>
        </text:list>
        <text:p text:style-name="P29"><draw:frame draw:style-name="fr1" draw:name="Frame136" text:anchor-type="char" svg:width="0.0161in" draw:z-index="73"><draw:text-box fo:min-height="0.0161in"><text:p text:style-name="P26"><text:line-break/></text:p></draw:text-box></draw:frame>pentru ca voi avea discutii diverse, cred ca in chaturi diferite pentru fisiere diferite, pot sa ii fac o tipologie de chat, astfel incat sa incarce automat principiile, regulile etc.?</text:p>
        <text:p text:style-name="P27"><draw:frame draw:style-name="fr1" draw:name="Frame137" text:anchor-type="char" svg:width="0.0161in" draw:z-index="72"><draw:text-box fo:min-height="0.0161in"><text:p text:style-name="P26"><text:line-break/></text:p></draw:text-box></draw:frame>Da, asta e o idee foarte bună.</text:p>
        <text:p text:style-name="P617"><text:span text:style-name="T14">Practic, vrei un fel de </text:span><text:span text:style-name="Strong_20_Emphasis"><text:span text:style-name="T14">„</text:span></text:span><text:span text:style-name="Strong_20_Emphasis"><text:span text:style-name="T18">profil de chat”</text:span></text:span><text:span text:style-name="T14"> sau </text:span><text:span text:style-name="Strong_20_Emphasis"><text:span text:style-name="T14">„</text:span></text:span><text:span text:style-name="Strong_20_Emphasis"><text:span text:style-name="T18">template de sesiune”</text:span></text:span><text:span text:style-name="T14"> pentru un anumit tip de muncă, iar pentru Aider asta se poate aproxima destul de bine.</text:span></text:p>
        <text:p text:style-name="P28">Nu știu să existe în Aider exact conceptul formal de „chat type” cu nume și UI dedicat, dar poți obține aproape același rezultat prin:</text:p>
        <text:list text:style-name="L399">
          <text:list-item>
            <text:p text:style-name="P527"><text:span text:style-name="Strong_20_Emphasis"><text:span text:style-name="T18">fișiere de convenții</text:span></text:span><text:span text:style-name="T14"> încărcate automat</text:span></text:p>
          </text:list-item>
          <text:list-item>
            <text:p text:style-name="P527"><text:span text:style-name="Strong_20_Emphasis"><text:span text:style-name="T18">config per proiect</text:span></text:span></text:p>
          </text:list-item>
          <text:list-item>
            <text:p text:style-name="P527"><text:span text:style-name="Strong_20_Emphasis"><text:span text:style-name="T18">scripturi/comenzi de pornire diferite</text:span></text:span></text:p>
          </text:list-item>
          <text:list-item>
            <text:p text:style-name="P527"><text:soft-page-break/><text:span text:style-name="T14">eventual </text:span><text:span text:style-name="Strong_20_Emphasis"><text:span text:style-name="T18">directoare/proiecte separate</text:span></text:span><text:span text:style-name="T14"> pentru tipuri diferite de lucru</text:span></text:p>
          </text:list-item>
        </text:list>
        <text:p text:style-name="P27">Aider suportă:</text:p>
        <text:list text:style-name="L400">
          <text:list-item>
            <text:p text:style-name="P528"><text:span text:style-name="T14">fișiere de convenții markdown citite în sesiune, inclusiv prin </text:span><text:span text:style-name="Source_20_Text"><text:span text:style-name="T25">--read</text:span></text:span><text:span text:style-name="T14"> și </text:span><text:span text:style-name="Source_20_Text"><text:span text:style-name="T25">/read</text:span></text:span></text:p>
          </text:list-item>
          <text:list-item>
            <text:p text:style-name="P528"><text:span text:style-name="T14">configurare prin </text:span><text:span text:style-name="Source_20_Text"><text:span text:style-name="T25">.aider.conf.yml</text:span></text:span><text:span text:style-name="T14">, care poate seta opțiuni și fișiere citite automat pentru proiect</text:span></text:p>
          </text:list-item>
          <text:list-item>
            <text:p text:style-name="P528"><text:span text:style-name="T14">rulare scriptată prin </text:span><text:span text:style-name="Source_20_Text"><text:span text:style-name="T25">--message</text:span></text:span><text:span text:style-name="T14">, deci poți standardiza și promptul inițial</text:span></text:p>
          </text:list-item>
        </text:list>
        <text:h text:style-name="P6" text:outline-level="2">Cum aș face eu</text:h>
        <text:p text:style-name="P617"><text:span text:style-name="T14">Aș crea </text:span><text:span text:style-name="Strong_20_Emphasis"><text:span text:style-name="T18">tipologii de sesiune</text:span></text:span><text:span text:style-name="T14"> prin foldere și fișiere dedicate.</text:span></text:p>
        <text:p text:style-name="P28">De exemplu:</text:p>
        <text:section text:style-name="Sect2" text:name="Section154">
          <text:p text:style-name="P23"><text:bookmark text:name="code-block-viewer Copy 153"/>ai-testing/</text:p>
          <text:p text:style-name="P17"><text:s text:c="2"/><text:span text:style-name="T10">profiles/</text:span></text:p>
          <text:p text:style-name="P17"><text:s text:c="4"/><text:span text:style-name="T10">testing_functional.md</text:span></text:p>
          <text:p text:style-name="P17"><text:s text:c="4"/><text:span text:style-name="T10">testing_structural.md</text:span></text:p>
          <text:p text:style-name="P17"><text:s text:c="4"/><text:span text:style-name="T10">testing_python_pitfalls.md</text:span></text:p>
          <text:p text:style-name="P17"><text:s text:c="2"/><text:span text:style-name="T10">prompts/</text:span></text:p>
          <text:p text:style-name="P17"><text:s text:c="4"/><text:span text:style-name="T10">functional_prompt.txt</text:span></text:p>
          <text:p text:style-name="P17"><text:s text:c="4"/><text:span text:style-name="T10">structural_prompt.txt</text:span></text:p>
          <text:p text:style-name="P17"><text:s text:c="2"/><text:span text:style-name="T10">scripts/</text:span></text:p>
          <text:p text:style-name="P17"><text:s text:c="4"/><text:span text:style-name="T10">aider-functional.sh</text:span></text:p>
          <text:p text:style-name="P17"><text:s text:c="4"/><text:span text:style-name="T10">aider-structural.sh</text:span></text:p>
        </text:section>
        <text:h text:style-name="P13" text:outline-level="3">Exemplu de profil</text:h>
        <text:p text:style-name="P617"><text:span text:style-name="Source_20_Text"><text:span text:style-name="T25">profiles/testing_functional.md</text:span></text:span></text:p>
        <text:list text:style-name="L401">
          <text:list-item>
            <text:p text:style-name="P182">reguli generale</text:p>
          </text:list-item>
          <text:list-item>
            <text:p text:style-name="P182">convenții de naming</text:p>
          </text:list-item>
          <text:list-item>
            <text:p text:style-name="P182">ce demo-uri să folosească</text:p>
          </text:list-item>
          <text:list-item>
            <text:p text:style-name="P182">cum să propună îmbunătățiri</text:p>
          </text:list-item>
          <text:list-item>
            <text:p text:style-name="P182"><text:soft-page-break/>cum să justifice</text:p>
          </text:list-item>
          <text:list-item>
            <text:p text:style-name="P182">cum să actualizeze changelog-ul</text:p>
          </text:list-item>
        </text:list>
        <text:h text:style-name="P12" text:outline-level="3">Exemplu de script</text:h>
        <text:p text:style-name="P617"><text:span text:style-name="Source_20_Text"><text:span text:style-name="T25">aider-functional.sh</text:span></text:span></text:p>
        <text:p text:style-name="P28">Acest script poate:</text:p>
        <text:list text:style-name="L402">
          <text:list-item>
            <text:p text:style-name="P183">porni Aider</text:p>
          </text:list-item>
          <text:list-item>
            <text:p text:style-name="P183">încărca fișierul sursă</text:p>
          </text:list-item>
          <text:list-item>
            <text:p text:style-name="P183">încărca profilul de testare funcțională</text:p>
          </text:list-item>
          <text:list-item>
            <text:p text:style-name="P183">încărca eventual demo-ul potrivit</text:p>
          </text:list-item>
          <text:list-item>
            <text:p text:style-name="P183">trimite promptul standard</text:p>
          </text:list-item>
        </text:list>
        <text:p text:style-name="P27">Adică, în loc să reiei totul manual, pornești direct „tipul” de sesiune dorit.</text:p>
        <text:h text:style-name="P6" text:outline-level="2">Ce tipologii aș avea</text:h>
        <text:p text:style-name="P27">Aș avea minim:</text:p>
        <text:list text:style-name="L403">
          <text:list-item>
            <text:p text:style-name="P529"><text:span text:style-name="Strong_20_Emphasis"><text:span text:style-name="T18">functional-testing</text:span></text:span></text:p>
          </text:list-item>
          <text:list-item>
            <text:p text:style-name="P529"><text:span text:style-name="Strong_20_Emphasis"><text:span text:style-name="T18">structural-testing</text:span></text:span></text:p>
          </text:list-item>
          <text:list-item>
            <text:p text:style-name="P529"><text:span text:style-name="Strong_20_Emphasis"><text:span text:style-name="T18">rules-audit</text:span></text:span></text:p>
          </text:list-item>
          <text:list-item>
            <text:p text:style-name="P529"><text:span text:style-name="Strong_20_Emphasis"><text:span text:style-name="T18">demo-improvement</text:span></text:span></text:p>
          </text:list-item>
          <text:list-item>
            <text:p text:style-name="P529"><text:span text:style-name="Strong_20_Emphasis"><text:span text:style-name="T18">proposal-review</text:span></text:span></text:p>
          </text:list-item>
        </text:list>
        <text:p text:style-name="P27">Asta e foarte util, pentru că fiecare are alt scop:</text:p>
        <text:list text:style-name="L404">
          <text:list-item>
            <text:p text:style-name="P184">unul generează teste</text:p>
          </text:list-item>
          <text:list-item>
            <text:p text:style-name="P184">unul face audit de reguli</text:p>
          </text:list-item>
          <text:list-item>
            <text:p text:style-name="P184">unul propune completări</text:p>
          </text:list-item>
          <text:list-item>
            <text:p text:style-name="P184"><text:soft-page-break/>unul curăță redundanțele</text:p>
          </text:list-item>
        </text:list>
        <text:h text:style-name="P6" text:outline-level="2">Ce se încarcă automat</text:h>
        <text:p text:style-name="P27">Pentru fiecare tip de sesiune, poți decide să încarci:</text:p>
        <text:list text:style-name="L405">
          <text:list-item>
            <text:p text:style-name="P185">baza de reguli</text:p>
          </text:list-item>
          <text:list-item>
            <text:p text:style-name="P185">demo-ul relevant</text:p>
          </text:list-item>
          <text:list-item>
            <text:p text:style-name="P185">changelog-ul, poate doar read-only</text:p>
          </text:list-item>
          <text:list-item>
            <text:p text:style-name="P185">promptul standard de început</text:p>
          </text:list-item>
        </text:list>
        <text:p text:style-name="P617"><text:span text:style-name="T14">De exemplu, pentru </text:span><text:span text:style-name="Source_20_Text"><text:span text:style-name="T25">functional-testing</text:span></text:span><text:span text:style-name="T14">:</text:span></text:p>
        <text:list text:style-name="L406">
          <text:list-item>
            <text:p text:style-name="P530"><text:span text:style-name="Source_20_Text"><text:span text:style-name="T25">TESTING_KNOWLEDGE_BASE.md</text:span></text:span></text:p>
          </text:list-item>
          <text:list-item>
            <text:p text:style-name="P530"><text:span text:style-name="Source_20_Text"><text:span text:style-name="T25">test_demo_functional.py</text:span></text:span></text:p>
          </text:list-item>
          <text:list-item>
            <text:p text:style-name="P530"><text:span text:style-name="Source_20_Text"><text:span text:style-name="T25">TESTING_CONVENTIONS.md</text:span></text:span></text:p>
          </text:list-item>
        </text:list>
        <text:p text:style-name="P617"><text:span text:style-name="T14">Pentru </text:span><text:span text:style-name="Source_20_Text"><text:span text:style-name="T25">rules-audit</text:span></text:span><text:span text:style-name="T14">:</text:span></text:p>
        <text:list text:style-name="L407">
          <text:list-item>
            <text:p text:style-name="P531"><text:span text:style-name="Source_20_Text"><text:span text:style-name="T25">TESTING_KNOWLEDGE_BASE.md</text:span></text:span></text:p>
          </text:list-item>
          <text:list-item>
            <text:p text:style-name="P531"><text:span text:style-name="Source_20_Text"><text:span text:style-name="T25">TESTING_CHANGELOG.md</text:span></text:span></text:p>
          </text:list-item>
          <text:list-item>
            <text:p text:style-name="P186">toate demo-urile sau un rezumat</text:p>
          </text:list-item>
        </text:list>
        <text:h text:style-name="P6" text:outline-level="2">Concluzie</text:h>
        <text:p text:style-name="P617"><text:span text:style-name="T14">Da, are foarte mult sens să faci o </text:span><text:span text:style-name="Strong_20_Emphasis"><text:span text:style-name="T18">tipologie de chat/sesiune</text:span></text:span><text:span text:style-name="T14">.<text:line-break/>În Aider, cel mai bine o implementezi nu ca „chat types” native, ci ca:</text:span></text:p>
        <text:list text:style-name="L408">
          <text:list-item>
            <text:p text:style-name="P532"><text:span text:style-name="Strong_20_Emphasis"><text:span text:style-name="T18">profiluri markdown</text:span></text:span></text:p>
          </text:list-item>
          <text:list-item>
            <text:p text:style-name="P532"><text:span text:style-name="Strong_20_Emphasis"><text:span text:style-name="T18">config per proiect</text:span></text:span></text:p>
          </text:list-item>
          <text:list-item>
            <text:p text:style-name="P532"><text:span text:style-name="Strong_20_Emphasis"><text:span text:style-name="T18">scripturi de pornire</text:span></text:span></text:p>
          </text:list-item>
          <text:list-item>
            <text:p text:style-name="P532"><text:span text:style-name="Strong_20_Emphasis"><text:span text:style-name="T18">prompturi standard</text:span></text:span></text:p>
          </text:list-item>
        </text:list>
        <text:p text:style-name="P27"><text:soft-page-break/>Asta îți dă aproape exact comportamentul pe care îl vrei: deschizi un anumit tip de sesiune și principiile, regulile și stilul se încarcă automat.</text:p>
        <text:p text:style-name="P31">Dacă vrei, îți pot propune o arhitectură simplă, concretă, pentru 3 tipuri de sesiune de început.</text:p>
        <text:p text:style-name="P29"><draw:frame draw:style-name="fr1" draw:name="Frame138" text:anchor-type="char" svg:width="0.0161in" draw:z-index="74"><draw:text-box fo:min-height="0.0161in"><text:p text:style-name="P26"><text:line-break/></text:p></draw:text-box></draw:frame>pe viitor as putea folosi sistemul si pentru altfel de sarcini, adica sa il configurez pentru a testa altfel de activitati , fara sa fiu influentat negativ de specializarea pe testarea programelor python ? </text:p>
        <text:p text:style-name="P27"><draw:frame draw:style-name="fr1" draw:name="Frame139" text:anchor-type="char" svg:width="0.0161in" draw:z-index="75"><draw:text-box fo:min-height="0.0161in"><text:p text:style-name="P26"><text:line-break/></text:p></draw:text-box></draw:frame>Da, poți, dacă îl construiești modular.</text:p>
        <text:p text:style-name="P28">Riscul real nu este „că se specializează prea mult”, ci că amesteci:</text:p>
        <text:list text:style-name="L409">
          <text:list-item>
            <text:p text:style-name="P187">reguli generale</text:p>
          </text:list-item>
          <text:list-item>
            <text:p text:style-name="P187">reguli specifice Python</text:p>
          </text:list-item>
          <text:list-item>
            <text:p text:style-name="P187">reguli specifice testării software</text:p>
          </text:list-item>
          <text:list-item>
            <text:p text:style-name="P187">reguli specifice unui singur workflow</text:p>
          </text:list-item>
        </text:list>
        <text:p text:style-name="P27">Dacă le separi bine, nu vei fi influențat negativ.</text:p>
        <text:h text:style-name="P6" text:outline-level="2">Cum aș gândi sistemul</text:h>
        <text:p text:style-name="P27">Aș avea 3 niveluri:</text:p>
        <text:h text:style-name="P12" text:outline-level="3">1. Nucleu general</text:h>
        <text:p text:style-name="P27">Aici pui lucruri valabile aproape oriunde:</text:p>
        <text:list text:style-name="L410">
          <text:list-item>
            <text:p text:style-name="P188">cum să propună îmbunătățiri</text:p>
          </text:list-item>
          <text:list-item>
            <text:p text:style-name="P188">cum să justifice</text:p>
          </text:list-item>
          <text:list-item>
            <text:p text:style-name="P188">cum să evite redundanțele</text:p>
          </text:list-item>
          <text:list-item>
            <text:p text:style-name="P188"><text:soft-page-break/>cum să țină changelog</text:p>
          </text:list-item>
          <text:list-item>
            <text:p text:style-name="P188">cum să prezinte riscuri și priorități</text:p>
          </text:list-item>
          <text:list-item>
            <text:p text:style-name="P188">cum să ceară aprobare înainte de schimbări de bază</text:p>
          </text:list-item>
        </text:list>
        <text:p text:style-name="P27">Asta e reutilizabil pentru aproape orice domeniu.</text:p>
        <text:h text:style-name="P12" text:outline-level="3">2. Profil de activitate</text:h>
        <text:p text:style-name="P27">Aici pui regulile specifice unei clase mari de sarcini:</text:p>
        <text:list text:style-name="L411">
          <text:list-item>
            <text:p text:style-name="P189">testare software</text:p>
          </text:list-item>
          <text:list-item>
            <text:p text:style-name="P189">analiză de documente</text:p>
          </text:list-item>
          <text:list-item>
            <text:p text:style-name="P189">revizuire de cod</text:p>
          </text:list-item>
          <text:list-item>
            <text:p text:style-name="P189">cercetare</text:p>
          </text:list-item>
          <text:list-item>
            <text:p text:style-name="P189">generare de specificații</text:p>
          </text:list-item>
          <text:list-item>
            <text:p text:style-name="P189">audit de reguli</text:p>
          </text:list-item>
          <text:list-item>
            <text:p text:style-name="P189">clasificare de exemple</text:p>
          </text:list-item>
        </text:list>
        <text:p text:style-name="P27">Aici nu mai e Python, ci „tipul muncii”.</text:p>
        <text:h text:style-name="P12" text:outline-level="3">3. Profil de domeniu / limbaj</text:h>
        <text:p text:style-name="P27">Aici pui particularitățile:</text:p>
        <text:list text:style-name="L412">
          <text:list-item>
            <text:p text:style-name="P190">Python</text:p>
          </text:list-item>
          <text:list-item>
            <text:p text:style-name="P190">C++</text:p>
          </text:list-item>
          <text:list-item>
            <text:p text:style-name="P190">Java</text:p>
          </text:list-item>
          <text:list-item>
            <text:p text:style-name="P190">documente juridice</text:p>
          </text:list-item>
          <text:list-item>
            <text:p text:style-name="P190">fișiere financiare</text:p>
          </text:list-item>
          <text:list-item>
            <text:p text:style-name="P190">testare API</text:p>
          </text:list-item>
          <text:list-item>
            <text:p text:style-name="P190"><text:soft-page-break/>testare UI</text:p>
          </text:list-item>
        </text:list>
        <text:p text:style-name="P27">Aici intră lucruri precum:</text:p>
        <text:list text:style-name="L413">
          <text:list-item>
            <text:p text:style-name="P533"><text:span text:style-name="Source_20_Text"><text:span text:style-name="T25">bool</text:span></text:span><text:span text:style-name="T14"> vs </text:span><text:span text:style-name="Source_20_Text"><text:span text:style-name="T25">int</text:span></text:span><text:span text:style-name="T14"> în Python</text:span></text:p>
          </text:list-item>
          <text:list-item>
            <text:p text:style-name="P191">excepții Python</text:p>
          </text:list-item>
          <text:list-item>
            <text:p text:style-name="P533"><text:span text:style-name="Source_20_Text"><text:span text:style-name="T25">pytest</text:span></text:span></text:p>
          </text:list-item>
          <text:list-item>
            <text:p text:style-name="P191">convenții de naming pentru testele Python</text:p>
          </text:list-item>
        </text:list>
        <text:h text:style-name="P6" text:outline-level="2">Ce trebuie să eviți</text:h>
        <text:p text:style-name="P27">Să nu pui în nucleul general lucruri de tip:</text:p>
        <text:list text:style-name="L414">
          <text:list-item>
            <text:p text:style-name="P319">„<text:span text:style-name="T9">folosește pytest”</text:span></text:p>
          </text:list-item>
          <text:list-item>
            <text:p text:style-name="P319">„<text:span text:style-name="T9">verifică bool separat de int”</text:span></text:p>
          </text:list-item>
          <text:list-item>
            <text:p text:style-name="P319">„<text:span text:style-name="T9">numele testelor sunt test_&lt;functie&gt;_&lt;scenariu&gt;”</text:span></text:p>
          </text:list-item>
        </text:list>
        <text:p text:style-name="P27">Astea trebuie să stea într-un profil specializat, nu în baza universală.</text:p>
        <text:h text:style-name="P6" text:outline-level="2">Cum să structurezi ca să nu te încurce pe viitor</text:h>
        <text:p text:style-name="P27">Aș avea ceva de genul:</text:p>
        <text:section text:style-name="Sect2" text:name="Section155">
          <text:p text:style-name="P23"><text:bookmark text:name="code-block-viewer Copy 154"/>knowledge/</text:p>
          <text:p text:style-name="P17"><text:s text:c="2"/><text:span text:style-name="T10">core/</text:span></text:p>
          <text:p text:style-name="P17"><text:s text:c="4"/><text:span text:style-name="T10">GENERAL_WORKFLOW.md</text:span></text:p>
          <text:p text:style-name="P17"><text:s text:c="4"/><text:span text:style-name="T10">PROPOSAL_RULES.md</text:span></text:p>
          <text:p text:style-name="P17"><text:s text:c="4"/><text:span text:style-name="T10">CHANGELOG_RULES.md</text:span></text:p>
          <text:p text:style-name="P17"><text:s text:c="2"/><text:span text:style-name="T10">activities/</text:span></text:p>
          <text:p text:style-name="P17"><text:s text:c="4"/><text:span text:style-name="T10">SOFTWARE_TESTING.md</text:span></text:p>
          <text:p text:style-name="P17"><text:s text:c="4"/><text:span text:style-name="T10">CODE_REVIEW.md</text:span></text:p>
          <text:p text:style-name="P17"><text:s text:c="4"/><text:span text:style-name="T10">DOCUMENT_ANALYSIS.md</text:span></text:p>
          <text:p text:style-name="P17"><text:s text:c="2"/><text:span text:style-name="T10">domains/</text:span></text:p>
          <text:p text:style-name="P17"><text:s text:c="4"/><text:span text:style-name="T10">PYTHON_TESTING.md</text:span></text:p>
          <text:p text:style-name="P17"><text:s text:c="4"/><text:span text:style-name="T10">CPP_TESTING.md</text:span></text:p>
          <text:p text:style-name="P17"><text:s text:c="4"/><text:span text:style-name="T10">API_TESTING.md</text:span></text:p>
        </text:section>
        <text:p text:style-name="P305"><text:soft-page-break/>Așa, când pornești o sesiune:</text:p>
        <text:list text:style-name="L415">
          <text:list-item>
            <text:p text:style-name="P192">încarci nucleul general</text:p>
          </text:list-item>
          <text:list-item>
            <text:p text:style-name="P192">încarci activitatea</text:p>
          </text:list-item>
          <text:list-item>
            <text:p text:style-name="P192">încarci domeniul relevant</text:p>
          </text:list-item>
        </text:list>
        <text:p text:style-name="P27">Exemplu pentru testare Python:</text:p>
        <text:list text:style-name="L416">
          <text:list-item>
            <text:p text:style-name="P534"><text:span text:style-name="Source_20_Text"><text:span text:style-name="T25">GENERAL_WORKFLOW.md</text:span></text:span></text:p>
          </text:list-item>
          <text:list-item>
            <text:p text:style-name="P534"><text:span text:style-name="Source_20_Text"><text:span text:style-name="T25">SOFTWARE_TESTING.md</text:span></text:span></text:p>
          </text:list-item>
          <text:list-item>
            <text:p text:style-name="P534"><text:span text:style-name="Source_20_Text"><text:span text:style-name="T25">PYTHON_TESTING.md</text:span></text:span></text:p>
          </text:list-item>
        </text:list>
        <text:p text:style-name="P27">Exemplu pentru altceva, peste un an:</text:p>
        <text:list text:style-name="L417">
          <text:list-item>
            <text:p text:style-name="P535"><text:span text:style-name="Source_20_Text"><text:span text:style-name="T25">GENERAL_WORKFLOW.md</text:span></text:span></text:p>
          </text:list-item>
          <text:list-item>
            <text:p text:style-name="P535"><text:span text:style-name="Source_20_Text"><text:span text:style-name="T25">DOCUMENT_ANALYSIS.md</text:span></text:span></text:p>
          </text:list-item>
          <text:list-item>
            <text:p text:style-name="P535"><text:span text:style-name="Source_20_Text"><text:span text:style-name="T25">LEGAL_DOCUMENTS.md</text:span></text:span></text:p>
          </text:list-item>
        </text:list>
        <text:h text:style-name="P6" text:outline-level="2">Asta e cheia</text:h>
        <text:p text:style-name="P27">Nu faci „un sistem pentru Python testing”.<text:line-break/>Faci:</text:p>
        <text:list text:style-name="L418">
          <text:list-item>
            <text:p text:style-name="P536"><text:span text:style-name="Strong_20_Emphasis"><text:span text:style-name="T18">un sistem general</text:span></text:span></text:p>
          </text:list-item>
          <text:list-item>
            <text:p text:style-name="P536"><text:span text:style-name="T14">cu </text:span><text:span text:style-name="Strong_20_Emphasis"><text:span text:style-name="T18">profile activabile</text:span></text:span></text:p>
          </text:list-item>
        </text:list>
        <text:p text:style-name="P27">Așa, specializarea pe Python nu te strică, pentru că e doar un strat activat când ai nevoie.</text:p>
        <text:h text:style-name="P6" text:outline-level="2">Ce mai poți face foarte bine</text:h>
        <text:p text:style-name="P27">Poți introduce și noțiunea de:</text:p>
        <text:list text:style-name="L419">
          <text:list-item>
            <text:p text:style-name="P537"><text:span text:style-name="Strong_20_Emphasis"><text:span text:style-name="T18">mandatory profile</text:span></text:span></text:p>
          </text:list-item>
          <text:list-item>
            <text:p text:style-name="P537"><text:span text:style-name="Strong_20_Emphasis"><text:span text:style-name="T18">optional profile</text:span></text:span></text:p>
          </text:list-item>
        </text:list>
        <text:p text:style-name="P27"><text:soft-page-break/>De exemplu:</text:p>
        <text:list text:style-name="L420">
          <text:list-item>
            <text:p text:style-name="P538"><text:span text:style-name="Source_20_Text"><text:span text:style-name="T25">GENERAL_WORKFLOW.md</text:span></text:span><text:span text:style-name="T14"> = obligatoriu mereu</text:span></text:p>
          </text:list-item>
          <text:list-item>
            <text:p text:style-name="P538"><text:span text:style-name="Source_20_Text"><text:span text:style-name="T25">SOFTWARE_TESTING.md</text:span></text:span><text:span text:style-name="T14"> = doar pentru testare</text:span></text:p>
          </text:list-item>
          <text:list-item>
            <text:p text:style-name="P538"><text:span text:style-name="Source_20_Text"><text:span text:style-name="T25">PYTHON_TESTING.md</text:span></text:span><text:span text:style-name="T14"> = doar pentru Python</text:span></text:p>
          </text:list-item>
          <text:list-item>
            <text:p text:style-name="P538"><text:span text:style-name="Source_20_Text"><text:span text:style-name="T25">PYTHON_PITFALLS.md</text:span></text:span><text:span text:style-name="T14"> = opțional, dacă vrei analiză mai fină</text:span></text:p>
          </text:list-item>
        </text:list>
        <text:p text:style-name="P27">Asta îți dă mult control.</text:p>
        <text:h text:style-name="P6" text:outline-level="2">Ce avantaj ai astfel</text:h>
        <text:p text:style-name="P27">Pe viitor poți reutiliza aceeași arhitectură pentru:</text:p>
        <text:list text:style-name="L421">
          <text:list-item>
            <text:p text:style-name="P193">testare în alte limbaje</text:p>
          </text:list-item>
          <text:list-item>
            <text:p text:style-name="P193">testare non-software</text:p>
          </text:list-item>
          <text:list-item>
            <text:p text:style-name="P193">analiză de documente</text:p>
          </text:list-item>
          <text:list-item>
            <text:p text:style-name="P193">analiză de procese</text:p>
          </text:list-item>
          <text:list-item>
            <text:p text:style-name="P193">revizuire de cerințe</text:p>
          </text:list-item>
          <text:list-item>
            <text:p text:style-name="P193">optimizare de workflow-uri</text:p>
          </text:list-item>
        </text:list>
        <text:p text:style-name="P27">și păstrezi aceleași:</text:p>
        <text:list text:style-name="L422">
          <text:list-item>
            <text:p text:style-name="P194">reguli de propunere</text:p>
          </text:list-item>
          <text:list-item>
            <text:p text:style-name="P194">reguli de justificare</text:p>
          </text:list-item>
          <text:list-item>
            <text:p text:style-name="P194">reguli de changelog</text:p>
          </text:list-item>
          <text:list-item>
            <text:p text:style-name="P194">reguli de aprobare</text:p>
          </text:list-item>
        </text:list>
        <text:h text:style-name="P6" text:outline-level="2">Concluzie</text:h>
        <text:p text:style-name="P617"><text:span text:style-name="T14">Da, poți foarte bine să-l folosești și pentru alte activități, fără să fii afectat negativ de specializarea pe Python, </text:span><text:span text:style-name="Strong_20_Emphasis"><text:span text:style-name="T18">dacă separi clar</text:span></text:span><text:span text:style-name="T14">:</text:span></text:p>
        <text:list text:style-name="L423">
          <text:list-item>
            <text:p text:style-name="P195"><text:soft-page-break/>nucleul general</text:p>
          </text:list-item>
          <text:list-item>
            <text:p text:style-name="P195">tipul activității</text:p>
          </text:list-item>
          <text:list-item>
            <text:p text:style-name="P195">particularitățile domeniului/language-specific</text:p>
          </text:list-item>
        </text:list>
        <text:p text:style-name="P30">Asta e, după părerea mea, abordarea corectă și scalabilă.</text:p>
        <text:p text:style-name="P29"><draw:frame draw:style-name="fr1" draw:name="Frame140" text:anchor-type="char" svg:width="0.0161in" draw:z-index="76"><draw:text-box fo:min-height="0.0161in"><text:p text:style-name="P26"><text:line-break/></text:p></draw:text-box></draw:frame>Daca tot vom avea log, si docs si reguli si alte fisiere, nu ar avea sens sa fac si cate un fisier .py pentru fiecare, care sa le editeze (adauge / update / stearga ce nu mai util) ca argumente cand sunt executate, si sa le foloseasca ai-ul ca tool?</text:p>
        <text:p text:style-name="P27"><draw:frame draw:style-name="fr1" draw:name="Frame141" text:anchor-type="char" svg:width="0.0161in" draw:z-index="78"><draw:text-box fo:min-height="0.0161in"><text:p text:style-name="P26"><text:line-break/></text:p></draw:text-box></draw:frame>Da, are sens. Chiar mult.</text:p>
        <text:p text:style-name="P28">Asta ar fi deja un pas de la:</text:p>
        <text:list text:style-name="L424">
          <text:list-item>
            <text:p text:style-name="P320">„<text:span text:style-name="T9">AI-ul citește niște fișiere”<text:line-break/>la</text:span></text:p>
          </text:list-item>
          <text:list-item>
            <text:p text:style-name="P320">„<text:span text:style-name="T9">AI-ul operează pe un sistem controlat de tool-uri”</text:span></text:p>
          </text:list-item>
        </text:list>
        <text:p text:style-name="P27">Și asta e mult mai bun, pentru că:</text:p>
        <text:list text:style-name="L425">
          <text:list-item>
            <text:p text:style-name="P196">reduci riscul să strice structura</text:p>
          </text:list-item>
          <text:list-item>
            <text:p text:style-name="P196">forțezi consistența</text:p>
          </text:list-item>
          <text:list-item>
            <text:p text:style-name="P196">poți valida datele înainte de scriere</text:p>
          </text:list-item>
          <text:list-item>
            <text:p text:style-name="P196">poți controla exact ce are voie să modifice</text:p>
          </text:list-item>
          <text:list-item>
            <text:p text:style-name="P196">poți păstra log automat</text:p>
          </text:list-item>
        </text:list>
        <text:h text:style-name="P6" text:outline-level="2">De ce e o idee bună</text:h>
        <text:p text:style-name="P27">Dacă lași AI-ul să editeze direct:</text:p>
        <text:list text:style-name="L426">
          <text:list-item>
            <text:p text:style-name="P539"><text:span text:style-name="Source_20_Text"><text:span text:style-name="T25">.md</text:span></text:span></text:p>
          </text:list-item>
          <text:list-item>
            <text:p text:style-name="P197">demo-uri</text:p>
          </text:list-item>
          <text:list-item>
            <text:p text:style-name="P197"><text:soft-page-break/>changelog</text:p>
          </text:list-item>
          <text:list-item>
            <text:p text:style-name="P197">reguli</text:p>
          </text:list-item>
        </text:list>
        <text:p text:style-name="P27">atunci riști:</text:p>
        <text:list text:style-name="L427">
          <text:list-item>
            <text:p text:style-name="P198">formatare inconsistentă</text:p>
          </text:list-item>
          <text:list-item>
            <text:p text:style-name="P198">duplicări</text:p>
          </text:list-item>
          <text:list-item>
            <text:p text:style-name="P198">mutări greșite</text:p>
          </text:list-item>
          <text:list-item>
            <text:p text:style-name="P198">ștergeri greșite</text:p>
          </text:list-item>
          <text:list-item>
            <text:p text:style-name="P198">propuneri adăugate în locul greșit</text:p>
          </text:list-item>
        </text:list>
        <text:p text:style-name="P27">Dacă în schimb ai tool-uri Python, de exemplu:</text:p>
        <text:list text:style-name="L428">
          <text:list-item>
            <text:p text:style-name="P540"><text:span text:style-name="Source_20_Text"><text:span text:style-name="T25">update_rules.py</text:span></text:span></text:p>
          </text:list-item>
          <text:list-item>
            <text:p text:style-name="P540"><text:span text:style-name="Source_20_Text"><text:span text:style-name="T25">update_changelog.py</text:span></text:span></text:p>
          </text:list-item>
          <text:list-item>
            <text:p text:style-name="P540"><text:span text:style-name="Source_20_Text"><text:span text:style-name="T25">update_proposals.py</text:span></text:span></text:p>
          </text:list-item>
          <text:list-item>
            <text:p text:style-name="P540"><text:span text:style-name="Source_20_Text"><text:span text:style-name="T25">update_demos.py</text:span></text:span></text:p>
          </text:list-item>
        </text:list>
        <text:p text:style-name="P27">atunci AI-ul nu mai „scrie liber”, ci:</text:p>
        <text:list text:style-name="L429">
          <text:list-item>
            <text:p text:style-name="P199">transmite o cerere</text:p>
          </text:list-item>
          <text:list-item>
            <text:p text:style-name="P199">tool-ul o validează</text:p>
          </text:list-item>
          <text:list-item>
            <text:p text:style-name="P199">tool-ul modifică fișierul corect</text:p>
          </text:list-item>
        </text:list>
        <text:p text:style-name="P27">Asta e mult mai robust.</text:p>
        <text:p text:style-name="P1"/>
        <text:h text:style-name="P7" text:outline-level="2">Ce aș face concret</text:h>
        <text:p text:style-name="P617"><text:span text:style-name="T14">Da, aș avea câte un </text:span><text:span text:style-name="Source_20_Text"><text:span text:style-name="T25">.py</text:span></text:span><text:span text:style-name="T14"> sau un mic set de module pentru:</text:span></text:p>
        <text:h text:style-name="P12" text:outline-level="3">1. knowledge base</text:h>
        <text:p text:style-name="P27">Exemplu:</text:p>
        <text:section text:style-name="Sect2" text:name="Section156">
          <text:p text:style-name="P23"><text:bookmark text:name="code-block-viewer Copy 155"/><text:soft-page-break/>tools/rules_manager.py</text:p>
        </text:section>
        <text:p text:style-name="P305">Funcții:</text:p>
        <text:list text:style-name="L430">
          <text:list-item>
            <text:p text:style-name="P200">adaugă regulă</text:p>
          </text:list-item>
          <text:list-item>
            <text:p text:style-name="P200">modifică regulă</text:p>
          </text:list-item>
          <text:list-item>
            <text:p text:style-name="P200">marchează regulă ca depreciată</text:p>
          </text:list-item>
          <text:list-item>
            <text:p text:style-name="P200">mută regulă în altă categorie</text:p>
          </text:list-item>
          <text:list-item>
            <text:p text:style-name="P200">elimină regulă</text:p>
          </text:list-item>
          <text:list-item>
            <text:p text:style-name="P200">caută reguli similare înainte de adăugare</text:p>
          </text:list-item>
        </text:list>
        <text:h text:style-name="P12" text:outline-level="3">2. changelog</text:h>
        <text:p text:style-name="P27">Exemplu:</text:p>
        <text:section text:style-name="Sect2" text:name="Section157">
          <text:p text:style-name="P23"><text:bookmark text:name="code-block-viewer Copy 156"/>tools/changelog_manager.py</text:p>
        </text:section>
        <text:p text:style-name="P305">Funcții:</text:p>
        <text:list text:style-name="L431">
          <text:list-item>
            <text:p text:style-name="P201">adaugă intrare nouă</text:p>
          </text:list-item>
          <text:list-item>
            <text:p text:style-name="P201">caută după dată/autor</text:p>
          </text:list-item>
          <text:list-item>
            <text:p text:style-name="P201">marchează propunere ca integrată</text:p>
          </text:list-item>
          <text:list-item>
            <text:p text:style-name="P201">leagă propunerea de regula modificată</text:p>
          </text:list-item>
        </text:list>
        <text:h text:style-name="P12" text:outline-level="3">3. propuneri</text:h>
        <text:p text:style-name="P27">Exemplu:</text:p>
        <text:section text:style-name="Sect2" text:name="Section158">
          <text:p text:style-name="P23"><text:bookmark text:name="code-block-viewer Copy 157"/>tools/proposals_manager.py</text:p>
        </text:section>
        <text:p text:style-name="P305">Funcții:</text:p>
        <text:list text:style-name="L432">
          <text:list-item>
            <text:p text:style-name="P202">adaugă propunere</text:p>
          </text:list-item>
          <text:list-item>
            <text:p text:style-name="P202">schimbă status</text:p>
          </text:list-item>
          <text:list-item>
            <text:p text:style-name="P202"><text:soft-page-break/>aprobă / respinge</text:p>
          </text:list-item>
          <text:list-item>
            <text:p text:style-name="P202">transformă propunerea în update de bază</text:p>
          </text:list-item>
        </text:list>
        <text:h text:style-name="P12" text:outline-level="3">4. demo-uri</text:h>
        <text:p text:style-name="P27">Exemplu:</text:p>
        <text:section text:style-name="Sect2" text:name="Section159">
          <text:p text:style-name="P23"><text:bookmark text:name="code-block-viewer Copy 158"/>tools/demo_manager.py</text:p>
        </text:section>
        <text:p text:style-name="P305">Funcții:</text:p>
        <text:list text:style-name="L433">
          <text:list-item>
            <text:p text:style-name="P203">adaugă exemplu nou</text:p>
          </text:list-item>
          <text:list-item>
            <text:p text:style-name="P203">verifică dacă e duplicat</text:p>
          </text:list-item>
          <text:list-item>
            <text:p text:style-name="P203">găsește demo-uri relevante pe categorie</text:p>
          </text:list-item>
          <text:list-item>
            <text:p text:style-name="P203">actualizează secțiuni standard</text:p>
          </text:list-item>
        </text:list>
        <text:p text:style-name="P1"/>
        <text:h text:style-name="P7" text:outline-level="2">Și da, AI-ul le poate folosi ca tool-uri</text:h>
        <text:p text:style-name="P27">Asta e partea foarte bună.</text:p>
        <text:p text:style-name="P28">În loc să-i spui:</text:p>
        <text:list text:style-name="L434">
          <text:list-item>
            <text:p text:style-name="P321">„<text:span text:style-name="T9">editează fișierul markdown”</text:span></text:p>
          </text:list-item>
        </text:list>
        <text:p text:style-name="P27">îi poți spune:</text:p>
        <text:list text:style-name="L435">
          <text:list-item>
            <text:p text:style-name="P541"><text:span text:style-name="T30">„</text:span><text:span text:style-name="T14">folosește </text:span><text:span text:style-name="Source_20_Text"><text:span text:style-name="T25">rules_manager.py</text:span></text:span><text:span text:style-name="T14"> ca să propui sau să aplici modificări”</text:span></text:p>
          </text:list-item>
        </text:list>
        <text:p text:style-name="P27">Asta seamănă mult mai mult cu un sistem serios.</text:p>
        <text:p text:style-name="P28">Practic, tool-urile tale devin:</text:p>
        <text:list text:style-name="L436">
          <text:list-item>
            <text:p text:style-name="P204">interfața de scriere</text:p>
          </text:list-item>
          <text:list-item>
            <text:p text:style-name="P204">stratul de validare</text:p>
          </text:list-item>
          <text:list-item>
            <text:p text:style-name="P204">stratul de protecție</text:p>
          </text:list-item>
        </text:list>
        <text:p text:style-name="P1"/>
        <text:h text:style-name="P7" text:outline-level="2"><text:soft-page-break/>Ce aș evita</text:h>
        <text:p text:style-name="P27">Nu aș face:</text:p>
        <text:list text:style-name="L437">
          <text:list-item>
            <text:p text:style-name="P205">un script mare care face tot</text:p>
          </text:list-item>
        </text:list>
        <text:p text:style-name="P27">Aș face:</text:p>
        <text:list text:style-name="L438">
          <text:list-item>
            <text:p text:style-name="P206">module mici și clare</text:p>
          </text:list-item>
          <text:list-item>
            <text:p text:style-name="P206">fiecare responsabil cu un singur tip de fișier / logică</text:p>
          </text:list-item>
        </text:list>
        <text:p text:style-name="P27">Adică mai bine:</text:p>
        <text:section text:style-name="Sect2" text:name="Section160">
          <text:p text:style-name="P23"><text:bookmark text:name="code-block-viewer Copy 159"/>tools/</text:p>
          <text:p text:style-name="P17"><text:s text:c="2"/><text:span text:style-name="T10">rules_manager.py</text:span></text:p>
          <text:p text:style-name="P17"><text:s text:c="2"/><text:span text:style-name="T10">changelog_manager.py</text:span></text:p>
          <text:p text:style-name="P17"><text:s text:c="2"/><text:span text:style-name="T10">proposals_manager.py</text:span></text:p>
          <text:p text:style-name="P17"><text:s text:c="2"/><text:span text:style-name="T10">demo_manager.py</text:span></text:p>
          <text:p text:style-name="P17"><text:s text:c="2"/><text:span text:style-name="T10">common.py</text:span></text:p>
        </text:section>
        <text:p text:style-name="P305">decât:</text:p>
        <text:section text:style-name="Sect2" text:name="Section161">
          <text:p text:style-name="P23"><text:bookmark text:name="code-block-viewer Copy 160"/>tools/</text:p>
          <text:p text:style-name="P17"><text:s text:c="2"/><text:span text:style-name="T10">all_in_one_manager.py</text:span></text:p>
        </text:section>
        <text:p text:style-name="P2"/>
        <text:h text:style-name="P7" text:outline-level="2">Ce beneficii mari ai</text:h>
        <text:h text:style-name="P12" text:outline-level="3">1. Consistență</text:h>
        <text:p text:style-name="P27">Poți forța același format mereu.</text:p>
        <text:h text:style-name="P12" text:outline-level="3">2. Validare</text:h>
        <text:p text:style-name="P27">Poți verifica:</text:p>
        <text:list text:style-name="L439">
          <text:list-item>
            <text:p text:style-name="P207">dacă regula există deja</text:p>
          </text:list-item>
          <text:list-item>
            <text:p text:style-name="P207">dacă categoria există</text:p>
          </text:list-item>
          <text:list-item>
            <text:p text:style-name="P207">dacă statusul e valid</text:p>
          </text:list-item>
          <text:list-item>
            <text:p text:style-name="P207"><text:soft-page-break/>dacă propunerea are toate câmpurile</text:p>
          </text:list-item>
        </text:list>
        <text:h text:style-name="P12" text:outline-level="3">3. Trasabilitate</text:h>
        <text:p text:style-name="P27">Poți loga automat:</text:p>
        <text:list text:style-name="L440">
          <text:list-item>
            <text:p text:style-name="P208">data</text:p>
          </text:list-item>
          <text:list-item>
            <text:p text:style-name="P208">ora</text:p>
          </text:list-item>
          <text:list-item>
            <text:p text:style-name="P208">autor</text:p>
          </text:list-item>
          <text:list-item>
            <text:p text:style-name="P208">acțiunea</text:p>
          </text:list-item>
          <text:list-item>
            <text:p text:style-name="P208">fișierul afectat</text:p>
          </text:list-item>
        </text:list>
        <text:h text:style-name="P12" text:outline-level="3">4. Reutilizare</text:h>
        <text:p text:style-name="P27">Mai târziu poți folosi aceleași tool-uri și fără AI.</text:p>
        <text:h text:style-name="P12" text:outline-level="3">5. Scalabilitate</text:h>
        <text:p text:style-name="P27">Poți extinde sistemul și la alte domenii.</text:p>
        <text:p text:style-name="P1"/>
        <text:h text:style-name="P7" text:outline-level="2">Aș merge chiar puțin mai departe</text:h>
        <text:p text:style-name="P617"><text:span text:style-name="T14">Aș face tool-urile să lucreze pe o structură internă clară și apoi să regenereze </text:span><text:span text:style-name="Source_20_Text"><text:span text:style-name="T25">.md</text:span></text:span><text:span text:style-name="T14">.</text:span></text:p>
        <text:p text:style-name="P28">Adică:</text:p>
        <text:list text:style-name="L441">
          <text:list-item>
            <text:p text:style-name="P542"><text:span text:style-name="Source_20_Text"><text:span text:style-name="T25">.md</text:span></text:span><text:span text:style-name="T14"> să fie pentru citit de om și AI</text:span></text:p>
          </text:list-item>
          <text:list-item>
            <text:p text:style-name="P209">tool-urile să știe cum să parseze și să rescrie controlat</text:p>
          </text:list-item>
        </text:list>
        <text:p text:style-name="P27">Sau chiar:</text:p>
        <text:list text:style-name="L442">
          <text:list-item>
            <text:p text:style-name="P210">să ai un format intern simplu</text:p>
          </text:list-item>
          <text:list-item>
            <text:p text:style-name="P543"><text:span text:style-name="T14">și </text:span><text:span text:style-name="Source_20_Text"><text:span text:style-name="T25">.md</text:span></text:span><text:span text:style-name="T14"> să fie „rendered output”</text:span></text:p>
          </text:list-item>
        </text:list>
        <text:p text:style-name="P27">Dar aici depinde cât de complicat vrei să faci sistemul.</text:p>
        <text:p text:style-name="P28"><text:soft-page-break/>Pentru început, cred că e suficient:</text:p>
        <text:list text:style-name="L443">
          <text:list-item>
            <text:p text:style-name="P544"><text:span text:style-name="Source_20_Text"><text:span text:style-name="T25">.md</text:span></text:span><text:span text:style-name="T14"> ca sursă principală</text:span></text:p>
          </text:list-item>
          <text:list-item>
            <text:p text:style-name="P211">tool-uri Python care modifică atent secțiuni bine delimitate</text:p>
          </text:list-item>
        </text:list>
        <text:p text:style-name="P1"/>
        <text:h text:style-name="P7" text:outline-level="2">Cea mai bună arhitectură de început</text:h>
        <text:p text:style-name="P27">Eu aș face așa:</text:p>
        <text:h text:style-name="P12" text:outline-level="3">Fișiere umane</text:h>
        <text:list text:style-name="L444">
          <text:list-item>
            <text:p text:style-name="P545"><text:span text:style-name="Source_20_Text"><text:span text:style-name="T25">TESTING_KNOWLEDGE_BASE.md</text:span></text:span></text:p>
          </text:list-item>
          <text:list-item>
            <text:p text:style-name="P545"><text:span text:style-name="Source_20_Text"><text:span text:style-name="T25">TESTING_CHANGELOG.md</text:span></text:span></text:p>
          </text:list-item>
          <text:list-item>
            <text:p text:style-name="P545"><text:span text:style-name="Source_20_Text"><text:span text:style-name="T25">TESTING_PROPOSALS.md</text:span></text:span></text:p>
          </text:list-item>
          <text:list-item>
            <text:p text:style-name="P545"><text:span text:style-name="Source_20_Text"><text:span text:style-name="T25">test_demo_*.py</text:span></text:span></text:p>
          </text:list-item>
        </text:list>
        <text:h text:style-name="P12" text:outline-level="3">Tool-uri</text:h>
        <text:list text:style-name="L445">
          <text:list-item>
            <text:p text:style-name="P546"><text:span text:style-name="Source_20_Text"><text:span text:style-name="T25">rules_manager.py</text:span></text:span></text:p>
          </text:list-item>
          <text:list-item>
            <text:p text:style-name="P546"><text:span text:style-name="Source_20_Text"><text:span text:style-name="T25">changelog_manager.py</text:span></text:span></text:p>
          </text:list-item>
          <text:list-item>
            <text:p text:style-name="P546"><text:span text:style-name="Source_20_Text"><text:span text:style-name="T25">proposals_manager.py</text:span></text:span></text:p>
          </text:list-item>
          <text:list-item>
            <text:p text:style-name="P546"><text:span text:style-name="Source_20_Text"><text:span text:style-name="T25">demo_manager.py</text:span></text:span></text:p>
          </text:list-item>
        </text:list>
        <text:h text:style-name="P12" text:outline-level="3">Rol AI</text:h>
        <text:p text:style-name="P27">AI-ul:</text:p>
        <text:list text:style-name="L446">
          <text:list-item>
            <text:p text:style-name="P212">citește fișierele</text:p>
          </text:list-item>
          <text:list-item>
            <text:p text:style-name="P212">face analiza</text:p>
          </text:list-item>
          <text:list-item>
            <text:p text:style-name="P212">propune acțiuni</text:p>
          </text:list-item>
          <text:list-item>
            <text:p text:style-name="P212">folosește tool-ul potrivit pentru update</text:p>
          </text:list-item>
        </text:list>
        <text:p text:style-name="P1"/>
        <text:h text:style-name="P7" text:outline-level="2"><text:soft-page-break/>Foarte important</text:h>
        <text:p text:style-name="P27">Aș pune și reguli de siguranță:</text:p>
        <text:list text:style-name="L447">
          <text:list-item>
            <text:p text:style-name="P213">AI-ul nu șterge direct</text:p>
          </text:list-item>
          <text:list-item>
            <text:p text:style-name="P213">orice ștergere devine mai întâi:</text:p>
            <text:list>
              <text:list-item>
                <text:p text:style-name="P547"><text:span text:style-name="Source_20_Text"><text:span text:style-name="T25">deprecated</text:span></text:span></text:p>
              </text:list-item>
              <text:list-item>
                <text:p text:style-name="P213">sau propunere de eliminare</text:p>
              </text:list-item>
            </text:list>
          </text:list-item>
          <text:list-item>
            <text:p text:style-name="P213">update-ul real se face doar după aprobare</text:p>
          </text:list-item>
        </text:list>
        <text:p text:style-name="P27">Asta e foarte important pentru bază.</text:p>
        <text:p text:style-name="P1"/>
        <text:h text:style-name="P7" text:outline-level="2">Concluzie</text:h>
        <text:p text:style-name="P27">Da, are foarte mult sens.</text:p>
        <text:p text:style-name="P617"><text:span text:style-name="T14">Ba chiar aș spune că:<text:line-break/></text:span><text:span text:style-name="Strong_20_Emphasis"><text:span text:style-name="T18">dacă vrei un sistem serios și extensibil, tool-urile Python sunt următorul pas natural.</text:span></text:span></text:p>
        <text:p text:style-name="P28">Ele transformă proiectul din:</text:p>
        <text:list text:style-name="L448">
          <text:list-item>
            <text:p text:style-name="P214">colecție de fișiere și prompturi</text:p>
          </text:list-item>
        </text:list>
        <text:p text:style-name="P27">în:</text:p>
        <text:list text:style-name="L449">
          <text:list-item>
            <text:p text:style-name="P215">sistem controlat, validat și scalabil</text:p>
          </text:list-item>
        </text:list>
        <text:p text:style-name="P27">Așadar:</text:p>
        <text:list text:style-name="L450">
          <text:list-item>
            <text:p text:style-name="P548"><text:span text:style-name="Strong_20_Emphasis"><text:span text:style-name="T18">da, merită</text:span></text:span></text:p>
          </text:list-item>
          <text:list-item>
            <text:p text:style-name="P548"><text:span text:style-name="Strong_20_Emphasis"><text:span text:style-name="T18">da, AI-ul ar trebui să le folosească</text:span></text:span></text:p>
          </text:list-item>
          <text:list-item>
            <text:p text:style-name="P548"><text:span text:style-name="Strong_20_Emphasis"><text:span text:style-name="T18">da, le-aș face separate pe responsabilități</text:span></text:span></text:p>
          </text:list-item>
        </text:list>
        <text:p text:style-name="P30"><text:soft-page-break/>Dacă vrei, următorul pas logic este să-ți propun exact ce operații ar trebui să aibă fiecare manager și ce argumente să primească.</text:p>
        <text:p text:style-name="P29"><draw:frame draw:style-name="fr1" draw:name="Frame142" text:anchor-type="char" svg:width="0.0161in" draw:z-index="79"><draw:text-box fo:min-height="0.0161in"><text:p text:style-name="P26"><text:line-break/></text:p></draw:text-box></draw:frame>ma gandesc sa fac si o metoda de help la fisiere, care sa returneze sintaxa si scopul parametrilor, explicat. Astfel incat daca AI-ul greseste sintaxa si primeste feedback negativ, sa poata verifica structura i putului lui conform modelului acceptat. Deci un sistem de get-eri si set-eri cu help distinct in fisiere separate, pentru fiecare fisier de configurare sau log.</text:p>
        <text:p text:style-name="P27"><draw:frame draw:style-name="fr1" draw:name="Frame143" text:anchor-type="char" svg:width="0.0161in" draw:z-index="80"><draw:text-box fo:min-height="0.0161in"><text:p text:style-name="P26"><text:line-break/></text:p></draw:text-box></draw:frame>Da, e o idee foarte bună. Chiar foarte bună.</text:p>
        <text:p text:style-name="P28">Asta îți mută sistemul de la:</text:p>
        <text:list text:style-name="L451">
          <text:list-item>
            <text:p text:style-name="P322">„<text:span text:style-name="T9">AI-ul încearcă să ghicească formatul”</text:span></text:p>
          </text:list-item>
        </text:list>
        <text:p text:style-name="P27">la:</text:p>
        <text:list text:style-name="L452">
          <text:list-item>
            <text:p text:style-name="P323">„<text:span text:style-name="T9">AI-ul are o interfață explicită, auto-documentată”</text:span></text:p>
          </text:list-item>
        </text:list>
        <text:p text:style-name="P27">Și exact asta vrei dacă:</text:p>
        <text:list text:style-name="L453">
          <text:list-item>
            <text:p text:style-name="P216">AI-ul folosește tool-uri</text:p>
          </text:list-item>
          <text:list-item>
            <text:p text:style-name="P216">vrei robustețe</text:p>
          </text:list-item>
          <text:list-item>
            <text:p text:style-name="P216">vrei să poată corecta singur inputul după un eșec</text:p>
          </text:list-item>
        </text:list>
        <text:h text:style-name="P6" text:outline-level="2">De ce e foarte bună ideea</text:h>
        <text:p text:style-name="P27">Dacă un tool răspunde doar cu:</text:p>
        <text:list text:style-name="L454">
          <text:list-item>
            <text:p text:style-name="P217">eroare</text:p>
          </text:list-item>
        </text:list>
        <text:p text:style-name="P27">atunci AI-ul poate înțelege uneori greșit ce a fost invalid.</text:p>
        <text:p text:style-name="P28">Dacă însă ai:</text:p>
        <text:list text:style-name="L455">
          <text:list-item>
            <text:p text:style-name="P549"><text:span text:style-name="Source_20_Text"><text:span text:style-name="T25">help()</text:span></text:span></text:p>
          </text:list-item>
          <text:list-item>
            <text:p text:style-name="P218"><text:soft-page-break/>validare clară</text:p>
          </text:list-item>
          <text:list-item>
            <text:p text:style-name="P218">mesaj de eroare structurat</text:p>
          </text:list-item>
          <text:list-item>
            <text:p text:style-name="P218">exemple de input corect</text:p>
          </text:list-item>
        </text:list>
        <text:p text:style-name="P27">atunci AI-ul poate face bucla corectă:</text:p>
        <text:list text:style-name="L456">
          <text:list-item>
            <text:p text:style-name="P219">încearcă</text:p>
          </text:list-item>
          <text:list-item>
            <text:p text:style-name="P219">primește eroare</text:p>
          </text:list-item>
          <text:list-item>
            <text:p text:style-name="P219">cere/help sau folosește help</text:p>
          </text:list-item>
          <text:list-item>
            <text:p text:style-name="P219">corectează inputul</text:p>
          </text:list-item>
          <text:list-item>
            <text:p text:style-name="P219">reîncearcă</text:p>
          </text:list-item>
        </text:list>
        <text:p text:style-name="P27">Asta e exact comportamentul bun pentru un sistem tool-based.</text:p>
        <text:p text:style-name="P1"/>
        <text:h text:style-name="P7" text:outline-level="2">Ce aș face concret</text:h>
        <text:p text:style-name="P27">Da, aș avea pentru fiecare manager:</text:p>
        <text:list text:style-name="L457">
          <text:list-item>
            <text:p text:style-name="P550"><text:span text:style-name="Strong_20_Emphasis"><text:span text:style-name="T18">get</text:span></text:span></text:p>
          </text:list-item>
          <text:list-item>
            <text:p text:style-name="P550"><text:span text:style-name="Strong_20_Emphasis"><text:span text:style-name="T18">set / add / update / delete</text:span></text:span></text:p>
          </text:list-item>
          <text:list-item>
            <text:p text:style-name="P550"><text:span text:style-name="Strong_20_Emphasis"><text:span text:style-name="T18">help</text:span></text:span></text:p>
          </text:list-item>
          <text:list-item>
            <text:p text:style-name="P550"><text:span text:style-name="T14">eventual </text:span><text:span text:style-name="Strong_20_Emphasis"><text:span text:style-name="T18">validate</text:span></text:span></text:p>
          </text:list-item>
          <text:list-item>
            <text:p text:style-name="P550"><text:span text:style-name="T14">eventual </text:span><text:span text:style-name="Strong_20_Emphasis"><text:span text:style-name="T18">template</text:span></text:span></text:p>
          </text:list-item>
        </text:list>
        <text:h text:style-name="P6" text:outline-level="2">Exemplu de structură</text:h>
        <text:section text:style-name="Sect2" text:name="Section162">
          <text:p text:style-name="P23"><text:bookmark text:name="code-block-viewer Copy 161"/>tools/</text:p>
          <text:p text:style-name="P17"><text:s text:c="2"/><text:span text:style-name="T10">rules_manager.py</text:span></text:p>
          <text:p text:style-name="P17"><text:s text:c="2"/><text:span text:style-name="T10">rules_help.py</text:span></text:p>
          <text:p text:style-name="P17"><text:s text:c="2"/><text:span text:style-name="T10">changelog_manager.py</text:span></text:p>
          <text:p text:style-name="P17"><text:s text:c="2"/><text:span text:style-name="T10">changelog_help.py</text:span></text:p>
          <text:p text:style-name="P17"><text:s text:c="2"/><text:span text:style-name="T10">proposals_manager.py</text:span></text:p>
          <text:p text:style-name="P17"><text:s text:c="2"/><text:span text:style-name="T10">proposals_help.py</text:span></text:p>
          <text:p text:style-name="P17"><text:soft-page-break/><text:s text:c="2"/><text:span text:style-name="T10">demo_manager.py</text:span></text:p>
          <text:p text:style-name="P17"><text:s text:c="2"/><text:span text:style-name="T10">demo_help.py</text:span></text:p>
        </text:section>
        <text:p text:style-name="P305">Dar eu aș simplifica puțin și aș prefera:</text:p>
        <text:section text:style-name="Sect2" text:name="Section163">
          <text:p text:style-name="P23"><text:bookmark text:name="code-block-viewer Copy 162"/>tools/</text:p>
          <text:p text:style-name="P17"><text:s text:c="2"/><text:span text:style-name="T10">rules_manager.py</text:span></text:p>
          <text:p text:style-name="P17"><text:s text:c="2"/><text:span text:style-name="T10">changelog_manager.py</text:span></text:p>
          <text:p text:style-name="P17"><text:s text:c="2"/><text:span text:style-name="T10">proposals_manager.py</text:span></text:p>
          <text:p text:style-name="P17"><text:s text:c="2"/><text:span text:style-name="T10">demo_manager.py</text:span></text:p>
          <text:p text:style-name="P17"><text:s text:c="2"/><text:span text:style-name="T10">common_help.py</text:span></text:p>
        </text:section>
        <text:p text:style-name="P305">iar în fiecare manager să ai funcții de tip:</text:p>
        <text:list text:style-name="L458">
          <text:list-item>
            <text:p text:style-name="P551"><text:span text:style-name="Source_20_Text"><text:span text:style-name="T25">help()</text:span></text:span></text:p>
          </text:list-item>
          <text:list-item>
            <text:p text:style-name="P551"><text:span text:style-name="Source_20_Text"><text:span text:style-name="T25">validate_input(...)</text:span></text:span></text:p>
          </text:list-item>
          <text:list-item>
            <text:p text:style-name="P551"><text:span text:style-name="Source_20_Text"><text:span text:style-name="T25">get_template(...)</text:span></text:span></text:p>
          </text:list-item>
        </text:list>
        <text:p text:style-name="P27">Adică help-ul poate fi în același fișier, nu neapărat separat, dacă nu devine prea mare.</text:p>
        <text:p text:style-name="P1"/>
        <text:h text:style-name="P9" text:outline-level="2"><text:span text:style-name="T22">Ce ar trebui să întoarcă </text:span><text:span text:style-name="Source_20_Text"><text:span text:style-name="T27">help()</text:span></text:span></text:h>
        <text:p text:style-name="P27">Nu doar sintaxa brută.<text:line-break/>Aș întoarce ceva structurat și clar, de exemplu:</text:p>
        <text:list text:style-name="L459">
          <text:list-item>
            <text:p text:style-name="P220">scopul tool-ului</text:p>
          </text:list-item>
          <text:list-item>
            <text:p text:style-name="P220">operațiile disponibile</text:p>
          </text:list-item>
          <text:list-item>
            <text:p text:style-name="P220">parametrii</text:p>
          </text:list-item>
          <text:list-item>
            <text:p text:style-name="P220">tipul fiecărui parametru</text:p>
          </text:list-item>
          <text:list-item>
            <text:p text:style-name="P220">obligatoriu / opțional</text:p>
          </text:list-item>
          <text:list-item>
            <text:p text:style-name="P220">valori permise</text:p>
          </text:list-item>
          <text:list-item>
            <text:p text:style-name="P220">exemplu minim</text:p>
          </text:list-item>
          <text:list-item>
            <text:p text:style-name="P220">greșeli frecvente</text:p>
          </text:list-item>
        </text:list>
        <text:p text:style-name="P27"><text:soft-page-break/>Exemplu:</text:p>
        <text:section text:style-name="Sect2" text:name="Section164">
          <text:p text:style-name="P22"><text:bookmark text:name="code-block-viewer Copy 163"/><text:span text:style-name="T1">def help():</text:span></text:p>
          <text:p text:style-name="P16"><text:span text:style-name="T1"><text:s text:c="4"/></text:span><text:span text:style-name="T11">return """</text:span></text:p>
          <text:p text:style-name="P19">Scop:</text:p>
          <text:p text:style-name="P17"><text:s text:c="2"/><text:span text:style-name="T10">gestioneaza regulile din TESTING_KNOWLEDGE_BASE.md</text:span></text:p>
          <text:p text:style-name="P19">Operatii disponibile:</text:p>
          <text:p text:style-name="P17"><text:s text:c="2"/><text:span text:style-name="T10">- add_rule</text:span></text:p>
          <text:p text:style-name="P17"><text:s text:c="2"/><text:span text:style-name="T10">- update_rule</text:span></text:p>
          <text:p text:style-name="P17"><text:s text:c="2"/><text:span text:style-name="T10">- deprecate_rule</text:span></text:p>
          <text:p text:style-name="P17"><text:s text:c="2"/><text:span text:style-name="T10">- move_rule</text:span></text:p>
          <text:p text:style-name="P17"><text:s text:c="2"/><text:span text:style-name="T10">- delete_rule</text:span></text:p>
          <text:p text:style-name="P19">Parametri comuni:</text:p>
          <text:p text:style-name="P17"><text:s text:c="2"/><text:span text:style-name="T10">title: str</text:span></text:p>
          <text:p text:style-name="P17"><text:s text:c="4"/><text:span text:style-name="T10">numele scurt al regulii</text:span></text:p>
          <text:p text:style-name="P17"><text:s text:c="2"/><text:span text:style-name="T10">category: str</text:span></text:p>
          <text:p text:style-name="P17"><text:s text:c="4"/><text:span text:style-name="T10">categoria in care va fi plasata regula</text:span></text:p>
          <text:p text:style-name="P17"><text:s text:c="2"/><text:span text:style-name="T10">rule_text: str</text:span></text:p>
          <text:p text:style-name="P17"><text:s text:c="4"/><text:span text:style-name="T10">formularea regulii</text:span></text:p>
          <text:p text:style-name="P17"><text:s text:c="2"/><text:span text:style-name="T10">reason: str</text:span></text:p>
          <text:p text:style-name="P17"><text:s text:c="4"/><text:span text:style-name="T10">justificarea regulii</text:span></text:p>
          <text:p text:style-name="P17"><text:s text:c="2"/><text:span text:style-name="T10">status: str</text:span></text:p>
          <text:p text:style-name="P17"><text:s text:c="4"/><text:span text:style-name="T10">valori permise: proposed, accepted, deprecated, rejected</text:span></text:p>
          <text:p text:style-name="P19">Exemplu:</text:p>
          <text:p text:style-name="P17"><text:s text:c="2"/><text:span text:style-name="T10">add_rule(</text:span></text:p>
          <text:p text:style-name="P17"><text:s text:c="6"/><text:span text:style-name="T10">title="Bool asimilat int",</text:span></text:p>
          <text:p text:style-name="P17"><text:s text:c="6"/><text:span text:style-name="T10">category="tipuri si conversii",</text:span></text:p>
          <text:p text:style-name="P17"><text:s text:c="6"/><text:span text:style-name="T10">rule_text="Cazul bool trebuie tratat separat de int",</text:span></text:p>
          <text:p text:style-name="P17"><text:s text:c="6"/><text:span text:style-name="T10">reason="In Python, bool este subclasa a lui int",</text:span></text:p>
          <text:p text:style-name="P17"><text:s text:c="6"/><text:span text:style-name="T10">status="accepted"</text:span></text:p>
          <text:p text:style-name="P17"><text:s text:c="2"/><text:span text:style-name="T10">)</text:span></text:p>
          <text:p text:style-name="P19">Erori frecvente:</text:p>
          <text:p text:style-name="P17"><text:s text:c="2"/><text:span text:style-name="T10">- categorie inexistenta</text:span></text:p>
          <text:p text:style-name="P17"><text:s text:c="2"/><text:span text:style-name="T10">- status invalid</text:span></text:p>
          <text:p text:style-name="P17"><text:s text:c="2"/><text:span text:style-name="T10">- regula duplicata</text:span></text:p>
          <text:p text:style-name="P19">"""</text:p>
        </text:section>
        <text:p text:style-name="P305">Asta este excelent pentru AI.</text:p>
        <text:p text:style-name="P1"><text:soft-page-break/></text:p>
        <text:h text:style-name="P9" text:outline-level="2"><text:span text:style-name="T22">Aș adăuga și </text:span><text:span text:style-name="Source_20_Text"><text:span text:style-name="T27">get_schema()</text:span></text:span><text:span text:style-name="T22"> sau </text:span><text:span text:style-name="Source_20_Text"><text:span text:style-name="T27">get_template()</text:span></text:span></text:h>
        <text:p text:style-name="P27">Asta e chiar foarte util.</text:p>
        <text:h text:style-name="P14" text:outline-level="3"><text:span text:style-name="Source_20_Text"><text:span text:style-name="T28">help()</text:span></text:span></text:h>
        <text:p text:style-name="P27">Explică pentru om și AI.</text:p>
        <text:h text:style-name="P14" text:outline-level="3"><text:span text:style-name="Source_20_Text"><text:span text:style-name="T28">get_template()</text:span></text:span></text:h>
        <text:p text:style-name="P27">Returnează forma exactă de input așteptată.</text:p>
        <text:p text:style-name="P28">Exemplu:</text:p>
        <text:section text:style-name="Sect2" text:name="Section165">
          <text:p text:style-name="P22"><text:bookmark text:name="code-block-viewer Copy 164"/><text:span text:style-name="T1">def get_template_add_rule():</text:span></text:p>
          <text:p text:style-name="P16"><text:span text:style-name="T1"><text:s text:c="4"/></text:span><text:span text:style-name="T11">return {</text:span></text:p>
          <text:p text:style-name="P16"><text:span text:style-name="T1"><text:s text:c="8"/></text:span><text:span text:style-name="T11">"title": "&lt;str&gt;",</text:span></text:p>
          <text:p text:style-name="P16"><text:span text:style-name="T1"><text:s text:c="8"/></text:span><text:span text:style-name="T11">"category": "&lt;str&gt;",</text:span></text:p>
          <text:p text:style-name="P16"><text:span text:style-name="T1"><text:s text:c="8"/></text:span><text:span text:style-name="T11">"rule_text": "&lt;str&gt;",</text:span></text:p>
          <text:p text:style-name="P16"><text:span text:style-name="T1"><text:s text:c="8"/></text:span><text:span text:style-name="T11">"reason": "&lt;str&gt;",</text:span></text:p>
          <text:p text:style-name="P16"><text:span text:style-name="T1"><text:s text:c="8"/></text:span><text:span text:style-name="T11">"status": "proposed|accepted|deprecated|rejected"</text:span></text:p>
          <text:p text:style-name="P17"><text:s text:c="4"/><text:span text:style-name="T10">}</text:span></text:p>
        </text:section>
        <text:p text:style-name="P305">Asta e foarte bun dacă mai târziu vrei ca AI-ul să lucreze mai disciplinat.</text:p>
        <text:p text:style-name="P1"/>
        <text:h text:style-name="P9" text:outline-level="2"><text:span text:style-name="T22">Și mai bine: </text:span><text:span text:style-name="Source_20_Text"><text:span text:style-name="T27">validate_input()</text:span></text:span></text:h>
        <text:p text:style-name="P27">Foarte important.</text:p>
        <text:p text:style-name="P28">Exemplu:</text:p>
        <text:section text:style-name="Sect2" text:name="Section166">
          <text:p text:style-name="P22"><text:bookmark text:name="code-block-viewer Copy 165"/><text:span text:style-name="T1">def validate_add_rule_input(data: dict) -&gt; tuple[bool, str]:</text:span></text:p>
          <text:p text:style-name="P17"><text:s text:c="4"/><text:span text:style-name="T10">...</text:span></text:p>
        </text:section>
        <text:p text:style-name="P305">Returnează:</text:p>
        <text:list text:style-name="L460">
          <text:list-item>
            <text:p text:style-name="P552"><text:span text:style-name="Source_20_Text"><text:span text:style-name="T25">True, "ok"</text:span></text:span><text:span text:style-name="T14"><text:line-break/>sau</text:span></text:p>
          </text:list-item>
          <text:list-item>
            <text:p text:style-name="P552"><text:span text:style-name="Source_20_Text"><text:span text:style-name="T25">False, "Campul 'category' lipseste"</text:span></text:span></text:p>
          </text:list-item>
          <text:list-item>
            <text:p text:style-name="P552"><text:soft-page-break/><text:span text:style-name="Source_20_Text"><text:span text:style-name="T25">False, "Status invalid. Valori permise: ..."</text:span></text:span></text:p>
          </text:list-item>
        </text:list>
        <text:p text:style-name="P27">Asta îl ajută enorm pe AI să se autorepare.</text:p>
        <text:p text:style-name="P1"/>
        <text:h text:style-name="P7" text:outline-level="2">Ideal: erori explicite și utile</text:h>
        <text:p text:style-name="P27">Mesajele de eroare ar trebui să fie:</text:p>
        <text:list text:style-name="L461">
          <text:list-item>
            <text:p text:style-name="P221">clare</text:p>
          </text:list-item>
          <text:list-item>
            <text:p text:style-name="P221">scurte</text:p>
          </text:list-item>
          <text:list-item>
            <text:p text:style-name="P221">localizabile</text:p>
          </text:list-item>
          <text:list-item>
            <text:p text:style-name="P221">corectabile</text:p>
          </text:list-item>
        </text:list>
        <text:p text:style-name="P27">Nu:</text:p>
        <text:list text:style-name="L462">
          <text:list-item>
            <text:p text:style-name="P553"><text:span text:style-name="Source_20_Text"><text:span text:style-name="T25">invalid input</text:span></text:span></text:p>
          </text:list-item>
        </text:list>
        <text:p text:style-name="P27">Ci:</text:p>
        <text:list text:style-name="L463">
          <text:list-item>
            <text:p text:style-name="P554"><text:span text:style-name="Source_20_Text"><text:span text:style-name="T25">Camp obligatoriu lipsa: category</text:span></text:span></text:p>
          </text:list-item>
          <text:list-item>
            <text:p text:style-name="P554"><text:span text:style-name="Source_20_Text"><text:span text:style-name="T25">Status invalid: archived. Valori permise: proposed, accepted, deprecated, rejected</text:span></text:span></text:p>
          </text:list-item>
          <text:list-item>
            <text:p text:style-name="P554"><text:span text:style-name="Source_20_Text"><text:span text:style-name="T25">Categoria nu exista: "tipuri invalide". Foloseste una dintre: ...</text:span></text:span></text:p>
          </text:list-item>
        </text:list>
        <text:p text:style-name="P27">Asta e aur pentru AI.</text:p>
        <text:p text:style-name="P1"/>
        <text:h text:style-name="P7" text:outline-level="2">Getter și setter da, dar și operații semantice</text:h>
        <text:p text:style-name="P27">Nu m-aș limita la:</text:p>
        <text:list text:style-name="L464">
          <text:list-item>
            <text:p text:style-name="P222">get</text:p>
          </text:list-item>
          <text:list-item>
            <text:p text:style-name="P222">set</text:p>
          </text:list-item>
        </text:list>
        <text:p text:style-name="P27">Aș avea și operații de nivel mai înalt, adică semantice.</text:p>
        <text:p text:style-name="P28">De exemplu pentru reguli:</text:p>
        <text:list text:style-name="L465">
          <text:list-item>
            <text:p text:style-name="P555"><text:soft-page-break/><text:span text:style-name="Source_20_Text"><text:span text:style-name="T25">add_rule(...)</text:span></text:span></text:p>
          </text:list-item>
          <text:list-item>
            <text:p text:style-name="P555"><text:span text:style-name="Source_20_Text"><text:span text:style-name="T25">update_rule(...)</text:span></text:span></text:p>
          </text:list-item>
          <text:list-item>
            <text:p text:style-name="P555"><text:span text:style-name="Source_20_Text"><text:span text:style-name="T25">find_similar_rules(...)</text:span></text:span></text:p>
          </text:list-item>
          <text:list-item>
            <text:p text:style-name="P555"><text:span text:style-name="Source_20_Text"><text:span text:style-name="T25">move_rule(...)</text:span></text:span></text:p>
          </text:list-item>
          <text:list-item>
            <text:p text:style-name="P555"><text:span text:style-name="Source_20_Text"><text:span text:style-name="T25">deprecate_rule(...)</text:span></text:span></text:p>
          </text:list-item>
          <text:list-item>
            <text:p text:style-name="P555"><text:span text:style-name="Source_20_Text"><text:span text:style-name="T25">delete_rule(...)</text:span></text:span></text:p>
          </text:list-item>
          <text:list-item>
            <text:p text:style-name="P555"><text:span text:style-name="Source_20_Text"><text:span text:style-name="T25">help()</text:span></text:span></text:p>
          </text:list-item>
          <text:list-item>
            <text:p text:style-name="P555"><text:span text:style-name="Source_20_Text"><text:span text:style-name="T25">get_template(...)</text:span></text:span></text:p>
          </text:list-item>
        </text:list>
        <text:p text:style-name="P27">Pentru changelog:</text:p>
        <text:list text:style-name="L466">
          <text:list-item>
            <text:p text:style-name="P556"><text:span text:style-name="Source_20_Text"><text:span text:style-name="T25">add_entry(...)</text:span></text:span></text:p>
          </text:list-item>
          <text:list-item>
            <text:p text:style-name="P556"><text:span text:style-name="Source_20_Text"><text:span text:style-name="T25">list_entries(...)</text:span></text:span></text:p>
          </text:list-item>
          <text:list-item>
            <text:p text:style-name="P556"><text:span text:style-name="Source_20_Text"><text:span text:style-name="T25">find_by_author(...)</text:span></text:span></text:p>
          </text:list-item>
          <text:list-item>
            <text:p text:style-name="P556"><text:span text:style-name="Source_20_Text"><text:span text:style-name="T25">find_by_date(...)</text:span></text:span></text:p>
          </text:list-item>
          <text:list-item>
            <text:p text:style-name="P556"><text:span text:style-name="Source_20_Text"><text:span text:style-name="T25">help()</text:span></text:span></text:p>
          </text:list-item>
        </text:list>
        <text:p text:style-name="P27">Pentru propuneri:</text:p>
        <text:list text:style-name="L467">
          <text:list-item>
            <text:p text:style-name="P557"><text:span text:style-name="Source_20_Text"><text:span text:style-name="T25">add_proposal(...)</text:span></text:span></text:p>
          </text:list-item>
          <text:list-item>
            <text:p text:style-name="P557"><text:span text:style-name="Source_20_Text"><text:span text:style-name="T25">approve_proposal(...)</text:span></text:span></text:p>
          </text:list-item>
          <text:list-item>
            <text:p text:style-name="P557"><text:span text:style-name="Source_20_Text"><text:span text:style-name="T25">reject_proposal(...)</text:span></text:span></text:p>
          </text:list-item>
          <text:list-item>
            <text:p text:style-name="P557"><text:span text:style-name="Source_20_Text"><text:span text:style-name="T25">promote_proposal_to_rule(...)</text:span></text:span></text:p>
          </text:list-item>
          <text:list-item>
            <text:p text:style-name="P557"><text:span text:style-name="Source_20_Text"><text:span text:style-name="T25">help()</text:span></text:span></text:p>
          </text:list-item>
        </text:list>
        <text:p text:style-name="P27">Asta e mai bun decât simplii getteri și setteri.</text:p>
        <text:p text:style-name="P1"/>
        <text:h text:style-name="P7" text:outline-level="2">Pentru fiecare fișier de configurare sau log?</text:h>
        <text:p text:style-name="P27">Da, dacă acel fișier este important și are structură.</text:p>
        <text:p text:style-name="P28">Adică:</text:p>
        <text:list text:style-name="L468">
          <text:list-item>
            <text:p text:style-name="P223"><text:soft-page-break/>knowledge base → da</text:p>
          </text:list-item>
          <text:list-item>
            <text:p text:style-name="P223">changelog → da</text:p>
          </text:list-item>
          <text:list-item>
            <text:p text:style-name="P223">proposals → da</text:p>
          </text:list-item>
          <text:list-item>
            <text:p text:style-name="P223">config/profiles → da</text:p>
          </text:list-item>
        </text:list>
        <text:p text:style-name="P617"><text:span text:style-name="T14">Pentru demo-uri </text:span><text:span text:style-name="Source_20_Text"><text:span text:style-name="T25">.py</text:span></text:span><text:span text:style-name="T14">, acolo poate fi alt tip de manager:</text:span></text:p>
        <text:list text:style-name="L469">
          <text:list-item>
            <text:p text:style-name="P224">adaugă demo nou</text:p>
          </text:list-item>
          <text:list-item>
            <text:p text:style-name="P224">verifică dacă există deja</text:p>
          </text:list-item>
          <text:list-item>
            <text:p text:style-name="P224">actualizează secțiune de comentarii</text:p>
          </text:list-item>
          <text:list-item>
            <text:p text:style-name="P224">extrage metadate</text:p>
          </text:list-item>
        </text:list>
        <text:p text:style-name="P1"/>
        <text:h text:style-name="P9" text:outline-level="2"><text:span text:style-name="T22">Eu aș mai adăuga un </text:span><text:span text:style-name="Source_20_Text"><text:span text:style-name="T27">describe()</text:span></text:span><text:span text:style-name="T22"> sau </text:span><text:span text:style-name="Source_20_Text"><text:span text:style-name="T27">explain_field()</text:span></text:span></text:h>
        <text:p text:style-name="P27">Asta e util mai ales când AI-ul greșește un singur parametru.</text:p>
        <text:p text:style-name="P28">Exemplu:</text:p>
        <text:section text:style-name="Sect2" text:name="Section167">
          <text:p text:style-name="P22"><text:bookmark text:name="code-block-viewer Copy 166"/><text:span text:style-name="T1">def explain_field(field_name: str) -&gt; str:</text:span></text:p>
          <text:p text:style-name="P17"><text:s text:c="4"/><text:span text:style-name="T10">...</text:span></text:p>
        </text:section>
        <text:p text:style-name="P305">Exemple:</text:p>
        <text:list text:style-name="L470">
          <text:list-item>
            <text:p text:style-name="P558"><text:span text:style-name="Source_20_Text"><text:span text:style-name="T25">explain_field("status")</text:span></text:span></text:p>
          </text:list-item>
          <text:list-item>
            <text:p text:style-name="P558"><text:span text:style-name="Source_20_Text"><text:span text:style-name="T25">explain_field("category")</text:span></text:span></text:p>
          </text:list-item>
        </text:list>
        <text:p text:style-name="P27">Asta e util pentru debugging fin.</text:p>
        <text:p text:style-name="P1"/>
        <text:h text:style-name="P7" text:outline-level="2">Arhitectura pe care o văd bună</text:h>
        <text:p text:style-name="P27">Pentru fiecare manager:</text:p>
        <text:section text:style-name="Sect2" text:name="Section168">
          <text:p text:style-name="P22"><text:bookmark text:name="code-block-viewer Copy 167"/><text:span text:style-name="T1">class RulesManager:</text:span></text:p>
          <text:p text:style-name="P16"><text:span text:style-name="T1"><text:s text:c="4"/></text:span><text:span text:style-name="T11">def help(self): ...</text:span></text:p>
          <text:p text:style-name="P16"><text:span text:style-name="T1"><text:s text:c="4"/></text:span><text:span text:style-name="T11">def list_operations(self): ...</text:span></text:p>
          <text:p text:style-name="P16"><text:span text:style-name="T1"><text:s text:c="4"/></text:span><text:span text:style-name="T11">def get_template(self, operation): ...</text:span></text:p>
          <text:p text:style-name="P16"><text:soft-page-break/><text:span text:style-name="T1"><text:s text:c="4"/></text:span><text:span text:style-name="T11">def validate(self, operation, data): ...</text:span></text:p>
          <text:p text:style-name="P16"><text:span text:style-name="T1"><text:s text:c="4"/></text:span><text:span text:style-name="T11">def add_rule(self, ...): ...</text:span></text:p>
          <text:p text:style-name="P16"><text:span text:style-name="T1"><text:s text:c="4"/></text:span><text:span text:style-name="T11">def update_rule(self, ...): ...</text:span></text:p>
          <text:p text:style-name="P16"><text:span text:style-name="T1"><text:s text:c="4"/></text:span><text:span text:style-name="T11">def deprecate_rule(self, ...): ...</text:span></text:p>
          <text:p text:style-name="P16"><text:span text:style-name="T1"><text:s text:c="4"/></text:span><text:span text:style-name="T11">def delete_rule(self, ...): ...</text:span></text:p>
        </text:section>
        <text:p text:style-name="P305">Sau funcții simple, dacă vrei mai puțină complexitate.</text:p>
        <text:p text:style-name="P1"/>
        <text:h text:style-name="P7" text:outline-level="2">Concluzie</text:h>
        <text:p text:style-name="P27">Da, ideea este foarte bună și chiar recomandată.</text:p>
        <text:p text:style-name="P617"><text:span text:style-name="T14">Aș spune chiar că:<text:line-break/></text:span><text:span text:style-name="Strong_20_Emphasis"><text:span text:style-name="T18">dacă vrei ca AI-ul să poată folosi robust tool-urile tale, </text:span></text:span><text:span text:style-name="Strong_20_Emphasis"><text:span text:style-name="Source_20_Text"><text:span text:style-name="T25">help + template + validate</text:span></text:span></text:span><text:span text:style-name="Strong_20_Emphasis"><text:span text:style-name="T18"> sunt aproape obligatorii.</text:span></text:span></text:p>
        <text:p text:style-name="P28">Formula cea mai bună este:</text:p>
        <text:list text:style-name="L471">
          <text:list-item>
            <text:p text:style-name="P559"><text:span text:style-name="Source_20_Text"><text:span text:style-name="T25">help()</text:span></text:span><text:span text:style-name="T14"> pentru explicație generală</text:span></text:p>
          </text:list-item>
          <text:list-item>
            <text:p text:style-name="P559"><text:span text:style-name="Source_20_Text"><text:span text:style-name="T25">get_template()</text:span></text:span><text:span text:style-name="T14"> pentru forma exactă a inputului</text:span></text:p>
          </text:list-item>
          <text:list-item>
            <text:p text:style-name="P559"><text:span text:style-name="Source_20_Text"><text:span text:style-name="T25">validate_input()</text:span></text:span><text:span text:style-name="T14"> pentru feedback clar</text:span></text:p>
          </text:list-item>
          <text:list-item>
            <text:p text:style-name="P225">operații semantice, nu doar get/set brut</text:p>
          </text:list-item>
        </text:list>
        <text:p text:style-name="P27">Asta îți face sistemul:</text:p>
        <text:list text:style-name="L472">
          <text:list-item>
            <text:p text:style-name="P226">mai sigur</text:p>
          </text:list-item>
          <text:list-item>
            <text:p text:style-name="P226">mai clar</text:p>
          </text:list-item>
          <text:list-item>
            <text:p text:style-name="P226">mai ușor de extins</text:p>
          </text:list-item>
          <text:list-item>
            <text:p text:style-name="P226">mai ușor de folosit de AI</text:p>
          </text:list-item>
        </text:list>
        <text:p text:style-name="P617"><text:span text:style-name="T14">Dacă vrei, următorul pas logic este să-ți propun interfața exactă pentru primul manager, de exemplu </text:span><text:span text:style-name="Source_20_Text"><text:span text:style-name="T25">rules_manager.py</text:span></text:span><text:span text:style-name="T14">.</text:span></text:p>
        <text:p text:style-name="P29"><draw:frame draw:style-name="fr1" draw:name="Frame144" text:anchor-type="char" svg:width="0.0161in" draw:z-index="88"><draw:text-box fo:min-height="0.0161in"><text:p text:style-name="P26"><text:line-break/></text:p></draw:text-box></draw:frame>practic, as vrea ca ai-ul sa vada doar fisierul py de testat si sa foloseasca tool-urile pentru citit / update fisierele de configurare a testarilor si logs</text:p>
        <text:p text:style-name="P27"><draw:frame draw:style-name="fr1" draw:name="Frame145" text:anchor-type="char" svg:width="0.0161in" draw:z-index="81"><draw:text-box fo:min-height="0.0161in"><text:p text:style-name="P26"><text:line-break/></text:p></draw:text-box></draw:frame><text:soft-page-break/>Da, asta e chiar o arhitectură foarte bună.</text:p>
        <text:p text:style-name="P28">Practic, vrei să separi:</text:p>
        <text:list text:style-name="L473">
          <text:list-item>
            <text:p text:style-name="P560"><text:span text:style-name="Strong_20_Emphasis"><text:span text:style-name="T18">inputul de lucru real</text:span></text:span><text:span text:style-name="T14">: fișierul </text:span><text:span text:style-name="Source_20_Text"><text:span text:style-name="T25">.py</text:span></text:span><text:span text:style-name="T14"> de testat</text:span></text:p>
          </text:list-item>
          <text:list-item>
            <text:p text:style-name="P560"><text:span text:style-name="Strong_20_Emphasis"><text:span text:style-name="T18">baza de cunoștințe și starea sistemului</text:span></text:span><text:span text:style-name="T14">: reguli, profile, changelog, propuneri</text:span></text:p>
          </text:list-item>
          <text:list-item>
            <text:p text:style-name="P560"><text:span text:style-name="Strong_20_Emphasis"><text:span text:style-name="T18">interfața de acces</text:span></text:span><text:span text:style-name="T14">: tool-urile tale Python</text:span></text:p>
          </text:list-item>
        </text:list>
        <text:p text:style-name="P27">Asta e mult mai bine decât să lași AI-ul să vadă și să editeze direct toate fișierele.</text:p>
        <text:h text:style-name="P6" text:outline-level="2">De ce e bună ideea</text:h>
        <text:p text:style-name="P27">Așa obții:</text:p>
        <text:list text:style-name="L474">
          <text:list-item>
            <text:p text:style-name="P561"><text:span text:style-name="Strong_20_Emphasis"><text:span text:style-name="T18">focus</text:span></text:span><text:span text:style-name="T14">: AI-ul se concentrează pe fișierul de testat</text:span></text:p>
          </text:list-item>
          <text:list-item>
            <text:p text:style-name="P561"><text:span text:style-name="Strong_20_Emphasis"><text:span text:style-name="T18">control</text:span></text:span><text:span text:style-name="T14">: regulile și logurile nu pot fi stricate ușor</text:span></text:p>
          </text:list-item>
          <text:list-item>
            <text:p text:style-name="P561"><text:span text:style-name="Strong_20_Emphasis"><text:span text:style-name="T18">consistență</text:span></text:span><text:span text:style-name="T14">: toate modificările trec prin aceleași tool-uri</text:span></text:p>
          </text:list-item>
          <text:list-item>
            <text:p text:style-name="P561"><text:span text:style-name="Strong_20_Emphasis"><text:span text:style-name="T18">trasabilitate</text:span></text:span><text:span text:style-name="T14">: poți loga automat tot</text:span></text:p>
          </text:list-item>
          <text:list-item>
            <text:p text:style-name="P561"><text:span text:style-name="Strong_20_Emphasis"><text:span text:style-name="T18">scalabilitate</text:span></text:span><text:span text:style-name="T14">: poți schimba structura internă fără să schimbi modul de lucru al AI-ului</text:span></text:p>
          </text:list-item>
        </text:list>
        <text:h text:style-name="P6" text:outline-level="2">Modelul corect</text:h>
        <text:p text:style-name="P27">AI-ul vede direct doar:</text:p>
        <text:list text:style-name="L475">
          <text:list-item>
            <text:p text:style-name="P562"><text:span text:style-name="Source_20_Text"><text:span text:style-name="T25">source_file.py</text:span></text:span></text:p>
          </text:list-item>
        </text:list>
        <text:p text:style-name="P27">și are la dispoziție tool-uri de tip:</text:p>
        <text:list text:style-name="L476">
          <text:list-item>
            <text:p text:style-name="P563"><text:span text:style-name="Source_20_Text"><text:span text:style-name="T25">read_rules(...)</text:span></text:span></text:p>
          </text:list-item>
          <text:list-item>
            <text:p text:style-name="P563"><text:span text:style-name="Source_20_Text"><text:span text:style-name="T25">find_relevant_rules(...)</text:span></text:span></text:p>
          </text:list-item>
          <text:list-item>
            <text:p text:style-name="P563"><text:span text:style-name="Source_20_Text"><text:span text:style-name="T25">read_profile(...)</text:span></text:span></text:p>
          </text:list-item>
          <text:list-item>
            <text:p text:style-name="P563"><text:span text:style-name="Source_20_Text"><text:span text:style-name="T25">read_demos(...)</text:span></text:span></text:p>
          </text:list-item>
          <text:list-item>
            <text:p text:style-name="P563"><text:span text:style-name="Source_20_Text"><text:span text:style-name="T25">add_proposal(...)</text:span></text:span></text:p>
          </text:list-item>
          <text:list-item>
            <text:p text:style-name="P563"><text:soft-page-break/><text:span text:style-name="Source_20_Text"><text:span text:style-name="T25">approve_proposal(...)</text:span></text:span></text:p>
          </text:list-item>
          <text:list-item>
            <text:p text:style-name="P563"><text:span text:style-name="Source_20_Text"><text:span text:style-name="T25">update_changelog(...)</text:span></text:span></text:p>
          </text:list-item>
          <text:list-item>
            <text:p text:style-name="P563"><text:span text:style-name="Source_20_Text"><text:span text:style-name="T25">get_help(...)</text:span></text:span></text:p>
          </text:list-item>
        </text:list>
        <text:p text:style-name="P617"><text:span text:style-name="T14">Adică AI-ul nu mai citește manual </text:span><text:span text:style-name="Source_20_Text"><text:span text:style-name="T25">TESTING_KNOWLEDGE_BASE.md</text:span></text:span><text:span text:style-name="T14">, ci cere tool-ului:</text:span></text:p>
        <text:list text:style-name="L477">
          <text:list-item>
            <text:p text:style-name="P227">regulile relevante pentru funcția/fișierul ăsta</text:p>
          </text:list-item>
          <text:list-item>
            <text:p text:style-name="P227">demo-urile relevante</text:p>
          </text:list-item>
          <text:list-item>
            <text:p text:style-name="P227">profilele relevante</text:p>
          </text:list-item>
          <text:list-item>
            <text:p text:style-name="P227">istoricul relevant</text:p>
          </text:list-item>
        </text:list>
        <text:h text:style-name="P6" text:outline-level="2">Asta e exact direcția bună</text:h>
        <text:p text:style-name="P27">În loc de:</text:p>
        <text:p text:style-name="P25">AI-ul primește 10 fișiere markdown și 5 demo-uri și se descurcă</text:p>
        <text:p text:style-name="P27">faci:</text:p>
        <text:p text:style-name="P25">AI-ul primește fișierul sursă și întreabă tool-urile ce îi trebuie</text:p>
        <text:p text:style-name="P27">Asta seamănă mult mai mult cu un sistem agentic sănătos.</text:p>
        <text:h text:style-name="P6" text:outline-level="2">Ce tool-uri ar trebui să aibă minim</text:h>
        <text:p text:style-name="P27">Eu aș împărți în 4 grupe.</text:p>
        <text:h text:style-name="P12" text:outline-level="3">1. Tool-uri de citire</text:h>
        <text:p text:style-name="P27">Ca AI-ul să poată extrage doar ce are nevoie.</text:p>
        <text:p text:style-name="P28">Exemple:</text:p>
        <text:list text:style-name="L478">
          <text:list-item>
            <text:p text:style-name="P564"><text:span text:style-name="Source_20_Text"><text:span text:style-name="T25">get_testing_profiles()</text:span></text:span></text:p>
          </text:list-item>
          <text:list-item>
            <text:p text:style-name="P564"><text:span text:style-name="Source_20_Text"><text:span text:style-name="T25">get_rules_for_activity(activity_type)</text:span></text:span></text:p>
          </text:list-item>
          <text:list-item>
            <text:p text:style-name="P564"><text:soft-page-break/><text:span text:style-name="Source_20_Text"><text:span text:style-name="T25">get_rules_for_language(language)</text:span></text:span></text:p>
          </text:list-item>
          <text:list-item>
            <text:p text:style-name="P564"><text:span text:style-name="Source_20_Text"><text:span text:style-name="T25">get_rules_for_code_signals(signals)</text:span></text:span></text:p>
          </text:list-item>
          <text:list-item>
            <text:p text:style-name="P564"><text:span text:style-name="Source_20_Text"><text:span text:style-name="T25">get_demo_tests(test_type)</text:span></text:span></text:p>
          </text:list-item>
          <text:list-item>
            <text:p text:style-name="P564"><text:span text:style-name="Source_20_Text"><text:span text:style-name="T25">get_recent_changes()</text:span></text:span></text:p>
          </text:list-item>
          <text:list-item>
            <text:p text:style-name="P564"><text:span text:style-name="Source_20_Text"><text:span text:style-name="T25">get_help(tool_name=None)</text:span></text:span></text:p>
          </text:list-item>
        </text:list>
        <text:h text:style-name="P12" text:outline-level="3">2. Tool-uri de propunere</text:h>
        <text:p text:style-name="P27">Ca AI-ul să nu modifice direct baza.</text:p>
        <text:p text:style-name="P28">Exemple:</text:p>
        <text:list text:style-name="L479">
          <text:list-item>
            <text:p text:style-name="P565"><text:span text:style-name="Source_20_Text"><text:span text:style-name="T25">add_improvement_proposal(...)</text:span></text:span></text:p>
          </text:list-item>
          <text:list-item>
            <text:p text:style-name="P565"><text:span text:style-name="Source_20_Text"><text:span text:style-name="T25">list_pending_proposals()</text:span></text:span></text:p>
          </text:list-item>
          <text:list-item>
            <text:p text:style-name="P565"><text:span text:style-name="Source_20_Text"><text:span text:style-name="T25">get_proposal_template()</text:span></text:span></text:p>
          </text:list-item>
        </text:list>
        <text:h text:style-name="P12" text:outline-level="3">3. Tool-uri de actualizare controlată</text:h>
        <text:p text:style-name="P27">Doar după aprobare.</text:p>
        <text:p text:style-name="P28">Exemple:</text:p>
        <text:list text:style-name="L480">
          <text:list-item>
            <text:p text:style-name="P566"><text:span text:style-name="Source_20_Text"><text:span text:style-name="T25">apply_rule_update(...)</text:span></text:span></text:p>
          </text:list-item>
          <text:list-item>
            <text:p text:style-name="P566"><text:span text:style-name="Source_20_Text"><text:span text:style-name="T25">mark_rule_deprecated(...)</text:span></text:span></text:p>
          </text:list-item>
          <text:list-item>
            <text:p text:style-name="P566"><text:span text:style-name="Source_20_Text"><text:span text:style-name="T25">append_changelog_entry(...)</text:span></text:span></text:p>
          </text:list-item>
          <text:list-item>
            <text:p text:style-name="P566"><text:span text:style-name="Source_20_Text"><text:span text:style-name="T25">update_demo_file(...)</text:span></text:span></text:p>
          </text:list-item>
        </text:list>
        <text:h text:style-name="P12" text:outline-level="3">4. Tool-uri de validare și ghidaj</text:h>
        <text:p text:style-name="P27">Ca AI-ul să poată corecta singur formatul.</text:p>
        <text:p text:style-name="P28">Exemple:</text:p>
        <text:list text:style-name="L481">
          <text:list-item>
            <text:p text:style-name="P567"><text:soft-page-break/><text:span text:style-name="Source_20_Text"><text:span text:style-name="T25">help()</text:span></text:span></text:p>
          </text:list-item>
          <text:list-item>
            <text:p text:style-name="P567"><text:span text:style-name="Source_20_Text"><text:span text:style-name="T25">get_template(operation)</text:span></text:span></text:p>
          </text:list-item>
          <text:list-item>
            <text:p text:style-name="P567"><text:span text:style-name="Source_20_Text"><text:span text:style-name="T25">validate_input(operation, data)</text:span></text:span></text:p>
          </text:list-item>
        </text:list>
        <text:h text:style-name="P6" text:outline-level="2">Ce aș evita</text:h>
        <text:p text:style-name="P27">Nu i-aș da AI-ului acces direct, brut, la:</text:p>
        <text:list text:style-name="L482">
          <text:list-item>
            <text:p text:style-name="P228">toate markdown-urile</text:p>
          </text:list-item>
          <text:list-item>
            <text:p text:style-name="P228">toate logurile</text:p>
          </text:list-item>
          <text:list-item>
            <text:p text:style-name="P228">toate fișierele demo</text:p>
          </text:list-item>
          <text:list-item>
            <text:p text:style-name="P228">toate fișierele de config</text:p>
          </text:list-item>
        </text:list>
        <text:p text:style-name="P27">decât dacă chiar ai nevoie.</text:p>
        <text:p text:style-name="P28">Mai bine:</text:p>
        <text:list text:style-name="L483">
          <text:list-item>
            <text:p text:style-name="P568"><text:span text:style-name="T14">citește fișierul </text:span><text:span text:style-name="Source_20_Text"><text:span text:style-name="T25">.py</text:span></text:span></text:p>
          </text:list-item>
          <text:list-item>
            <text:p text:style-name="P229">extrage semnale din el</text:p>
          </text:list-item>
          <text:list-item>
            <text:p text:style-name="P229">cere tool-urilor doar contextul relevant</text:p>
          </text:list-item>
        </text:list>
        <text:h text:style-name="P6" text:outline-level="2">Și mai bine: un singur tool orchestrator</text:h>
        <text:p text:style-name="P27">Poți avea mai multe module intern, dar pentru AI eu aș expune ceva mai simplu, de exemplu:</text:p>
        <text:list text:style-name="L484">
          <text:list-item>
            <text:p text:style-name="P569"><text:span text:style-name="Source_20_Text"><text:span text:style-name="T25">testing_context_tool.py</text:span></text:span></text:p>
          </text:list-item>
        </text:list>
        <text:p text:style-name="P27">care intern știe să apeleze:</text:p>
        <text:list text:style-name="L485">
          <text:list-item>
            <text:p text:style-name="P230">rules manager</text:p>
          </text:list-item>
          <text:list-item>
            <text:p text:style-name="P230">demos manager</text:p>
          </text:list-item>
          <text:list-item>
            <text:p text:style-name="P230">proposals manager</text:p>
          </text:list-item>
          <text:list-item>
            <text:p text:style-name="P230"><text:soft-page-break/>changelog manager</text:p>
          </text:list-item>
        </text:list>
        <text:p text:style-name="P27">Pentru AI, interfața poate fi ceva de tip:</text:p>
        <text:list text:style-name="L486">
          <text:list-item>
            <text:p text:style-name="P570"><text:span text:style-name="Source_20_Text"><text:span text:style-name="T25">get_context_for_file(source_path, activity="software_testing", language="python")</text:span></text:span></text:p>
          </text:list-item>
          <text:list-item>
            <text:p text:style-name="P570"><text:span text:style-name="Source_20_Text"><text:span text:style-name="T25">propose_improvement(...)</text:span></text:span></text:p>
          </text:list-item>
          <text:list-item>
            <text:p text:style-name="P570"><text:span text:style-name="Source_20_Text"><text:span text:style-name="T25">apply_approved_change(...)</text:span></text:span></text:p>
          </text:list-item>
          <text:list-item>
            <text:p text:style-name="P570"><text:span text:style-name="Source_20_Text"><text:span text:style-name="T25">help(...)</text:span></text:span></text:p>
          </text:list-item>
        </text:list>
        <text:p text:style-name="P27">Asta e mult mai simplu pentru model decât 20 de tool-uri mici.</text:p>
        <text:h text:style-name="P6" text:outline-level="2">Workflow ideal</text:h>
        <text:p text:style-name="P27">AI-ul face așa:</text:p>
        <text:list text:style-name="L487">
          <text:list-item>
            <text:p text:style-name="P571"><text:span text:style-name="T14">citește </text:span><text:span text:style-name="Source_20_Text"><text:span text:style-name="T25">source.py</text:span></text:span></text:p>
          </text:list-item>
          <text:list-item>
            <text:p text:style-name="P231">extrage semnale:</text:p>
            <text:list>
              <text:list-item>
                <text:p text:style-name="P231">listă</text:p>
              </text:list-item>
              <text:list-item>
                <text:p text:style-name="P571"><text:span text:style-name="Source_20_Text"><text:span text:style-name="T25">if</text:span></text:span></text:p>
              </text:list-item>
              <text:list-item>
                <text:p text:style-name="P571"><text:span text:style-name="Source_20_Text"><text:span text:style-name="T25">if/else</text:span></text:span></text:p>
              </text:list-item>
              <text:list-item>
                <text:p text:style-name="P231">buclă</text:p>
              </text:list-item>
              <text:list-item>
                <text:p text:style-name="P231">condiție compusă</text:p>
              </text:list-item>
              <text:list-item>
                <text:p text:style-name="P231">excepții</text:p>
              </text:list-item>
            </text:list>
          </text:list-item>
          <text:list-item>
            <text:p text:style-name="P231">cheamă tool-ul:</text:p>
            <text:list>
              <text:list-item>
                <text:p text:style-name="P324">„<text:span text:style-name="T9">dă-mi regulile relevante pentru Python + testing + semnalele astea”</text:span></text:p>
              </text:list-item>
            </text:list>
          </text:list-item>
          <text:list-item>
            <text:p text:style-name="P231">primește:</text:p>
            <text:list>
              <text:list-item>
                <text:p text:style-name="P231">reguli</text:p>
              </text:list-item>
              <text:list-item>
                <text:p text:style-name="P231">demo-uri potrivite</text:p>
              </text:list-item>
              <text:list-item>
                <text:p text:style-name="P231"><text:soft-page-break/>eventual reguli speciale Python</text:p>
              </text:list-item>
            </text:list>
          </text:list-item>
          <text:list-item>
            <text:p text:style-name="P571"><text:span text:style-name="T14">generează </text:span><text:span text:style-name="Source_20_Text"><text:span text:style-name="T25">test_*.py</text:span></text:span></text:p>
          </text:list-item>
          <text:list-item>
            <text:p text:style-name="P571"><text:span text:style-name="T14">rulează </text:span><text:span text:style-name="Source_20_Text"><text:span text:style-name="T25">pytest</text:span></text:span></text:p>
          </text:list-item>
          <text:list-item>
            <text:p text:style-name="P231">dacă observă lacune:</text:p>
            <text:list>
              <text:list-item>
                <text:p text:style-name="P231">propune reguli noi sau completări</text:p>
              </text:list-item>
            </text:list>
          </text:list-item>
          <text:list-item>
            <text:p text:style-name="P231">dacă aprobarea vine:</text:p>
            <text:list>
              <text:list-item>
                <text:p text:style-name="P231">actualizează prin tool-uri, nu direct</text:p>
              </text:list-item>
            </text:list>
          </text:list-item>
        </text:list>
        <text:p text:style-name="P27">Asta e foarte bun.</text:p>
        <text:h text:style-name="P6" text:outline-level="2">Ce câștigi enorm</text:h>
        <text:p text:style-name="P27">Poți ajunge la un sistem unde AI-ul:</text:p>
        <text:list text:style-name="L488">
          <text:list-item>
            <text:p text:style-name="P232">nu știe unde sunt fișierele reale</text:p>
          </text:list-item>
          <text:list-item>
            <text:p text:style-name="P232">nu trebuie să știe formatul lor intern</text:p>
          </text:list-item>
          <text:list-item>
            <text:p text:style-name="P232">știe doar că există un tool care îi dă:</text:p>
            <text:list>
              <text:list-item>
                <text:p text:style-name="P232">reguli</text:p>
              </text:list-item>
              <text:list-item>
                <text:p text:style-name="P232">exemple</text:p>
              </text:list-item>
              <text:list-item>
                <text:p text:style-name="P232">profile</text:p>
              </text:list-item>
              <text:list-item>
                <text:p text:style-name="P232">loguri</text:p>
              </text:list-item>
              <text:list-item>
                <text:p text:style-name="P232">șabloane</text:p>
              </text:list-item>
            </text:list>
          </text:list-item>
        </text:list>
        <text:p text:style-name="P27">Asta e exact ce vrei.</text:p>
        <text:h text:style-name="P6" text:outline-level="2">Concluzia mea</text:h>
        <text:p text:style-name="P27">Da, aș face exact așa:</text:p>
        <text:list text:style-name="L489">
          <text:list-item>
            <text:p text:style-name="P572"><text:span text:style-name="T14">AI-ul vede direct doar fișierul </text:span><text:span text:style-name="Source_20_Text"><text:span text:style-name="T25">.py</text:span></text:span><text:span text:style-name="T14"> de testat</text:span></text:p>
          </text:list-item>
          <text:list-item>
            <text:p text:style-name="P233"><text:soft-page-break/>tot restul îl accesează doar prin tool-uri</text:p>
          </text:list-item>
          <text:list-item>
            <text:p text:style-name="P233">tool-urile se ocupă de citire, filtrare, validare, update și logging</text:p>
          </text:list-item>
        </text:list>
        <text:p text:style-name="P27">Asta este o arhitectură foarte bună, robustă și scalabilă.</text:p>
        <text:p text:style-name="P31">Pasul următor logic ar fi să definim interfața minimă a tool-ului central, adică exact ce funcții trebuie să poată apela AI-ul.</text:p>
        <text:p text:style-name="P29"><draw:frame draw:style-name="fr1" draw:name="Frame146" text:anchor-type="char" svg:width="0.0161in" draw:z-index="82"><draw:text-box fo:min-height="0.0161in"><text:p text:style-name="P26"><text:line-break/></text:p></draw:text-box></draw:frame>si inca un fisier README.md unde sa fie numele fisierelor tool si o propozitie despre ele, precum si faptul ca poate afla detalii de la ele cu help, sau, specific, help -optiune. As adauga si un fisier de configuratie cu obiectivele urmarite, cu tool-ul aferent...</text:p>
        <text:p text:style-name="P27"><draw:frame draw:style-name="fr1" draw:name="Frame147" text:anchor-type="char" svg:width="0.0161in" draw:z-index="83"><draw:text-box fo:min-height="0.0161in"><text:p text:style-name="P26"><text:line-break/></text:p></draw:text-box></draw:frame>Da, asta e foarte bine gândit.</text:p>
        <text:p text:style-name="P28">Aș spune chiar că cele două fișiere sunt aproape obligatorii dacă vrei un sistem curat:</text:p>
        <text:list text:style-name="L490">
          <text:list-item>
            <text:p text:style-name="P573"><text:span text:style-name="Strong_20_Emphasis"><text:span text:style-name="Source_20_Text"><text:span text:style-name="T25">README.md</text:span></text:span></text:span><text:span text:style-name="T14"> = hartă generală pentru AI și pentru tine</text:span></text:p>
          </text:list-item>
          <text:list-item>
            <text:p text:style-name="P573"><text:span text:style-name="Strong_20_Emphasis"><text:span text:style-name="T18">fișier de configurare a obiectivelor</text:span></text:span><text:span text:style-name="T14"> = stratul care îi spune ce urmărești în sesiunea curentă</text:span></text:p>
          </text:list-item>
        </text:list>
        <text:h text:style-name="P9" text:outline-level="2"><text:span text:style-name="T22">1. </text:span><text:span text:style-name="Source_20_Text"><text:span text:style-name="T27">README.md</text:span></text:span></text:h>
        <text:p text:style-name="P27">Da, aș pune în el:</text:p>
        <text:list text:style-name="L491">
          <text:list-item>
            <text:p text:style-name="P234">numele fiecărui tool</text:p>
          </text:list-item>
          <text:list-item>
            <text:p text:style-name="P234">o propoziție scurtă despre rol</text:p>
          </text:list-item>
          <text:list-item>
            <text:p text:style-name="P234">cum se cere help</text:p>
          </text:list-item>
          <text:list-item>
            <text:p text:style-name="P234">unde se configurează obiectivele</text:p>
          </text:list-item>
          <text:list-item>
            <text:p text:style-name="P234">regulă clară că AI-ul nu editează direct fișierele de knowledge/log decât prin tool-uri</text:p>
          </text:list-item>
        </text:list>
        <text:p text:style-name="P27">Aș face README-ul foarte scurt și foarte clar.</text:p>
        <text:p text:style-name="P28"><text:soft-page-break/>Exemplu de structură:</text:p>
        <text:section text:style-name="Sect2" text:name="Section169">
          <text:p text:style-name="P23"><text:bookmark text:name="code-block-viewer Copy 168"/># Sistem de suport pentru testare automata</text:p>
          <text:p text:style-name="P19">## Scop</text:p>
          <text:p text:style-name="P19">Acest sistem ajuta la generarea, evaluarea si imbunatatirea testelor automate pentru fisiere sursa.</text:p>
          <text:p text:style-name="P19">AI-ul trebuie sa citeasca direct doar fisierul sursa de testat.</text:p>
          <text:p text:style-name="P19">Toate celelalte fisiere de configurare, reguli, demo-uri si loguri trebuie accesate doar prin tool-urile dedicate.</text:p>
          <text:p text:style-name="P19">## Regula de utilizare</text:p>
          <text:p text:style-name="P19">- Nu modifica direct fisierele `.md`, `.log` sau fisierele de configurare.</text:p>
          <text:p text:style-name="P19">- Foloseste tool-urile Python dedicate.</text:p>
          <text:p text:style-name="P19">- Pentru detalii despre un tool, foloseste functia `help()`.</text:p>
          <text:p text:style-name="P19">- Pentru detalii despre o operatie anume, foloseste `help(&lt;operatie&gt;)`.</text:p>
          <text:p text:style-name="P19">## Tool-uri disponibile</text:p>
          <text:p text:style-name="P19">### rules_manager.py</text:p>
          <text:p text:style-name="P19">Gestioneaza regulile si baza de cunostinte pentru testare.</text:p>
          <text:p text:style-name="P19">### changelog_manager.py</text:p>
          <text:p text:style-name="P19">Gestioneaza istoricul propunerilor, aprobarilor si modificarilor.</text:p>
          <text:p text:style-name="P19">### proposals_manager.py</text:p>
          <text:p text:style-name="P19">Gestioneaza propunerile de reguli noi, modificari, unificari sau eliminari.</text:p>
          <text:p text:style-name="P19">### demo_manager.py</text:p>
          <text:p text:style-name="P19">Gestioneaza fisierele demo de testare si exemplele reutilizabile.</text:p>
          <text:p text:style-name="P19">### context_manager.py</text:p>
          <text:p text:style-name="P19">Selecteaza regulile, demo-urile si configuratiile relevante pentru fisierul analizat.</text:p>
          <text:p text:style-name="P19">### objective_manager.py</text:p>
          <text:p text:style-name="P19">Citeste obiectivele active ale sesiunii si prioritatile curente.</text:p>
          <text:p text:style-name="P19">## Help</text:p>
          <text:p text:style-name="P19">Fiecare tool trebuie sa ofere:</text:p>
          <text:p text:style-name="P19">- `help()` pentru descriere generala</text:p>
          <text:p text:style-name="P19">- `help("&lt;operatie&gt;")` pentru sintaxa si parametri</text:p>
          <text:p text:style-name="P19">- eventual `get_template("&lt;operatie&gt;")` pentru modelul de input acceptat</text:p>
          <text:p text:style-name="P19">## Configurare obiective</text:p>
          <text:p text:style-name="P19">Obiectivele generale si prioritatile active sunt definite in fisierul de configurare al obiectivelor.</text:p>
          <text:p text:style-name="P19">Acestea trebuie citite prin tool-ul dedicat, nu direct.</text:p>
        </text:section>
        <text:p text:style-name="P305"><text:soft-page-break/>Asta e suficient de clar pentru AI și pentru tine.</text:p>
        <text:p text:style-name="P1"/>
        <text:h text:style-name="P7" text:outline-level="2">2. Fișier de configurare cu obiectivele urmărite</text:h>
        <text:p text:style-name="P27">Da, foarte bună ideea.</text:p>
        <text:p text:style-name="P28">Aici intră lucruri precum:</text:p>
        <text:list text:style-name="L492">
          <text:list-item>
            <text:p text:style-name="P235">ce tip de testare urmărești</text:p>
          </text:list-item>
          <text:list-item>
            <text:p text:style-name="P235">ce prioritizezi</text:p>
          </text:list-item>
          <text:list-item>
            <text:p text:style-name="P235">ce are voie AI-ul să facă</text:p>
          </text:list-item>
          <text:list-item>
            <text:p text:style-name="P235">ce nu are voie</text:p>
          </text:list-item>
          <text:list-item>
            <text:p text:style-name="P235">ce tool se ocupă de ce</text:p>
          </text:list-item>
        </text:list>
        <text:p text:style-name="P27">Adică un fel de:</text:p>
        <text:list text:style-name="L493">
          <text:list-item>
            <text:p text:style-name="P236">profil de activitate</text:p>
          </text:list-item>
          <text:list-item>
            <text:p text:style-name="P236">scop de sesiune</text:p>
          </text:list-item>
          <text:list-item>
            <text:p text:style-name="P236">politică de acțiune</text:p>
          </text:list-item>
        </text:list>
        <text:h text:style-name="P12" text:outline-level="3">Ce ar trebui să conțină</text:h>
        <text:p text:style-name="P27">Eu aș separa:</text:p>
        <text:h text:style-name="P15" text:outline-level="4">A. obiective generale</text:h>
        <text:p text:style-name="P27">Exemple:</text:p>
        <text:list text:style-name="L494">
          <text:list-item>
            <text:p text:style-name="P237">maximizarea coverage-ului util</text:p>
          </text:list-item>
          <text:list-item>
            <text:p text:style-name="P237">detectarea cazurilor critice</text:p>
          </text:list-item>
          <text:list-item>
            <text:p text:style-name="P237">păstrarea testelor existente bune</text:p>
          </text:list-item>
          <text:list-item>
            <text:p text:style-name="P237">evitare modificare sursă fără aprobare</text:p>
          </text:list-item>
          <text:list-item>
            <text:p text:style-name="P237"><text:soft-page-break/>propunerea de reguli noi doar cu justificare</text:p>
          </text:list-item>
        </text:list>
        <text:h text:style-name="P15" text:outline-level="4">B. priorități</text:h>
        <text:p text:style-name="P27">Exemple:</text:p>
        <text:list text:style-name="L495">
          <text:list-item>
            <text:p text:style-name="P238">ramuri</text:p>
          </text:list-item>
          <text:list-item>
            <text:p text:style-name="P238">condiții compuse</text:p>
          </text:list-item>
          <text:list-item>
            <text:p text:style-name="P238">cazuri invalide</text:p>
          </text:list-item>
          <text:list-item>
            <text:p text:style-name="P238">bucle</text:p>
          </text:list-item>
          <text:list-item>
            <text:p text:style-name="P238">particularități Python</text:p>
          </text:list-item>
        </text:list>
        <text:h text:style-name="P15" text:outline-level="4">C. acțiuni permise</text:h>
        <text:p text:style-name="P27">Exemple:</text:p>
        <text:list text:style-name="L496">
          <text:list-item>
            <text:p text:style-name="P574"><text:span text:style-name="T14">poate crea </text:span><text:span text:style-name="Source_20_Text"><text:span text:style-name="T25">test_*.py</text:span></text:span></text:p>
          </text:list-item>
          <text:list-item>
            <text:p text:style-name="P239">poate îmbunătăți teste existente</text:p>
          </text:list-item>
          <text:list-item>
            <text:p text:style-name="P239">poate propune reguli noi</text:p>
          </text:list-item>
          <text:list-item>
            <text:p text:style-name="P239">nu poate modifica direct knowledge base fără aprobare</text:p>
          </text:list-item>
        </text:list>
        <text:h text:style-name="P15" text:outline-level="4">D. tool-ul responsabil</text:h>
        <text:p text:style-name="P27">Foarte bună ideea ta să legi obiectivul de tool-ul aferent.</text:p>
        <text:p text:style-name="P28">Exemplu:</text:p>
        <text:list text:style-name="L497">
          <text:list-item>
            <text:p text:style-name="P575"><text:span text:style-name="T30">„</text:span><text:span text:style-name="T14">gestionarea regulilor” → </text:span><text:span text:style-name="Source_20_Text"><text:span text:style-name="T25">rules_manager.py</text:span></text:span></text:p>
          </text:list-item>
          <text:list-item>
            <text:p text:style-name="P575"><text:span text:style-name="T30">„</text:span><text:span text:style-name="T14">logarea schimbărilor” → </text:span><text:span text:style-name="Source_20_Text"><text:span text:style-name="T25">changelog_manager.py</text:span></text:span></text:p>
          </text:list-item>
          <text:list-item>
            <text:p text:style-name="P575"><text:span text:style-name="T30">„</text:span><text:span text:style-name="T14">selecția contextului relevant” → </text:span><text:span text:style-name="Source_20_Text"><text:span text:style-name="T25">context_manager.py</text:span></text:span></text:p>
          </text:list-item>
        </text:list>
        <text:p text:style-name="P1"/>
        <text:h text:style-name="P7" text:outline-level="2"><text:soft-page-break/>3. Ce format pentru fișierul de obiective?</text:h>
        <text:p text:style-name="P27">Dacă tot ai spus că nu vrei JSON ca bază principală, eu aș merge pe:</text:p>
        <text:list text:style-name="L498">
          <text:list-item>
            <text:p text:style-name="P576"><text:span text:style-name="Strong_20_Emphasis"><text:span text:style-name="Source_20_Text"><text:span text:style-name="T25">.md</text:span></text:span></text:span><text:span text:style-name="T14"> dacă vrei să fie și citibil și explicativ</text:span></text:p>
          </text:list-item>
          <text:list-item>
            <text:p text:style-name="P576"><text:span text:style-name="T14">eventual </text:span><text:span text:style-name="Strong_20_Emphasis"><text:span text:style-name="Source_20_Text"><text:span text:style-name="T25">.yaml</text:span></text:span></text:span><text:span text:style-name="T14"> dacă vrei mai multă structură</text:span></text:p>
          </text:list-item>
        </text:list>
        <text:p text:style-name="P617"><text:span text:style-name="T14">Dar dacă scopul este să fie ușor de folosit și de AI și de tine, eu aș începe cu </text:span><text:span text:style-name="Strong_20_Emphasis"><text:span text:style-name="Source_20_Text"><text:span text:style-name="T25">.md</text:span></text:span></text:span><text:span text:style-name="Strong_20_Emphasis"><text:span text:style-name="T18"> bine structurat</text:span></text:span><text:span text:style-name="T14">.</text:span></text:p>
        <text:p text:style-name="P28">Exemplu:</text:p>
        <text:section text:style-name="Sect2" text:name="Section170">
          <text:p text:style-name="P23"><text:bookmark text:name="code-block-viewer Copy 169"/># Obiective active ale sistemului de testare</text:p>
          <text:p text:style-name="P19">## 1. Obiectiv principal</text:p>
          <text:p text:style-name="P19">Generarea si imbunatatirea testelor unitare pentru fisiere sursa Python.</text:p>
          <text:p text:style-name="P19">## 2. Prioritati curente</text:p>
          <text:p text:style-name="P19">- acoperire functionala</text:p>
          <text:p text:style-name="P19">- acoperire a ramurilor</text:p>
          <text:p text:style-name="P19">- acoperire a conditiilor compuse</text:p>
          <text:p text:style-name="P19">- tratarea particularitatilor Python</text:p>
          <text:p text:style-name="P19">- identificarea cazurilor critice si a lacunelor de testare</text:p>
          <text:p text:style-name="P19">## 3. Actiuni permise</text:p>
          <text:p text:style-name="P19">- creare de fisiere `test_*.py`</text:p>
          <text:p text:style-name="P19">- actualizare de teste existente</text:p>
          <text:p text:style-name="P19">- rulare pytest</text:p>
          <text:p text:style-name="P19">- propunere de imbunatatiri ale regulilor</text:p>
          <text:p text:style-name="P19">- propunere de completari ale demo-urilor</text:p>
          <text:p text:style-name="P19">## 4. Actiuni interzise fara aprobare</text:p>
          <text:p text:style-name="P19">- modificarea directa a fisierelor de reguli</text:p>
          <text:p text:style-name="P19">- eliminarea directa a regulilor</text:p>
          <text:p text:style-name="P19">- modificarea directa a logurilor</text:p>
          <text:p text:style-name="P19">- modificarea fisierului sursa testat</text:p>
          <text:p text:style-name="P19">## 5. Tool-uri asociate</text:p>
          <text:p text:style-name="P19">### Context si selectie reguli</text:p>
          <text:p text:style-name="P19">- Tool: `context_manager.py`</text:p>
          <text:p text:style-name="P19">- Scop: identifica regulile, demo-urile si profilele relevante pentru fisierul analizat</text:p>
          <text:p text:style-name="P19">### Reguli si knowledge base</text:p>
          <text:p text:style-name="P19">- Tool: `rules_manager.py`</text:p>
          <text:p text:style-name="P19"><text:soft-page-break/>- Scop: citeste si actualizeaza baza de reguli</text:p>
          <text:p text:style-name="P19">### Propuneri de imbunatatire</text:p>
          <text:p text:style-name="P19">- Tool: `proposals_manager.py`</text:p>
          <text:p text:style-name="P19">- Scop: adauga, listeaza si gestioneaza propunerile</text:p>
          <text:p text:style-name="P19">### Log si trasabilitate</text:p>
          <text:p text:style-name="P19">- Tool: `changelog_manager.py`</text:p>
          <text:p text:style-name="P19">- Scop: inregistreaza schimbarile aprobate si istoricul acestora</text:p>
          <text:p text:style-name="P19">### Demo-uri si exemple</text:p>
          <text:p text:style-name="P19">- Tool: `demo_manager.py`</text:p>
          <text:p text:style-name="P19">- Scop: ofera exemple relevante si actualizeaza fisierele demo</text:p>
        </text:section>
        <text:p text:style-name="P305">Asta e foarte bun.</text:p>
        <text:p text:style-name="P1"/>
        <text:h text:style-name="P7" text:outline-level="2">4. O idee și mai bună: două niveluri de config</text:h>
        <text:p text:style-name="P27">Aș avea:</text:p>
        <text:list text:style-name="L499">
          <text:list-item>
            <text:p text:style-name="P577"><text:span text:style-name="Strong_20_Emphasis"><text:span text:style-name="Source_20_Text"><text:span text:style-name="T25">README.md</text:span></text:span></text:span><text:span text:style-name="T14"> = orientare generală a sistemului</text:span></text:p>
          </text:list-item>
          <text:list-item>
            <text:p text:style-name="P577"><text:span text:style-name="Strong_20_Emphasis"><text:span text:style-name="Source_20_Text"><text:span text:style-name="T25">OBJECTIVES.md</text:span></text:span></text:span><text:span text:style-name="T14"> = obiective active și priorități</text:span></text:p>
          </text:list-item>
          <text:list-item>
            <text:p text:style-name="P240">eventual mai târziu:</text:p>
            <text:list>
              <text:list-item>
                <text:p text:style-name="P577"><text:span text:style-name="Strong_20_Emphasis"><text:span text:style-name="Source_20_Text"><text:span text:style-name="T25">PROFILE_PYTHON_TESTING.md</text:span></text:span></text:span></text:p>
              </text:list-item>
              <text:list-item>
                <text:p text:style-name="P577"><text:span text:style-name="Strong_20_Emphasis"><text:span text:style-name="Source_20_Text"><text:span text:style-name="T25">PROFILE_STRUCTURAL_TESTING.md</text:span></text:span></text:span></text:p>
              </text:list-item>
            </text:list>
          </text:list-item>
        </text:list>
        <text:p text:style-name="P617"><text:span text:style-name="T14">Așa, </text:span><text:span text:style-name="Source_20_Text"><text:span text:style-name="T25">README.md</text:span></text:span><text:span text:style-name="T14"> rămâne stabil, iar obiectivele pot fi schimbate fără să strici documentația de bază.</text:span></text:p>
        <text:p text:style-name="P1"/>
        <text:h text:style-name="P9" text:outline-level="2"><text:span text:style-name="T22">5. Despre </text:span><text:span text:style-name="Source_20_Text"><text:span text:style-name="T27">help -optiune</text:span></text:span></text:h>
        <text:p text:style-name="P27">Da, foarte bine.</text:p>
        <text:p text:style-name="P28">Aș standardiza:</text:p>
        <text:list text:style-name="L500">
          <text:list-item>
            <text:p text:style-name="P578"><text:span text:style-name="Source_20_Text"><text:span text:style-name="T25">help()</text:span></text:span><text:span text:style-name="T14"> → descriere generală</text:span></text:p>
          </text:list-item>
          <text:list-item>
            <text:p text:style-name="P578"><text:span text:style-name="Source_20_Text"><text:span text:style-name="T25">help("add_rule")</text:span></text:span><text:span text:style-name="T14"> → detalii despre operație</text:span></text:p>
          </text:list-item>
          <text:list-item>
            <text:p text:style-name="P578"><text:span text:style-name="Source_20_Text"><text:span text:style-name="T25">get_template("add_rule")</text:span></text:span><text:span text:style-name="T14"> → model de input</text:span></text:p>
          </text:list-item>
          <text:list-item>
            <text:p text:style-name="P578"><text:soft-page-break/><text:span text:style-name="Source_20_Text"><text:span text:style-name="T25">validate("add_rule", data)</text:span></text:span><text:span text:style-name="T14"> → verificare</text:span></text:p>
          </text:list-item>
        </text:list>
        <text:p text:style-name="P27">Asta e o interfață foarte curată.</text:p>
        <text:p text:style-name="P1"/>
        <text:h text:style-name="P7" text:outline-level="2">6. Ce aș mai adăuga în README</text:h>
        <text:p text:style-name="P27">O secțiune foarte scurtă de workflow:</text:p>
        <text:section text:style-name="Sect2" text:name="Section171">
          <text:p text:style-name="P23"><text:bookmark text:name="code-block-viewer Copy 170"/>## Flux recomandat</text:p>
          <text:p text:style-name="P19">1. Citeste fisierul sursa de testat</text:p>
          <text:p text:style-name="P19">2. Cere contextul relevant prin tool-uri</text:p>
          <text:p text:style-name="P19">3. Genereaza sau imbunatateste testele</text:p>
          <text:p text:style-name="P19">4. Ruleaza pytest</text:p>
          <text:p text:style-name="P19">5. Daca identifica o lacuna generala, propune o imbunatatire</text:p>
          <text:p text:style-name="P19">6. Dupa aprobare, actualizeaza fisierele de reguli sau demo prin tool-uri</text:p>
          <text:p text:style-name="P19">7. Inregistreaza schimbarea in changelog</text:p>
        </text:section>
        <text:p text:style-name="P305">Asta îl ajută mult pe AI.</text:p>
        <text:p text:style-name="P1"/>
        <text:h text:style-name="P7" text:outline-level="2">Concluzia mea</text:h>
        <text:p text:style-name="P27">Da, aș face clar:</text:p>
        <text:list text:style-name="L501">
          <text:list-item>
            <text:p text:style-name="P579"><text:span text:style-name="Strong_20_Emphasis"><text:span text:style-name="Source_20_Text"><text:span text:style-name="T25">README.md</text:span></text:span></text:span><text:span text:style-name="T14"> cu lista tool-urilor și regula de folosire</text:span></text:p>
          </text:list-item>
          <text:list-item>
            <text:p text:style-name="P579"><text:span text:style-name="Strong_20_Emphasis"><text:span text:style-name="T18">un fișier separat de obiective/config</text:span></text:span><text:span text:style-name="T14"> cu prioritățile și tool-urile asociate</text:span></text:p>
          </text:list-item>
          <text:list-item>
            <text:p text:style-name="P241">plus convenția:</text:p>
            <text:list>
              <text:list-item>
                <text:p text:style-name="P579"><text:span text:style-name="Source_20_Text"><text:span text:style-name="T25">help()</text:span></text:span></text:p>
              </text:list-item>
              <text:list-item>
                <text:p text:style-name="P579"><text:span text:style-name="Source_20_Text"><text:span text:style-name="T25">help("operatie")</text:span></text:span></text:p>
              </text:list-item>
              <text:list-item>
                <text:p text:style-name="P579"><text:span text:style-name="Source_20_Text"><text:span text:style-name="T25">get_template("operatie")</text:span></text:span></text:p>
              </text:list-item>
            </text:list>
          </text:list-item>
        </text:list>
        <text:p text:style-name="P27">Asta e o bază foarte sănătoasă pentru sistem.</text:p>
        <text:p text:style-name="P31">Dacă vrei, următorul pas bun este să-ți propun exact setul minim de fișiere pentru versiunea 1 a sistemului.</text:p>
        <text:p text:style-name="P29"><draw:frame draw:style-name="fr1" draw:name="Frame148" text:anchor-type="char" svg:width="0.0161in" draw:z-index="86"><draw:text-box fo:min-height="0.0161in"><text:p text:style-name="P26"><text:line-break/></text:p></draw:text-box></draw:frame><text:soft-page-break/>ar fi prea amplu sa fac eu, dar as putea descarca un manual complet de python, ca AI-ul sa vada sintaxa, numarul si tipurile de argumente, tipurile, limitele etc. E o idee buna?</text:p>
        <text:p text:style-name="P617"><draw:frame draw:style-name="fr1" draw:name="Frame149" text:anchor-type="char" svg:width="0.0161in" draw:z-index="84"><draw:text-box fo:min-height="0.0161in"><text:p text:style-name="P26"><text:line-break/></text:p></draw:text-box></draw:frame><text:span text:style-name="T14">Da, dar </text:span><text:span text:style-name="Strong_20_Emphasis"><text:span text:style-name="T18">nu aș face asta ca soluție principală</text:span></text:span><text:span text:style-name="T14">.</text:span></text:p>
        <text:p text:style-name="P28">Un manual complet de Python:</text:p>
        <text:list text:style-name="L502">
          <text:list-item>
            <text:p text:style-name="P242">poate ajuta uneori la clarificări de sintaxă</text:p>
          </text:list-item>
          <text:list-item>
            <text:p text:style-name="P580"><text:span text:style-name="T14">dar pentru scopul tău e </text:span><text:span text:style-name="Strong_20_Emphasis"><text:span text:style-name="T18">prea mare, prea general și prea slab țintit</text:span></text:span></text:p>
          </text:list-item>
        </text:list>
        <text:p text:style-name="P27">Pentru AI, mai mult context nu înseamnă automat context mai bun. Un manual complet va conține:</text:p>
        <text:list text:style-name="L503">
          <text:list-item>
            <text:p text:style-name="P243">foarte multă informație inutilă pentru taskul curent</text:p>
          </text:list-item>
          <text:list-item>
            <text:p text:style-name="P243">multe lucruri care nu țin de testing</text:p>
          </text:list-item>
          <text:list-item>
            <text:p text:style-name="P243">mult zgomot față de regulile tale concrete</text:p>
          </text:list-item>
        </text:list>
        <text:h text:style-name="P6" text:outline-level="2">Ce aș face în loc</text:h>
        <text:p text:style-name="P27">Aș prefera 3 straturi mult mai eficiente:</text:p>
        <text:h text:style-name="P12" text:outline-level="3">1. fișe scurte, tematice</text:h>
        <text:p text:style-name="P27">Nu „manual complet Python”, ci fișiere mici de referință, de exemplu:</text:p>
        <text:list text:style-name="L504">
          <text:list-item>
            <text:p text:style-name="P581"><text:span text:style-name="Source_20_Text"><text:span text:style-name="T25">PYTHON_TYPES_GUIDE.md</text:span></text:span></text:p>
          </text:list-item>
          <text:list-item>
            <text:p text:style-name="P581"><text:span text:style-name="Source_20_Text"><text:span text:style-name="T25">PYTHON_EXCEPTIONS_GUIDE.md</text:span></text:span></text:p>
          </text:list-item>
          <text:list-item>
            <text:p text:style-name="P581"><text:span text:style-name="Source_20_Text"><text:span text:style-name="T25">PYTHON_COLLECTIONS_GUIDE.md</text:span></text:span></text:p>
          </text:list-item>
          <text:list-item>
            <text:p text:style-name="P581"><text:span text:style-name="Source_20_Text"><text:span text:style-name="T25">PYTHON_TESTING_PITFALLS.md</text:span></text:span></text:p>
          </text:list-item>
        </text:list>
        <text:p text:style-name="P27">Acolo pui doar ce îți trebuie pentru testing:</text:p>
        <text:list text:style-name="L505">
          <text:list-item>
            <text:p text:style-name="P582"><text:span text:style-name="Source_20_Text"><text:span text:style-name="T25">bool</text:span></text:span><text:span text:style-name="T14"> vs </text:span><text:span text:style-name="Source_20_Text"><text:span text:style-name="T25">int</text:span></text:span></text:p>
          </text:list-item>
          <text:list-item>
            <text:p text:style-name="P582"><text:soft-page-break/><text:span text:style-name="Source_20_Text"><text:span text:style-name="T25">None</text:span></text:span></text:p>
          </text:list-item>
          <text:list-item>
            <text:p text:style-name="P582"><text:span text:style-name="Source_20_Text"><text:span text:style-name="T25">isinstance</text:span></text:span></text:p>
          </text:list-item>
          <text:list-item>
            <text:p text:style-name="P244">list vs tuple</text:p>
          </text:list-item>
          <text:list-item>
            <text:p text:style-name="P244">excepții uzuale</text:p>
          </text:list-item>
          <text:list-item>
            <text:p text:style-name="P244">comparații</text:p>
          </text:list-item>
          <text:list-item>
            <text:p text:style-name="P582"><text:span text:style-name="Source_20_Text"><text:span text:style-name="T25">index()</text:span></text:span></text:p>
          </text:list-item>
          <text:list-item>
            <text:p text:style-name="P582"><text:span text:style-name="Source_20_Text"><text:span text:style-name="T25">in</text:span></text:span></text:p>
          </text:list-item>
          <text:list-item>
            <text:p text:style-name="P244">mutabilitate</text:p>
          </text:list-item>
          <text:list-item>
            <text:p text:style-name="P244">capcane frecvente</text:p>
          </text:list-item>
        </text:list>
        <text:p text:style-name="P27">Asta e mult mai bun decât tot manualul.</text:p>
        <text:h text:style-name="P12" text:outline-level="3">2. tool-uri de introspecție</text:h>
        <text:p text:style-name="P27">Și mai bine decât un manual:</text:p>
        <text:list text:style-name="L506">
          <text:list-item>
            <text:p text:style-name="P245">să ai tool-uri care citesc direct codul și extrag:</text:p>
            <text:list>
              <text:list-item>
                <text:p text:style-name="P245">semnătura funcției</text:p>
              </text:list-item>
              <text:list-item>
                <text:p text:style-name="P245">numărul parametrilor</text:p>
              </text:list-item>
              <text:list-item>
                <text:p text:style-name="P245">type hints</text:p>
              </text:list-item>
              <text:list-item>
                <text:p text:style-name="P245">docstring</text:p>
              </text:list-item>
              <text:list-item>
                <text:p text:style-name="P583"><text:span text:style-name="Source_20_Text"><text:span text:style-name="T25">if</text:span></text:span><text:span text:style-name="T14">, </text:span><text:span text:style-name="Source_20_Text"><text:span text:style-name="T25">else</text:span></text:span><text:span text:style-name="T14">, </text:span><text:span text:style-name="Source_20_Text"><text:span text:style-name="T25">for</text:span></text:span><text:span text:style-name="T14">, </text:span><text:span text:style-name="Source_20_Text"><text:span text:style-name="T25">while</text:span></text:span><text:span text:style-name="T14">, </text:span><text:span text:style-name="Source_20_Text"><text:span text:style-name="T25">raise</text:span></text:span></text:p>
              </text:list-item>
              <text:list-item>
                <text:p text:style-name="P245">condiții compuse</text:p>
              </text:list-item>
              <text:list-item>
                <text:p text:style-name="P583"><text:span text:style-name="T14">apeluri relevante (</text:span><text:span text:style-name="Source_20_Text"><text:span text:style-name="T25">index</text:span></text:span><text:span text:style-name="T14">, </text:span><text:span text:style-name="Source_20_Text"><text:span text:style-name="T25">len</text:span></text:span><text:span text:style-name="T14">, </text:span><text:span text:style-name="Source_20_Text"><text:span text:style-name="T25">isinstance</text:span></text:span><text:span text:style-name="T14">)</text:span></text:p>
              </text:list-item>
            </text:list>
          </text:list-item>
        </text:list>
        <text:p text:style-name="P27">Asta e informație exactă și locală, mai valoroasă decât un manual general.</text:p>
        <text:h text:style-name="P12" text:outline-level="3"><text:soft-page-break/>3. bază de reguli Python specifică scopului</text:h>
        <text:p text:style-name="P27">Adică exact ce discutam:</text:p>
        <text:list text:style-name="L507">
          <text:list-item>
            <text:p text:style-name="P246">reguli și particularități Python relevante pentru testare</text:p>
          </text:list-item>
        </text:list>
        <text:p text:style-name="P27">Asta e mai util decât documentația completă a limbajului.</text:p>
        <text:h text:style-name="P6" text:outline-level="2">Când ar fi totuși util un manual complet?</text:h>
        <text:p text:style-name="P27">Doar dacă:</text:p>
        <text:list text:style-name="L508">
          <text:list-item>
            <text:p text:style-name="P247">AI-ul nu are deloc cunoștințe de bază despre Python</text:p>
          </text:list-item>
          <text:list-item>
            <text:p text:style-name="P247">sau vrei un fallback local complet, offline, pentru consultare generală</text:p>
          </text:list-item>
        </text:list>
        <text:p text:style-name="P27">Dar chiar și atunci, eu l-aș trata ca:</text:p>
        <text:list text:style-name="L509">
          <text:list-item>
            <text:p text:style-name="P584"><text:span text:style-name="Strong_20_Emphasis"><text:span text:style-name="T18">resursă secundară</text:span></text:span></text:p>
          </text:list-item>
          <text:list-item>
            <text:p text:style-name="P248">nu ca sursă principală pentru workflow</text:p>
          </text:list-item>
        </text:list>
        <text:h text:style-name="P6" text:outline-level="2">Problema mare a manualului complet</text:h>
        <text:p text:style-name="P27">Pe sistemul tău, cu context limitat, un manual mare va:</text:p>
        <text:list text:style-name="L510">
          <text:list-item>
            <text:p text:style-name="P249">mânca context</text:p>
          </text:list-item>
          <text:list-item>
            <text:p text:style-name="P249">încetini analiza</text:p>
          </text:list-item>
          <text:list-item>
            <text:p text:style-name="P249">dilua atenția modelului</text:p>
          </text:list-item>
        </text:list>
        <text:p text:style-name="P27">În loc să se concentreze pe:</text:p>
        <text:list text:style-name="L511">
          <text:list-item>
            <text:p text:style-name="P250">funcția curentă</text:p>
          </text:list-item>
          <text:list-item>
            <text:p text:style-name="P250">regulile relevante</text:p>
          </text:list-item>
          <text:list-item>
            <text:p text:style-name="P250">demo-urile tale</text:p>
          </text:list-item>
        </text:list>
        <text:p text:style-name="P27">va avea lângă el o bibliotecă uriașă.</text:p>
        <text:p text:style-name="P28">Asta, de obicei, nu ajută.</text:p>
        <text:h text:style-name="P6" text:outline-level="2"><text:soft-page-break/>Ideea mai bună</text:h>
        <text:p text:style-name="P27">Dacă vrei ajutor pe sintaxă și tipuri, fă un fișier scurt de tip:</text:p>
        <text:section text:style-name="Sect2" text:name="Section172">
          <text:p text:style-name="P23"><text:bookmark text:name="code-block-viewer Copy 171"/>PYTHON_REFERENCE_FOR_TESTING.md</text:p>
        </text:section>
        <text:p text:style-name="P305">cu secțiuni de genul:</text:p>
        <text:list text:style-name="L512">
          <text:list-item>
            <text:p text:style-name="P251">tipuri de bază</text:p>
          </text:list-item>
          <text:list-item>
            <text:p text:style-name="P585"><text:span text:style-name="Source_20_Text"><text:span text:style-name="T25">bool</text:span></text:span><text:span text:style-name="T14"> și </text:span><text:span text:style-name="Source_20_Text"><text:span text:style-name="T25">int</text:span></text:span></text:p>
          </text:list-item>
          <text:list-item>
            <text:p text:style-name="P251">list / tuple / set / dict</text:p>
          </text:list-item>
          <text:list-item>
            <text:p text:style-name="P585"><text:span text:style-name="Source_20_Text"><text:span text:style-name="T25">isinstance</text:span></text:span></text:p>
          </text:list-item>
          <text:list-item>
            <text:p text:style-name="P585"><text:span text:style-name="Source_20_Text"><text:span text:style-name="T25">in</text:span></text:span></text:p>
          </text:list-item>
          <text:list-item>
            <text:p text:style-name="P585"><text:span text:style-name="Source_20_Text"><text:span text:style-name="T25">index</text:span></text:span></text:p>
          </text:list-item>
          <text:list-item>
            <text:p text:style-name="P251">excepții uzuale</text:p>
          </text:list-item>
          <text:list-item>
            <text:p text:style-name="P251">type hints</text:p>
          </text:list-item>
          <text:list-item>
            <text:p text:style-name="P251">particularități utile la testare</text:p>
          </text:list-item>
        </text:list>
        <text:p text:style-name="P27">Asta ar fi excelent.</text:p>
        <text:h text:style-name="P6" text:outline-level="2">Concluzie</text:h>
        <text:p text:style-name="P27">Da, ideea are o logică, dar:</text:p>
        <text:list text:style-name="L513">
          <text:list-item>
            <text:p text:style-name="P586"><text:span text:style-name="Strong_20_Emphasis"><text:span text:style-name="T18">manual complet Python</text:span></text:span><text:span text:style-name="T14"> = prea mult, prea general</text:span></text:p>
          </text:list-item>
          <text:list-item>
            <text:p text:style-name="P586"><text:span text:style-name="Strong_20_Emphasis"><text:span text:style-name="T18">referință Python scurtă și țintită pentru testing</text:span></text:span><text:span text:style-name="T14"> = idee foarte bună</text:span></text:p>
          </text:list-item>
        </text:list>
        <text:p text:style-name="P27">Deci eu nu ți-aș recomanda să descarci un manual complet ca bază principală.<text:line-break/>Ți-aș recomanda să construiești:</text:p>
        <text:list text:style-name="L514">
          <text:list-item>
            <text:p text:style-name="P587"><text:span text:style-name="T14">o </text:span><text:span text:style-name="Strong_20_Emphasis"><text:span text:style-name="T18">mini-documentație Python orientată pe testing</text:span></text:span></text:p>
          </text:list-item>
          <text:list-item>
            <text:p text:style-name="P252">plus tool-uri care extrag direct din fișierul analizat ce contează.</text:p>
          </text:list-item>
        </text:list>
        <text:p text:style-name="P30">Asta va fi mult mai eficient.</text:p>
        <text:p text:style-name="P29"><draw:frame draw:style-name="fr1" draw:name="Frame150" text:anchor-type="char" svg:width="0.0161in" draw:z-index="92"><draw:text-box fo:min-height="0.0161in"><text:p text:style-name="P26"><text:line-break/></text:p></draw:text-box></draw:frame><text:soft-page-break/>mai degraba decat sa ii dau codul, as putea face un tool care creeaza o schema logica de testat, cu continut regulile if, while, for etc. </text:p>
        <text:p text:style-name="P617"><draw:frame draw:style-name="fr1" draw:name="Frame151" text:anchor-type="char" svg:width="0.0161in" draw:z-index="85"><draw:text-box fo:min-height="0.0161in"><text:p text:style-name="P26"><text:line-break/></text:p></draw:text-box></draw:frame><text:span text:style-name="T14">Da, asta poate fi chiar </text:span><text:span text:style-name="Strong_20_Emphasis"><text:span text:style-name="T18">mai bun</text:span></text:span><text:span text:style-name="T14"> decât să-i dai direct tot codul.</text:span></text:p>
        <text:p text:style-name="P28">Mai exact, nu înlocuiește complet codul în toate cazurile, dar ca idee de bază este foarte bună:</text:p>
        <text:list text:style-name="L515">
          <text:list-item>
            <text:p text:style-name="P253">reduci zgomotul</text:p>
          </text:list-item>
          <text:list-item>
            <text:p text:style-name="P253">extragi doar ce contează pentru testare</text:p>
          </text:list-item>
          <text:list-item>
            <text:p text:style-name="P253">forțezi AI-ul să gândească pe structură logică, nu pe detalii accidentale</text:p>
          </text:list-item>
        </text:list>
        <text:h text:style-name="P6" text:outline-level="2">Ce ar conține schema logică</text:h>
        <text:p text:style-name="P27">Tool-ul tău ar putea extrage ceva de tip:</text:p>
        <text:list text:style-name="L516">
          <text:list-item>
            <text:p text:style-name="P254">numele funcției</text:p>
          </text:list-item>
          <text:list-item>
            <text:p text:style-name="P254">parametrii</text:p>
          </text:list-item>
          <text:list-item>
            <text:p text:style-name="P254">tipurile, dacă există</text:p>
          </text:list-item>
          <text:list-item>
            <text:p text:style-name="P254">valorile implicite</text:p>
          </text:list-item>
          <text:list-item>
            <text:p text:style-name="P254">condiții:</text:p>
            <text:list>
              <text:list-item>
                <text:p text:style-name="P588"><text:span text:style-name="Source_20_Text"><text:span text:style-name="T25">if</text:span></text:span></text:p>
              </text:list-item>
              <text:list-item>
                <text:p text:style-name="P588"><text:span text:style-name="Source_20_Text"><text:span text:style-name="T25">if/else</text:span></text:span></text:p>
              </text:list-item>
              <text:list-item>
                <text:p text:style-name="P588"><text:span text:style-name="Source_20_Text"><text:span text:style-name="T25">elif</text:span></text:span></text:p>
              </text:list-item>
              <text:list-item>
                <text:p text:style-name="P254">condiții simple</text:p>
              </text:list-item>
              <text:list-item>
                <text:p text:style-name="P254">condiții compuse</text:p>
              </text:list-item>
            </text:list>
          </text:list-item>
          <text:list-item>
            <text:p text:style-name="P254">bucle:</text:p>
            <text:list>
              <text:list-item>
                <text:p text:style-name="P588"><text:span text:style-name="Source_20_Text"><text:span text:style-name="T25">for</text:span></text:span></text:p>
              </text:list-item>
              <text:list-item>
                <text:p text:style-name="P588"><text:span text:style-name="Source_20_Text"><text:span text:style-name="T25">while</text:span></text:span></text:p>
              </text:list-item>
            </text:list>
          </text:list-item>
          <text:list-item>
            <text:p text:style-name="P254"><text:soft-page-break/>ieșiri:</text:p>
            <text:list>
              <text:list-item>
                <text:p text:style-name="P588"><text:span text:style-name="Source_20_Text"><text:span text:style-name="T25">return</text:span></text:span></text:p>
              </text:list-item>
              <text:list-item>
                <text:p text:style-name="P588"><text:span text:style-name="Source_20_Text"><text:span text:style-name="T25">raise</text:span></text:span></text:p>
              </text:list-item>
            </text:list>
          </text:list-item>
          <text:list-item>
            <text:p text:style-name="P254">apeluri sensibile:</text:p>
            <text:list>
              <text:list-item>
                <text:p text:style-name="P588"><text:span text:style-name="Source_20_Text"><text:span text:style-name="T25">len</text:span></text:span></text:p>
              </text:list-item>
              <text:list-item>
                <text:p text:style-name="P588"><text:span text:style-name="Source_20_Text"><text:span text:style-name="T25">index</text:span></text:span></text:p>
              </text:list-item>
              <text:list-item>
                <text:p text:style-name="P588"><text:span text:style-name="Source_20_Text"><text:span text:style-name="T25">isinstance</text:span></text:span></text:p>
              </text:list-item>
              <text:list-item>
                <text:p text:style-name="P254">acces în listă/dict</text:p>
              </text:list-item>
            </text:list>
          </text:list-item>
          <text:list-item>
            <text:p text:style-name="P254">constrângeri implicite:</text:p>
            <text:list>
              <text:list-item>
                <text:p text:style-name="P588"><text:span text:style-name="Source_20_Text"><text:span text:style-name="T25">len(x) == 5</text:span></text:span></text:p>
              </text:list-item>
              <text:list-item>
                <text:p text:style-name="P588"><text:span text:style-name="Source_20_Text"><text:span text:style-name="T25">x is not None</text:span></text:span></text:p>
              </text:list-item>
              <text:list-item>
                <text:p text:style-name="P588"><text:span text:style-name="Source_20_Text"><text:span text:style-name="T25">a &gt; 0</text:span></text:span></text:p>
              </text:list-item>
            </text:list>
          </text:list-item>
          <text:list-item>
            <text:p text:style-name="P254">puncte critice:</text:p>
            <text:list>
              <text:list-item>
                <text:p text:style-name="P254">ramuri</text:p>
              </text:list-item>
              <text:list-item>
                <text:p text:style-name="P254">limite</text:p>
              </text:list-item>
              <text:list-item>
                <text:p text:style-name="P254">potențiale excepții</text:p>
              </text:list-item>
              <text:list-item>
                <text:p text:style-name="P588"><text:span text:style-name="T14">cazuri dependente de Python (</text:span><text:span text:style-name="Source_20_Text"><text:span text:style-name="T25">bool</text:span></text:span><text:span text:style-name="T14">/</text:span><text:span text:style-name="Source_20_Text"><text:span text:style-name="T25">int</text:span></text:span><text:span text:style-name="T14">, mutabilitate etc.)</text:span></text:p>
              </text:list-item>
            </text:list>
          </text:list-item>
        </text:list>
        <text:h text:style-name="P6" text:outline-level="2">De ce e bun</text:h>
        <text:p text:style-name="P27">AI-ul nu mai vede:</text:p>
        <text:list text:style-name="L517">
          <text:list-item>
            <text:p text:style-name="P255">comentarii inutile</text:p>
          </text:list-item>
          <text:list-item>
            <text:p text:style-name="P255">implementare detaliată care nu contează</text:p>
          </text:list-item>
          <text:list-item>
            <text:p text:style-name="P255">variabile temporare fără relevanță</text:p>
          </text:list-item>
          <text:list-item>
            <text:p text:style-name="P255">detalii de stil</text:p>
          </text:list-item>
        </text:list>
        <text:p text:style-name="P27"><text:soft-page-break/>ci vede ceva de genul:</text:p>
        <text:section text:style-name="Sect2" text:name="Section173">
          <text:p text:style-name="P23"><text:bookmark text:name="code-block-viewer Copy 172"/>Function: array5</text:p>
          <text:p text:style-name="P19">Parameters:</text:p>
          <text:p text:style-name="P19">- key</text:p>
          <text:p text:style-name="P19">- arr</text:p>
          <text:p text:style-name="P19">Constraints detected:</text:p>
          <text:p text:style-name="P19">- arr must be list</text:p>
          <text:p text:style-name="P19">- len(arr) must be 5</text:p>
          <text:p text:style-name="P19">- all elements in arr must be int and not bool</text:p>
          <text:p text:style-name="P19">- key invalid =&gt; return -1</text:p>
          <text:p text:style-name="P19">Control flow:</text:p>
          <text:p text:style-name="P19">1. if arr is not list -&gt; raise TypeError</text:p>
          <text:p text:style-name="P19">2. if len(arr) != 5 -&gt; raise ValueError</text:p>
          <text:p text:style-name="P19">3. if key invalid -&gt; return -1</text:p>
          <text:p text:style-name="P19">4. loop over arr:</text:p>
          <text:p text:style-name="P17"><text:s text:c="3"/><text:span text:style-name="T10">- if element invalid -&gt; raise TypeError</text:span></text:p>
          <text:p text:style-name="P19">5. if key in arr -&gt; return arr.index(key)</text:p>
          <text:p text:style-name="P19">6. else return -1</text:p>
          <text:p text:style-name="P19">Testing signals:</text:p>
          <text:p text:style-name="P19">- type validation</text:p>
          <text:p text:style-name="P19">- cardinality boundary</text:p>
          <text:p text:style-name="P19">- loop with validation</text:p>
          <text:p text:style-name="P19">- membership test</text:p>
          <text:p text:style-name="P19">- first occurrence behavior</text:p>
          <text:p text:style-name="P19">- Python bool/int ambiguity</text:p>
        </text:section>
        <text:p text:style-name="P305">Asta e excelent pentru generare de teste.</text:p>
        <text:h text:style-name="P6" text:outline-level="2">Ce aș recomanda</text:h>
        <text:p text:style-name="P617"><text:span text:style-name="T14">Aș avea </text:span><text:span text:style-name="Strong_20_Emphasis"><text:span text:style-name="T18">ambele niveluri</text:span></text:span><text:span text:style-name="T14">:</text:span></text:p>
        <text:h text:style-name="P12" text:outline-level="3">1. schemă logică</text:h>
        <text:p text:style-name="P27">Pentru analiză și alegerea regulilor de testare.</text:p>
        <text:h text:style-name="P12" text:outline-level="3"><text:soft-page-break/>2. codul sursă</text:h>
        <text:p text:style-name="P27">Disponibil doar dacă AI-ul are nevoie de confirmare sau de detalii fine.</text:p>
        <text:p text:style-name="P28">Adică workflow-ul ideal ar fi:</text:p>
        <text:list text:style-name="L518">
          <text:list-item>
            <text:p text:style-name="P256">tool-ul extrage schema logică</text:p>
          </text:list-item>
          <text:list-item>
            <text:p text:style-name="P256">AI-ul generează testele pe baza schemei</text:p>
          </text:list-item>
          <text:list-item>
            <text:p text:style-name="P256">doar dacă apare ambiguitate, citește și bucata relevantă de cod</text:p>
          </text:list-item>
        </text:list>
        <text:p text:style-name="P27">Asta e mai bun decât:</text:p>
        <text:list text:style-name="L519">
          <text:list-item>
            <text:p text:style-name="P257">ori doar cod brut</text:p>
          </text:list-item>
          <text:list-item>
            <text:p text:style-name="P257">ori doar schemă, fără fallback</text:p>
          </text:list-item>
        </text:list>
        <text:h text:style-name="P6" text:outline-level="2">Și mai bine: schema să fie standardizată</text:h>
        <text:p text:style-name="P27">Da, aici merită format fix.</text:p>
        <text:p text:style-name="P28">Nu JSON neapărat. Poate fi foarte bine și markdown structurat sau chiar text clar.</text:p>
        <text:p text:style-name="P28">Exemplu de secțiuni:</text:p>
        <text:list text:style-name="L520">
          <text:list-item>
            <text:p text:style-name="P258">Function signature</text:p>
          </text:list-item>
          <text:list-item>
            <text:p text:style-name="P258">Inputs</text:p>
          </text:list-item>
          <text:list-item>
            <text:p text:style-name="P258">Detected constraints</text:p>
          </text:list-item>
          <text:list-item>
            <text:p text:style-name="P258">Control flow</text:p>
          </text:list-item>
          <text:list-item>
            <text:p text:style-name="P258">Conditions</text:p>
          </text:list-item>
          <text:list-item>
            <text:p text:style-name="P258">Loops</text:p>
          </text:list-item>
          <text:list-item>
            <text:p text:style-name="P258">Returns</text:p>
          </text:list-item>
          <text:list-item>
            <text:p text:style-name="P258">Exceptions</text:p>
          </text:list-item>
          <text:list-item>
            <text:p text:style-name="P258"><text:soft-page-break/>Python-specific pitfalls</text:p>
          </text:list-item>
          <text:list-item>
            <text:p text:style-name="P258">Suggested testing categories</text:p>
          </text:list-item>
        </text:list>
        <text:p text:style-name="P27">Asta ar fi foarte util și pentru AI și pentru tine.</text:p>
        <text:h text:style-name="P6" text:outline-level="2">Atenție la un lucru</text:h>
        <text:p text:style-name="P617"><text:span text:style-name="T14">Schema logică nu trebuie să fie doar o descriere sintactică, ci și una </text:span><text:span text:style-name="Strong_20_Emphasis"><text:span text:style-name="T18">semantică</text:span></text:span><text:span text:style-name="T14">.</text:span></text:p>
        <text:p text:style-name="P28">Adică nu doar:</text:p>
        <text:list text:style-name="L521">
          <text:list-item>
            <text:p text:style-name="P589"><text:span text:style-name="T14">există un </text:span><text:span text:style-name="Source_20_Text"><text:span text:style-name="T25">if</text:span></text:span></text:p>
          </text:list-item>
        </text:list>
        <text:p text:style-name="P27">ci:</text:p>
        <text:list text:style-name="L522">
          <text:list-item>
            <text:p text:style-name="P590"><text:span text:style-name="T14">ce validează acel </text:span><text:span text:style-name="Source_20_Text"><text:span text:style-name="T25">if</text:span></text:span></text:p>
          </text:list-item>
          <text:list-item>
            <text:p text:style-name="P259">ce clasă de teste sugerează</text:p>
          </text:list-item>
          <text:list-item>
            <text:p text:style-name="P259">ce frontieră introduce</text:p>
          </text:list-item>
          <text:list-item>
            <text:p text:style-name="P259">ce excepție sau rezultat produce</text:p>
          </text:list-item>
        </text:list>
        <text:p text:style-name="P27">Aici e valoarea reală.</text:p>
        <text:h text:style-name="P6" text:outline-level="2">Concluzie</text:h>
        <text:p text:style-name="P27">Da, ideea este foarte bună.<text:line-break/>Ba chiar aș spune că e una dintre cele mai bune direcții pentru sistemul tău.</text:p>
        <text:p text:style-name="P28">Formula optimă ar fi:</text:p>
        <text:list text:style-name="L523">
          <text:list-item>
            <text:p text:style-name="P591"><text:span text:style-name="T14">tool care extrage </text:span><text:span text:style-name="Strong_20_Emphasis"><text:span text:style-name="T18">schema logică de testare</text:span></text:span></text:p>
          </text:list-item>
          <text:list-item>
            <text:p text:style-name="P260">AI care lucrează în principal pe acea schemă</text:p>
          </text:list-item>
          <text:list-item>
            <text:p text:style-name="P260">acces la codul sursă doar ca fallback</text:p>
          </text:list-item>
        </text:list>
        <text:p text:style-name="P27">Asta îți face sistemul:</text:p>
        <text:list text:style-name="L524">
          <text:list-item>
            <text:p text:style-name="P261">mai rapid</text:p>
          </text:list-item>
          <text:list-item>
            <text:p text:style-name="P261"><text:soft-page-break/>mai clar</text:p>
          </text:list-item>
          <text:list-item>
            <text:p text:style-name="P261">mai robust</text:p>
          </text:list-item>
          <text:list-item>
            <text:p text:style-name="P261">mai puțin dependent de context mare</text:p>
          </text:list-item>
        </text:list>
        <text:p text:style-name="P30">Dacă vrei, următorul pas bun este să-ți propun exact ce câmpuri ar trebui să aibă schema logică v1.</text:p>
        <text:p text:style-name="P29"><draw:frame draw:style-name="fr1" draw:name="Frame152" text:anchor-type="char" svg:width="0.0161in" draw:z-index="87"><draw:text-box fo:min-height="0.0161in"><text:p text:style-name="P26"><text:line-break/></text:p></draw:text-box></draw:frame>schema logica ar putea fi facuta in html cu linkuri. Crezi ca ar fi un format mai bun?</text:p>
        <text:p text:style-name="P617"><draw:frame draw:style-name="fr1" draw:name="Frame153" text:anchor-type="char" svg:width="0.0161in" draw:z-index="89"><draw:text-box fo:min-height="0.0161in"><text:p text:style-name="P26"><text:line-break/></text:p></draw:text-box></draw:frame><text:span text:style-name="T14">Da, poate fi bună, dar </text:span><text:span text:style-name="Strong_20_Emphasis"><text:span text:style-name="T18">nu ca format principal</text:span></text:span><text:span text:style-name="T14">.</text:span></text:p>
        <text:p text:style-name="P28">Pentru AI, eu aș pune ordinea așa:</text:p>
        <text:list text:style-name="L525">
          <text:list-item>
            <text:p text:style-name="P592"><text:span text:style-name="Strong_20_Emphasis"><text:span text:style-name="T18">Markdown / text structurat</text:span></text:span><text:span text:style-name="T14"> = cel mai bun format principal</text:span></text:p>
          </text:list-item>
          <text:list-item>
            <text:p text:style-name="P592"><text:span text:style-name="Strong_20_Emphasis"><text:span text:style-name="T18">HTML cu linkuri</text:span></text:span><text:span text:style-name="T14"> = foarte bun ca format de navigare și vizualizare pentru tine</text:span></text:p>
          </text:list-item>
          <text:list-item>
            <text:p text:style-name="P592"><text:span text:style-name="Strong_20_Emphasis"><text:span text:style-name="T18">codul sursă</text:span></text:span><text:span text:style-name="T14"> = fallback</text:span></text:p>
          </text:list-item>
        </text:list>
        <text:h text:style-name="P6" text:outline-level="2">De ce nu aș pune HTML ca bază principală</text:h>
        <text:p text:style-name="P27">HTML are avantaje:</text:p>
        <text:list text:style-name="L526">
          <text:list-item>
            <text:p text:style-name="P262">poți face linkuri între funcții, condiții, excepții, reguli</text:p>
          </text:list-item>
          <text:list-item>
            <text:p text:style-name="P262">poți naviga ușor</text:p>
          </text:list-item>
          <text:list-item>
            <text:p text:style-name="P262">poți avea ancore și secțiuni clickabile</text:p>
          </text:list-item>
          <text:list-item>
            <text:p text:style-name="P262">pentru tine e mai plăcut de explorat</text:p>
          </text:list-item>
        </text:list>
        <text:p text:style-name="P27">Dar pentru AI are și dezavantaje:</text:p>
        <text:list text:style-name="L527">
          <text:list-item>
            <text:p text:style-name="P263">vine cu mult „zgomot” de markup</text:p>
          </text:list-item>
          <text:list-item>
            <text:p text:style-name="P263">structura logică se poate dilua în tag-uri</text:p>
          </text:list-item>
          <text:list-item>
            <text:p text:style-name="P263">dacă HTML-ul devine complex, modelul consumă context pe elemente de prezentare, nu pe logică</text:p>
          </text:list-item>
        </text:list>
        <text:p text:style-name="P617"><text:soft-page-break/><text:span text:style-name="T14">Dacă HTML-ul e foarte simplu, merge. Dar în general, pentru un LLM, </text:span><text:span text:style-name="Strong_20_Emphasis"><text:span text:style-name="T18">Markdown-ul bine structurat e mai natural</text:span></text:span><text:span text:style-name="T14">.</text:span></text:p>
        <text:h text:style-name="P6" text:outline-level="2">Ce aș face eu</text:h>
        <text:p text:style-name="P27">Aș avea:</text:p>
        <text:list text:style-name="L528">
          <text:list-item>
            <text:p text:style-name="P593"><text:span text:style-name="Strong_20_Emphasis"><text:span text:style-name="T18">schema logică principală în </text:span></text:span><text:span text:style-name="Strong_20_Emphasis"><text:span text:style-name="Source_20_Text"><text:span text:style-name="T25">.md</text:span></text:span></text:span></text:p>
          </text:list-item>
          <text:list-item>
            <text:p text:style-name="P593"><text:span text:style-name="Strong_20_Emphasis"><text:span text:style-name="T18">o versiune HTML generată automat din ea</text:span></text:span><text:span text:style-name="T14">, pentru navigare</text:span></text:p>
          </text:list-item>
        </text:list>
        <text:p text:style-name="P27">Adică:</text:p>
        <text:section text:style-name="Sect2" text:name="Section174">
          <text:p text:style-name="P23"><text:bookmark text:name="code-block-viewer Copy 173"/>logic/</text:p>
          <text:p text:style-name="P17"><text:s text:c="2"/><text:span text:style-name="T10">array5_logic.md</text:span></text:p>
          <text:p text:style-name="P17"><text:s text:c="2"/><text:span text:style-name="T10">array5_logic.html</text:span></text:p>
        </text:section>
        <text:p text:style-name="P305">Unde:</text:p>
        <text:list text:style-name="L529">
          <text:list-item>
            <text:p text:style-name="P594"><text:span text:style-name="Source_20_Text"><text:span text:style-name="T25">.md</text:span></text:span><text:span text:style-name="T14"> = pentru AI</text:span></text:p>
          </text:list-item>
          <text:list-item>
            <text:p text:style-name="P594"><text:span text:style-name="Source_20_Text"><text:span text:style-name="T25">.html</text:span></text:span><text:span text:style-name="T14"> = pentru tine</text:span></text:p>
          </text:list-item>
        </text:list>
        <text:p text:style-name="P27">Asta e varianta cea mai sănătoasă.</text:p>
        <text:h text:style-name="P6" text:outline-level="2">Când merită HTML</text:h>
        <text:p text:style-name="P27">HTML merită foarte mult dacă vrei:</text:p>
        <text:list text:style-name="L530">
          <text:list-item>
            <text:p text:style-name="P264">index de funcții</text:p>
          </text:list-item>
          <text:list-item>
            <text:p text:style-name="P264">linkuri către reguli relevante</text:p>
          </text:list-item>
          <text:list-item>
            <text:p text:style-name="P264">linkuri către demo-uri</text:p>
          </text:list-item>
          <text:list-item>
            <text:p text:style-name="P264">linkuri către propuneri anterioare</text:p>
          </text:list-item>
          <text:list-item>
            <text:p text:style-name="P264">ancore către:</text:p>
            <text:list>
              <text:list-item>
                <text:p text:style-name="P264">condiții</text:p>
              </text:list-item>
              <text:list-item>
                <text:p text:style-name="P264">bucle</text:p>
              </text:list-item>
              <text:list-item>
                <text:p text:style-name="P264"><text:soft-page-break/>excepții</text:p>
              </text:list-item>
              <text:list-item>
                <text:p text:style-name="P264">puncte critice</text:p>
              </text:list-item>
            </text:list>
          </text:list-item>
          <text:list-item>
            <text:p text:style-name="P264">eventual o mini-documentație internă navigabilă</text:p>
          </text:list-item>
        </text:list>
        <text:p text:style-name="P27">Acolo, da, HTML e chiar foarte bun.</text:p>
        <text:p text:style-name="P28">De exemplu, ai putea avea:</text:p>
        <text:list text:style-name="L531">
          <text:list-item>
            <text:p text:style-name="P265">o pagină principală pentru fișier</text:p>
          </text:list-item>
          <text:list-item>
            <text:p text:style-name="P265">secțiuni clickabile:</text:p>
            <text:list>
              <text:list-item>
                <text:p text:style-name="P265">Inputs</text:p>
              </text:list-item>
              <text:list-item>
                <text:p text:style-name="P265">Conditions</text:p>
              </text:list-item>
              <text:list-item>
                <text:p text:style-name="P265">Loops</text:p>
              </text:list-item>
              <text:list-item>
                <text:p text:style-name="P265">Returns</text:p>
              </text:list-item>
              <text:list-item>
                <text:p text:style-name="P265">Exceptions</text:p>
              </text:list-item>
              <text:list-item>
                <text:p text:style-name="P265">Testing signals</text:p>
              </text:list-item>
            </text:list>
          </text:list-item>
          <text:list-item>
            <text:p text:style-name="P265">linkuri către reguli din knowledge base</text:p>
          </text:list-item>
        </text:list>
        <text:p text:style-name="P27">Asta pentru tine ar fi excelent.</text:p>
        <text:h text:style-name="P6" text:outline-level="2">Varianta ideală</text:h>
        <text:p text:style-name="P27">Eu aș face schema logică într-un format intern simplu și apoi aș genera:</text:p>
        <text:list text:style-name="L532">
          <text:list-item>
            <text:p text:style-name="P595"><text:span text:style-name="Source_20_Text"><text:span text:style-name="T25">.md</text:span></text:span></text:p>
          </text:list-item>
          <text:list-item>
            <text:p text:style-name="P595"><text:span text:style-name="Source_20_Text"><text:span text:style-name="T25">.html</text:span></text:span></text:p>
          </text:list-item>
        </text:list>
        <text:p text:style-name="P27">Poate chiar din același tool.</text:p>
        <text:p text:style-name="P28">De exemplu:</text:p>
        <text:list text:style-name="L533">
          <text:list-item>
            <text:p text:style-name="P596"><text:span text:style-name="T14">tool-ul analizează </text:span><text:span text:style-name="Source_20_Text"><text:span text:style-name="T25">array5.py</text:span></text:span></text:p>
          </text:list-item>
          <text:list-item>
            <text:p text:style-name="P266"><text:soft-page-break/>produce o structură internă</text:p>
          </text:list-item>
          <text:list-item>
            <text:p text:style-name="P266">apoi scrie:</text:p>
            <text:list>
              <text:list-item>
                <text:p text:style-name="P596"><text:span text:style-name="Source_20_Text"><text:span text:style-name="T25">array5_logic.md</text:span></text:span></text:p>
              </text:list-item>
              <text:list-item>
                <text:p text:style-name="P596"><text:span text:style-name="Source_20_Text"><text:span text:style-name="T25">array5_logic.html</text:span></text:span></text:p>
              </text:list-item>
            </text:list>
          </text:list-item>
        </text:list>
        <text:p text:style-name="P27">Astfel:</text:p>
        <text:list text:style-name="L534">
          <text:list-item>
            <text:p text:style-name="P597"><text:span text:style-name="T14">AI-ul primește </text:span><text:span text:style-name="Source_20_Text"><text:span text:style-name="T25">.md</text:span></text:span></text:p>
          </text:list-item>
          <text:list-item>
            <text:p text:style-name="P597"><text:span text:style-name="T14">tu explorezi </text:span><text:span text:style-name="Source_20_Text"><text:span text:style-name="T25">.html</text:span></text:span></text:p>
          </text:list-item>
        </text:list>
        <text:h text:style-name="P6" text:outline-level="2">Dacă totuși vrei HTML direct</text:h>
        <text:p text:style-name="P27">Dacă alegi HTML direct, aș recomanda să fie:</text:p>
        <text:list text:style-name="L535">
          <text:list-item>
            <text:p text:style-name="P267">foarte simplu</text:p>
          </text:list-item>
          <text:list-item>
            <text:p text:style-name="P267">foarte semantic</text:p>
          </text:list-item>
          <text:list-item>
            <text:p text:style-name="P267">fără CSS mult</text:p>
          </text:list-item>
          <text:list-item>
            <text:p text:style-name="P267">fără JS inutil</text:p>
          </text:list-item>
          <text:list-item>
            <text:p text:style-name="P267">fără layout complicat</text:p>
          </text:list-item>
        </text:list>
        <text:p text:style-name="P27">Adică gen:</text:p>
        <text:section text:style-name="Sect2" text:name="Section175">
          <text:p text:style-name="P22"><text:bookmark text:name="code-block-viewer Copy 174"/><text:span text:style-name="T1">&lt;h1&gt;Function: array5&lt;/h1&gt;</text:span></text:p>
          <text:p text:style-name="P18"><text:span text:style-name="T1">&lt;h2&gt;Inputs&lt;/h2&gt;</text:span></text:p>
          <text:p text:style-name="P19">&lt;ul&gt;</text:p>
          <text:p text:style-name="P16"><text:span text:style-name="T1"><text:s text:c="2"/></text:span><text:span text:style-name="T11">&lt;li&gt;key&lt;/li&gt;</text:span></text:p>
          <text:p text:style-name="P16"><text:span text:style-name="T1"><text:s text:c="2"/></text:span><text:span text:style-name="T11">&lt;li&gt;arr&lt;/li&gt;</text:span></text:p>
          <text:p text:style-name="P19">&lt;/ul&gt;</text:p>
          <text:p text:style-name="P18"><text:span text:style-name="T1">&lt;h2&gt;Detected constraints&lt;/h2&gt;</text:span></text:p>
          <text:p text:style-name="P19">&lt;ul&gt;</text:p>
          <text:p text:style-name="P16"><text:span text:style-name="T1"><text:s text:c="2"/></text:span><text:span text:style-name="T11">&lt;li&gt;arr must be list&lt;/li&gt;</text:span></text:p>
          <text:p text:style-name="P16"><text:span text:style-name="T1"><text:s text:c="2"/></text:span><text:span text:style-name="T11">&lt;li&gt;len(arr) must be 5&lt;/li&gt;</text:span></text:p>
          <text:p text:style-name="P19">&lt;/ul&gt;</text:p>
          <text:p text:style-name="P18"><text:span text:style-name="T1">&lt;h2&gt;Control flow&lt;/h2&gt;</text:span></text:p>
          <text:p text:style-name="P19"><text:soft-page-break/>&lt;ol&gt;</text:p>
          <text:p text:style-name="P16"><text:span text:style-name="T1"><text:s text:c="2"/></text:span><text:span text:style-name="T11">&lt;li&gt;If arr is not list -&gt; raise TypeError&lt;/li&gt;</text:span></text:p>
          <text:p text:style-name="P16"><text:span text:style-name="T1"><text:s text:c="2"/></text:span><text:span text:style-name="T11">&lt;li&gt;If len(arr) != 5 -&gt; raise ValueError&lt;/li&gt;</text:span></text:p>
          <text:p text:style-name="P19">&lt;/ol&gt;</text:p>
        </text:section>
        <text:p text:style-name="P305">și cu ancore simple.</text:p>
        <text:p text:style-name="P28">Asta ar merge.</text:p>
        <text:h text:style-name="P6" text:outline-level="2">Concluzie</text:h>
        <text:p text:style-name="P617"><text:span text:style-name="T14">Da, </text:span><text:span text:style-name="Strong_20_Emphasis"><text:span text:style-name="T18">HTML cu linkuri e foarte bun pentru navigare și vizualizare</text:span></text:span><text:span text:style-name="T14">.<text:line-break/>Dar eu nu l-aș folosi ca format principal pentru AI.</text:span></text:p>
        <text:p text:style-name="P28">Recomandarea mea:</text:p>
        <text:list text:style-name="L536">
          <text:list-item>
            <text:p text:style-name="P598"><text:span text:style-name="Strong_20_Emphasis"><text:span text:style-name="T18">Markdown = format principal pentru AI</text:span></text:span></text:p>
          </text:list-item>
          <text:list-item>
            <text:p text:style-name="P598"><text:span text:style-name="Strong_20_Emphasis"><text:span text:style-name="T18">HTML = format secundar, generat, pentru tine</text:span></text:span></text:p>
          </text:list-item>
        </text:list>
        <text:p text:style-name="P27">Asta îți dă ce e mai bun din ambele lumi.</text:p>
        <text:p text:style-name="P617"><text:span text:style-name="T14">Dacă vrei, îți pot propune o structură de schemă logică în </text:span><text:span text:style-name="Source_20_Text"><text:span text:style-name="T25">.md</text:span></text:span><text:span text:style-name="T14"> care se convertește foarte ușor și în </text:span><text:span text:style-name="Source_20_Text"><text:span text:style-name="T25">.html</text:span></text:span><text:span text:style-name="T14">.</text:span></text:p>
        <text:p text:style-name="P29"><draw:frame draw:style-name="fr1" draw:name="Frame154" text:anchor-type="char" svg:width="0.0161in" draw:z-index="96"><draw:text-box fo:min-height="0.0161in"><text:p text:style-name="P26"><text:line-break/></text:p></draw:text-box></draw:frame>realist si fara sa ma complic, ce activitati care nu tin de logica de testing mai pot face tool-uri predefinite sau cum as putea ajuta testarea si gasirea de teste noi mai eficient? ma gandesc ca avand un model mai limitat, vreau sa ii ingustez cat mai mult zona de lucru si sa scot ce e repetitiv, sa il ajut cu ce se poate, precum structura si tooluri de automatizare, pentru a-i creste performanta cat mai mult.</text:p>
        <text:p text:style-name="P617"><draw:frame draw:style-name="fr1" draw:name="Frame155" text:anchor-type="char" svg:width="0.0161in" draw:z-index="90"><draw:text-box fo:min-height="0.0161in"><text:p text:style-name="P26"><text:line-break/></text:p></draw:text-box></draw:frame><text:span text:style-name="T14">Da. Asta e exact direcția bună: </text:span><text:span text:style-name="Strong_20_Emphasis"><text:span text:style-name="T18">nu să-l faci mai deștept</text:span></text:span><text:span text:style-name="T14">, ci să-i faci munca </text:span><text:span text:style-name="Strong_20_Emphasis"><text:span text:style-name="T18">mai îngustă, mai structurată și mai repetabilă</text:span></text:span><text:span text:style-name="T14">.</text:span></text:p>
        <text:p text:style-name="P28">Realist și fără să te complici prea mult, cele mai utile lucruri pe care le poți scoate din sarcina AI-ului sunt:</text:p>
        <text:h text:style-name="P6" text:outline-level="2"><text:soft-page-break/>1. Extracția structurii din cod</text:h>
        <text:p text:style-name="P27">Asta e probabil cel mai valoros lucru.</text:p>
        <text:p text:style-name="P28">Un tool simplu care, dintr-un fișier Python, extrage:</text:p>
        <text:list text:style-name="L537">
          <text:list-item>
            <text:p text:style-name="P268">funcțiile și clasele</text:p>
          </text:list-item>
          <text:list-item>
            <text:p text:style-name="P268">semnăturile</text:p>
          </text:list-item>
          <text:list-item>
            <text:p text:style-name="P268">type hints</text:p>
          </text:list-item>
          <text:list-item>
            <text:p text:style-name="P268">docstring-urile</text:p>
          </text:list-item>
          <text:list-item>
            <text:p text:style-name="P599"><text:span text:style-name="Source_20_Text"><text:span text:style-name="T25">if</text:span></text:span><text:span text:style-name="T14">, </text:span><text:span text:style-name="Source_20_Text"><text:span text:style-name="T25">else</text:span></text:span><text:span text:style-name="T14">, </text:span><text:span text:style-name="Source_20_Text"><text:span text:style-name="T25">elif</text:span></text:span></text:p>
          </text:list-item>
          <text:list-item>
            <text:p text:style-name="P599"><text:span text:style-name="Source_20_Text"><text:span text:style-name="T25">for</text:span></text:span><text:span text:style-name="T14">, </text:span><text:span text:style-name="Source_20_Text"><text:span text:style-name="T25">while</text:span></text:span></text:p>
          </text:list-item>
          <text:list-item>
            <text:p text:style-name="P599"><text:span text:style-name="Source_20_Text"><text:span text:style-name="T25">return</text:span></text:span></text:p>
          </text:list-item>
          <text:list-item>
            <text:p text:style-name="P599"><text:span text:style-name="Source_20_Text"><text:span text:style-name="T25">raise</text:span></text:span></text:p>
          </text:list-item>
          <text:list-item>
            <text:p text:style-name="P599"><text:span text:style-name="T14">condiții compuse (</text:span><text:span text:style-name="Source_20_Text"><text:span text:style-name="T25">and</text:span></text:span><text:span text:style-name="T14">, </text:span><text:span text:style-name="Source_20_Text"><text:span text:style-name="T25">or</text:span></text:span><text:span text:style-name="T14">)</text:span></text:p>
          </text:list-item>
          <text:list-item>
            <text:p text:style-name="P599"><text:span text:style-name="T14">apeluri relevante (</text:span><text:span text:style-name="Source_20_Text"><text:span text:style-name="T25">len</text:span></text:span><text:span text:style-name="T14">, </text:span><text:span text:style-name="Source_20_Text"><text:span text:style-name="T25">index</text:span></text:span><text:span text:style-name="T14">, </text:span><text:span text:style-name="Source_20_Text"><text:span text:style-name="T25">isinstance</text:span></text:span><text:span text:style-name="T14">, </text:span><text:span text:style-name="Source_20_Text"><text:span text:style-name="T25">in</text:span></text:span><text:span text:style-name="T14">)</text:span></text:p>
          </text:list-item>
        </text:list>
        <text:p text:style-name="P617"><text:span text:style-name="T14">AI-ul nu mai analizează cod brut, ci o </text:span><text:span text:style-name="Strong_20_Emphasis"><text:span text:style-name="T18">fișă logică</text:span></text:span><text:span text:style-name="T14">.</text:span></text:p>
        <text:p text:style-name="P28">Asta reduce mult munca inutilă.</text:p>
        <text:p text:style-name="P1"/>
        <text:h text:style-name="P7" text:outline-level="2">2. Detectarea automată a “semnalelor de testare”</text:h>
        <text:p text:style-name="P27">Foarte util.</text:p>
        <text:p text:style-name="P28">Un tool care spune:</text:p>
        <text:list text:style-name="L538">
          <text:list-item>
            <text:p text:style-name="P269">există validare de tip</text:p>
          </text:list-item>
          <text:list-item>
            <text:p text:style-name="P269">există validare de lungime</text:p>
          </text:list-item>
          <text:list-item>
            <text:p text:style-name="P269">există excepții</text:p>
          </text:list-item>
          <text:list-item>
            <text:p text:style-name="P269">există prima/ultima poziție relevantă</text:p>
          </text:list-item>
          <text:list-item>
            <text:p text:style-name="P269"><text:soft-page-break/>există buclă</text:p>
          </text:list-item>
          <text:list-item>
            <text:p text:style-name="P269">există ramuri multiple</text:p>
          </text:list-item>
          <text:list-item>
            <text:p text:style-name="P269">există condiție compusă</text:p>
          </text:list-item>
          <text:list-item>
            <text:p text:style-name="P269">există comportament pe duplicate</text:p>
          </text:list-item>
          <text:list-item>
            <text:p text:style-name="P269">există posibilitate de caz invalid</text:p>
          </text:list-item>
        </text:list>
        <text:p text:style-name="P27">Adică să-i dai AI-ului:</text:p>
        <text:list text:style-name="L539">
          <text:list-item>
            <text:p text:style-name="P270">nu codul complet</text:p>
          </text:list-item>
          <text:list-item>
            <text:p text:style-name="P600"><text:span text:style-name="T14">ci </text:span><text:span text:style-name="Strong_20_Emphasis"><text:span text:style-name="T14">„</text:span></text:span><text:span text:style-name="Strong_20_Emphasis"><text:span text:style-name="T18">semnalele”</text:span></text:span><text:span text:style-name="T14"> care spun ce reguli de testare se aplică</text:span></text:p>
          </text:list-item>
        </text:list>
        <text:p text:style-name="P27">Asta e excelent pentru un model mai slab.</text:p>
        <text:p text:style-name="P1"/>
        <text:h text:style-name="P7" text:outline-level="2">3. Selector de reguli relevante</text:h>
        <text:p text:style-name="P27">În loc să-i dai toată baza de reguli, faci un tool care primește:</text:p>
        <text:list text:style-name="L540">
          <text:list-item>
            <text:p text:style-name="P271">limbajul</text:p>
          </text:list-item>
          <text:list-item>
            <text:p text:style-name="P271">semnalele extrase</text:p>
          </text:list-item>
          <text:list-item>
            <text:p text:style-name="P271">tipul de activitate</text:p>
          </text:list-item>
        </text:list>
        <text:p text:style-name="P27">și întoarce doar:</text:p>
        <text:list text:style-name="L541">
          <text:list-item>
            <text:p text:style-name="P272">regulile relevante</text:p>
          </text:list-item>
          <text:list-item>
            <text:p text:style-name="P272">demo-urile relevante</text:p>
          </text:list-item>
          <text:list-item>
            <text:p text:style-name="P272">capcanele relevante</text:p>
          </text:list-item>
        </text:list>
        <text:p text:style-name="P27">Asta îl ajută enorm.<text:line-break/>Context mic, informație foarte țintită.</text:p>
        <text:p text:style-name="P1"/>
        <text:h text:style-name="P7" text:outline-level="2">4. Generator de schelet de test</text:h>
        <text:p text:style-name="P27">Foarte util și simplu.</text:p>
        <text:p text:style-name="P28"><text:soft-page-break/>Un tool care produce automat:</text:p>
        <text:list text:style-name="L542">
          <text:list-item>
            <text:p text:style-name="P601"><text:span text:style-name="T14">numele fișierului </text:span><text:span text:style-name="Source_20_Text"><text:span text:style-name="T25">test_*.py</text:span></text:span></text:p>
          </text:list-item>
          <text:list-item>
            <text:p text:style-name="P273">importurile</text:p>
          </text:list-item>
          <text:list-item>
            <text:p text:style-name="P601"><text:span text:style-name="T14">scheletul de funcții </text:span><text:span text:style-name="Source_20_Text"><text:span text:style-name="T25">test_*</text:span></text:span></text:p>
          </text:list-item>
          <text:list-item>
            <text:p text:style-name="P273">secțiuni separate:</text:p>
            <text:list>
              <text:list-item>
                <text:p text:style-name="P273">testare funcțională</text:p>
              </text:list-item>
              <text:list-item>
                <text:p text:style-name="P273">testare structurală</text:p>
              </text:list-item>
            </text:list>
          </text:list-item>
          <text:list-item>
            <text:p text:style-name="P273">comentarii placeholder</text:p>
          </text:list-item>
        </text:list>
        <text:p text:style-name="P27">AI-ul nu mai pornește de la zero.<text:line-break/>El doar completează logică și cazuri.</text:p>
        <text:p text:style-name="P1"/>
        <text:h text:style-name="P7" text:outline-level="2">5. Runner + sumarizator de rezultate</text:h>
        <text:p text:style-name="P27">Asta e foarte bun și nu ține de logica de testare propriu-zisă.</text:p>
        <text:p text:style-name="P617"><text:span text:style-name="T14">În loc să-i dai tot output-ul de la </text:span><text:span text:style-name="Source_20_Text"><text:span text:style-name="T25">pytest</text:span></text:span><text:span text:style-name="T14">, un tool poate extrage:</text:span></text:p>
        <text:list text:style-name="L543">
          <text:list-item>
            <text:p text:style-name="P274">ce teste au picat</text:p>
          </text:list-item>
          <text:list-item>
            <text:p text:style-name="P274">ce excepție a apărut</text:p>
          </text:list-item>
          <text:list-item>
            <text:p text:style-name="P274">în ce linie</text:p>
          </text:list-item>
          <text:list-item>
            <text:p text:style-name="P274">care ramură sau comportament nu e acoperit</text:p>
          </text:list-item>
          <text:list-item>
            <text:p text:style-name="P274">ce funcție e afectată</text:p>
          </text:list-item>
        </text:list>
        <text:p text:style-name="P617"><text:span text:style-name="T14">Adică să-i dai un </text:span><text:span text:style-name="Strong_20_Emphasis"><text:span text:style-name="T18">rezumat structurat</text:span></text:span><text:span text:style-name="T14">, nu tot output-ul brut.</text:span></text:p>
        <text:p text:style-name="P1"/>
        <text:h text:style-name="P7" text:outline-level="2">6. Comparator între versiuni de test</text:h>
        <text:p text:style-name="P27">Foarte util.</text:p>
        <text:p text:style-name="P28">Dacă AI-ul generează o variantă nouă de test, un tool poate spune:</text:p>
        <text:list text:style-name="L544">
          <text:list-item>
            <text:p text:style-name="P275"><text:soft-page-break/>ce teste noi au apărut</text:p>
          </text:list-item>
          <text:list-item>
            <text:p text:style-name="P275">ce teste s-au pierdut</text:p>
          </text:list-item>
          <text:list-item>
            <text:p text:style-name="P275">ce reguli sunt acum acoperite</text:p>
          </text:list-item>
          <text:list-item>
            <text:p text:style-name="P275">ce redundanțe au apărut</text:p>
          </text:list-item>
        </text:list>
        <text:p text:style-name="P27">Asta îl ajută să nu degradeze testele bune existente.</text:p>
        <text:p text:style-name="P1"/>
        <text:h text:style-name="P7" text:outline-level="2">7. Detector de redundanță între teste</text:h>
        <text:p text:style-name="P27">Foarte bun pentru modele mai limitate.</text:p>
        <text:p text:style-name="P28">Un tool simplu poate semnala:</text:p>
        <text:list text:style-name="L545">
          <text:list-item>
            <text:p text:style-name="P276">teste aproape identice</text:p>
          </text:list-item>
          <text:list-item>
            <text:p text:style-name="P276">inputuri foarte asemănătoare</text:p>
          </text:list-item>
          <text:list-item>
            <text:p text:style-name="P276">assert-uri duplicate</text:p>
          </text:list-item>
          <text:list-item>
            <text:p text:style-name="P276">același scenariu exprimat de mai multe ori</text:p>
          </text:list-item>
        </text:list>
        <text:p text:style-name="P617"><text:span text:style-name="T14">AI-ul poate fi astfel împins să caute </text:span><text:span text:style-name="Strong_20_Emphasis"><text:span text:style-name="T18">cazuri noi</text:span></text:span><text:span text:style-name="T14">, nu copii.</text:span></text:p>
        <text:p text:style-name="P1"/>
        <text:h text:style-name="P7" text:outline-level="2">8. Catalog de pattern-uri de cod</text:h>
        <text:p text:style-name="P27">Asta e extrem de valoros și relativ simplu.</text:p>
        <text:p text:style-name="P28">Poți avea un tool care detectează pattern-uri precum:</text:p>
        <text:list text:style-name="L546">
          <text:list-item>
            <text:p text:style-name="P277">funcție de căutare</text:p>
          </text:list-item>
          <text:list-item>
            <text:p text:style-name="P277">funcție de validare</text:p>
          </text:list-item>
          <text:list-item>
            <text:p text:style-name="P277">funcție de agregare</text:p>
          </text:list-item>
          <text:list-item>
            <text:p text:style-name="P277">funcție cu filtrare</text:p>
          </text:list-item>
          <text:list-item>
            <text:p text:style-name="P277">funcție cu early return</text:p>
          </text:list-item>
          <text:list-item>
            <text:p text:style-name="P277"><text:soft-page-break/>funcție cu excepții</text:p>
          </text:list-item>
          <text:list-item>
            <text:p text:style-name="P277">funcție dependentă de colecții</text:p>
          </text:list-item>
          <text:list-item>
            <text:p text:style-name="P277">funcție dependentă de praguri / limite</text:p>
          </text:list-item>
        </text:list>
        <text:p text:style-name="P27">Apoi mapezi:</text:p>
        <text:list text:style-name="L547">
          <text:list-item>
            <text:p text:style-name="P278">pattern → strategii de test</text:p>
          </text:list-item>
        </text:list>
        <text:p text:style-name="P27">Asta ajută mult mai mult decât să-i lași analiza complet liberă.</text:p>
        <text:p text:style-name="P1"/>
        <text:h text:style-name="P7" text:outline-level="2">9. Prioritizator de cazuri de test</text:h>
        <text:p text:style-name="P27">Foarte bun.</text:p>
        <text:p text:style-name="P28">În loc să-i ceri „dă-mi toate testele”, îi poți cere să aleagă doar dintr-o listă prioritară deja calculată de tool.</text:p>
        <text:p text:style-name="P28">Tool-ul poate marca:</text:p>
        <text:list text:style-name="L548">
          <text:list-item>
            <text:p text:style-name="P279">impact mare</text:p>
          </text:list-item>
          <text:list-item>
            <text:p text:style-name="P279">risc mare</text:p>
          </text:list-item>
          <text:list-item>
            <text:p text:style-name="P279">cost mic</text:p>
          </text:list-item>
          <text:list-item>
            <text:p text:style-name="P279">cost mare</text:p>
          </text:list-item>
          <text:list-item>
            <text:p text:style-name="P279">obligatoriu</text:p>
          </text:list-item>
          <text:list-item>
            <text:p text:style-name="P279">opțional</text:p>
          </text:list-item>
        </text:list>
        <text:p text:style-name="P27">Apoi AI-ul lucrează doar pe top 5–10 cazuri.</text:p>
        <text:p text:style-name="P1"/>
        <text:h text:style-name="P7" text:outline-level="2">10. Fișier de “pitfalls” specific limbajului și pattern-ului</text:h>
        <text:p text:style-name="P27">Nu mare, doar foarte țintit.</text:p>
        <text:p text:style-name="P28">Exemplu pentru Python:</text:p>
        <text:list text:style-name="L549">
          <text:list-item>
            <text:p text:style-name="P602"><text:soft-page-break/><text:span text:style-name="Source_20_Text"><text:span text:style-name="T25">bool</text:span></text:span><text:span text:style-name="T14"> vs </text:span><text:span text:style-name="Source_20_Text"><text:span text:style-name="T25">int</text:span></text:span></text:p>
          </text:list-item>
          <text:list-item>
            <text:p text:style-name="P602"><text:span text:style-name="Source_20_Text"><text:span text:style-name="T25">None</text:span></text:span></text:p>
          </text:list-item>
          <text:list-item>
            <text:p text:style-name="P602"><text:span text:style-name="Source_20_Text"><text:span text:style-name="T25">list</text:span></text:span><text:span text:style-name="T14"> vs alte secvențe</text:span></text:p>
          </text:list-item>
          <text:list-item>
            <text:p text:style-name="P280">mutabilitate</text:p>
          </text:list-item>
          <text:list-item>
            <text:p text:style-name="P602"><text:span text:style-name="Source_20_Text"><text:span text:style-name="T25">index()</text:span></text:span><text:span text:style-name="T14"> returnează prima apariție</text:span></text:p>
          </text:list-item>
          <text:list-item>
            <text:p text:style-name="P280">membership pe obiecte comparabile</text:p>
          </text:list-item>
          <text:list-item>
            <text:p text:style-name="P602"><text:span text:style-name="Source_20_Text"><text:span text:style-name="T25">ValueError</text:span></text:span><text:span text:style-name="T14"> vs </text:span><text:span text:style-name="Source_20_Text"><text:span text:style-name="T25">TypeError</text:span></text:span></text:p>
          </text:list-item>
        </text:list>
        <text:p text:style-name="P27">Asta nu e logică de testare, ci suport contextual foarte util.</text:p>
        <text:p text:style-name="P1"/>
        <text:h text:style-name="P3" text:outline-level="1">Ce aș face eu minim, fără să te complici</text:h>
        <text:p text:style-name="P27">Dacă vrei maximum de eficiență cu efort rezonabil, eu aș face doar aceste 5 lucruri:</text:p>
        <text:h text:style-name="P14" text:outline-level="3"><text:span text:style-name="T23">A. </text:span><text:span text:style-name="Source_20_Text"><text:span text:style-name="T28">code_schema_extractor.py</text:span></text:span></text:h>
        <text:p text:style-name="P27">Extrage:</text:p>
        <text:list text:style-name="L550">
          <text:list-item>
            <text:p text:style-name="P281">funcții</text:p>
          </text:list-item>
          <text:list-item>
            <text:p text:style-name="P281">parametri</text:p>
          </text:list-item>
          <text:list-item>
            <text:p text:style-name="P281">if/else</text:p>
          </text:list-item>
          <text:list-item>
            <text:p text:style-name="P281">loops</text:p>
          </text:list-item>
          <text:list-item>
            <text:p text:style-name="P281">return/raise</text:p>
          </text:list-item>
          <text:list-item>
            <text:p text:style-name="P281">apeluri relevante</text:p>
          </text:list-item>
        </text:list>
        <text:h text:style-name="P14" text:outline-level="3"><text:span text:style-name="T23">B. </text:span><text:span text:style-name="Source_20_Text"><text:span text:style-name="T28">testing_signals.py</text:span></text:span></text:h>
        <text:p text:style-name="P27">Transformă schema în:</text:p>
        <text:list text:style-name="L551">
          <text:list-item>
            <text:p text:style-name="P282">semnale de testare</text:p>
          </text:list-item>
          <text:list-item>
            <text:p text:style-name="P282">pattern-uri detectate</text:p>
          </text:list-item>
          <text:list-item>
            <text:p text:style-name="P282"><text:soft-page-break/>puncte critice</text:p>
          </text:list-item>
        </text:list>
        <text:h text:style-name="P14" text:outline-level="3"><text:span text:style-name="T23">C. </text:span><text:span text:style-name="Source_20_Text"><text:span text:style-name="T28">context_selector.py</text:span></text:span></text:h>
        <text:p text:style-name="P27">Alege:</text:p>
        <text:list text:style-name="L552">
          <text:list-item>
            <text:p text:style-name="P283">regulile relevante</text:p>
          </text:list-item>
          <text:list-item>
            <text:p text:style-name="P283">demo-urile relevante</text:p>
          </text:list-item>
          <text:list-item>
            <text:p text:style-name="P283">capcanele relevante</text:p>
          </text:list-item>
        </text:list>
        <text:h text:style-name="P14" text:outline-level="3"><text:span text:style-name="T23">D. </text:span><text:span text:style-name="Source_20_Text"><text:span text:style-name="T28">test_skeleton_generator.py</text:span></text:span></text:h>
        <text:p text:style-name="P617"><text:span text:style-name="T14">Face scheletul </text:span><text:span text:style-name="Source_20_Text"><text:span text:style-name="T25">test_*.py</text:span></text:span></text:p>
        <text:h text:style-name="P14" text:outline-level="3"><text:span text:style-name="T23">E. </text:span><text:span text:style-name="Source_20_Text"><text:span text:style-name="T28">pytest_summary.py</text:span></text:span></text:h>
        <text:p text:style-name="P27">Rulează și rezumă rezultatele</text:p>
        <text:p text:style-name="P28">Atât.<text:line-break/>Asta deja ar ajuta enorm un model local modest.</text:p>
        <text:p text:style-name="P1"/>
        <text:h text:style-name="P3" text:outline-level="1">Ce aș evita la început</text:h>
        <text:p text:style-name="P27">Nu aș începe cu:</text:p>
        <text:list text:style-name="L553">
          <text:list-item>
            <text:p text:style-name="P284">fine-tuning</text:p>
          </text:list-item>
          <text:list-item>
            <text:p text:style-name="P284">sisteme grele de profile foarte multe</text:p>
          </text:list-item>
          <text:list-item>
            <text:p text:style-name="P284">baze uriașe de cunoștințe</text:p>
          </text:list-item>
          <text:list-item>
            <text:p text:style-name="P284">parsere complicate pentru tot markdown-ul</text:p>
          </text:list-item>
          <text:list-item>
            <text:p text:style-name="P284">HTML sofisticat</text:p>
          </text:list-item>
          <text:list-item>
            <text:p text:style-name="P284">tool-uri pentru orice detaliu minor</text:p>
          </text:list-item>
        </text:list>
        <text:p text:style-name="P27">La început, câștigul mare vine din:</text:p>
        <text:list text:style-name="L554">
          <text:list-item>
            <text:p text:style-name="P285">extragerea structurii</text:p>
          </text:list-item>
          <text:list-item>
            <text:p text:style-name="P285"><text:soft-page-break/>selecția contextului</text:p>
          </text:list-item>
          <text:list-item>
            <text:p text:style-name="P285">reducerea zgomotului</text:p>
          </text:list-item>
          <text:list-item>
            <text:p text:style-name="P285">automatizarea scheletului</text:p>
          </text:list-item>
          <text:list-item>
            <text:p text:style-name="P285">rezumarea feedback-ului</text:p>
          </text:list-item>
        </text:list>
        <text:p text:style-name="P1"/>
        <text:h text:style-name="P3" text:outline-level="1">Regula de aur pentru model limitat</text:h>
        <text:p text:style-name="P27">Cu un model mai modest, strategia corectă este:</text:p>
        <text:p text:style-name="P617"><text:span text:style-name="Strong_20_Emphasis"><text:span text:style-name="T18">mai puțină libertate, mai multă structură</text:span></text:span><text:span text:style-name="T14"><text:line-break/></text:span><text:span text:style-name="Strong_20_Emphasis"><text:span text:style-name="T18">mai puțin context brut, mai mult context relevant</text:span></text:span><text:span text:style-name="T14"><text:line-break/></text:span><text:span text:style-name="Strong_20_Emphasis"><text:span text:style-name="T18">mai puține decizii repetitive, mai multă energie pe cazurile grele</text:span></text:span></text:p>
        <text:p text:style-name="P28">Asta îl face să pară mai bun decât este.</text:p>
        <text:p text:style-name="P1"/>
        <text:h text:style-name="P3" text:outline-level="1">Concluzia mea</text:h>
        <text:p text:style-name="P27">Cele mai utile activități non-testing-logic pe care să le automatizezi sunt:</text:p>
        <text:list text:style-name="L555">
          <text:list-item>
            <text:p text:style-name="P286">extragerea structurii codului</text:p>
          </text:list-item>
          <text:list-item>
            <text:p text:style-name="P286">detectarea semnalelor de testare</text:p>
          </text:list-item>
          <text:list-item>
            <text:p text:style-name="P286">selecția contextului relevant</text:p>
          </text:list-item>
          <text:list-item>
            <text:p text:style-name="P286">generarea scheletului de test</text:p>
          </text:list-item>
          <text:list-item>
            <text:p text:style-name="P603"><text:span text:style-name="T14">sumarizarea execuției </text:span><text:span text:style-name="Source_20_Text"><text:span text:style-name="T25">pytest</text:span></text:span></text:p>
          </text:list-item>
          <text:list-item>
            <text:p text:style-name="P286">detectarea redundanței</text:p>
          </text:list-item>
        </text:list>
        <text:p text:style-name="P27">Dacă faci doar astea bine, deja îi ridici mult performanța fără să te complici excesiv.</text:p>
        <text:p text:style-name="P617"><text:span text:style-name="T14">Dacă vrei, următorul pas bun este să-ți propun exact </text:span><text:span text:style-name="Strong_20_Emphasis"><text:span text:style-name="T18">ce intrări și ieșiri</text:span></text:span><text:span text:style-name="T14"> ar trebui să aibă cele 5 tool-uri minime.</text:span></text:p>
        <text:p text:style-name="P29"><draw:frame draw:style-name="fr1" draw:name="Frame156" text:anchor-type="char" svg:width="0.0161in" draw:z-index="91"><draw:text-box fo:min-height="0.0161in"><text:p text:style-name="P26"><text:line-break/></text:p></draw:text-box></draw:frame><text:soft-page-break/>1. daca las laptopul conectat la internet, ollama va putea cauta sa invete despre anumite limbaje de programare, daca nu stie deja / suficient / pt debugging online? Ma ingrijoreaza ca nu stiu / sunt la curent cu ultimele versiuni ale python, flutter, c++, javascript etc. si ar putea sa nu fie in stare sa scrie cod sau sa faca debug. 2. daca e conectat la internet, ollama sau aider vor mai primi upgradeuri sau vor trebui reinstalate?</text:p>
        <text:p text:style-name="P27"><draw:frame draw:style-name="fr1" draw:name="Frame157" text:anchor-type="char" svg:width="0.0161in" draw:z-index="93"><draw:text-box fo:min-height="0.0161in"><text:p text:style-name="P26"><text:line-break/></text:p></draw:text-box></draw:frame>Verific direct în documentația oficială Ollama și Aider dacă pot naviga pe internet, cum primesc actualizări și dacă trebuie reinstalate.</text:p>
        <text:list text:style-name="L556">
          <text:list-item>
            <text:p text:style-name="P604"><text:span text:style-name="Strong_20_Emphasis"><text:span text:style-name="T18">Nu, simplul fapt că laptopul e conectat la internet nu îl face pe Ollama să “învețe singur” limbaje noi sau ultimele versiuni.</text:span></text:span><text:span text:style-name="T14"> Ollama rulează local și nu își retrenează modelul din ce faci tu; chiar FAQ-ul spune că atunci când rulezi local, prompturile și datele rămân locale, iar pentru cloud există un mod separat. În plus, Ollama are suport pentru </text:span><text:span text:style-name="Strong_20_Emphasis"><text:span text:style-name="T18">web search</text:span></text:span><text:span text:style-name="T14"> și tool calling, dar asta este o capabilitate care trebuie folosită explicit, nu o învățare automată a modelului. </text:span></text:p>
          </text:list-item>
          <text:list-item>
            <text:p text:style-name="P604"><text:span text:style-name="Strong_20_Emphasis"><text:span text:style-name="T18">Pentru ultimele versiuni de Python/Flutter/C++/JS, soluția bună nu este “să speri că modelul știe”, ci să-i dai acces țintit la documentația curentă.</text:span></text:span><text:span text:style-name="T14"> Aider poate adăuga în chat conținutul unei pagini web prin </text:span><text:span text:style-name="Source_20_Text"><text:span text:style-name="T25">/web &lt;url&gt;</text:span></text:span><text:span text:style-name="T14"> sau chiar dacă lipești URL-ul, iar documentația lor recomandă exact asta pentru librării sau API-uri mai noi decât knowledge cutoff-ul modelului. Asta e foarte util la debugging pe versiuni recente. </text:span></text:p>
          </text:list-item>
          <text:list-item>
            <text:p text:style-name="P604"><text:span text:style-name="Strong_20_Emphasis"><text:span text:style-name="T18">Deci, dacă îl lași pe internet, da, îl poți ajuta la debugging online, dar prin căutare/documentație, nu prin “auto-learning”.</text:span></text:span><text:span text:style-name="T14"> În ecosistemul Ollama există și web search API, iar unele integrări precum OpenClaw sau Claude Code prin Ollama pot folosi web search, însă asta cere configurare și, în unele cazuri, </text:span><text:soft-page-break/><text:span text:style-name="T14">autentificare/sign-in. Pentru un workflow simplu, Aider + </text:span><text:span text:style-name="Source_20_Text"><text:span text:style-name="T25">/web</text:span></text:span><text:span text:style-name="T14"> spre documentația oficială a limbajului sau librăriei este probabil cea mai practică variantă. </text:span></text:p>
          </text:list-item>
          <text:list-item>
            <text:p text:style-name="P604"><text:span text:style-name="Strong_20_Emphasis"><text:span text:style-name="T18">Despre update-uri: da, dacă laptopul are internet, Ollama și Aider pot primi actualizări, dar nu “se reinstalează singure” pe Linux.</text:span></text:span><text:span text:style-name="T14"> Pentru Ollama, FAQ-ul spune că pe macOS și Windows actualizările se descarcă automat, dar pe Linux trebuie să rerulezi scriptul de instalare. </text:span></text:p>
          </text:list-item>
          <text:list-item>
            <text:p text:style-name="P604"><text:span text:style-name="Strong_20_Emphasis"><text:span text:style-name="T18">Pentru Aider, actualizarea se face ca la un tool Python, nu prin reinstalare completă a sistemului.</text:span></text:span><text:span text:style-name="T14"> Documentația de instalare arată instalare/upgrade prin </text:span><text:span text:style-name="Source_20_Text"><text:span text:style-name="T25">uv</text:span></text:span><text:span text:style-name="T14"> sau </text:span><text:span text:style-name="Source_20_Text"><text:span text:style-name="T25">pip</text:span></text:span><text:span text:style-name="T14">, iar pentru </text:span><text:span text:style-name="Source_20_Text"><text:span text:style-name="T25">pip</text:span></text:span><text:span text:style-name="T14"> indică explicit comanda </text:span><text:span text:style-name="Source_20_Text"><text:span text:style-name="T25">python -m pip install -U --upgrade-strategy only-if-needed aider-chat</text:span></text:span><text:span text:style-name="T14">. Dacă l-ai instalat prin </text:span><text:span text:style-name="Source_20_Text"><text:span text:style-name="T25">uv tool install ... aider-chat@latest</text:span></text:span><text:span text:style-name="T14">, actualizarea se face tot prin mecanismul </text:span><text:span text:style-name="Source_20_Text"><text:span text:style-name="T25">uv</text:span></text:span><text:span text:style-name="T14">, nu prin “ștergere și reinstalare manuală” a întregului setup. </text:span></text:p>
          </text:list-item>
          <text:list-item>
            <text:p text:style-name="P604"><text:span text:style-name="Strong_20_Emphasis"><text:span text:style-name="T18">Ce aș face eu în locul tău:</text:span></text:span><text:span text:style-name="T14"> țin Ollama local pentru inferență, dar permit internet doar pentru două scopuri:</text:span></text:p>
          </text:list-item>
        </text:list>
        <text:list text:style-name="L557">
          <text:list-item>
            <text:p text:style-name="P287">update la Ollama/Aider</text:p>
          </text:list-item>
          <text:list-item>
            <text:p text:style-name="P287">citire țintită a documentației oficiale când modelul nu e sigur sau când lucrezi cu versiuni noi.<text:line-break/>Asta îți dă confidențialitate și stabilitate, fără să depinzi de “cunoașterea internă” a modelului pentru tot ce e nou. Aider funcționează oricum pe repo local și doar îi adaugi web pages/documentație când ai nevoie. </text:p>
          </text:list-item>
        </text:list>
        <text:p text:style-name="P27">Pe scurt:</text:p>
        <text:list text:style-name="L558">
          <text:list-item>
            <text:p text:style-name="P605"><text:span text:style-name="Strong_20_Emphasis"><text:span text:style-name="T18">internetul nu îl face mai deștept automat</text:span></text:span></text:p>
          </text:list-item>
          <text:list-item>
            <text:p text:style-name="P605"><text:span text:style-name="Strong_20_Emphasis"><text:span text:style-name="T18">dar îl poate face mai util</text:span></text:span><text:span text:style-name="T14">, dacă îi dai documentația potrivită</text:span></text:p>
          </text:list-item>
          <text:list-item>
            <text:p text:style-name="P605"><text:span text:style-name="Strong_20_Emphasis"><text:span text:style-name="T18">Ollama pe Linux se actualizează prin rerularea installerului</text:span></text:span></text:p>
          </text:list-item>
          <text:list-item>
            <text:p text:style-name="P605"><text:span text:style-name="Strong_20_Emphasis"><text:span text:style-name="T18">Aider se actualizează ca un pachet Python</text:span></text:span><text:span text:style-name="T14">. </text:span></text:p>
          </text:list-item>
        </text:list>
        <text:p text:style-name="P617"><text:soft-page-break/><text:span text:style-name="T14">Dacă vrei, următorul pas util este să-ți spun cum aș organiza eu un workflow hibrid: </text:span><text:span text:style-name="Strong_20_Emphasis"><text:span text:style-name="T18">offline by default, online only for docs/update/debug</text:span></text:span><text:span text:style-name="T14">.</text:span></text:p>
        <text:p text:style-name="P29"><draw:frame draw:style-name="fr1" draw:name="Frame158" text:anchor-type="char" svg:width="0.0161in" draw:z-index="94"><draw:text-box fo:min-height="0.0161in"><text:p text:style-name="P26"><text:line-break/></text:p></draw:text-box></draw:frame>asta vom face: offline by default, online only for docs/update/debug. Dar incepem cu instalarea ollama si aider pe laptopul meu ubuntu.</text:p>
        <text:p text:style-name="P27"><draw:frame draw:style-name="fr1" draw:name="Frame159" text:anchor-type="char" svg:width="0.0161in" draw:z-index="95"><draw:text-box fo:min-height="0.0161in"><text:p text:style-name="P26"><text:line-break/></text:p></draw:text-box></draw:frame>Încep cu pașii oficiali de instalare pentru Ubuntu și verific și cum se actualizează, ca să-ți dau o variantă curată pentru setup-ul tău.</text:p>
        <text:p text:style-name="P27">Perfect. Pentru Ubuntu, aș face setup-ul așa.</text:p>
        <text:p text:style-name="P617"><text:span text:style-name="T14">Mai întâi </text:span><text:span text:style-name="Strong_20_Emphasis"><text:span text:style-name="T18">Ollama</text:span></text:span><text:span text:style-name="T14">. Documentația oficială pentru Linux spune să instalezi cu:</text:span></text:p>
        <text:section text:style-name="Sect2" text:name="Section176">
          <text:p text:style-name="P22"><text:bookmark text:name="code-block-viewer Copy 175"/><text:span text:style-name="T1">curl -fsSL https://ollama.com/install.sh | sh</text:span></text:p>
        </text:section>
        <text:p text:style-name="P617"><text:span text:style-name="T15">și, dacă vrei să ruleze ca serviciu la pornirea sistemului, recomandă un serviciu </text:span><text:span text:style-name="Source_20_Text"><text:span text:style-name="T26">systemd</text:span></text:span><text:span text:style-name="T15"> și </text:span><text:span text:style-name="Source_20_Text"><text:span text:style-name="T26">sudo systemctl enable ollama</text:span></text:span><text:span text:style-name="T15">. Tot acolo apare și comanda de update, care este aceeași linie de install rerulată. </text:span></text:p>
        <text:p text:style-name="P28">După instalare, eu aș verifica imediat:</text:p>
        <text:section text:style-name="Sect2" text:name="Section177">
          <text:p text:style-name="P22"><text:bookmark text:name="code-block-viewer Copy 176"/><text:span text:style-name="T1">ollama -v</text:span></text:p>
        </text:section>
        <text:p text:style-name="P305">Apoi aș porni serverul, pentru început manual, cu context 8K:</text:p>
        <text:section text:style-name="Sect2" text:name="Section178">
          <text:p text:style-name="P22"><text:bookmark text:name="code-block-viewer Copy 177"/><text:span text:style-name="T1">OLLAMA_CONTEXT_LENGTH=8192 ollama serve</text:span></text:p>
        </text:section>
        <text:p text:style-name="P305">Aider recomandă explicit 8K ca punct de pornire și spune că Ollama are implicit doar 2K, prea mic pentru lucru serios cu Aider. </text:p>
        <text:p text:style-name="P28">După asta, într-un alt terminal, tragi modelul:</text:p>
        <text:section text:style-name="Sect2" text:name="Section179">
          <text:p text:style-name="P23"><text:bookmark text:name="code-block-viewer Copy 178"/>ollama pull qwen2.5-coder:7b</text:p>
        </text:section>
        <text:p text:style-name="P617"><text:span text:style-name="T15">Apoi instalăm </text:span><text:span text:style-name="Strong_20_Emphasis"><text:span text:style-name="T19">Aider</text:span></text:span><text:span text:style-name="T15">. Documentația oficială recomandă varianta rapidă:</text:span></text:p>
        <text:section text:style-name="Sect2" text:name="Section180">
          <text:p text:style-name="P22"><text:bookmark text:name="code-block-viewer Copy 179"/><text:span text:style-name="T1">python -m pip install aider-install</text:span></text:p>
          <text:p text:style-name="P19">aider-install</text:p>
        </text:section>
        <text:p text:style-name="P305">și, pentru Ollama, pagina Aider spune să setezi endpoint-ul local astfel:</text:p>
        <text:section text:style-name="Sect2" text:name="Section181">
          <text:p text:style-name="P22"><text:bookmark text:name="code-block-viewer Copy 180"/><text:span text:style-name="T1">export OLLAMA_API_BASE=http://127.0.0.1:11434</text:span></text:p>
        </text:section>
        <text:p text:style-name="P305"><text:soft-page-break/>după care, în proiectul tău:</text:p>
        <text:section text:style-name="Sect2" text:name="Section182">
          <text:p text:style-name="P22"><text:bookmark text:name="code-block-viewer Copy 181"/><text:span text:style-name="T1">cd /cale/catre/proiect</text:span></text:p>
          <text:p text:style-name="P18"><text:span text:style-name="T1">aider --model ollama_chat/qwen2.5-coder:7b</text:span></text:p>
        </text:section>
        <text:p text:style-name="P617"><text:span text:style-name="T15">Aider recomandă explicit folosirea prefixului </text:span><text:span text:style-name="Source_20_Text"><text:span text:style-name="T26">ollama_chat/</text:span></text:span><text:span text:style-name="T15"> în loc de </text:span><text:span text:style-name="Source_20_Text"><text:span text:style-name="T26">ollama/</text:span></text:span><text:span text:style-name="T15">. </text:span></text:p>
        <text:p text:style-name="P28">Ordinea completă ar fi:</text:p>
        <text:section text:style-name="Sect2" text:name="Section183">
          <text:p text:style-name="P22"><text:bookmark text:name="code-block-viewer Copy 182"/><text:span text:style-name="T1">curl -fsSL https://ollama.com/install.sh | sh</text:span></text:p>
          <text:p text:style-name="P18"><text:span text:style-name="T1">ollama -v</text:span></text:p>
          <text:p text:style-name="P19">ollama pull qwen2.5-coder:7b</text:p>
          <text:p text:style-name="P18"><text:span text:style-name="T1">OLLAMA_CONTEXT_LENGTH=8192 ollama serve</text:span></text:p>
        </text:section>
        <text:p text:style-name="P305">În alt terminal:</text:p>
        <text:section text:style-name="Sect2" text:name="Section184">
          <text:p text:style-name="P22"><text:bookmark text:name="code-block-viewer Copy 183"/><text:span text:style-name="T1">python -m pip install aider-install</text:span></text:p>
          <text:p text:style-name="P19">aider-install</text:p>
          <text:p text:style-name="P18"><text:span text:style-name="T1">export OLLAMA_API_BASE=http://127.0.0.1:11434</text:span></text:p>
          <text:p text:style-name="P18"><text:span text:style-name="T1">cd /cale/catre/proiect</text:span></text:p>
          <text:p text:style-name="P18"><text:span text:style-name="T1">aider --model ollama_chat/qwen2.5-coder:7b</text:span></text:p>
        </text:section>
        <text:p text:style-name="P617"><text:span text:style-name="T15">Dacă vrei ca </text:span><text:span text:style-name="Strong_20_Emphasis"><text:span text:style-name="T19">Ollama</text:span></text:span><text:span text:style-name="T15"> să pornească automat la boot, documentația oficială recomandă:</text:span></text:p>
        <text:list text:style-name="L559">
          <text:list-item>
            <text:p text:style-name="P606"><text:span text:style-name="T14">creare user </text:span><text:span text:style-name="Source_20_Text"><text:span text:style-name="T25">ollama</text:span></text:span></text:p>
          </text:list-item>
          <text:list-item>
            <text:p text:style-name="P606"><text:span text:style-name="T14">fișier </text:span><text:span text:style-name="Source_20_Text"><text:span text:style-name="T25">ollama.service</text:span></text:span></text:p>
          </text:list-item>
          <text:list-item>
            <text:p text:style-name="P288">apoi:</text:p>
          </text:list-item>
        </text:list>
        <text:section text:style-name="Sect2" text:name="Section185">
          <text:p text:style-name="P22"><text:bookmark text:name="code-block-viewer Copy 184"/><text:span text:style-name="T1">sudo systemctl daemon-reload</text:span></text:p>
          <text:p text:style-name="P18"><text:span text:style-name="T1">sudo systemctl enable ollama</text:span></text:p>
          <text:p text:style-name="P18"><text:span text:style-name="T1">sudo systemctl start ollama</text:span></text:p>
          <text:p text:style-name="P18"><text:span text:style-name="T1">sudo systemctl status ollama</text:span></text:p>
        </text:section>
        <text:p text:style-name="P305">și pentru loguri:</text:p>
        <text:section text:style-name="Sect2" text:name="Section186">
          <text:p text:style-name="P22"><text:bookmark text:name="code-block-viewer Copy 185"/><text:span text:style-name="T1">journalctl -e -u ollama</text:span></text:p>
        </text:section>
        <text:p text:style-name="P305">Toate astea sunt în pagina oficială Linux de la Ollama. </text:p>
        <text:p text:style-name="P28">Aș începe însă simplu:</text:p>
        <text:list text:style-name="L560">
          <text:list-item>
            <text:p text:style-name="P289">instalare</text:p>
          </text:list-item>
          <text:list-item>
            <text:p text:style-name="P289"><text:soft-page-break/>test manual</text:p>
          </text:list-item>
          <text:list-item>
            <text:p text:style-name="P289">model tras</text:p>
          </text:list-item>
          <text:list-item>
            <text:p text:style-name="P289">Aider pornit</text:p>
          </text:list-item>
          <text:list-item>
            <text:p text:style-name="P289">abia după ce vezi că merge bine, activezi serviciul la boot.</text:p>
          </text:list-item>
        </text:list>
        <text:p text:style-name="P30">Dacă vrei, în mesajul următor facem instalarea pas cu pas, strict în ordinea exactă în care să rulezi comenzile pe Ubuntu-ul tău.</text:p>
        <text:p text:style-name="P29"><draw:frame draw:style-name="fr1" draw:name="Frame160" text:anchor-type="char" svg:width="0.0161in" draw:z-index="100"><draw:text-box fo:min-height="0.0161in"><text:p text:style-name="P26"><text:line-break/></text:p></draw:text-box></draw:frame>1. cum fac ca ollama sa fie serviciu pornit automat la pornirea sistemului? 2. /usr/bin/python: No module named pip Hai sa instalam pip si apoi aider. 3. Ce am facut pana acum: f@Bijou:~$ curl -fsSL https://ollama.com/install.sh | sh &gt;&gt;&gt; Installing ollama to /usr/local [sudo] password for f: &gt;&gt;&gt; Downloading ollama-linux-amd64.tar.zst ######################################################################## 100.0% &gt;&gt;&gt; Creating ollama user... &gt;&gt;&gt; Adding ollama user to render group... &gt;&gt;&gt; Adding ollama user to video group... &gt;&gt;&gt; Adding current user to ollama group... &gt;&gt;&gt; Creating ollama systemd service... &gt;&gt;&gt; Enabling and starting ollama service... Created symlink /etc/systemd/system/default.target.wants/ollama.service → /etc/systemd/system/ollama.service. &gt;&gt;&gt; Downloading ollama-linux-amd64-rocm.tar.zst ######################################################################## 100.0% &gt;&gt;&gt; The Ollama API is now available at 127.0.0.1:11434. &gt;&gt;&gt; Install complete. Run "ollama" from the command line. &gt;&gt;&gt; AMD GPU ready. f@Bijou:~$ ollama -v ollama version is 0.20.2 f@Bijou:~$ OLLAMA_CONTEXT_LENGTH=8192 ollama serve Couldn't find '/home/f/.ollama/id_ed25519'. Generating new private key. Your new public key is: <text:soft-page-break/>ssh-ed25519 AAAAC3NzaC1lZDI1NTE5AAAAIAXXFu+Ipj0DwFOaR82f9VGF6eZLWBG/58PozYRllcZr Error: listen tcp 127.0.0.1:11434: bind: address already in use</text:p>
        <text:p text:style-name="P27"><draw:frame draw:style-name="fr1" draw:name="Frame161" text:anchor-type="char" svg:width="0.0161in" draw:z-index="97"><draw:text-box fo:min-height="0.0161in"><text:p text:style-name="P26"><text:line-break/></text:p></draw:text-box></draw:frame>Verific pe documentația oficială partea de serviciu Linux pentru Ollama și varianta potrivită de instalare pentru Aider ca să mergem sigur mai departe.</text:p>
        <text:list text:style-name="L561">
          <text:list-item>
            <text:p text:style-name="P607"><text:span text:style-name="T14">E deja făcut. Installerul tău Ollama a creat, activat și pornit serviciul </text:span><text:span text:style-name="Source_20_Text"><text:span text:style-name="T25">systemd</text:span></text:span><text:span text:style-name="T14">, iar eroarea </text:span><text:span text:style-name="Source_20_Text"><text:span text:style-name="T25">address already in use</text:span></text:span><text:span text:style-name="T14"> înseamnă exact că serviciul rulează deja pe </text:span><text:span text:style-name="Source_20_Text"><text:span text:style-name="T25">127.0.0.1:11434</text:span></text:span><text:span text:style-name="T14">. Pe Linux, Ollama recomandă serviciu </text:span><text:span text:style-name="Source_20_Text"><text:span text:style-name="T25">systemd</text:span></text:span><text:span text:style-name="T14">, cu </text:span><text:span text:style-name="Source_20_Text"><text:span text:style-name="T25">systemctl enable</text:span></text:span><text:span text:style-name="T14"> și </text:span><text:span text:style-name="Source_20_Text"><text:span text:style-name="T25">systemctl start</text:span></text:span><text:span text:style-name="T14">, iar logurile se văd cu </text:span><text:span text:style-name="Source_20_Text"><text:span text:style-name="T25">journalctl -e -u ollama</text:span></text:span><text:span text:style-name="T14">. </text:span></text:p>
          </text:list-item>
        </text:list>
        <text:p text:style-name="P27">Verifică așa:</text:p>
        <text:section text:style-name="Sect2" text:name="Section187">
          <text:p text:style-name="P22"><text:bookmark text:name="code-block-viewer Copy 186"/><text:span text:style-name="T1">sudo systemctl status ollama</text:span></text:p>
        </text:section>
        <text:p text:style-name="P305">și logurile:</text:p>
        <text:section text:style-name="Sect2" text:name="Section188">
          <text:p text:style-name="P22"><text:bookmark text:name="code-block-viewer Copy 187"/><text:span text:style-name="T1">journalctl -e -u ollama</text:span></text:p>
        </text:section>
        <text:p text:style-name="P617"><text:span text:style-name="T15">Dacă vrei să-i schimbi contextul implicit al serviciului, nu mai porni manual </text:span><text:span text:style-name="Source_20_Text"><text:span text:style-name="T26">ollama serve</text:span></text:span><text:span text:style-name="T15">, ci adaugă un override la serviciu. Documentația Ollama spune că personalizarea se face prin </text:span><text:span text:style-name="Source_20_Text"><text:span text:style-name="T26">sudo systemctl edit ollama</text:span></text:span><text:span text:style-name="T15">. </text:span></text:p>
        <text:p text:style-name="P28">Pentru 8K, fă:</text:p>
        <text:section text:style-name="Sect2" text:name="Section189">
          <text:p text:style-name="P22"><text:bookmark text:name="code-block-viewer Copy 188"/><text:span text:style-name="T1">sudo systemctl edit ollama</text:span></text:p>
        </text:section>
        <text:p text:style-name="P305">și pune:</text:p>
        <text:section text:style-name="Sect2" text:name="Section190">
          <text:p text:style-name="P23"><text:bookmark text:name="code-block-viewer Copy 189"/>[Service]</text:p>
          <text:p text:style-name="P19">Environment="OLLAMA_CONTEXT_LENGTH=8192"</text:p>
        </text:section>
        <text:p text:style-name="P305">Apoi:</text:p>
        <text:section text:style-name="Sect2" text:name="Section191">
          <text:p text:style-name="P22"><text:bookmark text:name="code-block-viewer Copy 190"/><text:span text:style-name="T1">sudo systemctl daemon-reload</text:span></text:p>
          <text:p text:style-name="P18"><text:span text:style-name="T1">sudo systemctl restart ollama</text:span></text:p>
          <text:p text:style-name="P18"><text:span text:style-name="T1">sudo systemctl status ollama</text:span></text:p>
        </text:section>
        <text:list text:style-name="L562">
          <text:list-item>
            <text:p text:style-name="P608"><text:span text:style-name="T15">Pentru </text:span><text:span text:style-name="Source_20_Text"><text:span text:style-name="T26">pip</text:span></text:span><text:span text:style-name="T15">, pe Ubuntu instalează-l așa:</text:span></text:p>
          </text:list-item>
        </text:list>
        <text:section text:style-name="Sect2" text:name="Section192">
          <text:p text:style-name="P22"><text:bookmark text:name="code-block-viewer Copy 191"/><text:span text:style-name="T1">sudo apt update</text:span></text:p>
          <text:p text:style-name="P18"><text:soft-page-break/><text:span text:style-name="T1">sudo apt install -y python3-pip</text:span></text:p>
        </text:section>
        <text:p text:style-name="P617"><text:span text:style-name="T15">Eu aș instala și </text:span><text:span text:style-name="Source_20_Text"><text:span text:style-name="T26">venv</text:span></text:span><text:span text:style-name="T15">, că ajută mai târziu:</text:span></text:p>
        <text:section text:style-name="Sect2" text:name="Section193">
          <text:p text:style-name="P22"><text:bookmark text:name="code-block-viewer Copy 192"/><text:span text:style-name="T1">sudo apt install -y python3-venv</text:span></text:p>
        </text:section>
        <text:p text:style-name="P305">După aceea verifici:</text:p>
        <text:section text:style-name="Sect2" text:name="Section194">
          <text:p text:style-name="P22"><text:bookmark text:name="code-block-viewer Copy 193"/><text:span text:style-name="T1">python3 -m pip --version</text:span></text:p>
        </text:section>
        <text:p text:style-name="P305">Apoi instalezi Aider exact cum recomandă documentația lor:</text:p>
        <text:section text:style-name="Sect2" text:name="Section195">
          <text:p text:style-name="P22"><text:bookmark text:name="code-block-viewer Copy 194"/><text:span text:style-name="T1">python3 -m pip install aider-install</text:span></text:p>
          <text:p text:style-name="P19">aider-install</text:p>
        </text:section>
        <text:p text:style-name="P305">Aider documentează explicit această metodă de instalare rapidă. </text:p>
        <text:list text:style-name="L563">
          <text:list-item>
            <text:p text:style-name="P290">Ce ai făcut până acum e bine:</text:p>
          </text:list-item>
        </text:list>
        <text:list text:style-name="L564">
          <text:list-item>
            <text:p text:style-name="P291">Ollama este instalat</text:p>
          </text:list-item>
          <text:list-item>
            <text:p text:style-name="P291">serviciul este deja pornit</text:p>
          </text:list-item>
          <text:list-item>
            <text:p text:style-name="P291">versiunea răspunde</text:p>
          </text:list-item>
          <text:list-item>
            <text:p text:style-name="P609"><text:span text:style-name="T14">eroarea la </text:span><text:span text:style-name="Source_20_Text"><text:span text:style-name="T25">ollama serve</text:span></text:span><text:span text:style-name="T14"> confirmă doar că serviciul ocupă deja portul</text:span></text:p>
          </text:list-item>
        </text:list>
        <text:p text:style-name="P27">Pasul următor corect este:</text:p>
        <text:list text:style-name="L565">
          <text:list-item>
            <text:p text:style-name="P610"><text:span text:style-name="T14">nu mai porni manual </text:span><text:span text:style-name="Source_20_Text"><text:span text:style-name="T25">ollama serve</text:span></text:span></text:p>
          </text:list-item>
          <text:list-item>
            <text:p text:style-name="P610"><text:span text:style-name="T14">setezi contextul prin </text:span><text:span text:style-name="Source_20_Text"><text:span text:style-name="T25">systemctl edit ollama</text:span></text:span></text:p>
          </text:list-item>
          <text:list-item>
            <text:p text:style-name="P610"><text:span text:style-name="T14">instalezi </text:span><text:span text:style-name="Source_20_Text"><text:span text:style-name="T25">python3-pip</text:span></text:span></text:p>
          </text:list-item>
          <text:list-item>
            <text:p text:style-name="P292">instalezi Aider</text:p>
          </text:list-item>
          <text:list-item>
            <text:p text:style-name="P292">apoi tragi modelul</text:p>
          </text:list-item>
        </text:list>
        <text:p text:style-name="P27">Modelul:</text:p>
        <text:section text:style-name="Sect2" text:name="Section196">
          <text:p text:style-name="P23"><text:bookmark text:name="code-block-viewer Copy 195"/>ollama pull qwen2.5-coder:7b</text:p>
        </text:section>
        <text:p text:style-name="P617"><text:span text:style-name="T15">Când ai terminat cu </text:span><text:span text:style-name="Source_20_Text"><text:span text:style-name="T26">pip</text:span></text:span><text:span text:style-name="T15">, scrie-mi exact ce ți-a afișat </text:span><text:span text:style-name="Source_20_Text"><text:span text:style-name="T26">python3 -m pip --version</text:span></text:span><text:span text:style-name="T15">.</text:span></text:p>
        <text:p text:style-name="P29"><draw:frame draw:style-name="fr1" draw:name="Frame162" text:anchor-type="char" svg:width="0.0161in" draw:z-index="98"><draw:text-box fo:min-height="0.0161in"><text:p text:style-name="P26"><text:line-break/></text:p></draw:text-box></draw:frame>python3 -m pip install aider-install aider-install error: externally-managed-environment</text:p>
        <text:p text:style-name="P27"><draw:frame draw:style-name="fr1" draw:name="Frame163" text:anchor-type="char" svg:width="0.0161in" draw:z-index="99"><draw:text-box fo:min-height="0.0161in"><text:p text:style-name="P26"><text:line-break/></text:p></draw:text-box></draw:frame><text:soft-page-break/>Ai ajuns exact la blocajul normal de pe Ubuntu. Nu e o problemă cu Aider, ci cu Python-ul de sistem. Îți dau varianta curată și stabilă ca să mergem mai departe fără să-ți murdărești mediul global.</text:p>
        <text:p text:style-name="P617"><text:span text:style-name="T14">Da, e normal pe Ubuntu. E din cauza PEP 668: Python-ul de sistem este marcat „externally managed”, iar </text:span><text:span text:style-name="Source_20_Text"><text:span text:style-name="T25">pip</text:span></text:span><text:span text:style-name="T14"> nu mai scrie implicit în mediul global. </text:span></text:p>
        <text:p text:style-name="P617"><text:span text:style-name="T14">Pentru </text:span><text:span text:style-name="Strong_20_Emphasis"><text:span text:style-name="T18">Aider</text:span></text:span><text:span text:style-name="T14">, cea mai curată variantă acum este să folosești </text:span><text:span text:style-name="Strong_20_Emphasis"><text:span text:style-name="T18">installerul oficial</text:span></text:span><text:span text:style-name="T14">, nu </text:span><text:span text:style-name="Source_20_Text"><text:span text:style-name="T25">pip</text:span></text:span><text:span text:style-name="T14"> direct. Documentația Aider recomandă exact one-liner-ul de install pe Mac/Linux:</text:span></text:p>
        <text:section text:style-name="Sect2" text:name="Section197">
          <text:p text:style-name="P22"><text:bookmark text:name="code-block-viewer Copy 196"/><text:span text:style-name="T1">curl -LsSf https://aider.chat/install.sh | sh</text:span></text:p>
        </text:section>
        <text:p text:style-name="P617"><text:span text:style-name="T15">și spune că metodele recomandate sunt mai sigure decât instalarea directă cu </text:span><text:span text:style-name="Source_20_Text"><text:span text:style-name="T26">pip</text:span></text:span><text:span text:style-name="T15">. </text:span></text:p>
        <text:p text:style-name="P28">După asta, verifică:</text:p>
        <text:section text:style-name="Sect2" text:name="Section198">
          <text:p text:style-name="P22"><text:bookmark text:name="code-block-viewer Copy 197"/><text:span text:style-name="T1">aider --version</text:span></text:p>
        </text:section>
        <text:p text:style-name="P617"><text:span text:style-name="T15">Dacă preferi varianta cu tool dedicat, Aider recomandă și </text:span><text:span text:style-name="Source_20_Text"><text:span text:style-name="T26">pipx</text:span></text:span><text:span text:style-name="T15">:</text:span></text:p>
        <text:section text:style-name="Sect2" text:name="Section199">
          <text:p text:style-name="P22"><text:bookmark text:name="code-block-viewer Copy 198"/><text:span text:style-name="T1">sudo apt update</text:span></text:p>
          <text:p text:style-name="P18"><text:span text:style-name="T1">sudo apt install -y pipx</text:span></text:p>
          <text:p text:style-name="P19">pipx ensurepath</text:p>
          <text:p text:style-name="P19">pipx install aider-chat</text:p>
        </text:section>
        <text:p text:style-name="P305">Aider are secțiune separată „Install with pipx”, iar documentația pipx are și instrucțiuni de instalare oficiale. </text:p>
        <text:p text:style-name="P28">Despre Ollama:</text:p>
        <text:list text:style-name="L566">
          <text:list-item>
            <text:p text:style-name="P293">este deja instalat corect</text:p>
          </text:list-item>
          <text:list-item>
            <text:p text:style-name="P293">serviciul e deja creat, activat și pornit</text:p>
          </text:list-item>
          <text:list-item>
            <text:p text:style-name="P611"><text:span text:style-name="T14">faptul că </text:span><text:span text:style-name="Source_20_Text"><text:span text:style-name="T25">ollama serve</text:span></text:span><text:span text:style-name="T14"> a dat </text:span><text:span text:style-name="Source_20_Text"><text:span text:style-name="T25">address already in use</text:span></text:span><text:span text:style-name="T14"> confirmă că serviciul rulează deja pe portul local. Documentația Linux pentru Ollama folosește exact modelul cu serviciu </text:span><text:span text:style-name="Source_20_Text"><text:span text:style-name="T25">systemd</text:span></text:span><text:span text:style-name="T14">. </text:span></text:p>
          </text:list-item>
        </text:list>
        <text:p text:style-name="P27"><text:soft-page-break/>Acum fă așa, în ordine:</text:p>
        <text:section text:style-name="Sect2" text:name="Section200">
          <text:p text:style-name="P22"><text:bookmark text:name="code-block-viewer Copy 199"/><text:span text:style-name="T1">sudo systemctl status ollama</text:span></text:p>
        </text:section>
        <text:p text:style-name="P305">apoi:</text:p>
        <text:section text:style-name="Sect2" text:name="Section201">
          <text:p text:style-name="P22"><text:bookmark text:name="code-block-viewer Copy 200"/><text:span text:style-name="T1">curl -LsSf https://aider.chat/install.sh | sh</text:span></text:p>
        </text:section>
        <text:p text:style-name="P305">și după instalare:</text:p>
        <text:section text:style-name="Sect2" text:name="Section202">
          <text:p text:style-name="P22"><text:bookmark text:name="code-block-viewer Copy 201"/><text:span text:style-name="T1">export OLLAMA_API_BASE=http://127.0.0.1:11434</text:span></text:p>
          <text:p text:style-name="P18"><text:span text:style-name="T1">aider --model ollama_chat/qwen2.5-coder:7b</text:span></text:p>
        </text:section>
        <text:p text:style-name="P305">Ca să avem și modelul:</text:p>
        <text:section text:style-name="Sect2" text:name="Section203">
          <text:p text:style-name="P23"><text:bookmark text:name="code-block-viewer Copy 202"/>ollama pull qwen2.5-coder:7b</text:p>
        </text:section>
        <text:p text:style-name="P619"><text:span text:style-name="T15">Dacă vrei să evităm complet problemele cu </text:span><text:span text:style-name="Source_20_Text"><text:span text:style-name="T26">pip</text:span></text:span><text:span text:style-name="T15"> global pe viitor, nu mai instala Aider cu </text:span><text:span text:style-name="Source_20_Text"><text:span text:style-name="T26">pip</text:span></text:span><text:span text:style-name="T15"> de sistem; fie folosești installerul oficial Aider, fie </text:span><text:span text:style-name="Source_20_Text"><text:span text:style-name="T26">pipx</text:span></text:span><text:span text:style-name="T15">. </text:span></text:p>
        <text:p text:style-name="P325"><draw:frame draw:style-name="fr1" draw:name="Frame164" text:anchor-type="char" svg:width="0.0161in" draw:z-index="101"><draw:text-box fo:min-height="0.0161in"><text:p text:style-name="P26"><text:line-break/></text:p></draw:text-box></draw:frame><text:span text:style-name="T14">curl -LsSf https://aider.chat/install.sh | sh downloading uv 0.5.9 x86_64-unknown-linux-gnu no checksums to verify installing to /home/f/.local/bin uv uvx uv is installed! Installing aider... Resolved 109 packages in 1.76s Prepared 109 packages in 2.90s Installed 109 packages in 53ms + aider-chat==0.86.2 + aiohappyeyeballs==2.6.1 + aiohttp==3.13.3 + aiosignal==1.4.0 + annotated-doc==0.0.4 + annotated-types==0.7.0 + anyio==4.12.1 + asgiref==3.11.1 + attrs==25.4.0 + backoff==2.2.1 + beautifulsoup4==4.14.3 + certifi==2026.1.4 + cffi==2.0.0 + charset-normalizer==3.4.4 + click==8.3.1 + configargparse==1.7.1 + diff-match-patch==20241021 + diskcache==5.6.3 + distro==1.9.0 + fastapi==0.128.8 + fastuuid==0.14.0 + filelock==3.20.3 + flake8==7.3.0 + frozenlist==1.8.0 + fsspec==2026.2.0 + gitdb==4.0.12 + gitpython==3.1.46 + grep-ast==0.9.0 + h11==0.16.0 + hf-xet==1.2.0 + httpcore==1.0.9 + httpx==0.28.1 + huggingface-hub==1.4.1 + idna==3.11 + importlib-metadata==7.2.1 + importlib-resources==6.5.2 + jinja2==3.1.6 + jiter==0.13.0 + json5==0.13.0 + jsonschema==4.26.0 + jsonschema-specifications==2025.9.1 + litellm==1.81.10 + markdown-it-py==4.0.0 + markupsafe==3.0.3 + mccabe==0.7.0 + mdurl==0.1.2 + mixpanel==5.0.0 + mslex==1.3.0 + multidict==6.7.1 + networkx==3.4.2 </text:span><text:soft-page-break/><text:span text:style-name="T14">+ numpy==1.26.4 + openai==2.20.0 + orjson==3.11.7 + oslex==0.1.3 + packaging==26.0 + pathspec==1.0.4 + pexpect==4.9.0 + pillow==12.1.1 + pip==26.0.1 + posthog==7.8.6 + prompt-toolkit==3.0.52 + propcache==0.4.1 + psutil==7.2.2 + ptyprocess==0.7.0 + pycodestyle==2.14.0 + pycparser==3.0 + pydantic==2.12.5 + pydantic-core==2.41.5 + pydub==0.25.1 + pyflakes==3.4.0 + pygments==2.19.2 + pypandoc==1.16.2 + pyperclip==1.11.0 + python-dateutil==2.9.0.post0 + python-dotenv==1.2.1 + pyyaml==6.0.3 + referencing==0.37.0 + regex==2026.1.15 + requests==2.32.5 + rich==14.3.2 + rpds-py==0.30.0 + scipy==1.15.3 + shellingham==1.5.4 + shtab==1.8.0 + six==1.17.0 + smmap==5.0.2 + sniffio==1.3.1 + socksio==1.0.0 + sounddevice==0.5.5 + soundfile==0.13.1 + soupsieve==2.8.3 + starlette==0.52.1 + tiktoken==0.12.0 + tokenizers==0.22.2 + tqdm==4.67.3 + tree-sitter==0.25.2 + tree-sitter-c-sharp==0.23.1 + tree-sitter-embedded-template==0.25.0 + tree-sitter-language-pack==0.13.0 + tree-sitter-yaml==0.7.2 + typer==0.23.0 + typer-slim==0.23.0 + typing-extensions==4.15.0 + typing-inspection==0.4.2 + urllib3==2.6.3 + watchfiles==1.1.1 + wcwidth==0.6.0 + yarl==1.22.0 + zipp==3.23.0 Installed 1 executable: aider warning: </text:span><text:span text:style-name="Source_20_Text"><text:span text:style-name="T29">/home/f/.local/bin</text:span></text:span><text:span text:style-name="T14"> is not on your PATH. To use installed tools, run </text:span><text:span text:style-name="Source_20_Text"><text:span text:style-name="T29">export PATH="/home/f/.local/bin:$PATH"</text:span></text:span><text:span text:style-name="T14"> or </text:span><text:span text:style-name="Source_20_Text"><text:span text:style-name="T29">uv tool update-shell</text:span></text:span><text:span text:style-name="T14">. To add $HOME/.local/bin to your PATH, either restart your shell or run: source $HOME/.local/bin/env (sh, bash, zsh) source $HOME/.local/bin/env.fish (fish)</text:span></text:p>
        <text:p text:style-name="P617"><draw:frame draw:style-name="fr1" draw:name="Frame165" text:anchor-type="char" svg:width="0.0161in" draw:z-index="102"><draw:text-box fo:min-height="0.0161in"><text:p text:style-name="P26"><text:line-break/></text:p></draw:text-box></draw:frame><text:span text:style-name="T14">Perfect. Aider este instalat. Singura problemă rămasă acum este că nu este încă în </text:span><text:span text:style-name="Source_20_Text"><text:span text:style-name="T25">PATH</text:span></text:span><text:span text:style-name="T14">.</text:span></text:p>
        <text:p text:style-name="P28">Rulează acum:</text:p>
        <text:section text:style-name="Sect2" text:name="Section204">
          <text:p text:style-name="P22"><text:bookmark text:name="code-block-viewer Copy 203"/><text:span text:style-name="T1">export PATH="$HOME/.local/bin:$PATH"</text:span></text:p>
        </text:section>
        <text:p text:style-name="P305">Apoi verifică:</text:p>
        <text:section text:style-name="Sect2" text:name="Section205">
          <text:p text:style-name="P22"><text:bookmark text:name="code-block-viewer Copy 204"/><text:span text:style-name="T1">aider --version</text:span></text:p>
        </text:section>
        <text:p text:style-name="P617"><text:span text:style-name="T15">Ca să nu mai faci asta la fiecare terminal, adaugă permanent în </text:span><text:span text:style-name="Source_20_Text"><text:span text:style-name="T26">~/.bashrc</text:span></text:span><text:span text:style-name="T15">:</text:span></text:p>
        <text:section text:style-name="Sect2" text:name="Section206">
          <text:p text:style-name="P22"><text:bookmark text:name="code-block-viewer Copy 205"/><text:soft-page-break/><text:span text:style-name="T1">echo 'export PATH="$HOME/.local/bin:$PATH"' &gt;&gt; ~/.bashrc</text:span></text:p>
          <text:p text:style-name="P18"><text:span text:style-name="T1">source ~/.bashrc</text:span></text:p>
        </text:section>
        <text:p text:style-name="P305">Pașii următori, în ordine:</text:p>
        <text:list text:style-name="L567">
          <text:list-item>
            <text:p text:style-name="P294">Verifică serviciul Ollama:</text:p>
          </text:list-item>
        </text:list>
        <text:section text:style-name="Sect2" text:name="Section207">
          <text:p text:style-name="P22"><text:bookmark text:name="code-block-viewer Copy 206"/><text:span text:style-name="T1">sudo systemctl status ollama</text:span></text:p>
        </text:section>
        <text:list text:style-name="L568">
          <text:list-item>
            <text:p text:style-name="P307">Pune contextul la 8K pentru serviciul deja pornit:</text:p>
          </text:list-item>
        </text:list>
        <text:section text:style-name="Sect2" text:name="Section208">
          <text:p text:style-name="P22"><text:bookmark text:name="code-block-viewer Copy 207"/><text:span text:style-name="T1">sudo systemctl edit ollama</text:span></text:p>
        </text:section>
        <text:p text:style-name="P305">și inserezi:</text:p>
        <text:section text:style-name="Sect2" text:name="Section209">
          <text:p text:style-name="P23"><text:bookmark text:name="code-block-viewer Copy 208"/>[Service]</text:p>
          <text:p text:style-name="P19">Environment="OLLAMA_CONTEXT_LENGTH=8192"</text:p>
        </text:section>
        <text:p text:style-name="P305">salvezi, apoi:</text:p>
        <text:section text:style-name="Sect2" text:name="Section210">
          <text:p text:style-name="P22"><text:bookmark text:name="code-block-viewer Copy 209"/><text:span text:style-name="T1">sudo systemctl daemon-reload</text:span></text:p>
          <text:p text:style-name="P18"><text:span text:style-name="T1">sudo systemctl restart ollama</text:span></text:p>
          <text:p text:style-name="P18"><text:span text:style-name="T1">sudo systemctl status ollama</text:span></text:p>
        </text:section>
        <text:list text:style-name="L569">
          <text:list-item>
            <text:p text:style-name="P308">Trage modelul:</text:p>
          </text:list-item>
        </text:list>
        <text:section text:style-name="Sect2" text:name="Section211">
          <text:p text:style-name="P23"><text:bookmark text:name="code-block-viewer Copy 210"/>ollama pull qwen2.5-coder:7b</text:p>
        </text:section>
        <text:list text:style-name="L570">
          <text:list-item>
            <text:p text:style-name="P309">Setează endpoint-ul pentru sesiunea curentă:</text:p>
          </text:list-item>
        </text:list>
        <text:section text:style-name="Sect2" text:name="Section212">
          <text:p text:style-name="P22"><text:bookmark text:name="code-block-viewer Copy 211"/><text:span text:style-name="T1">export OLLAMA_API_BASE=http://127.0.0.1:11434</text:span></text:p>
        </text:section>
        <text:p text:style-name="P305">Dacă vrei și asta permanent:</text:p>
        <text:section text:style-name="Sect2" text:name="Section213">
          <text:p text:style-name="P22"><text:bookmark text:name="code-block-viewer Copy 212"/><text:span text:style-name="T1">echo 'export OLLAMA_API_BASE=http://127.0.0.1:11434' &gt;&gt; ~/.bashrc</text:span></text:p>
          <text:p text:style-name="P18"><text:span text:style-name="T1">source ~/.bashrc</text:span></text:p>
        </text:section>
        <text:list text:style-name="L571">
          <text:list-item>
            <text:p text:style-name="P310">Intră într-un folder de proiect și pornește Aider:</text:p>
          </text:list-item>
        </text:list>
        <text:section text:style-name="Sect2" text:name="Section214">
          <text:p text:style-name="P22"><text:bookmark text:name="code-block-viewer Copy 213"/><text:span text:style-name="T1">cd /cale/catre/proiect</text:span></text:p>
          <text:p text:style-name="P18"><text:span text:style-name="T1">aider --model ollama_chat/qwen2.5-coder:7b</text:span></text:p>
        </text:section>
        <text:p text:style-name="P305">Ce s-a rezolvat deja:</text:p>
        <text:list text:style-name="L572">
          <text:list-item>
            <text:p text:style-name="P295">Ollama e instalat</text:p>
          </text:list-item>
          <text:list-item>
            <text:p text:style-name="P295">serviciul e pornit automat la boot</text:p>
          </text:list-item>
          <text:list-item>
            <text:p text:style-name="P295">Aider e instalat</text:p>
          </text:list-item>
          <text:list-item>
            <text:p text:style-name="P612"><text:soft-page-break/><text:span text:style-name="T14">mai trebuie doar </text:span><text:span text:style-name="Source_20_Text"><text:span text:style-name="T25">PATH</text:span></text:span><text:span text:style-name="T14">, modelul și pornirea efectivă</text:span></text:p>
          </text:list-item>
        </text:list>
        <text:p text:style-name="P617"><text:span text:style-name="T14">Când ai rulat </text:span><text:span text:style-name="Source_20_Text"><text:span text:style-name="T25">aider --version</text:span></text:span><text:span text:style-name="T14"> și </text:span><text:span text:style-name="Source_20_Text"><text:span text:style-name="T25">ollama pull qwen2.5-coder:7b</text:span></text:span><text:span text:style-name="T14">, dă-mi output-ul.</text:span></text:p>
        <text:p text:style-name="P29"><draw:frame draw:style-name="fr1" draw:name="Frame166" text:anchor-type="char" svg:width="0.0161in" draw:z-index="104"><draw:text-box fo:min-height="0.0161in"><text:p text:style-name="P26"><text:line-break/></text:p></draw:text-box></draw:frame>sudo systemctl status ollama ● ollama.service - Ollama Service Loaded: loaded (/etc/systemd/system/ollama.service; enabled; preset: enabl&gt; Drop-In: /etc/systemd/system/ollama.service.d └─override.conf Active: active (running) since Sun 2026-04-05 11:28:41 EEST; 9min ago Main PID: 23954 (ollama) Tasks: 13 (limit: 16336) Memory: 27.6M (peak: 127.7M) CPU: 303ms CGroup: /system.slice/ollama.service └─23954 /usr/local/bin/ollama serve Am deja contextul 8k pus, si am tras si modelul. </text:p>
        <text:p text:style-name="P27"><draw:frame draw:style-name="fr1" draw:name="Frame167" text:anchor-type="char" svg:width="0.0161in" draw:z-index="103"><draw:text-box fo:min-height="0.0161in"><text:p text:style-name="P26"><text:line-break/></text:p></draw:text-box></draw:frame>Perfect. Ești în punctul bun.</text:p>
        <text:p text:style-name="P28">Din output-ul tău:</text:p>
        <text:list text:style-name="L573">
          <text:list-item>
            <text:p text:style-name="P613"><text:span text:style-name="T14">serviciul </text:span><text:span text:style-name="Source_20_Text"><text:span text:style-name="T25">ollama</text:span></text:span><text:span text:style-name="T14"> rulează</text:span></text:p>
          </text:list-item>
          <text:list-item>
            <text:p text:style-name="P296">e activ la boot</text:p>
          </text:list-item>
          <text:list-item>
            <text:p text:style-name="P296">override-ul pentru context există</text:p>
          </text:list-item>
          <text:list-item>
            <text:p text:style-name="P296">modelul e deja tras</text:p>
          </text:list-item>
        </text:list>
        <text:p text:style-name="P27">Mai rămân doar pașii finali pentru Aider.</text:p>
        <text:p text:style-name="P28">În terminalul curent:</text:p>
        <text:section text:style-name="Sect2" text:name="Section215">
          <text:p text:style-name="P22"><text:bookmark text:name="code-block-viewer Copy 214"/><text:span text:style-name="T1">export PATH="$HOME/.local/bin:$PATH"</text:span></text:p>
          <text:p text:style-name="P18"><text:span text:style-name="T1">export OLLAMA_API_BASE=http://127.0.0.1:11434</text:span></text:p>
          <text:p text:style-name="P18"><text:span text:style-name="T1">aider --version</text:span></text:p>
        </text:section>
        <text:p text:style-name="P305">Dacă vrei să nu mai setezi variabilele de fiecare dată:</text:p>
        <text:section text:style-name="Sect2" text:name="Section216">
          <text:p text:style-name="P22"><text:bookmark text:name="code-block-viewer Copy 215"/><text:span text:style-name="T1">echo 'export PATH="$HOME/.local/bin:$PATH"' &gt;&gt; ~/.bashrc</text:span></text:p>
          <text:p text:style-name="P18"><text:span text:style-name="T1">echo 'export OLLAMA_API_BASE=http://127.0.0.1:11434' &gt;&gt; ~/.bashrc</text:span></text:p>
          <text:p text:style-name="P18"><text:span text:style-name="T1">source ~/.bashrc</text:span></text:p>
        </text:section>
        <text:p text:style-name="P305">Apoi, într-un folder de proiect:</text:p>
        <text:section text:style-name="Sect2" text:name="Section217">
          <text:p text:style-name="P22"><text:bookmark text:name="code-block-viewer Copy 216"/><text:soft-page-break/><text:span text:style-name="T1">cd /cale/catre/proiect</text:span></text:p>
          <text:p text:style-name="P18"><text:span text:style-name="T1">aider --model ollama_chat/qwen2.5-coder:7b</text:span></text:p>
        </text:section>
        <text:p text:style-name="P617"><text:span text:style-name="T15">Aider documentează folosirea backend-ului Ollama prin </text:span><text:span text:style-name="Source_20_Text"><text:span text:style-name="T26">OLLAMA_API_BASE</text:span></text:span><text:span text:style-name="T15"> și modelul cu prefixul </text:span><text:span text:style-name="Source_20_Text"><text:span text:style-name="T26">ollama_chat/…</text:span></text:span><text:span text:style-name="T15">.<text:line-break/>Ollama pe Linux rulează corect ca serviciu </text:span><text:span text:style-name="Source_20_Text"><text:span text:style-name="T26">systemd</text:span></text:span><text:span text:style-name="T15">, exact cum ai acum.</text:span></text:p>
        <text:p text:style-name="P28">Ca test minim, poți intra într-un folder cu un fișier Python și să pornești direct pe el:</text:p>
        <text:section text:style-name="Sect2" text:name="Section218">
          <text:p text:style-name="P22"><text:bookmark text:name="code-block-viewer Copy 217"/><text:span text:style-name="T1">cd /cale/catre/proiect</text:span></text:p>
          <text:p text:style-name="P18"><text:span text:style-name="T1">aider --model ollama_chat/qwen2.5-coder:7b array5.py</text:span></text:p>
        </text:section>
        <text:p text:style-name="P305">Și apoi în Aider să scrii ceva de genul:</text:p>
        <text:section text:style-name="Sect2" text:name="Section219">
          <text:p text:style-name="P23"><text:bookmark text:name="code-block-viewer Copy 218"/>Analyze this Python file and create or improve test_array5.py using pytest.</text:p>
          <text:p text:style-name="P19">Prioritize edge cases, invalid inputs, branches, loops, and compound conditions.</text:p>
          <text:p text:style-name="P19">Do not modify the source file unless I ask.</text:p>
        </text:section>
        <text:p text:style-name="P306">Dacă vrei, următorul pas este să facem primul test real pe un fișier mic, ca să verificăm că Aider vorbește corect cu Ollama.</text:p>
        <text:p text:style-name="P29"><draw:frame draw:style-name="fr1" draw:name="Frame168" text:anchor-type="char" svg:width="0.0161in" draw:z-index="105"><draw:text-box fo:min-height="0.0161in"><text:p text:style-name="P26"><text:line-break/></text:p></draw:text-box></draw:frame>aider --model ollama_chat/qwen2.5-coder:7b array5.py ──────────────────────────────────────────────────────────────────────────────── Aider v0.86.2 Model: ollama_chat/qwen2.5-coder:7b with whole edit format Git repo: none Repo-map: disabled Added array5.py to the chat.</text:p>
        <text:p text:style-name="P27"><draw:frame draw:style-name="fr1" draw:name="Frame169" text:anchor-type="char" svg:width="0.0161in" draw:z-index="106"><draw:text-box fo:min-height="0.0161in"><text:p text:style-name="P26"><text:line-break/></text:p></draw:text-box></draw:frame>Perfect. Merge.</text:p>
        <text:p text:style-name="P28">Asta înseamnă că:</text:p>
        <text:list text:style-name="L574">
          <text:list-item>
            <text:p text:style-name="P297">Aider pornește corect</text:p>
          </text:list-item>
          <text:list-item>
            <text:p text:style-name="P297">vede modelul din Ollama</text:p>
          </text:list-item>
          <text:list-item>
            <text:p text:style-name="P614"><text:span text:style-name="T14">a încărcat </text:span><text:span text:style-name="Source_20_Text"><text:span text:style-name="T25">array5.py</text:span></text:span></text:p>
          </text:list-item>
          <text:list-item>
            <text:p text:style-name="P297">sesiunea e funcțională</text:p>
          </text:list-item>
        </text:list>
        <text:p text:style-name="P27">Observația utilă este:</text:p>
        <text:list text:style-name="L575">
          <text:list-item>
            <text:p text:style-name="P615"><text:span text:style-name="Source_20_Text"><text:span text:style-name="T25">Git repo: none</text:span></text:span></text:p>
          </text:list-item>
          <text:list-item>
            <text:p text:style-name="P615"><text:soft-page-break/><text:span text:style-name="Source_20_Text"><text:span text:style-name="T25">Repo-map: disabled</text:span></text:span></text:p>
          </text:list-item>
        </text:list>
        <text:p text:style-name="P27">Nu e o problemă pentru un fișier mic, dar pe viitor e mai bine să lucrezi într-un folder git, pentru că Aider lucrează mai bine cu repo-uri.</text:p>
        <text:p text:style-name="P28">Dacă vrei, în folderul proiectului poți face:</text:p>
        <text:section text:style-name="Sect2" text:name="Section220">
          <text:p text:style-name="P22"><text:bookmark text:name="code-block-viewer Copy 219"/><text:span text:style-name="T1">git init</text:span></text:p>
        </text:section>
        <text:p text:style-name="P305">și apoi pornești din nou Aider. Nu e obligatoriu acum.</text:p>
        <text:h text:style-name="P6" text:outline-level="2">Ce scrii acum în Aider</text:h>
        <text:p text:style-name="P27">Pentru primul test, eu aș scrie exact asta:</text:p>
        <text:section text:style-name="Sect2" text:name="Section221">
          <text:p text:style-name="P23"><text:bookmark text:name="code-block-viewer Copy 220"/>Analyze this Python file and create a pytest file named test_array5.py.</text:p>
          <text:p text:style-name="P19">Use equivalence partitioning and boundary value analysis.</text:p>
          <text:p text:style-name="P19">Do not modify array5.py.</text:p>
          <text:p text:style-name="P19">Explain briefly what tests you create.</text:p>
        </text:section>
        <text:p text:style-name="P305">Dacă vrei să fie și mai strict:</text:p>
        <text:section text:style-name="Sect2" text:name="Section222">
          <text:p text:style-name="P23"><text:bookmark text:name="code-block-viewer Copy 221"/>Analyze this Python file and create a pytest file named test_array5.py.</text:p>
          <text:p text:style-name="P19">Use equivalence partitioning and boundary value analysis.</text:p>
          <text:p text:style-name="P19">Preserve the source file unchanged.</text:p>
          <text:p text:style-name="P19">Prefer simple, readable pytest tests.</text:p>
          <text:p text:style-name="P19">Explain briefly why each test group exists.</text:p>
        </text:section>
        <text:h text:style-name="P4" text:outline-level="2">Ce să urmărești</text:h>
        <text:p text:style-name="P27">Vezi dacă:</text:p>
        <text:list text:style-name="L576">
          <text:list-item>
            <text:p text:style-name="P616"><text:span text:style-name="T14">creează </text:span><text:span text:style-name="Source_20_Text"><text:span text:style-name="T25">test_array5.py</text:span></text:span></text:p>
          </text:list-item>
          <text:list-item>
            <text:p text:style-name="P616"><text:span text:style-name="T14">nu modifică </text:span><text:span text:style-name="Source_20_Text"><text:span text:style-name="T25">array5.py</text:span></text:span></text:p>
          </text:list-item>
          <text:list-item>
            <text:p text:style-name="P298">testele sunt rezonabile</text:p>
          </text:list-item>
          <text:list-item>
            <text:p text:style-name="P616"><text:span text:style-name="T14">folosește </text:span><text:span text:style-name="Source_20_Text"><text:span text:style-name="T25">pytest</text:span></text:span></text:p>
          </text:list-item>
          <text:list-item>
            <text:p text:style-name="P298">separă cât de cât echivalență și frontiere</text:p>
          </text:list-item>
        </text:list>
        <text:h text:style-name="P6" text:outline-level="2"><text:soft-page-break/>Foarte important</text:h>
        <text:p text:style-name="P27">Dacă vrei să vezi cum se descurcă mai bine, după primul rezultat poți continua cu:</text:p>
        <text:section text:style-name="Sect2" text:name="Section223">
          <text:p text:style-name="P23"><text:bookmark text:name="code-block-viewer Copy 222"/>Run through the generated tests mentally and identify missing critical cases.</text:p>
          <text:p text:style-name="P19">Then improve test_array5.py without modifying array5.py.</text:p>
        </text:section>
        <text:p text:style-name="P305">Sau, dacă vrei să-l forțezi spre Python-specific pitfalls:</text:p>
        <text:section text:style-name="Sect2" text:name="Section224">
          <text:p text:style-name="P23"><text:bookmark text:name="code-block-viewer Copy 223"/>Also consider Python-specific edge cases such as bool behaving like int.</text:p>
        </text:section>
        <text:h text:style-name="P4" text:outline-level="2">Unde ești acum</text:h>
        <text:p text:style-name="P27">Practic ai terminat instalarea.<text:line-break/>De acum încolo intri deja în faza de utilizare.</text:p>
        <text:p text:style-name="P31">Dacă vrei, după ce îi dai primul prompt și vezi ce generează, trimite-mi output-ul sau conținutul fișierului creat și îl verificăm.</text:p>
        <text:section text:style-name="Sect1" text:name="thread-bottom-container">
          <text:p text:style-name="P628"/>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00:41.261575678</meta:creation-date>
    <dc:date>2026-04-05T13:40:24.520709684</dc:date>
    <meta:editing-duration>PT29M17S</meta:editing-duration>
    <meta:editing-cycles>17</meta:editing-cycles>
    <meta:generator>LibreOffice/24.2.7.2$Linux_X86_64 LibreOffice_project/420$Build-2</meta:generator>
    <meta:document-statistic meta:table-count="0" meta:image-count="0" meta:object-count="0" meta:page-count="180" meta:paragraph-count="3705" meta:word-count="27074" meta:character-count="162149" meta:non-whitespace-character-count="139566"/>
  </office:meta>
</office:document-meta>
</file>